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ceiver.sub.sub.network" table:style-name="ta1">
        <table:shapes>
          <draw:frame draw:z-index="0" draw:style-name="gr1" draw:text-style-name="P1" svg:width="813.69pt" svg:height="581.27pt" svg:x="371.76pt" svg:y="3pt">
            <draw:object draw:notify-on-update-of-ranges="'receiver.sub.sub.network'.E2:'receiver.sub.sub.network'.E495 'receiver.sub.sub.network'.F2:'receiver.sub.sub.network'.F49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032556.51338" calcext:value-type="float">
            <text:p>1456032556.51338</text:p>
          </table:table-cell>
          <table:table-cell office:value-type="float" office:value="1456032556.51447" calcext:value-type="float">
            <text:p>1456032556.51447</text:p>
          </table:table-cell>
          <table:table-cell office:value-type="float" office:value="1088" calcext:value-type="float">
            <text:p>1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032556.68324" calcext:value-type="float">
            <text:p>1456032556.68324</text:p>
          </table:table-cell>
          <table:table-cell office:value-type="float" office:value="1456032556.68477" calcext:value-type="float">
            <text:p>1456032556.68477</text:p>
          </table:table-cell>
          <table:table-cell office:value-type="float" office:value="1096" calcext:value-type="float">
            <text:p>1096</text:p>
          </table:table-cell>
          <table:table-cell table:formula="of:=[.B3]-[.B$2]" office:value-type="float" office:value="0.169867753982544" calcext:value-type="float">
            <text:p>0.169867754</text:p>
          </table:table-cell>
          <table:table-cell table:formula="of:=[.D3]/([.E3]-[.E2])" office:value-type="float" office:value="6452.07800953575" calcext:value-type="float">
            <text:p>6452.0780095358</text:p>
          </table:table-cell>
          <table:table-cell table:formula="of:=[.E3]-[.E2]" office:value-type="float" office:value="0.169867753982544" calcext:value-type="float">
            <text:p>0.1698677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032556.68417" calcext:value-type="float">
            <text:p>1456032556.68417</text:p>
          </table:table-cell>
          <table:table-cell office:value-type="float" office:value="1456032556.68488" calcext:value-type="float">
            <text:p>1456032556.68488</text:p>
          </table:table-cell>
          <table:table-cell office:value-type="float" office:value="1104" calcext:value-type="float">
            <text:p>1104</text:p>
          </table:table-cell>
          <table:table-cell table:formula="of:=[.B4]-[.B$2]" office:value-type="float" office:value="0.170792102813721" calcext:value-type="float">
            <text:p>0.1707921028</text:p>
          </table:table-cell>
          <table:table-cell table:formula="of:=[.D4]/([.E4]-[.E3])" office:value-type="float" office:value="1194354.29868455" calcext:value-type="float">
            <text:p>1194354.29868455</text:p>
          </table:table-cell>
          <table:table-cell table:formula="of:=[.E4]-[.E3]" office:value-type="float" office:value="0.000924348831176758" calcext:value-type="float">
            <text:p>0.0009243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032556.85411" calcext:value-type="float">
            <text:p>1456032556.85411</text:p>
          </table:table-cell>
          <table:table-cell office:value-type="float" office:value="1456032556.85585" calcext:value-type="float">
            <text:p>1456032556.85585</text:p>
          </table:table-cell>
          <table:table-cell office:value-type="float" office:value="1112" calcext:value-type="float">
            <text:p>1112</text:p>
          </table:table-cell>
          <table:table-cell table:formula="of:=[.B5]-[.B$2]" office:value-type="float" office:value="0.340737581253052" calcext:value-type="float">
            <text:p>0.3407375813</text:p>
          </table:table-cell>
          <table:table-cell table:formula="of:=[.D5]/([.E5]-[.E4])" office:value-type="float" office:value="6543.27499743969" calcext:value-type="float">
            <text:p>6543.2749974397</text:p>
          </table:table-cell>
          <table:table-cell table:formula="of:=[.E5]-[.E4]" office:value-type="float" office:value="0.169945478439331" calcext:value-type="float">
            <text:p>0.16994547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032556.8551" calcext:value-type="float">
            <text:p>1456032556.8551</text:p>
          </table:table-cell>
          <table:table-cell office:value-type="float" office:value="1456032556.85594" calcext:value-type="float">
            <text:p>1456032556.85594</text:p>
          </table:table-cell>
          <table:table-cell office:value-type="float" office:value="1120" calcext:value-type="float">
            <text:p>1120</text:p>
          </table:table-cell>
          <table:table-cell table:formula="of:=[.B6]-[.B$2]" office:value-type="float" office:value="0.341728448867798" calcext:value-type="float">
            <text:p>0.3417284489</text:p>
          </table:table-cell>
          <table:table-cell table:formula="of:=[.D6]/([.E6]-[.E5])" office:value-type="float" office:value="1130322.54090472" calcext:value-type="float">
            <text:p>1130322.54090472</text:p>
          </table:table-cell>
          <table:table-cell table:formula="of:=[.E6]-[.E5]" office:value-type="float" office:value="0.000990867614746094" calcext:value-type="float">
            <text:p>0.0009908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032557.02496" calcext:value-type="float">
            <text:p>1456032557.02496</text:p>
          </table:table-cell>
          <table:table-cell office:value-type="float" office:value="1456032557.02602" calcext:value-type="float">
            <text:p>1456032557.02602</text:p>
          </table:table-cell>
          <table:table-cell office:value-type="float" office:value="1120" calcext:value-type="float">
            <text:p>1120</text:p>
          </table:table-cell>
          <table:table-cell table:formula="of:=[.B7]-[.B$2]" office:value-type="float" office:value="0.511589527130127" calcext:value-type="float">
            <text:p>0.5115895271</text:p>
          </table:table-cell>
          <table:table-cell table:formula="of:=[.D7]/([.E7]-[.E6])" office:value-type="float" office:value="6593.62351550778" calcext:value-type="float">
            <text:p>6593.6235155078</text:p>
          </table:table-cell>
          <table:table-cell table:formula="of:=[.E7]-[.E6]" office:value-type="float" office:value="0.169861078262329" calcext:value-type="float">
            <text:p>0.1698610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032557.1965" calcext:value-type="float">
            <text:p>1456032557.1965</text:p>
          </table:table-cell>
          <table:table-cell office:value-type="float" office:value="1456032557.19861" calcext:value-type="float">
            <text:p>1456032557.19861</text:p>
          </table:table-cell>
          <table:table-cell office:value-type="float" office:value="1128" calcext:value-type="float">
            <text:p>1128</text:p>
          </table:table-cell>
          <table:table-cell table:formula="of:=[.B8]-[.B$2]" office:value-type="float" office:value="0.683120250701904" calcext:value-type="float">
            <text:p>0.6831202507</text:p>
          </table:table-cell>
          <table:table-cell table:formula="of:=[.D8]/([.E8]-[.E7])" office:value-type="float" office:value="6576.08139528419" calcext:value-type="float">
            <text:p>6576.0813952842</text:p>
          </table:table-cell>
          <table:table-cell table:formula="of:=[.E8]-[.E7]" office:value-type="float" office:value="0.171530723571777" calcext:value-type="float">
            <text:p>0.1715307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032557.19769" calcext:value-type="float">
            <text:p>1456032557.19769</text:p>
          </table:table-cell>
          <table:table-cell office:value-type="float" office:value="1456032557.19871" calcext:value-type="float">
            <text:p>1456032557.19871</text:p>
          </table:table-cell>
          <table:table-cell office:value-type="float" office:value="1128" calcext:value-type="float">
            <text:p>1128</text:p>
          </table:table-cell>
          <table:table-cell table:formula="of:=[.B9]-[.B$2]" office:value-type="float" office:value="0.684309959411621" calcext:value-type="float">
            <text:p>0.6843099594</text:p>
          </table:table-cell>
          <table:table-cell table:formula="of:=[.D9]/([.E9]-[.E8])" office:value-type="float" office:value="948131.24488978" calcext:value-type="float">
            <text:p>948131.24488978</text:p>
          </table:table-cell>
          <table:table-cell table:formula="of:=[.E9]-[.E8]" office:value-type="float" office:value="0.0011897087097168" calcext:value-type="float">
            <text:p>0.0011897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32557.36727" calcext:value-type="float">
            <text:p>1456032557.36727</text:p>
          </table:table-cell>
          <table:table-cell office:value-type="float" office:value="1456032557.36932" calcext:value-type="float">
            <text:p>1456032557.36932</text:p>
          </table:table-cell>
          <table:table-cell office:value-type="float" office:value="1128" calcext:value-type="float">
            <text:p>1128</text:p>
          </table:table-cell>
          <table:table-cell table:formula="of:=[.B10]-[.B$2]" office:value-type="float" office:value="0.853890657424927" calcext:value-type="float">
            <text:p>0.8538906574</text:p>
          </table:table-cell>
          <table:table-cell table:formula="of:=[.D10]/([.E10]-[.E9])" office:value-type="float" office:value="6651.70041882653" calcext:value-type="float">
            <text:p>6651.7004188265</text:p>
          </table:table-cell>
          <table:table-cell table:formula="of:=[.E10]-[.E9]" office:value-type="float" office:value="0.169580698013306" calcext:value-type="float">
            <text:p>0.1695806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32557.36839" calcext:value-type="float">
            <text:p>1456032557.36839</text:p>
          </table:table-cell>
          <table:table-cell office:value-type="float" office:value="1456032557.36951" calcext:value-type="float">
            <text:p>1456032557.36951</text:p>
          </table:table-cell>
          <table:table-cell office:value-type="float" office:value="1128" calcext:value-type="float">
            <text:p>1128</text:p>
          </table:table-cell>
          <table:table-cell table:formula="of:=[.B11]-[.B$2]" office:value-type="float" office:value="0.855019092559814" calcext:value-type="float">
            <text:p>0.8550190926</text:p>
          </table:table-cell>
          <table:table-cell table:formula="of:=[.D11]/([.E11]-[.E10])" office:value-type="float" office:value="999614.390872597" calcext:value-type="float">
            <text:p>999614.390872597</text:p>
          </table:table-cell>
          <table:table-cell table:formula="of:=[.E11]-[.E10]" office:value-type="float" office:value="0.0011284351348877" calcext:value-type="float">
            <text:p>0.00112843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32557.54015" calcext:value-type="float">
            <text:p>1456032557.54015</text:p>
          </table:table-cell>
          <table:table-cell office:value-type="float" office:value="1456032557.5421" calcext:value-type="float">
            <text:p>1456032557.5421</text:p>
          </table:table-cell>
          <table:table-cell office:value-type="float" office:value="1128" calcext:value-type="float">
            <text:p>1128</text:p>
          </table:table-cell>
          <table:table-cell table:formula="of:=[.B12]-[.B$2]" office:value-type="float" office:value="1.02677369117737" calcext:value-type="float">
            <text:p>1.0267736912</text:p>
          </table:table-cell>
          <table:table-cell table:formula="of:=[.D12]/([.E12]-[.E11])" office:value-type="float" office:value="6567.50974401401" calcext:value-type="float">
            <text:p>6567.509744014</text:p>
          </table:table-cell>
          <table:table-cell table:formula="of:=[.E12]-[.E11]" office:value-type="float" office:value="0.171754598617554" calcext:value-type="float">
            <text:p>0.1717545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32557.54133" calcext:value-type="float">
            <text:p>1456032557.54133</text:p>
          </table:table-cell>
          <table:table-cell office:value-type="float" office:value="1456032557.54221" calcext:value-type="float">
            <text:p>1456032557.54221</text:p>
          </table:table-cell>
          <table:table-cell office:value-type="float" office:value="1128" calcext:value-type="float">
            <text:p>1128</text:p>
          </table:table-cell>
          <table:table-cell table:formula="of:=[.B13]-[.B$2]" office:value-type="float" office:value="1.02795648574829" calcext:value-type="float">
            <text:p>1.0279564857</text:p>
          </table:table-cell>
          <table:table-cell table:formula="of:=[.D13]/([.E13]-[.E12])" office:value-type="float" office:value="953673.636766781" calcext:value-type="float">
            <text:p>953673.636766781</text:p>
          </table:table-cell>
          <table:table-cell table:formula="of:=[.E13]-[.E12]" office:value-type="float" office:value="0.00118279457092285" calcext:value-type="float">
            <text:p>0.00118279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32557.71006" calcext:value-type="float">
            <text:p>1456032557.71006</text:p>
          </table:table-cell>
          <table:table-cell office:value-type="float" office:value="1456032557.71097" calcext:value-type="float">
            <text:p>1456032557.71097</text:p>
          </table:table-cell>
          <table:table-cell office:value-type="float" office:value="1128" calcext:value-type="float">
            <text:p>1128</text:p>
          </table:table-cell>
          <table:table-cell table:formula="of:=[.B14]-[.B$2]" office:value-type="float" office:value="1.19668340682983" calcext:value-type="float">
            <text:p>1.1966834068</text:p>
          </table:table-cell>
          <table:table-cell table:formula="of:=[.D14]/([.E14]-[.E13])" office:value-type="float" office:value="6685.35876059077" calcext:value-type="float">
            <text:p>6685.3587605908</text:p>
          </table:table-cell>
          <table:table-cell table:formula="of:=[.E14]-[.E13]" office:value-type="float" office:value="0.168726921081543" calcext:value-type="float">
            <text:p>0.16872692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32557.88147" calcext:value-type="float">
            <text:p>1456032557.88147</text:p>
          </table:table-cell>
          <table:table-cell office:value-type="float" office:value="1456032557.88336" calcext:value-type="float">
            <text:p>1456032557.88336</text:p>
          </table:table-cell>
          <table:table-cell office:value-type="float" office:value="1120" calcext:value-type="float">
            <text:p>1120</text:p>
          </table:table-cell>
          <table:table-cell table:formula="of:=[.B15]-[.B$2]" office:value-type="float" office:value="1.36809968948364" calcext:value-type="float">
            <text:p>1.3680996895</text:p>
          </table:table-cell>
          <table:table-cell table:formula="of:=[.D15]/([.E15]-[.E14])" office:value-type="float" office:value="6533.80170576879" calcext:value-type="float">
            <text:p>6533.8017057688</text:p>
          </table:table-cell>
          <table:table-cell table:formula="of:=[.E15]-[.E14]" office:value-type="float" office:value="0.171416282653809" calcext:value-type="float">
            <text:p>0.17141628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32557.8826" calcext:value-type="float">
            <text:p>1456032557.8826</text:p>
          </table:table-cell>
          <table:table-cell office:value-type="float" office:value="1456032557.88347" calcext:value-type="float">
            <text:p>1456032557.88347</text:p>
          </table:table-cell>
          <table:table-cell office:value-type="float" office:value="1120" calcext:value-type="float">
            <text:p>1120</text:p>
          </table:table-cell>
          <table:table-cell table:formula="of:=[.B16]-[.B$2]" office:value-type="float" office:value="1.36922478675842" calcext:value-type="float">
            <text:p>1.3692247868</text:p>
          </table:table-cell>
          <table:table-cell table:formula="of:=[.D16]/([.E16]-[.E15])" office:value-type="float" office:value="995469.480822208" calcext:value-type="float">
            <text:p>995469.480822208</text:p>
          </table:table-cell>
          <table:table-cell table:formula="of:=[.E16]-[.E15]" office:value-type="float" office:value="0.00112509727478027" calcext:value-type="float">
            <text:p>0.00112509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32558.05486" calcext:value-type="float">
            <text:p>1456032558.05486</text:p>
          </table:table-cell>
          <table:table-cell office:value-type="float" office:value="1456032558.0572" calcext:value-type="float">
            <text:p>1456032558.0572</text:p>
          </table:table-cell>
          <table:table-cell office:value-type="float" office:value="1112" calcext:value-type="float">
            <text:p>1112</text:p>
          </table:table-cell>
          <table:table-cell table:formula="of:=[.B17]-[.B$2]" office:value-type="float" office:value="1.54148554801941" calcext:value-type="float">
            <text:p>1.541485548</text:p>
          </table:table-cell>
          <table:table-cell table:formula="of:=[.D17]/([.E17]-[.E16])" office:value-type="float" office:value="6455.32965174377" calcext:value-type="float">
            <text:p>6455.3296517438</text:p>
          </table:table-cell>
          <table:table-cell table:formula="of:=[.E17]-[.E16]" office:value-type="float" office:value="0.172260761260986" calcext:value-type="float">
            <text:p>0.17226076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32558.05638" calcext:value-type="float">
            <text:p>1456032558.05638</text:p>
          </table:table-cell>
          <table:table-cell office:value-type="float" office:value="1456032558.05731" calcext:value-type="float">
            <text:p>1456032558.05731</text:p>
          </table:table-cell>
          <table:table-cell office:value-type="float" office:value="1104" calcext:value-type="float">
            <text:p>1104</text:p>
          </table:table-cell>
          <table:table-cell table:formula="of:=[.B18]-[.B$2]" office:value-type="float" office:value="1.54300117492676" calcext:value-type="float">
            <text:p>1.5430011749</text:p>
          </table:table-cell>
          <table:table-cell table:formula="of:=[.D18]/([.E18]-[.E17])" office:value-type="float" office:value="728411.454459651" calcext:value-type="float">
            <text:p>728411.454459651</text:p>
          </table:table-cell>
          <table:table-cell table:formula="of:=[.E18]-[.E17]" office:value-type="float" office:value="0.00151562690734863" calcext:value-type="float">
            <text:p>0.00151562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32558.22509" calcext:value-type="float">
            <text:p>1456032558.22509</text:p>
          </table:table-cell>
          <table:table-cell office:value-type="float" office:value="1456032558.2261" calcext:value-type="float">
            <text:p>1456032558.2261</text:p>
          </table:table-cell>
          <table:table-cell office:value-type="float" office:value="1096" calcext:value-type="float">
            <text:p>1096</text:p>
          </table:table-cell>
          <table:table-cell table:formula="of:=[.B19]-[.B$2]" office:value-type="float" office:value="1.71170997619629" calcext:value-type="float">
            <text:p>1.7117099762</text:p>
          </table:table-cell>
          <table:table-cell table:formula="of:=[.D19]/([.E19]-[.E18])" office:value-type="float" office:value="6496.40085017863" calcext:value-type="float">
            <text:p>6496.4008501786</text:p>
          </table:table-cell>
          <table:table-cell table:formula="of:=[.E19]-[.E18]" office:value-type="float" office:value="0.168708801269531" calcext:value-type="float">
            <text:p>0.1687088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32558.3966" calcext:value-type="float">
            <text:p>1456032558.3966</text:p>
          </table:table-cell>
          <table:table-cell office:value-type="float" office:value="1456032558.39851" calcext:value-type="float">
            <text:p>1456032558.39851</text:p>
          </table:table-cell>
          <table:table-cell office:value-type="float" office:value="1088" calcext:value-type="float">
            <text:p>1088</text:p>
          </table:table-cell>
          <table:table-cell table:formula="of:=[.B20]-[.B$2]" office:value-type="float" office:value="1.88322305679321" calcext:value-type="float">
            <text:p>1.8832230568</text:p>
          </table:table-cell>
          <table:table-cell table:formula="of:=[.D20]/([.E20]-[.E19])" office:value-type="float" office:value="6343.53949106033" calcext:value-type="float">
            <text:p>6343.5394910603</text:p>
          </table:table-cell>
          <table:table-cell table:formula="of:=[.E20]-[.E19]" office:value-type="float" office:value="0.171513080596924" calcext:value-type="float">
            <text:p>0.17151308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32558.39774" calcext:value-type="float">
            <text:p>1456032558.39774</text:p>
          </table:table-cell>
          <table:table-cell office:value-type="float" office:value="1456032558.39863" calcext:value-type="float">
            <text:p>1456032558.39863</text:p>
          </table:table-cell>
          <table:table-cell office:value-type="float" office:value="1072" calcext:value-type="float">
            <text:p>1072</text:p>
          </table:table-cell>
          <table:table-cell table:formula="of:=[.B21]-[.B$2]" office:value-type="float" office:value="1.88436532020569" calcext:value-type="float">
            <text:p>1.8843653202</text:p>
          </table:table-cell>
          <table:table-cell table:formula="of:=[.D21]/([.E21]-[.E20])" office:value-type="float" office:value="938487.557503653" calcext:value-type="float">
            <text:p>938487.557503653</text:p>
          </table:table-cell>
          <table:table-cell table:formula="of:=[.E21]-[.E20]" office:value-type="float" office:value="0.00114226341247559" calcext:value-type="float">
            <text:p>0.00114226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32558.56753" calcext:value-type="float">
            <text:p>1456032558.56753</text:p>
          </table:table-cell>
          <table:table-cell office:value-type="float" office:value="1456032558.56953" calcext:value-type="float">
            <text:p>1456032558.56953</text:p>
          </table:table-cell>
          <table:table-cell office:value-type="float" office:value="1064" calcext:value-type="float">
            <text:p>1064</text:p>
          </table:table-cell>
          <table:table-cell table:formula="of:=[.B22]-[.B$2]" office:value-type="float" office:value="2.05415439605713" calcext:value-type="float">
            <text:p>2.0541543961</text:p>
          </table:table-cell>
          <table:table-cell table:formula="of:=[.D22]/([.E22]-[.E21])" office:value-type="float" office:value="6266.59868819219" calcext:value-type="float">
            <text:p>6266.5986881922</text:p>
          </table:table-cell>
          <table:table-cell table:formula="of:=[.E22]-[.E21]" office:value-type="float" office:value="0.16978907585144" calcext:value-type="float">
            <text:p>0.1697890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32558.56875" calcext:value-type="float">
            <text:p>1456032558.56875</text:p>
          </table:table-cell>
          <table:table-cell office:value-type="float" office:value="1456032558.56964" calcext:value-type="float">
            <text:p>1456032558.56964</text:p>
          </table:table-cell>
          <table:table-cell office:value-type="float" office:value="1056" calcext:value-type="float">
            <text:p>1056</text:p>
          </table:table-cell>
          <table:table-cell table:formula="of:=[.B23]-[.B$2]" office:value-type="float" office:value="2.05537843704224" calcext:value-type="float">
            <text:p>2.055378437</text:p>
          </table:table-cell>
          <table:table-cell table:formula="of:=[.D23]/([.E23]-[.E22])" office:value-type="float" office:value="862716.210362291" calcext:value-type="float">
            <text:p>862716.210362291</text:p>
          </table:table-cell>
          <table:table-cell table:formula="of:=[.E23]-[.E22]" office:value-type="float" office:value="0.00122404098510742" calcext:value-type="float">
            <text:p>0.0012240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32558.73991" calcext:value-type="float">
            <text:p>1456032558.73991</text:p>
          </table:table-cell>
          <table:table-cell office:value-type="float" office:value="1456032558.74181" calcext:value-type="float">
            <text:p>1456032558.74181</text:p>
          </table:table-cell>
          <table:table-cell office:value-type="float" office:value="1040" calcext:value-type="float">
            <text:p>1040</text:p>
          </table:table-cell>
          <table:table-cell table:formula="of:=[.B24]-[.B$2]" office:value-type="float" office:value="2.22653436660767" calcext:value-type="float">
            <text:p>2.2265343666</text:p>
          </table:table-cell>
          <table:table-cell table:formula="of:=[.D24]/([.E24]-[.E23])" office:value-type="float" office:value="6076.33052877918" calcext:value-type="float">
            <text:p>6076.3305287792</text:p>
          </table:table-cell>
          <table:table-cell table:formula="of:=[.E24]-[.E23]" office:value-type="float" office:value="0.17115592956543" calcext:value-type="float">
            <text:p>0.17115592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32558.74106" calcext:value-type="float">
            <text:p>1456032558.74106</text:p>
          </table:table-cell>
          <table:table-cell office:value-type="float" office:value="1456032558.74192" calcext:value-type="float">
            <text:p>1456032558.74192</text:p>
          </table:table-cell>
          <table:table-cell office:value-type="float" office:value="1024" calcext:value-type="float">
            <text:p>1024</text:p>
          </table:table-cell>
          <table:table-cell table:formula="of:=[.B25]-[.B$2]" office:value-type="float" office:value="2.22768568992615" calcext:value-type="float">
            <text:p>2.2276856899</text:p>
          </table:table-cell>
          <table:table-cell table:formula="of:=[.D25]/([.E25]-[.E24])" office:value-type="float" office:value="889411.326568648" calcext:value-type="float">
            <text:p>889411.326568648</text:p>
          </table:table-cell>
          <table:table-cell table:formula="of:=[.E25]-[.E24]" office:value-type="float" office:value="0.00115132331848145" calcext:value-type="float">
            <text:p>0.00115132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32558.91013" calcext:value-type="float">
            <text:p>1456032558.91013</text:p>
          </table:table-cell>
          <table:table-cell office:value-type="float" office:value="1456032558.91102" calcext:value-type="float">
            <text:p>1456032558.91102</text:p>
          </table:table-cell>
          <table:table-cell office:value-type="float" office:value="1008" calcext:value-type="float">
            <text:p>1008</text:p>
          </table:table-cell>
          <table:table-cell table:formula="of:=[.B26]-[.B$2]" office:value-type="float" office:value="2.39675378799438" calcext:value-type="float">
            <text:p>2.396753788</text:p>
          </table:table-cell>
          <table:table-cell table:formula="of:=[.D26]/([.E26]-[.E25])" office:value-type="float" office:value="5962.09463238395" calcext:value-type="float">
            <text:p>5962.094632384</text:p>
          </table:table-cell>
          <table:table-cell table:formula="of:=[.E26]-[.E25]" office:value-type="float" office:value="0.169068098068237" calcext:value-type="float">
            <text:p>0.16906809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32559.08174" calcext:value-type="float">
            <text:p>1456032559.08174</text:p>
          </table:table-cell>
          <table:table-cell office:value-type="float" office:value="1456032559.08365" calcext:value-type="float">
            <text:p>1456032559.08365</text:p>
          </table:table-cell>
          <table:table-cell office:value-type="float" office:value="1000" calcext:value-type="float">
            <text:p>1000</text:p>
          </table:table-cell>
          <table:table-cell table:formula="of:=[.B27]-[.B$2]" office:value-type="float" office:value="2.56836795806885" calcext:value-type="float">
            <text:p>2.5683679581</text:p>
          </table:table-cell>
          <table:table-cell table:formula="of:=[.D27]/([.E27]-[.E26])" office:value-type="float" office:value="5827.02465400207" calcext:value-type="float">
            <text:p>5827.0246540021</text:p>
          </table:table-cell>
          <table:table-cell table:formula="of:=[.E27]-[.E26]" office:value-type="float" office:value="0.171614170074463" calcext:value-type="float">
            <text:p>0.17161417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32559.0829" calcext:value-type="float">
            <text:p>1456032559.0829</text:p>
          </table:table-cell>
          <table:table-cell office:value-type="float" office:value="1456032559.08383" calcext:value-type="float">
            <text:p>1456032559.08383</text:p>
          </table:table-cell>
          <table:table-cell office:value-type="float" office:value="984" calcext:value-type="float">
            <text:p>984</text:p>
          </table:table-cell>
          <table:table-cell table:formula="of:=[.B28]-[.B$2]" office:value-type="float" office:value="2.56952118873596" calcext:value-type="float">
            <text:p>2.5695211887</text:p>
          </table:table-cell>
          <table:table-cell table:formula="of:=[.D28]/([.E28]-[.E27])" office:value-type="float" office:value="853255.14492454" calcext:value-type="float">
            <text:p>853255.14492454</text:p>
          </table:table-cell>
          <table:table-cell table:formula="of:=[.E28]-[.E27]" office:value-type="float" office:value="0.00115323066711426" calcext:value-type="float">
            <text:p>0.00115323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32559.25468" calcext:value-type="float">
            <text:p>1456032559.25468</text:p>
          </table:table-cell>
          <table:table-cell office:value-type="float" office:value="1456032559.2568" calcext:value-type="float">
            <text:p>1456032559.2568</text:p>
          </table:table-cell>
          <table:table-cell office:value-type="float" office:value="968" calcext:value-type="float">
            <text:p>968</text:p>
          </table:table-cell>
          <table:table-cell table:formula="of:=[.B29]-[.B$2]" office:value-type="float" office:value="2.74130463600159" calcext:value-type="float">
            <text:p>2.741304636</text:p>
          </table:table-cell>
          <table:table-cell table:formula="of:=[.D29]/([.E29]-[.E28])" office:value-type="float" office:value="5635.00159886303" calcext:value-type="float">
            <text:p>5635.001598863</text:p>
          </table:table-cell>
          <table:table-cell table:formula="of:=[.E29]-[.E28]" office:value-type="float" office:value="0.171783447265625" calcext:value-type="float">
            <text:p>0.17178344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32559.25602" calcext:value-type="float">
            <text:p>1456032559.25602</text:p>
          </table:table-cell>
          <table:table-cell office:value-type="float" office:value="1456032559.25692" calcext:value-type="float">
            <text:p>1456032559.25692</text:p>
          </table:table-cell>
          <table:table-cell office:value-type="float" office:value="952" calcext:value-type="float">
            <text:p>952</text:p>
          </table:table-cell>
          <table:table-cell table:formula="of:=[.B30]-[.B$2]" office:value-type="float" office:value="2.74264430999756" calcext:value-type="float">
            <text:p>2.74264431</text:p>
          </table:table-cell>
          <table:table-cell table:formula="of:=[.D30]/([.E30]-[.E29])" office:value-type="float" office:value="710620.645666489" calcext:value-type="float">
            <text:p>710620.645666489</text:p>
          </table:table-cell>
          <table:table-cell table:formula="of:=[.E30]-[.E29]" office:value-type="float" office:value="0.00133967399597168" calcext:value-type="float">
            <text:p>0.0013396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32559.42498" calcext:value-type="float">
            <text:p>1456032559.42498</text:p>
          </table:table-cell>
          <table:table-cell office:value-type="float" office:value="1456032559.42606" calcext:value-type="float">
            <text:p>1456032559.42606</text:p>
          </table:table-cell>
          <table:table-cell office:value-type="float" office:value="936" calcext:value-type="float">
            <text:p>936</text:p>
          </table:table-cell>
          <table:table-cell table:formula="of:=[.B31]-[.B$2]" office:value-type="float" office:value="2.91160917282104" calcext:value-type="float">
            <text:p>2.9116091728</text:p>
          </table:table-cell>
          <table:table-cell table:formula="of:=[.D31]/([.E31]-[.E30])" office:value-type="float" office:value="5539.61329213055" calcext:value-type="float">
            <text:p>5539.6132921306</text:p>
          </table:table-cell>
          <table:table-cell table:formula="of:=[.E31]-[.E30]" office:value-type="float" office:value="0.168964862823486" calcext:value-type="float">
            <text:p>0.16896486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32559.59637" calcext:value-type="float">
            <text:p>1456032559.59637</text:p>
          </table:table-cell>
          <table:table-cell office:value-type="float" office:value="1456032559.59834" calcext:value-type="float">
            <text:p>1456032559.59834</text:p>
          </table:table-cell>
          <table:table-cell office:value-type="float" office:value="920" calcext:value-type="float">
            <text:p>920</text:p>
          </table:table-cell>
          <table:table-cell table:formula="of:=[.B32]-[.B$2]" office:value-type="float" office:value="3.0829918384552" calcext:value-type="float">
            <text:p>3.0829918385</text:p>
          </table:table-cell>
          <table:table-cell table:formula="of:=[.D32]/([.E32]-[.E31])" office:value-type="float" office:value="5368.10415800098" calcext:value-type="float">
            <text:p>5368.104158001</text:p>
          </table:table-cell>
          <table:table-cell table:formula="of:=[.E32]-[.E31]" office:value-type="float" office:value="0.171382665634155" calcext:value-type="float">
            <text:p>0.17138266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32559.59758" calcext:value-type="float">
            <text:p>1456032559.59758</text:p>
          </table:table-cell>
          <table:table-cell office:value-type="float" office:value="1456032559.59845" calcext:value-type="float">
            <text:p>1456032559.59845</text:p>
          </table:table-cell>
          <table:table-cell office:value-type="float" office:value="904" calcext:value-type="float">
            <text:p>904</text:p>
          </table:table-cell>
          <table:table-cell table:formula="of:=[.B33]-[.B$2]" office:value-type="float" office:value="3.08420372009277" calcext:value-type="float">
            <text:p>3.0842037201</text:p>
          </table:table-cell>
          <table:table-cell table:formula="of:=[.D33]/([.E33]-[.E32])" office:value-type="float" office:value="745947.43576628" calcext:value-type="float">
            <text:p>745947.43576628</text:p>
          </table:table-cell>
          <table:table-cell table:formula="of:=[.E33]-[.E32]" office:value-type="float" office:value="0.00121188163757324" calcext:value-type="float">
            <text:p>0.00121188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32559.76719" calcext:value-type="float">
            <text:p>1456032559.76719</text:p>
          </table:table-cell>
          <table:table-cell office:value-type="float" office:value="1456032559.76916" calcext:value-type="float">
            <text:p>1456032559.76916</text:p>
          </table:table-cell>
          <table:table-cell office:value-type="float" office:value="880" calcext:value-type="float">
            <text:p>880</text:p>
          </table:table-cell>
          <table:table-cell table:formula="of:=[.B34]-[.B$2]" office:value-type="float" office:value="3.25381374359131" calcext:value-type="float">
            <text:p>3.2538137436</text:p>
          </table:table-cell>
          <table:table-cell table:formula="of:=[.D34]/([.E34]-[.E33])" office:value-type="float" office:value="5188.37260822383" calcext:value-type="float">
            <text:p>5188.3726082238</text:p>
          </table:table-cell>
          <table:table-cell table:formula="of:=[.E34]-[.E33]" office:value-type="float" office:value="0.169610023498535" calcext:value-type="float">
            <text:p>0.16961002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32559.76842" calcext:value-type="float">
            <text:p>1456032559.76842</text:p>
          </table:table-cell>
          <table:table-cell office:value-type="float" office:value="1456032559.76948" calcext:value-type="float">
            <text:p>1456032559.76948</text:p>
          </table:table-cell>
          <table:table-cell office:value-type="float" office:value="864" calcext:value-type="float">
            <text:p>864</text:p>
          </table:table-cell>
          <table:table-cell table:formula="of:=[.B35]-[.B$2]" office:value-type="float" office:value="3.25504350662231" calcext:value-type="float">
            <text:p>3.2550435066</text:p>
          </table:table-cell>
          <table:table-cell table:formula="of:=[.D35]/([.E35]-[.E34])" office:value-type="float" office:value="702574.380767739" calcext:value-type="float">
            <text:p>702574.380767739</text:p>
          </table:table-cell>
          <table:table-cell table:formula="of:=[.E35]-[.E34]" office:value-type="float" office:value="0.00122976303100586" calcext:value-type="float">
            <text:p>0.0012297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32559.9396" calcext:value-type="float">
            <text:p>1456032559.9396</text:p>
          </table:table-cell>
          <table:table-cell office:value-type="float" office:value="1456032559.94151" calcext:value-type="float">
            <text:p>1456032559.94151</text:p>
          </table:table-cell>
          <table:table-cell office:value-type="float" office:value="848" calcext:value-type="float">
            <text:p>848</text:p>
          </table:table-cell>
          <table:table-cell table:formula="of:=[.B36]-[.B$2]" office:value-type="float" office:value="3.42622232437134" calcext:value-type="float">
            <text:p>3.4262223244</text:p>
          </table:table-cell>
          <table:table-cell table:formula="of:=[.D36]/([.E36]-[.E35])" office:value-type="float" office:value="4953.88396269513" calcext:value-type="float">
            <text:p>4953.8839626951</text:p>
          </table:table-cell>
          <table:table-cell table:formula="of:=[.E36]-[.E35]" office:value-type="float" office:value="0.171178817749023" calcext:value-type="float">
            <text:p>0.17117881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32559.94076" calcext:value-type="float">
            <text:p>1456032559.94076</text:p>
          </table:table-cell>
          <table:table-cell office:value-type="float" office:value="1456032559.94162" calcext:value-type="float">
            <text:p>1456032559.94162</text:p>
          </table:table-cell>
          <table:table-cell office:value-type="float" office:value="832" calcext:value-type="float">
            <text:p>832</text:p>
          </table:table-cell>
          <table:table-cell table:formula="of:=[.B37]-[.B$2]" office:value-type="float" office:value="3.42738485336304" calcext:value-type="float">
            <text:p>3.4273848534</text:p>
          </table:table-cell>
          <table:table-cell table:formula="of:=[.D37]/([.E37]-[.E36])" office:value-type="float" office:value="715681.076292043" calcext:value-type="float">
            <text:p>715681.076292043</text:p>
          </table:table-cell>
          <table:table-cell table:formula="of:=[.E37]-[.E36]" office:value-type="float" office:value="0.00116252899169922" calcext:value-type="float">
            <text:p>0.0011625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32560.10964" calcext:value-type="float">
            <text:p>1456032560.10964</text:p>
          </table:table-cell>
          <table:table-cell office:value-type="float" office:value="1456032560.11055" calcext:value-type="float">
            <text:p>1456032560.11055</text:p>
          </table:table-cell>
          <table:table-cell office:value-type="float" office:value="816" calcext:value-type="float">
            <text:p>816</text:p>
          </table:table-cell>
          <table:table-cell table:formula="of:=[.B38]-[.B$2]" office:value-type="float" office:value="3.5962610244751" calcext:value-type="float">
            <text:p>3.5962610245</text:p>
          </table:table-cell>
          <table:table-cell table:formula="of:=[.D38]/([.E38]-[.E37])" office:value-type="float" office:value="4831.94280535014" calcext:value-type="float">
            <text:p>4831.9428053501</text:p>
          </table:table-cell>
          <table:table-cell table:formula="of:=[.E38]-[.E37]" office:value-type="float" office:value="0.168876171112061" calcext:value-type="float">
            <text:p>0.16887617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32560.28111" calcext:value-type="float">
            <text:p>1456032560.28111</text:p>
          </table:table-cell>
          <table:table-cell office:value-type="float" office:value="1456032560.28313" calcext:value-type="float">
            <text:p>1456032560.28313</text:p>
          </table:table-cell>
          <table:table-cell office:value-type="float" office:value="800" calcext:value-type="float">
            <text:p>800</text:p>
          </table:table-cell>
          <table:table-cell table:formula="of:=[.B39]-[.B$2]" office:value-type="float" office:value="3.76773118972778" calcext:value-type="float">
            <text:p>3.7677311897</text:p>
          </table:table-cell>
          <table:table-cell table:formula="of:=[.D39]/([.E39]-[.E38])" office:value-type="float" office:value="4665.53466500185" calcext:value-type="float">
            <text:p>4665.5346650019</text:p>
          </table:table-cell>
          <table:table-cell table:formula="of:=[.E39]-[.E38]" office:value-type="float" office:value="0.171470165252686" calcext:value-type="float">
            <text:p>0.17147016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32560.28234" calcext:value-type="float">
            <text:p>1456032560.28234</text:p>
          </table:table-cell>
          <table:table-cell office:value-type="float" office:value="1456032560.28324" calcext:value-type="float">
            <text:p>1456032560.28324</text:p>
          </table:table-cell>
          <table:table-cell office:value-type="float" office:value="784" calcext:value-type="float">
            <text:p>784</text:p>
          </table:table-cell>
          <table:table-cell table:formula="of:=[.B40]-[.B$2]" office:value-type="float" office:value="3.76896905899048" calcext:value-type="float">
            <text:p>3.768969059</text:p>
          </table:table-cell>
          <table:table-cell table:formula="of:=[.D40]/([.E40]-[.E39])" office:value-type="float" office:value="633346.366718028" calcext:value-type="float">
            <text:p>633346.366718028</text:p>
          </table:table-cell>
          <table:table-cell table:formula="of:=[.E40]-[.E39]" office:value-type="float" office:value="0.00123786926269531" calcext:value-type="float">
            <text:p>0.00123786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32560.45449" calcext:value-type="float">
            <text:p>1456032560.45449</text:p>
          </table:table-cell>
          <table:table-cell office:value-type="float" office:value="1456032560.45693" calcext:value-type="float">
            <text:p>1456032560.45693</text:p>
          </table:table-cell>
          <table:table-cell office:value-type="float" office:value="768" calcext:value-type="float">
            <text:p>768</text:p>
          </table:table-cell>
          <table:table-cell table:formula="of:=[.B41]-[.B$2]" office:value-type="float" office:value="3.94111061096191" calcext:value-type="float">
            <text:p>3.941110611</text:p>
          </table:table-cell>
          <table:table-cell table:formula="of:=[.D41]/([.E41]-[.E40])" office:value-type="float" office:value="4461.44461464736" calcext:value-type="float">
            <text:p>4461.4446146474</text:p>
          </table:table-cell>
          <table:table-cell table:formula="of:=[.E41]-[.E40]" office:value-type="float" office:value="0.172141551971436" calcext:value-type="float">
            <text:p>0.172141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32560.45613" calcext:value-type="float">
            <text:p>1456032560.45613</text:p>
          </table:table-cell>
          <table:table-cell office:value-type="float" office:value="1456032560.45704" calcext:value-type="float">
            <text:p>1456032560.45704</text:p>
          </table:table-cell>
          <table:table-cell office:value-type="float" office:value="760" calcext:value-type="float">
            <text:p>760</text:p>
          </table:table-cell>
          <table:table-cell table:formula="of:=[.B42]-[.B$2]" office:value-type="float" office:value="3.94275140762329" calcext:value-type="float">
            <text:p>3.9427514076</text:p>
          </table:table-cell>
          <table:table-cell table:formula="of:=[.D42]/([.E42]-[.E41])" office:value-type="float" office:value="463189.630921244" calcext:value-type="float">
            <text:p>463189.630921244</text:p>
          </table:table-cell>
          <table:table-cell table:formula="of:=[.E42]-[.E41]" office:value-type="float" office:value="0.00164079666137695" calcext:value-type="float">
            <text:p>0.00164079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32560.62486" calcext:value-type="float">
            <text:p>1456032560.62486</text:p>
          </table:table-cell>
          <table:table-cell office:value-type="float" office:value="1456032560.62582" calcext:value-type="float">
            <text:p>1456032560.62582</text:p>
          </table:table-cell>
          <table:table-cell office:value-type="float" office:value="744" calcext:value-type="float">
            <text:p>744</text:p>
          </table:table-cell>
          <table:table-cell table:formula="of:=[.B43]-[.B$2]" office:value-type="float" office:value="4.11148500442505" calcext:value-type="float">
            <text:p>4.1114850044</text:p>
          </table:table-cell>
          <table:table-cell table:formula="of:=[.D43]/([.E43]-[.E42])" office:value-type="float" office:value="4409.31749279376" calcext:value-type="float">
            <text:p>4409.3174927938</text:p>
          </table:table-cell>
          <table:table-cell table:formula="of:=[.E43]-[.E42]" office:value-type="float" office:value="0.168733596801758" calcext:value-type="float">
            <text:p>0.16873359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32560.79644" calcext:value-type="float">
            <text:p>1456032560.79644</text:p>
          </table:table-cell>
          <table:table-cell office:value-type="float" office:value="1456032560.79851" calcext:value-type="float">
            <text:p>1456032560.79851</text:p>
          </table:table-cell>
          <table:table-cell office:value-type="float" office:value="728" calcext:value-type="float">
            <text:p>728</text:p>
          </table:table-cell>
          <table:table-cell table:formula="of:=[.B44]-[.B$2]" office:value-type="float" office:value="4.28306865692139" calcext:value-type="float">
            <text:p>4.2830686569</text:p>
          </table:table-cell>
          <table:table-cell table:formula="of:=[.D44]/([.E44]-[.E43])" office:value-type="float" office:value="4242.82843620862" calcext:value-type="float">
            <text:p>4242.8284362086</text:p>
          </table:table-cell>
          <table:table-cell table:formula="of:=[.E44]-[.E43]" office:value-type="float" office:value="0.171583652496338" calcext:value-type="float">
            <text:p>0.17158365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32560.79775" calcext:value-type="float">
            <text:p>1456032560.79775</text:p>
          </table:table-cell>
          <table:table-cell office:value-type="float" office:value="1456032560.79862" calcext:value-type="float">
            <text:p>1456032560.79862</text:p>
          </table:table-cell>
          <table:table-cell office:value-type="float" office:value="720" calcext:value-type="float">
            <text:p>720</text:p>
          </table:table-cell>
          <table:table-cell table:formula="of:=[.B45]-[.B$2]" office:value-type="float" office:value="4.28437232971191" calcext:value-type="float">
            <text:p>4.2843723297</text:p>
          </table:table-cell>
          <table:table-cell table:formula="of:=[.D45]/([.E45]-[.E44])" office:value-type="float" office:value="552285.822970007" calcext:value-type="float">
            <text:p>552285.822970007</text:p>
          </table:table-cell>
          <table:table-cell table:formula="of:=[.E45]-[.E44]" office:value-type="float" office:value="0.00130367279052734" calcext:value-type="float">
            <text:p>0.00130367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32560.96726" calcext:value-type="float">
            <text:p>1456032560.96726</text:p>
          </table:table-cell>
          <table:table-cell office:value-type="float" office:value="1456032560.96914" calcext:value-type="float">
            <text:p>1456032560.96914</text:p>
          </table:table-cell>
          <table:table-cell office:value-type="float" office:value="704" calcext:value-type="float">
            <text:p>704</text:p>
          </table:table-cell>
          <table:table-cell table:formula="of:=[.B46]-[.B$2]" office:value-type="float" office:value="4.45388317108154" calcext:value-type="float">
            <text:p>4.4538831711</text:p>
          </table:table-cell>
          <table:table-cell table:formula="of:=[.D46]/([.E46]-[.E45])" office:value-type="float" office:value="4153.12669273397" calcext:value-type="float">
            <text:p>4153.126692734</text:p>
          </table:table-cell>
          <table:table-cell table:formula="of:=[.E46]-[.E45]" office:value-type="float" office:value="0.169510841369629" calcext:value-type="float">
            <text:p>0.16951084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32560.96839" calcext:value-type="float">
            <text:p>1456032560.96839</text:p>
          </table:table-cell>
          <table:table-cell office:value-type="float" office:value="1456032560.96925" calcext:value-type="float">
            <text:p>1456032560.96925</text:p>
          </table:table-cell>
          <table:table-cell office:value-type="float" office:value="696" calcext:value-type="float">
            <text:p>696</text:p>
          </table:table-cell>
          <table:table-cell table:formula="of:=[.B47]-[.B$2]" office:value-type="float" office:value="4.45501303672791" calcext:value-type="float">
            <text:p>4.4550130367</text:p>
          </table:table-cell>
          <table:table-cell table:formula="of:=[.D47]/([.E47]-[.E46])" office:value-type="float" office:value="616002.444397552" calcext:value-type="float">
            <text:p>616002.444397552</text:p>
          </table:table-cell>
          <table:table-cell table:formula="of:=[.E47]-[.E46]" office:value-type="float" office:value="0.0011298656463623" calcext:value-type="float">
            <text:p>0.00112986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32561.13905" calcext:value-type="float">
            <text:p>1456032561.13905</text:p>
          </table:table-cell>
          <table:table-cell office:value-type="float" office:value="1456032561.14102" calcext:value-type="float">
            <text:p>1456032561.14102</text:p>
          </table:table-cell>
          <table:table-cell office:value-type="float" office:value="688" calcext:value-type="float">
            <text:p>688</text:p>
          </table:table-cell>
          <table:table-cell table:formula="of:=[.B48]-[.B$2]" office:value-type="float" office:value="4.62567925453186" calcext:value-type="float">
            <text:p>4.6256792545</text:p>
          </table:table-cell>
          <table:table-cell table:formula="of:=[.D48]/([.E48]-[.E47])" office:value-type="float" office:value="4031.26060243691" calcext:value-type="float">
            <text:p>4031.2606024369</text:p>
          </table:table-cell>
          <table:table-cell table:formula="of:=[.E48]-[.E47]" office:value-type="float" office:value="0.170666217803955" calcext:value-type="float">
            <text:p>0.17066621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32561.14026" calcext:value-type="float">
            <text:p>1456032561.14026</text:p>
          </table:table-cell>
          <table:table-cell office:value-type="float" office:value="1456032561.14113" calcext:value-type="float">
            <text:p>1456032561.14113</text:p>
          </table:table-cell>
          <table:table-cell office:value-type="float" office:value="680" calcext:value-type="float">
            <text:p>680</text:p>
          </table:table-cell>
          <table:table-cell table:formula="of:=[.B49]-[.B$2]" office:value-type="float" office:value="4.62688279151917" calcext:value-type="float">
            <text:p>4.6268827915</text:p>
          </table:table-cell>
          <table:table-cell table:formula="of:=[.D49]/([.E49]-[.E48])" office:value-type="float" office:value="565001.331220285" calcext:value-type="float">
            <text:p>565001.331220285</text:p>
          </table:table-cell>
          <table:table-cell table:formula="of:=[.E49]-[.E48]" office:value-type="float" office:value="0.00120353698730469" calcext:value-type="float">
            <text:p>0.0012035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32561.30924" calcext:value-type="float">
            <text:p>1456032561.30924</text:p>
          </table:table-cell>
          <table:table-cell office:value-type="float" office:value="1456032561.31013" calcext:value-type="float">
            <text:p>1456032561.31013</text:p>
          </table:table-cell>
          <table:table-cell office:value-type="float" office:value="672" calcext:value-type="float">
            <text:p>672</text:p>
          </table:table-cell>
          <table:table-cell table:formula="of:=[.B50]-[.B$2]" office:value-type="float" office:value="4.79586529731751" calcext:value-type="float">
            <text:p>4.7958652973</text:p>
          </table:table-cell>
          <table:table-cell table:formula="of:=[.D50]/([.E50]-[.E49])" office:value-type="float" office:value="3976.74301742188" calcext:value-type="float">
            <text:p>3976.7430174219</text:p>
          </table:table-cell>
          <table:table-cell table:formula="of:=[.E50]-[.E49]" office:value-type="float" office:value="0.16898250579834" calcext:value-type="float">
            <text:p>0.16898250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32561.48074" calcext:value-type="float">
            <text:p>1456032561.48074</text:p>
          </table:table-cell>
          <table:table-cell office:value-type="float" office:value="1456032561.48269" calcext:value-type="float">
            <text:p>1456032561.48269</text:p>
          </table:table-cell>
          <table:table-cell office:value-type="float" office:value="664" calcext:value-type="float">
            <text:p>664</text:p>
          </table:table-cell>
          <table:table-cell table:formula="of:=[.B51]-[.B$2]" office:value-type="float" office:value="4.96736860275269" calcext:value-type="float">
            <text:p>4.9673686028</text:p>
          </table:table-cell>
          <table:table-cell table:formula="of:=[.D51]/([.E51]-[.E50])" office:value-type="float" office:value="3871.64549578292" calcext:value-type="float">
            <text:p>3871.6454957829</text:p>
          </table:table-cell>
          <table:table-cell table:formula="of:=[.E51]-[.E50]" office:value-type="float" office:value="0.171503305435181" calcext:value-type="float">
            <text:p>0.17150330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32561.4819" calcext:value-type="float">
            <text:p>1456032561.4819</text:p>
          </table:table-cell>
          <table:table-cell office:value-type="float" office:value="1456032561.4828" calcext:value-type="float">
            <text:p>1456032561.4828</text:p>
          </table:table-cell>
          <table:table-cell office:value-type="float" office:value="664" calcext:value-type="float">
            <text:p>664</text:p>
          </table:table-cell>
          <table:table-cell table:formula="of:=[.B52]-[.B$2]" office:value-type="float" office:value="4.96852850914001" calcext:value-type="float">
            <text:p>4.9685285091</text:p>
          </table:table-cell>
          <table:table-cell table:formula="of:=[.D52]/([.E52]-[.E51])" office:value-type="float" office:value="572459.990955807" calcext:value-type="float">
            <text:p>572459.990955807</text:p>
          </table:table-cell>
          <table:table-cell table:formula="of:=[.E52]-[.E51]" office:value-type="float" office:value="0.0011599063873291" calcext:value-type="float">
            <text:p>0.0011599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32561.65386" calcext:value-type="float">
            <text:p>1456032561.65386</text:p>
          </table:table-cell>
          <table:table-cell office:value-type="float" office:value="1456032561.65602" calcext:value-type="float">
            <text:p>1456032561.65602</text:p>
          </table:table-cell>
          <table:table-cell office:value-type="float" office:value="656" calcext:value-type="float">
            <text:p>656</text:p>
          </table:table-cell>
          <table:table-cell table:formula="of:=[.B53]-[.B$2]" office:value-type="float" office:value="5.14048838615418" calcext:value-type="float">
            <text:p>5.1404883862</text:p>
          </table:table-cell>
          <table:table-cell table:formula="of:=[.D53]/([.E53]-[.E52])" office:value-type="float" office:value="3814.8433889958" calcext:value-type="float">
            <text:p>3814.8433889958</text:p>
          </table:table-cell>
          <table:table-cell table:formula="of:=[.E53]-[.E52]" office:value-type="float" office:value="0.17195987701416" calcext:value-type="float">
            <text:p>0.1719598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32561.65509" calcext:value-type="float">
            <text:p>1456032561.65509</text:p>
          </table:table-cell>
          <table:table-cell office:value-type="float" office:value="1456032561.65613" calcext:value-type="float">
            <text:p>1456032561.65613</text:p>
          </table:table-cell>
          <table:table-cell office:value-type="float" office:value="656" calcext:value-type="float">
            <text:p>656</text:p>
          </table:table-cell>
          <table:table-cell table:formula="of:=[.B54]-[.B$2]" office:value-type="float" office:value="5.14171934127808" calcext:value-type="float">
            <text:p>5.1417193413</text:p>
          </table:table-cell>
          <table:table-cell table:formula="of:=[.D54]/([.E54]-[.E53])" office:value-type="float" office:value="532919.508812706" calcext:value-type="float">
            <text:p>532919.508812706</text:p>
          </table:table-cell>
          <table:table-cell table:formula="of:=[.E54]-[.E53]" office:value-type="float" office:value="0.00123095512390137" calcext:value-type="float">
            <text:p>0.00123095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32561.82414" calcext:value-type="float">
            <text:p>1456032561.82414</text:p>
          </table:table-cell>
          <table:table-cell office:value-type="float" office:value="1456032561.82521" calcext:value-type="float">
            <text:p>1456032561.82521</text:p>
          </table:table-cell>
          <table:table-cell office:value-type="float" office:value="656" calcext:value-type="float">
            <text:p>656</text:p>
          </table:table-cell>
          <table:table-cell table:formula="of:=[.B55]-[.B$2]" office:value-type="float" office:value="5.31076049804688" calcext:value-type="float">
            <text:p>5.310760498</text:p>
          </table:table-cell>
          <table:table-cell table:formula="of:=[.D55]/([.E55]-[.E54])" office:value-type="float" office:value="3880.71173044104" calcext:value-type="float">
            <text:p>3880.711730441</text:p>
          </table:table-cell>
          <table:table-cell table:formula="of:=[.E55]-[.E54]" office:value-type="float" office:value="0.169041156768799" calcext:value-type="float">
            <text:p>0.16904115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32561.99537" calcext:value-type="float">
            <text:p>1456032561.99537</text:p>
          </table:table-cell>
          <table:table-cell office:value-type="float" office:value="1456032561.99757" calcext:value-type="float">
            <text:p>1456032561.99757</text:p>
          </table:table-cell>
          <table:table-cell office:value-type="float" office:value="656" calcext:value-type="float">
            <text:p>656</text:p>
          </table:table-cell>
          <table:table-cell table:formula="of:=[.B56]-[.B$2]" office:value-type="float" office:value="5.48199152946472" calcext:value-type="float">
            <text:p>5.4819915295</text:p>
          </table:table-cell>
          <table:table-cell table:formula="of:=[.D56]/([.E56]-[.E55])" office:value-type="float" office:value="3831.08128572324" calcext:value-type="float">
            <text:p>3831.0812857232</text:p>
          </table:table-cell>
          <table:table-cell table:formula="of:=[.E56]-[.E55]" office:value-type="float" office:value="0.171231031417847" calcext:value-type="float">
            <text:p>0.17123103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32561.99679" calcext:value-type="float">
            <text:p>1456032561.99679</text:p>
          </table:table-cell>
          <table:table-cell office:value-type="float" office:value="1456032561.99768" calcext:value-type="float">
            <text:p>1456032561.99768</text:p>
          </table:table-cell>
          <table:table-cell office:value-type="float" office:value="656" calcext:value-type="float">
            <text:p>656</text:p>
          </table:table-cell>
          <table:table-cell table:formula="of:=[.B57]-[.B$2]" office:value-type="float" office:value="5.4834156036377" calcext:value-type="float">
            <text:p>5.4834156036</text:p>
          </table:table-cell>
          <table:table-cell table:formula="of:=[.D57]/([.E57]-[.E56])" office:value-type="float" office:value="460650.163067135" calcext:value-type="float">
            <text:p>460650.163067135</text:p>
          </table:table-cell>
          <table:table-cell table:formula="of:=[.E57]-[.E56]" office:value-type="float" office:value="0.00142407417297363" calcext:value-type="float">
            <text:p>0.00142407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32562.16694" calcext:value-type="float">
            <text:p>1456032562.16694</text:p>
          </table:table-cell>
          <table:table-cell office:value-type="float" office:value="1456032562.1688" calcext:value-type="float">
            <text:p>1456032562.1688</text:p>
          </table:table-cell>
          <table:table-cell office:value-type="float" office:value="656" calcext:value-type="float">
            <text:p>656</text:p>
          </table:table-cell>
          <table:table-cell table:formula="of:=[.B58]-[.B$2]" office:value-type="float" office:value="5.65356254577637" calcext:value-type="float">
            <text:p>5.6535625458</text:p>
          </table:table-cell>
          <table:table-cell table:formula="of:=[.D58]/([.E58]-[.E57])" office:value-type="float" office:value="3855.49097594332" calcext:value-type="float">
            <text:p>3855.4909759433</text:p>
          </table:table-cell>
          <table:table-cell table:formula="of:=[.E58]-[.E57]" office:value-type="float" office:value="0.170146942138672" calcext:value-type="float">
            <text:p>0.17014694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32562.16808" calcext:value-type="float">
            <text:p>1456032562.16808</text:p>
          </table:table-cell>
          <table:table-cell office:value-type="float" office:value="1456032562.16891" calcext:value-type="float">
            <text:p>1456032562.16891</text:p>
          </table:table-cell>
          <table:table-cell office:value-type="float" office:value="656" calcext:value-type="float">
            <text:p>656</text:p>
          </table:table-cell>
          <table:table-cell table:formula="of:=[.B59]-[.B$2]" office:value-type="float" office:value="5.65470600128174" calcext:value-type="float">
            <text:p>5.6547060013</text:p>
          </table:table-cell>
          <table:table-cell table:formula="of:=[.D59]/([.E59]-[.E58])" office:value-type="float" office:value="573699.62969141" calcext:value-type="float">
            <text:p>573699.62969141</text:p>
          </table:table-cell>
          <table:table-cell table:formula="of:=[.E59]-[.E58]" office:value-type="float" office:value="0.00114345550537109" calcext:value-type="float">
            <text:p>0.00114345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32562.33932" calcext:value-type="float">
            <text:p>1456032562.33932</text:p>
          </table:table-cell>
          <table:table-cell office:value-type="float" office:value="1456032562.34126" calcext:value-type="float">
            <text:p>1456032562.34126</text:p>
          </table:table-cell>
          <table:table-cell office:value-type="float" office:value="664" calcext:value-type="float">
            <text:p>664</text:p>
          </table:table-cell>
          <table:table-cell table:formula="of:=[.B60]-[.B$2]" office:value-type="float" office:value="5.82594561576843" calcext:value-type="float">
            <text:p>5.8259456158</text:p>
          </table:table-cell>
          <table:table-cell table:formula="of:=[.D60]/([.E60]-[.E59])" office:value-type="float" office:value="3877.60742156771" calcext:value-type="float">
            <text:p>3877.6074215677</text:p>
          </table:table-cell>
          <table:table-cell table:formula="of:=[.E60]-[.E59]" office:value-type="float" office:value="0.171239614486694" calcext:value-type="float">
            <text:p>0.17123961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32562.34048" calcext:value-type="float">
            <text:p>1456032562.34048</text:p>
          </table:table-cell>
          <table:table-cell office:value-type="float" office:value="1456032562.34138" calcext:value-type="float">
            <text:p>1456032562.34138</text:p>
          </table:table-cell>
          <table:table-cell office:value-type="float" office:value="664" calcext:value-type="float">
            <text:p>664</text:p>
          </table:table-cell>
          <table:table-cell table:formula="of:=[.B61]-[.B$2]" office:value-type="float" office:value="5.82710266113281" calcext:value-type="float">
            <text:p>5.8271026611</text:p>
          </table:table-cell>
          <table:table-cell table:formula="of:=[.D61]/([.E61]-[.E60])" office:value-type="float" office:value="573875.511230167" calcext:value-type="float">
            <text:p>573875.511230167</text:p>
          </table:table-cell>
          <table:table-cell table:formula="of:=[.E61]-[.E60]" office:value-type="float" office:value="0.00115704536437988" calcext:value-type="float">
            <text:p>0.00115704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32562.50963" calcext:value-type="float">
            <text:p>1456032562.50963</text:p>
          </table:table-cell>
          <table:table-cell office:value-type="float" office:value="1456032562.51055" calcext:value-type="float">
            <text:p>1456032562.51055</text:p>
          </table:table-cell>
          <table:table-cell office:value-type="float" office:value="672" calcext:value-type="float">
            <text:p>672</text:p>
          </table:table-cell>
          <table:table-cell table:formula="of:=[.B62]-[.B$2]" office:value-type="float" office:value="5.99625468254089" calcext:value-type="float">
            <text:p>5.9962546825</text:p>
          </table:table-cell>
          <table:table-cell table:formula="of:=[.D62]/([.E62]-[.E61])" office:value-type="float" office:value="3972.7577264879" calcext:value-type="float">
            <text:p>3972.7577264879</text:p>
          </table:table-cell>
          <table:table-cell table:formula="of:=[.E62]-[.E61]" office:value-type="float" office:value="0.169152021408081" calcext:value-type="float">
            <text:p>0.16915202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32562.68078" calcext:value-type="float">
            <text:p>1456032562.68078</text:p>
          </table:table-cell>
          <table:table-cell office:value-type="float" office:value="1456032562.68276" calcext:value-type="float">
            <text:p>1456032562.68276</text:p>
          </table:table-cell>
          <table:table-cell office:value-type="float" office:value="680" calcext:value-type="float">
            <text:p>680</text:p>
          </table:table-cell>
          <table:table-cell table:formula="of:=[.B63]-[.B$2]" office:value-type="float" office:value="6.16740918159485" calcext:value-type="float">
            <text:p>6.1674091816</text:p>
          </table:table-cell>
          <table:table-cell table:formula="of:=[.D63]/([.E63]-[.E62])" office:value-type="float" office:value="3973.01855200216" calcext:value-type="float">
            <text:p>3973.0185520022</text:p>
          </table:table-cell>
          <table:table-cell table:formula="of:=[.E63]-[.E62]" office:value-type="float" office:value="0.171154499053955" calcext:value-type="float">
            <text:p>0.17115449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32562.68192" calcext:value-type="float">
            <text:p>1456032562.68192</text:p>
          </table:table-cell>
          <table:table-cell office:value-type="float" office:value="1456032562.68288" calcext:value-type="float">
            <text:p>1456032562.68288</text:p>
          </table:table-cell>
          <table:table-cell office:value-type="float" office:value="688" calcext:value-type="float">
            <text:p>688</text:p>
          </table:table-cell>
          <table:table-cell table:formula="of:=[.B64]-[.B$2]" office:value-type="float" office:value="6.16854238510132" calcext:value-type="float">
            <text:p>6.1685423851</text:p>
          </table:table-cell>
          <table:table-cell table:formula="of:=[.D64]/([.E64]-[.E63])" office:value-type="float" office:value="607128.371975594" calcext:value-type="float">
            <text:p>607128.371975594</text:p>
          </table:table-cell>
          <table:table-cell table:formula="of:=[.E64]-[.E63]" office:value-type="float" office:value="0.00113320350646973" calcext:value-type="float">
            <text:p>0.00113320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32562.85442" calcext:value-type="float">
            <text:p>1456032562.85442</text:p>
          </table:table-cell>
          <table:table-cell office:value-type="float" office:value="1456032562.85655" calcext:value-type="float">
            <text:p>1456032562.85655</text:p>
          </table:table-cell>
          <table:table-cell office:value-type="float" office:value="696" calcext:value-type="float">
            <text:p>696</text:p>
          </table:table-cell>
          <table:table-cell table:formula="of:=[.B65]-[.B$2]" office:value-type="float" office:value="6.34104418754578" calcext:value-type="float">
            <text:p>6.3410441875</text:p>
          </table:table-cell>
          <table:table-cell table:formula="of:=[.D65]/([.E65]-[.E64])" office:value-type="float" office:value="4034.74044988079" calcext:value-type="float">
            <text:p>4034.7404498808</text:p>
          </table:table-cell>
          <table:table-cell table:formula="of:=[.E65]-[.E64]" office:value-type="float" office:value="0.172501802444458" calcext:value-type="float">
            <text:p>0.17250180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32562.85557" calcext:value-type="float">
            <text:p>1456032562.85557</text:p>
          </table:table-cell>
          <table:table-cell office:value-type="float" office:value="1456032562.85667" calcext:value-type="float">
            <text:p>1456032562.85667</text:p>
          </table:table-cell>
          <table:table-cell office:value-type="float" office:value="712" calcext:value-type="float">
            <text:p>712</text:p>
          </table:table-cell>
          <table:table-cell table:formula="of:=[.B66]-[.B$2]" office:value-type="float" office:value="6.34219074249268" calcext:value-type="float">
            <text:p>6.3421907425</text:p>
          </table:table-cell>
          <table:table-cell table:formula="of:=[.D66]/([.E66]-[.E65])" office:value-type="float" office:value="620990.735703889" calcext:value-type="float">
            <text:p>620990.735703889</text:p>
          </table:table-cell>
          <table:table-cell table:formula="of:=[.E66]-[.E65]" office:value-type="float" office:value="0.00114655494689941" calcext:value-type="float">
            <text:p>0.00114655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32563.0247" calcext:value-type="float">
            <text:p>1456032563.0247</text:p>
          </table:table-cell>
          <table:table-cell office:value-type="float" office:value="1456032563.02574" calcext:value-type="float">
            <text:p>1456032563.02574</text:p>
          </table:table-cell>
          <table:table-cell office:value-type="float" office:value="720" calcext:value-type="float">
            <text:p>720</text:p>
          </table:table-cell>
          <table:table-cell table:formula="of:=[.B67]-[.B$2]" office:value-type="float" office:value="6.5113263130188" calcext:value-type="float">
            <text:p>6.511326313</text:p>
          </table:table-cell>
          <table:table-cell table:formula="of:=[.D67]/([.E67]-[.E66])" office:value-type="float" office:value="4256.94014428973" calcext:value-type="float">
            <text:p>4256.9401442897</text:p>
          </table:table-cell>
          <table:table-cell table:formula="of:=[.E67]-[.E66]" office:value-type="float" office:value="0.169135570526123" calcext:value-type="float">
            <text:p>0.16913557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32563.19631" calcext:value-type="float">
            <text:p>1456032563.19631</text:p>
          </table:table-cell>
          <table:table-cell office:value-type="float" office:value="1456032563.19825" calcext:value-type="float">
            <text:p>1456032563.19825</text:p>
          </table:table-cell>
          <table:table-cell office:value-type="float" office:value="728" calcext:value-type="float">
            <text:p>728</text:p>
          </table:table-cell>
          <table:table-cell table:formula="of:=[.B68]-[.B$2]" office:value-type="float" office:value="6.68293356895447" calcext:value-type="float">
            <text:p>6.682933569</text:p>
          </table:table-cell>
          <table:table-cell table:formula="of:=[.D68]/([.E68]-[.E67])" office:value-type="float" office:value="4242.24486331107" calcext:value-type="float">
            <text:p>4242.2448633111</text:p>
          </table:table-cell>
          <table:table-cell table:formula="of:=[.E68]-[.E67]" office:value-type="float" office:value="0.171607255935669" calcext:value-type="float">
            <text:p>0.17160725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32563.19748" calcext:value-type="float">
            <text:p>1456032563.19748</text:p>
          </table:table-cell>
          <table:table-cell office:value-type="float" office:value="1456032563.19836" calcext:value-type="float">
            <text:p>1456032563.19836</text:p>
          </table:table-cell>
          <table:table-cell office:value-type="float" office:value="744" calcext:value-type="float">
            <text:p>744</text:p>
          </table:table-cell>
          <table:table-cell table:formula="of:=[.B69]-[.B$2]" office:value-type="float" office:value="6.68410754203796" calcext:value-type="float">
            <text:p>6.684107542</text:p>
          </table:table-cell>
          <table:table-cell table:formula="of:=[.D69]/([.E69]-[.E68])" office:value-type="float" office:value="633745.364744111" calcext:value-type="float">
            <text:p>633745.364744111</text:p>
          </table:table-cell>
          <table:table-cell table:formula="of:=[.E69]-[.E68]" office:value-type="float" office:value="0.00117397308349609" calcext:value-type="float">
            <text:p>0.00117397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32563.36691" calcext:value-type="float">
            <text:p>1456032563.36691</text:p>
          </table:table-cell>
          <table:table-cell office:value-type="float" office:value="1456032563.36898" calcext:value-type="float">
            <text:p>1456032563.36898</text:p>
          </table:table-cell>
          <table:table-cell office:value-type="float" office:value="760" calcext:value-type="float">
            <text:p>760</text:p>
          </table:table-cell>
          <table:table-cell table:formula="of:=[.B70]-[.B$2]" office:value-type="float" office:value="6.8535304069519" calcext:value-type="float">
            <text:p>6.853530407</text:p>
          </table:table-cell>
          <table:table-cell table:formula="of:=[.D70]/([.E70]-[.E69])" office:value-type="float" office:value="4485.81719112144" calcext:value-type="float">
            <text:p>4485.8171911215</text:p>
          </table:table-cell>
          <table:table-cell table:formula="of:=[.E70]-[.E69]" office:value-type="float" office:value="0.16942286491394" calcext:value-type="float">
            <text:p>0.16942286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32563.3682" calcext:value-type="float">
            <text:p>1456032563.3682</text:p>
          </table:table-cell>
          <table:table-cell office:value-type="float" office:value="1456032563.36915" calcext:value-type="float">
            <text:p>1456032563.36915</text:p>
          </table:table-cell>
          <table:table-cell office:value-type="float" office:value="776" calcext:value-type="float">
            <text:p>776</text:p>
          </table:table-cell>
          <table:table-cell table:formula="of:=[.B71]-[.B$2]" office:value-type="float" office:value="6.85482954978943" calcext:value-type="float">
            <text:p>6.8548295498</text:p>
          </table:table-cell>
          <table:table-cell table:formula="of:=[.D71]/([.E71]-[.E70])" office:value-type="float" office:value="597316.921269958" calcext:value-type="float">
            <text:p>597316.921269958</text:p>
          </table:table-cell>
          <table:table-cell table:formula="of:=[.E71]-[.E70]" office:value-type="float" office:value="0.00129914283752441" calcext:value-type="float">
            <text:p>0.00129914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32563.53974" calcext:value-type="float">
            <text:p>1456032563.53974</text:p>
          </table:table-cell>
          <table:table-cell office:value-type="float" office:value="1456032563.54164" calcext:value-type="float">
            <text:p>1456032563.54164</text:p>
          </table:table-cell>
          <table:table-cell office:value-type="float" office:value="784" calcext:value-type="float">
            <text:p>784</text:p>
          </table:table-cell>
          <table:table-cell table:formula="of:=[.B72]-[.B$2]" office:value-type="float" office:value="7.0263683795929" calcext:value-type="float">
            <text:p>7.0263683796</text:p>
          </table:table-cell>
          <table:table-cell table:formula="of:=[.D72]/([.E72]-[.E71])" office:value-type="float" office:value="4570.39377555644" calcext:value-type="float">
            <text:p>4570.3937755564</text:p>
          </table:table-cell>
          <table:table-cell table:formula="of:=[.E72]-[.E71]" office:value-type="float" office:value="0.171538829803467" calcext:value-type="float">
            <text:p>0.17153882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32563.54089" calcext:value-type="float">
            <text:p>1456032563.54089</text:p>
          </table:table-cell>
          <table:table-cell office:value-type="float" office:value="1456032563.54175" calcext:value-type="float">
            <text:p>1456032563.54175</text:p>
          </table:table-cell>
          <table:table-cell office:value-type="float" office:value="800" calcext:value-type="float">
            <text:p>800</text:p>
          </table:table-cell>
          <table:table-cell table:formula="of:=[.B73]-[.B$2]" office:value-type="float" office:value="7.02751898765564" calcext:value-type="float">
            <text:p>7.0275189877</text:p>
          </table:table-cell>
          <table:table-cell table:formula="of:=[.D73]/([.E73]-[.E72])" office:value-type="float" office:value="695284.542063821" calcext:value-type="float">
            <text:p>695284.542063821</text:p>
          </table:table-cell>
          <table:table-cell table:formula="of:=[.E73]-[.E72]" office:value-type="float" office:value="0.00115060806274414" calcext:value-type="float">
            <text:p>0.00115060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32563.71008" calcext:value-type="float">
            <text:p>1456032563.71008</text:p>
          </table:table-cell>
          <table:table-cell office:value-type="float" office:value="1456032563.71103" calcext:value-type="float">
            <text:p>1456032563.71103</text:p>
          </table:table-cell>
          <table:table-cell office:value-type="float" office:value="816" calcext:value-type="float">
            <text:p>816</text:p>
          </table:table-cell>
          <table:table-cell table:formula="of:=[.B74]-[.B$2]" office:value-type="float" office:value="7.19670629501343" calcext:value-type="float">
            <text:p>7.196706295</text:p>
          </table:table-cell>
          <table:table-cell table:formula="of:=[.D74]/([.E74]-[.E73])" office:value-type="float" office:value="4823.05684004042" calcext:value-type="float">
            <text:p>4823.0568400404</text:p>
          </table:table-cell>
          <table:table-cell table:formula="of:=[.E74]-[.E73]" office:value-type="float" office:value="0.169187307357788" calcext:value-type="float">
            <text:p>0.16918730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32563.88186" calcext:value-type="float">
            <text:p>1456032563.88186</text:p>
          </table:table-cell>
          <table:table-cell office:value-type="float" office:value="1456032563.88376" calcext:value-type="float">
            <text:p>1456032563.88376</text:p>
          </table:table-cell>
          <table:table-cell office:value-type="float" office:value="832" calcext:value-type="float">
            <text:p>832</text:p>
          </table:table-cell>
          <table:table-cell table:formula="of:=[.B75]-[.B$2]" office:value-type="float" office:value="7.36848640441895" calcext:value-type="float">
            <text:p>7.3684864044</text:p>
          </table:table-cell>
          <table:table-cell table:formula="of:=[.D75]/([.E75]-[.E74])" office:value-type="float" office:value="4843.40126967736" calcext:value-type="float">
            <text:p>4843.4012696774</text:p>
          </table:table-cell>
          <table:table-cell table:formula="of:=[.E75]-[.E74]" office:value-type="float" office:value="0.171780109405518" calcext:value-type="float">
            <text:p>0.17178010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32563.88299" calcext:value-type="float">
            <text:p>1456032563.88299</text:p>
          </table:table-cell>
          <table:table-cell office:value-type="float" office:value="1456032563.88386" calcext:value-type="float">
            <text:p>1456032563.88386</text:p>
          </table:table-cell>
          <table:table-cell office:value-type="float" office:value="848" calcext:value-type="float">
            <text:p>848</text:p>
          </table:table-cell>
          <table:table-cell table:formula="of:=[.B76]-[.B$2]" office:value-type="float" office:value="7.36961770057678" calcext:value-type="float">
            <text:p>7.3696177006</text:p>
          </table:table-cell>
          <table:table-cell table:formula="of:=[.D76]/([.E76]-[.E75])" office:value-type="float" office:value="749582.674815595" calcext:value-type="float">
            <text:p>749582.674815595</text:p>
          </table:table-cell>
          <table:table-cell table:formula="of:=[.E76]-[.E75]" office:value-type="float" office:value="0.00113129615783691" calcext:value-type="float">
            <text:p>0.00113129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32564.0541" calcext:value-type="float">
            <text:p>1456032564.0541</text:p>
          </table:table-cell>
          <table:table-cell office:value-type="float" office:value="1456032564.05617" calcext:value-type="float">
            <text:p>1456032564.05617</text:p>
          </table:table-cell>
          <table:table-cell office:value-type="float" office:value="864" calcext:value-type="float">
            <text:p>864</text:p>
          </table:table-cell>
          <table:table-cell table:formula="of:=[.B77]-[.B$2]" office:value-type="float" office:value="7.54072713851929" calcext:value-type="float">
            <text:p>7.5407271385</text:p>
          </table:table-cell>
          <table:table-cell table:formula="of:=[.D77]/([.E77]-[.E76])" office:value-type="float" office:value="5049.40002368727" calcext:value-type="float">
            <text:p>5049.4000236873</text:p>
          </table:table-cell>
          <table:table-cell table:formula="of:=[.E77]-[.E76]" office:value-type="float" office:value="0.171109437942505" calcext:value-type="float">
            <text:p>0.17110943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32564.05524" calcext:value-type="float">
            <text:p>1456032564.05524</text:p>
          </table:table-cell>
          <table:table-cell office:value-type="float" office:value="1456032564.05628" calcext:value-type="float">
            <text:p>1456032564.05628</text:p>
          </table:table-cell>
          <table:table-cell office:value-type="float" office:value="880" calcext:value-type="float">
            <text:p>880</text:p>
          </table:table-cell>
          <table:table-cell table:formula="of:=[.B78]-[.B$2]" office:value-type="float" office:value="7.54186463356018" calcext:value-type="float">
            <text:p>7.5418646336</text:p>
          </table:table-cell>
          <table:table-cell table:formula="of:=[.D78]/([.E78]-[.E77])" office:value-type="float" office:value="773629.746384406" calcext:value-type="float">
            <text:p>773629.746384406</text:p>
          </table:table-cell>
          <table:table-cell table:formula="of:=[.E78]-[.E77]" office:value-type="float" office:value="0.00113749504089355" calcext:value-type="float">
            <text:p>0.0011374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32564.22431" calcext:value-type="float">
            <text:p>1456032564.22431</text:p>
          </table:table-cell>
          <table:table-cell office:value-type="float" office:value="1456032564.22527" calcext:value-type="float">
            <text:p>1456032564.22527</text:p>
          </table:table-cell>
          <table:table-cell office:value-type="float" office:value="904" calcext:value-type="float">
            <text:p>904</text:p>
          </table:table-cell>
          <table:table-cell table:formula="of:=[.B79]-[.B$2]" office:value-type="float" office:value="7.71093153953552" calcext:value-type="float">
            <text:p>7.7109315395</text:p>
          </table:table-cell>
          <table:table-cell table:formula="of:=[.D79]/([.E79]-[.E78])" office:value-type="float" office:value="5346.99558606607" calcext:value-type="float">
            <text:p>5346.9955860661</text:p>
          </table:table-cell>
          <table:table-cell table:formula="of:=[.E79]-[.E78]" office:value-type="float" office:value="0.169066905975342" calcext:value-type="float">
            <text:p>0.1690669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32564.39647" calcext:value-type="float">
            <text:p>1456032564.39647</text:p>
          </table:table-cell>
          <table:table-cell office:value-type="float" office:value="1456032564.39838" calcext:value-type="float">
            <text:p>1456032564.39838</text:p>
          </table:table-cell>
          <table:table-cell office:value-type="float" office:value="920" calcext:value-type="float">
            <text:p>920</text:p>
          </table:table-cell>
          <table:table-cell table:formula="of:=[.B80]-[.B$2]" office:value-type="float" office:value="7.88309097290039" calcext:value-type="float">
            <text:p>7.8830909729</text:p>
          </table:table-cell>
          <table:table-cell table:formula="of:=[.D80]/([.E80]-[.E79])" office:value-type="float" office:value="5343.88375948117" calcext:value-type="float">
            <text:p>5343.8837594812</text:p>
          </table:table-cell>
          <table:table-cell table:formula="of:=[.E80]-[.E79]" office:value-type="float" office:value="0.172159433364868" calcext:value-type="float">
            <text:p>0.17215943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32564.39761" calcext:value-type="float">
            <text:p>1456032564.39761</text:p>
          </table:table-cell>
          <table:table-cell office:value-type="float" office:value="1456032564.39849" calcext:value-type="float">
            <text:p>1456032564.39849</text:p>
          </table:table-cell>
          <table:table-cell office:value-type="float" office:value="936" calcext:value-type="float">
            <text:p>936</text:p>
          </table:table-cell>
          <table:table-cell table:formula="of:=[.B81]-[.B$2]" office:value-type="float" office:value="7.88423156738281" calcext:value-type="float">
            <text:p>7.8842315674</text:p>
          </table:table-cell>
          <table:table-cell table:formula="of:=[.D81]/([.E81]-[.E80])" office:value-type="float" office:value="820624.695652174" calcext:value-type="float">
            <text:p>820624.695652174</text:p>
          </table:table-cell>
          <table:table-cell table:formula="of:=[.E81]-[.E80]" office:value-type="float" office:value="0.00114059448242188" calcext:value-type="float">
            <text:p>0.00114059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32564.56738" calcext:value-type="float">
            <text:p>1456032564.56738</text:p>
          </table:table-cell>
          <table:table-cell office:value-type="float" office:value="1456032564.56929" calcext:value-type="float">
            <text:p>1456032564.56929</text:p>
          </table:table-cell>
          <table:table-cell office:value-type="float" office:value="952" calcext:value-type="float">
            <text:p>952</text:p>
          </table:table-cell>
          <table:table-cell table:formula="of:=[.B82]-[.B$2]" office:value-type="float" office:value="8.05400562286377" calcext:value-type="float">
            <text:p>8.0540056229</text:p>
          </table:table-cell>
          <table:table-cell table:formula="of:=[.D82]/([.E82]-[.E81])" office:value-type="float" office:value="5607.45278366036" calcext:value-type="float">
            <text:p>5607.4527836604</text:p>
          </table:table-cell>
          <table:table-cell table:formula="of:=[.E82]-[.E81]" office:value-type="float" office:value="0.169774055480957" calcext:value-type="float">
            <text:p>0.16977405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32564.56853" calcext:value-type="float">
            <text:p>1456032564.56853</text:p>
          </table:table-cell>
          <table:table-cell office:value-type="float" office:value="1456032564.5694" calcext:value-type="float">
            <text:p>1456032564.5694</text:p>
          </table:table-cell>
          <table:table-cell office:value-type="float" office:value="968" calcext:value-type="float">
            <text:p>968</text:p>
          </table:table-cell>
          <table:table-cell table:formula="of:=[.B83]-[.B$2]" office:value-type="float" office:value="8.05515289306641" calcext:value-type="float">
            <text:p>8.0551528931</text:p>
          </table:table-cell>
          <table:table-cell table:formula="of:=[.D83]/([.E83]-[.E82])" office:value-type="float" office:value="843741.951787199" calcext:value-type="float">
            <text:p>843741.951787199</text:p>
          </table:table-cell>
          <table:table-cell table:formula="of:=[.E83]-[.E82]" office:value-type="float" office:value="0.00114727020263672" calcext:value-type="float">
            <text:p>0.00114727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32564.73986" calcext:value-type="float">
            <text:p>1456032564.73986</text:p>
          </table:table-cell>
          <table:table-cell office:value-type="float" office:value="1456032564.74176" calcext:value-type="float">
            <text:p>1456032564.74176</text:p>
          </table:table-cell>
          <table:table-cell office:value-type="float" office:value="984" calcext:value-type="float">
            <text:p>984</text:p>
          </table:table-cell>
          <table:table-cell table:formula="of:=[.B84]-[.B$2]" office:value-type="float" office:value="8.22648549079895" calcext:value-type="float">
            <text:p>8.2264854908</text:p>
          </table:table-cell>
          <table:table-cell table:formula="of:=[.D84]/([.E84]-[.E83])" office:value-type="float" office:value="5743.21531934079" calcext:value-type="float">
            <text:p>5743.2153193408</text:p>
          </table:table-cell>
          <table:table-cell table:formula="of:=[.E84]-[.E83]" office:value-type="float" office:value="0.171332597732544" calcext:value-type="float">
            <text:p>0.17133259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32564.741" calcext:value-type="float">
            <text:p>1456032564.741</text:p>
          </table:table-cell>
          <table:table-cell office:value-type="float" office:value="1456032564.74187" calcext:value-type="float">
            <text:p>1456032564.74187</text:p>
          </table:table-cell>
          <table:table-cell office:value-type="float" office:value="1000" calcext:value-type="float">
            <text:p>1000</text:p>
          </table:table-cell>
          <table:table-cell table:formula="of:=[.B85]-[.B$2]" office:value-type="float" office:value="8.22762250900269" calcext:value-type="float">
            <text:p>8.227622509</text:p>
          </table:table-cell>
          <table:table-cell table:formula="of:=[.D85]/([.E85]-[.E84])" office:value-type="float" office:value="879493.394841686" calcext:value-type="float">
            <text:p>879493.394841686</text:p>
          </table:table-cell>
          <table:table-cell table:formula="of:=[.E85]-[.E84]" office:value-type="float" office:value="0.00113701820373535" calcext:value-type="float">
            <text:p>0.00113701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32564.90999" calcext:value-type="float">
            <text:p>1456032564.90999</text:p>
          </table:table-cell>
          <table:table-cell office:value-type="float" office:value="1456032564.91099" calcext:value-type="float">
            <text:p>1456032564.91099</text:p>
          </table:table-cell>
          <table:table-cell office:value-type="float" office:value="1016" calcext:value-type="float">
            <text:p>1016</text:p>
          </table:table-cell>
          <table:table-cell table:formula="of:=[.B86]-[.B$2]" office:value-type="float" office:value="8.39661240577698" calcext:value-type="float">
            <text:p>8.3966124058</text:p>
          </table:table-cell>
          <table:table-cell table:formula="of:=[.D86]/([.E86]-[.E85])" office:value-type="float" office:value="6012.19374290169" calcext:value-type="float">
            <text:p>6012.1937429017</text:p>
          </table:table-cell>
          <table:table-cell table:formula="of:=[.E86]-[.E85]" office:value-type="float" office:value="0.168989896774292" calcext:value-type="float">
            <text:p>0.16898989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32565.08133" calcext:value-type="float">
            <text:p>1456032565.08133</text:p>
          </table:table-cell>
          <table:table-cell office:value-type="float" office:value="1456032565.08336" calcext:value-type="float">
            <text:p>1456032565.08336</text:p>
          </table:table-cell>
          <table:table-cell office:value-type="float" office:value="1024" calcext:value-type="float">
            <text:p>1024</text:p>
          </table:table-cell>
          <table:table-cell table:formula="of:=[.B87]-[.B$2]" office:value-type="float" office:value="8.56795716285706" calcext:value-type="float">
            <text:p>8.5679571629</text:p>
          </table:table-cell>
          <table:table-cell table:formula="of:=[.D87]/([.E87]-[.E86])" office:value-type="float" office:value="5976.2552263063" calcext:value-type="float">
            <text:p>5976.2552263063</text:p>
          </table:table-cell>
          <table:table-cell table:formula="of:=[.E87]-[.E86]" office:value-type="float" office:value="0.171344757080078" calcext:value-type="float">
            <text:p>0.17134475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32565.08247" calcext:value-type="float">
            <text:p>1456032565.08247</text:p>
          </table:table-cell>
          <table:table-cell office:value-type="float" office:value="1456032565.08347" calcext:value-type="float">
            <text:p>1456032565.08347</text:p>
          </table:table-cell>
          <table:table-cell office:value-type="float" office:value="1040" calcext:value-type="float">
            <text:p>1040</text:p>
          </table:table-cell>
          <table:table-cell table:formula="of:=[.B88]-[.B$2]" office:value-type="float" office:value="8.56909418106079" calcext:value-type="float">
            <text:p>8.5690941811</text:p>
          </table:table-cell>
          <table:table-cell table:formula="of:=[.D88]/([.E88]-[.E87])" office:value-type="float" office:value="914673.130635353" calcext:value-type="float">
            <text:p>914673.130635353</text:p>
          </table:table-cell>
          <table:table-cell table:formula="of:=[.E88]-[.E87]" office:value-type="float" office:value="0.00113701820373535" calcext:value-type="float">
            <text:p>0.00113701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32565.25437" calcext:value-type="float">
            <text:p>1456032565.25437</text:p>
          </table:table-cell>
          <table:table-cell office:value-type="float" office:value="1456032565.2566" calcext:value-type="float">
            <text:p>1456032565.2566</text:p>
          </table:table-cell>
          <table:table-cell office:value-type="float" office:value="1056" calcext:value-type="float">
            <text:p>1056</text:p>
          </table:table-cell>
          <table:table-cell table:formula="of:=[.B89]-[.B$2]" office:value-type="float" office:value="8.74099373817444" calcext:value-type="float">
            <text:p>8.7409937382</text:p>
          </table:table-cell>
          <table:table-cell table:formula="of:=[.D89]/([.E89]-[.E88])" office:value-type="float" office:value="6143.12228449693" calcext:value-type="float">
            <text:p>6143.1222844969</text:p>
          </table:table-cell>
          <table:table-cell table:formula="of:=[.E89]-[.E88]" office:value-type="float" office:value="0.171899557113647" calcext:value-type="float">
            <text:p>0.17189955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32565.25559" calcext:value-type="float">
            <text:p>1456032565.25559</text:p>
          </table:table-cell>
          <table:table-cell office:value-type="float" office:value="1456032565.25671" calcext:value-type="float">
            <text:p>1456032565.25671</text:p>
          </table:table-cell>
          <table:table-cell office:value-type="float" office:value="1064" calcext:value-type="float">
            <text:p>1064</text:p>
          </table:table-cell>
          <table:table-cell table:formula="of:=[.B90]-[.B$2]" office:value-type="float" office:value="8.74221658706665" calcext:value-type="float">
            <text:p>8.7422165871</text:p>
          </table:table-cell>
          <table:table-cell table:formula="of:=[.D90]/([.E90]-[.E89])" office:value-type="float" office:value="870099.328524079" calcext:value-type="float">
            <text:p>870099.328524079</text:p>
          </table:table-cell>
          <table:table-cell table:formula="of:=[.E90]-[.E89]" office:value-type="float" office:value="0.00122284889221191" calcext:value-type="float">
            <text:p>0.00122284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32565.42471" calcext:value-type="float">
            <text:p>1456032565.42471</text:p>
          </table:table-cell>
          <table:table-cell office:value-type="float" office:value="1456032565.42579" calcext:value-type="float">
            <text:p>1456032565.42579</text:p>
          </table:table-cell>
          <table:table-cell office:value-type="float" office:value="1080" calcext:value-type="float">
            <text:p>1080</text:p>
          </table:table-cell>
          <table:table-cell table:formula="of:=[.B91]-[.B$2]" office:value-type="float" office:value="8.91133546829224" calcext:value-type="float">
            <text:p>8.9113354683</text:p>
          </table:table-cell>
          <table:table-cell table:formula="of:=[.D91]/([.E91]-[.E90])" office:value-type="float" office:value="6386.04035323176" calcext:value-type="float">
            <text:p>6386.0403532318</text:p>
          </table:table-cell>
          <table:table-cell table:formula="of:=[.E91]-[.E90]" office:value-type="float" office:value="0.169118881225586" calcext:value-type="float">
            <text:p>0.16911888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32565.59606" calcext:value-type="float">
            <text:p>1456032565.59606</text:p>
          </table:table-cell>
          <table:table-cell office:value-type="float" office:value="1456032565.59806" calcext:value-type="float">
            <text:p>1456032565.59806</text:p>
          </table:table-cell>
          <table:table-cell office:value-type="float" office:value="1088" calcext:value-type="float">
            <text:p>1088</text:p>
          </table:table-cell>
          <table:table-cell table:formula="of:=[.B92]-[.B$2]" office:value-type="float" office:value="9.082683801651" calcext:value-type="float">
            <text:p>9.0826838017</text:p>
          </table:table-cell>
          <table:table-cell table:formula="of:=[.D92]/([.E92]-[.E91])" office:value-type="float" office:value="6349.63864937031" calcext:value-type="float">
            <text:p>6349.6386493703</text:p>
          </table:table-cell>
          <table:table-cell table:formula="of:=[.E92]-[.E91]" office:value-type="float" office:value="0.171348333358765" calcext:value-type="float">
            <text:p>0.17134833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32565.59723" calcext:value-type="float">
            <text:p>1456032565.59723</text:p>
          </table:table-cell>
          <table:table-cell office:value-type="float" office:value="1456032565.59817" calcext:value-type="float">
            <text:p>1456032565.59817</text:p>
          </table:table-cell>
          <table:table-cell office:value-type="float" office:value="1096" calcext:value-type="float">
            <text:p>1096</text:p>
          </table:table-cell>
          <table:table-cell table:formula="of:=[.B93]-[.B$2]" office:value-type="float" office:value="9.08385396003723" calcext:value-type="float">
            <text:p>9.08385396</text:p>
          </table:table-cell>
          <table:table-cell table:formula="of:=[.D93]/([.E93]-[.E92])" office:value-type="float" office:value="936625.343113284" calcext:value-type="float">
            <text:p>936625.343113284</text:p>
          </table:table-cell>
          <table:table-cell table:formula="of:=[.E93]-[.E92]" office:value-type="float" office:value="0.00117015838623047" calcext:value-type="float">
            <text:p>0.00117015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32565.76691" calcext:value-type="float">
            <text:p>1456032565.76691</text:p>
          </table:table-cell>
          <table:table-cell office:value-type="float" office:value="1456032565.76881" calcext:value-type="float">
            <text:p>1456032565.76881</text:p>
          </table:table-cell>
          <table:table-cell office:value-type="float" office:value="1104" calcext:value-type="float">
            <text:p>1104</text:p>
          </table:table-cell>
          <table:table-cell table:formula="of:=[.B94]-[.B$2]" office:value-type="float" office:value="9.25353145599365" calcext:value-type="float">
            <text:p>9.253531456</text:p>
          </table:table-cell>
          <table:table-cell table:formula="of:=[.D94]/([.E94]-[.E93])" office:value-type="float" office:value="6506.46094095793" calcext:value-type="float">
            <text:p>6506.4609409579</text:p>
          </table:table-cell>
          <table:table-cell table:formula="of:=[.E94]-[.E93]" office:value-type="float" office:value="0.169677495956421" calcext:value-type="float">
            <text:p>0.1696774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32565.76804" calcext:value-type="float">
            <text:p>1456032565.76804</text:p>
          </table:table-cell>
          <table:table-cell office:value-type="float" office:value="1456032565.76891" calcext:value-type="float">
            <text:p>1456032565.76891</text:p>
          </table:table-cell>
          <table:table-cell office:value-type="float" office:value="1112" calcext:value-type="float">
            <text:p>1112</text:p>
          </table:table-cell>
          <table:table-cell table:formula="of:=[.B95]-[.B$2]" office:value-type="float" office:value="9.25466513633728" calcext:value-type="float">
            <text:p>9.2546651363</text:p>
          </table:table-cell>
          <table:table-cell table:formula="of:=[.D95]/([.E95]-[.E94])" office:value-type="float" office:value="980876.140483701" calcext:value-type="float">
            <text:p>980876.140483701</text:p>
          </table:table-cell>
          <table:table-cell table:formula="of:=[.E95]-[.E94]" office:value-type="float" office:value="0.00113368034362793" calcext:value-type="float">
            <text:p>0.00113368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32565.93913" calcext:value-type="float">
            <text:p>1456032565.93913</text:p>
          </table:table-cell>
          <table:table-cell office:value-type="float" office:value="1456032565.94118" calcext:value-type="float">
            <text:p>1456032565.94118</text:p>
          </table:table-cell>
          <table:table-cell office:value-type="float" office:value="1120" calcext:value-type="float">
            <text:p>1120</text:p>
          </table:table-cell>
          <table:table-cell table:formula="of:=[.B96]-[.B$2]" office:value-type="float" office:value="9.42575597763062" calcext:value-type="float">
            <text:p>9.4257559776</text:p>
          </table:table-cell>
          <table:table-cell table:formula="of:=[.D96]/([.E96]-[.E95])" office:value-type="float" office:value="6546.23001169164" calcext:value-type="float">
            <text:p>6546.2300116916</text:p>
          </table:table-cell>
          <table:table-cell table:formula="of:=[.E96]-[.E95]" office:value-type="float" office:value="0.171090841293335" calcext:value-type="float">
            <text:p>0.17109084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32565.94029" calcext:value-type="float">
            <text:p>1456032565.94029</text:p>
          </table:table-cell>
          <table:table-cell office:value-type="float" office:value="1456032565.94129" calcext:value-type="float">
            <text:p>1456032565.94129</text:p>
          </table:table-cell>
          <table:table-cell office:value-type="float" office:value="1120" calcext:value-type="float">
            <text:p>1120</text:p>
          </table:table-cell>
          <table:table-cell table:formula="of:=[.B97]-[.B$2]" office:value-type="float" office:value="9.42691469192505" calcext:value-type="float">
            <text:p>9.4269146919</text:p>
          </table:table-cell>
          <table:table-cell table:formula="of:=[.D97]/([.E97]-[.E96])" office:value-type="float" office:value="966588.576131687" calcext:value-type="float">
            <text:p>966588.576131687</text:p>
          </table:table-cell>
          <table:table-cell table:formula="of:=[.E97]-[.E96]" office:value-type="float" office:value="0.00115871429443359" calcext:value-type="float">
            <text:p>0.00115871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32566.10923" calcext:value-type="float">
            <text:p>1456032566.10923</text:p>
          </table:table-cell>
          <table:table-cell office:value-type="float" office:value="1456032566.11013" calcext:value-type="float">
            <text:p>1456032566.11013</text:p>
          </table:table-cell>
          <table:table-cell office:value-type="float" office:value="1128" calcext:value-type="float">
            <text:p>1128</text:p>
          </table:table-cell>
          <table:table-cell table:formula="of:=[.B98]-[.B$2]" office:value-type="float" office:value="9.59585070610046" calcext:value-type="float">
            <text:p>9.5958507061</text:p>
          </table:table-cell>
          <table:table-cell table:formula="of:=[.D98]/([.E98]-[.E97])" office:value-type="float" office:value="6677.08425290974" calcext:value-type="float">
            <text:p>6677.0842529097</text:p>
          </table:table-cell>
          <table:table-cell table:formula="of:=[.E98]-[.E97]" office:value-type="float" office:value="0.168936014175415" calcext:value-type="float">
            <text:p>0.16893601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32566.28058" calcext:value-type="float">
            <text:p>1456032566.28058</text:p>
          </table:table-cell>
          <table:table-cell office:value-type="float" office:value="1456032566.28256" calcext:value-type="float">
            <text:p>1456032566.28256</text:p>
          </table:table-cell>
          <table:table-cell office:value-type="float" office:value="1128" calcext:value-type="float">
            <text:p>1128</text:p>
          </table:table-cell>
          <table:table-cell table:formula="of:=[.B99]-[.B$2]" office:value-type="float" office:value="9.76720976829529" calcext:value-type="float">
            <text:p>9.7672097683</text:p>
          </table:table-cell>
          <table:table-cell table:formula="of:=[.D99]/([.E99]-[.E98])" office:value-type="float" office:value="6582.66907832127" calcext:value-type="float">
            <text:p>6582.6690783213</text:p>
          </table:table-cell>
          <table:table-cell table:formula="of:=[.E99]-[.E98]" office:value-type="float" office:value="0.171359062194824" calcext:value-type="float">
            <text:p>0.17135906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32566.28179" calcext:value-type="float">
            <text:p>1456032566.28179</text:p>
          </table:table-cell>
          <table:table-cell office:value-type="float" office:value="1456032566.28267" calcext:value-type="float">
            <text:p>1456032566.28267</text:p>
          </table:table-cell>
          <table:table-cell office:value-type="float" office:value="1128" calcext:value-type="float">
            <text:p>1128</text:p>
          </table:table-cell>
          <table:table-cell table:formula="of:=[.B100]-[.B$2]" office:value-type="float" office:value="9.76841711997986" calcext:value-type="float">
            <text:p>9.76841712</text:p>
          </table:table-cell>
          <table:table-cell table:formula="of:=[.D100]/([.E100]-[.E99])" office:value-type="float" office:value="934276.246445498" calcext:value-type="float">
            <text:p>934276.246445498</text:p>
          </table:table-cell>
          <table:table-cell table:formula="of:=[.E100]-[.E99]" office:value-type="float" office:value="0.00120735168457031" calcext:value-type="float">
            <text:p>0.00120735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32566.45461" calcext:value-type="float">
            <text:p>1456032566.45461</text:p>
          </table:table-cell>
          <table:table-cell office:value-type="float" office:value="1456032566.45676" calcext:value-type="float">
            <text:p>1456032566.45676</text:p>
          </table:table-cell>
          <table:table-cell office:value-type="float" office:value="1128" calcext:value-type="float">
            <text:p>1128</text:p>
          </table:table-cell>
          <table:table-cell table:formula="of:=[.B101]-[.B$2]" office:value-type="float" office:value="9.94123864173889" calcext:value-type="float">
            <text:p>9.9412386417</text:p>
          </table:table-cell>
          <table:table-cell table:formula="of:=[.D101]/([.E101]-[.E100])" office:value-type="float" office:value="6526.96486247113" calcext:value-type="float">
            <text:p>6526.9648624711</text:p>
          </table:table-cell>
          <table:table-cell table:formula="of:=[.E101]-[.E100]" office:value-type="float" office:value="0.172821521759033" calcext:value-type="float">
            <text:p>0.17282152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32566.45595" calcext:value-type="float">
            <text:p>1456032566.45595</text:p>
          </table:table-cell>
          <table:table-cell office:value-type="float" office:value="1456032566.45687" calcext:value-type="float">
            <text:p>1456032566.45687</text:p>
          </table:table-cell>
          <table:table-cell office:value-type="float" office:value="1128" calcext:value-type="float">
            <text:p>1128</text:p>
          </table:table-cell>
          <table:table-cell table:formula="of:=[.B102]-[.B$2]" office:value-type="float" office:value="9.94257593154907" calcext:value-type="float">
            <text:p>9.9425759315</text:p>
          </table:table-cell>
          <table:table-cell table:formula="of:=[.D102]/([.E102]-[.E101])" office:value-type="float" office:value="843497.042610091" calcext:value-type="float">
            <text:p>843497.042610091</text:p>
          </table:table-cell>
          <table:table-cell table:formula="of:=[.E102]-[.E101]" office:value-type="float" office:value="0.00133728981018066" calcext:value-type="float">
            <text:p>0.00133728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32566.62478" calcext:value-type="float">
            <text:p>1456032566.62478</text:p>
          </table:table-cell>
          <table:table-cell office:value-type="float" office:value="1456032566.6258" calcext:value-type="float">
            <text:p>1456032566.6258</text:p>
          </table:table-cell>
          <table:table-cell office:value-type="float" office:value="1128" calcext:value-type="float">
            <text:p>1128</text:p>
          </table:table-cell>
          <table:table-cell table:formula="of:=[.B103]-[.B$2]" office:value-type="float" office:value="10.1114020347595" calcext:value-type="float">
            <text:p>10.1114020348</text:p>
          </table:table-cell>
          <table:table-cell table:formula="of:=[.D103]/([.E103]-[.E102])" office:value-type="float" office:value="6681.43123930248" calcext:value-type="float">
            <text:p>6681.4312393025</text:p>
          </table:table-cell>
          <table:table-cell table:formula="of:=[.E103]-[.E102]" office:value-type="float" office:value="0.168826103210449" calcext:value-type="float">
            <text:p>0.16882610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32566.79649" calcext:value-type="float">
            <text:p>1456032566.79649</text:p>
          </table:table-cell>
          <table:table-cell office:value-type="float" office:value="1456032566.79841" calcext:value-type="float">
            <text:p>1456032566.79841</text:p>
          </table:table-cell>
          <table:table-cell office:value-type="float" office:value="1128" calcext:value-type="float">
            <text:p>1128</text:p>
          </table:table-cell>
          <table:table-cell table:formula="of:=[.B104]-[.B$2]" office:value-type="float" office:value="10.2831137180328" calcext:value-type="float">
            <text:p>10.283113718</text:p>
          </table:table-cell>
          <table:table-cell table:formula="of:=[.D104]/([.E104]-[.E103])" office:value-type="float" office:value="6569.15114042968" calcext:value-type="float">
            <text:p>6569.1511404297</text:p>
          </table:table-cell>
          <table:table-cell table:formula="of:=[.E104]-[.E103]" office:value-type="float" office:value="0.171711683273315" calcext:value-type="float">
            <text:p>0.17171168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32566.79764" calcext:value-type="float">
            <text:p>1456032566.79764</text:p>
          </table:table-cell>
          <table:table-cell office:value-type="float" office:value="1456032566.79853" calcext:value-type="float">
            <text:p>1456032566.79853</text:p>
          </table:table-cell>
          <table:table-cell office:value-type="float" office:value="1120" calcext:value-type="float">
            <text:p>1120</text:p>
          </table:table-cell>
          <table:table-cell table:formula="of:=[.B105]-[.B$2]" office:value-type="float" office:value="10.2842695713043" calcext:value-type="float">
            <text:p>10.2842695713</text:p>
          </table:table-cell>
          <table:table-cell table:formula="of:=[.D105]/([.E105]-[.E104])" office:value-type="float" office:value="968981.122112211" calcext:value-type="float">
            <text:p>968981.122112211</text:p>
          </table:table-cell>
          <table:table-cell table:formula="of:=[.E105]-[.E104]" office:value-type="float" office:value="0.00115585327148438" calcext:value-type="float">
            <text:p>0.00115585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32566.96724" calcext:value-type="float">
            <text:p>1456032566.96724</text:p>
          </table:table-cell>
          <table:table-cell office:value-type="float" office:value="1456032566.96914" calcext:value-type="float">
            <text:p>1456032566.96914</text:p>
          </table:table-cell>
          <table:table-cell office:value-type="float" office:value="1120" calcext:value-type="float">
            <text:p>1120</text:p>
          </table:table-cell>
          <table:table-cell table:formula="of:=[.B106]-[.B$2]" office:value-type="float" office:value="10.4538669586182" calcext:value-type="float">
            <text:p>10.4538669586</text:p>
          </table:table-cell>
          <table:table-cell table:formula="of:=[.D106]/([.E106]-[.E105])" office:value-type="float" office:value="6603.87531753317" calcext:value-type="float">
            <text:p>6603.8753175332</text:p>
          </table:table-cell>
          <table:table-cell table:formula="of:=[.E106]-[.E105]" office:value-type="float" office:value="0.169597387313843" calcext:value-type="float">
            <text:p>0.16959738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32566.96838" calcext:value-type="float">
            <text:p>1456032566.96838</text:p>
          </table:table-cell>
          <table:table-cell office:value-type="float" office:value="1456032566.96934" calcext:value-type="float">
            <text:p>1456032566.96934</text:p>
          </table:table-cell>
          <table:table-cell office:value-type="float" office:value="1112" calcext:value-type="float">
            <text:p>1112</text:p>
          </table:table-cell>
          <table:table-cell table:formula="of:=[.B107]-[.B$2]" office:value-type="float" office:value="10.4550068378449" calcext:value-type="float">
            <text:p>10.4550068378</text:p>
          </table:table-cell>
          <table:table-cell table:formula="of:=[.D107]/([.E107]-[.E106])" office:value-type="float" office:value="975541.946873039" calcext:value-type="float">
            <text:p>975541.946873039</text:p>
          </table:table-cell>
          <table:table-cell table:formula="of:=[.E107]-[.E106]" office:value-type="float" office:value="0.00113987922668457" calcext:value-type="float">
            <text:p>0.00113987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32567.13948" calcext:value-type="float">
            <text:p>1456032567.13948</text:p>
          </table:table-cell>
          <table:table-cell office:value-type="float" office:value="1456032567.14137" calcext:value-type="float">
            <text:p>1456032567.14137</text:p>
          </table:table-cell>
          <table:table-cell office:value-type="float" office:value="1104" calcext:value-type="float">
            <text:p>1104</text:p>
          </table:table-cell>
          <table:table-cell table:formula="of:=[.B108]-[.B$2]" office:value-type="float" office:value="10.6261010169983" calcext:value-type="float">
            <text:p>10.626101017</text:p>
          </table:table-cell>
          <table:table-cell table:formula="of:=[.D108]/([.E108]-[.E107])" office:value-type="float" office:value="6452.58655474129" calcext:value-type="float">
            <text:p>6452.5865547413</text:p>
          </table:table-cell>
          <table:table-cell table:formula="of:=[.E108]-[.E107]" office:value-type="float" office:value="0.171094179153442" calcext:value-type="float">
            <text:p>0.171094179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32567.14062" calcext:value-type="float">
            <text:p>1456032567.14062</text:p>
          </table:table-cell>
          <table:table-cell office:value-type="float" office:value="1456032567.14148" calcext:value-type="float">
            <text:p>1456032567.14148</text:p>
          </table:table-cell>
          <table:table-cell office:value-type="float" office:value="1096" calcext:value-type="float">
            <text:p>1096</text:p>
          </table:table-cell>
          <table:table-cell table:formula="of:=[.B109]-[.B$2]" office:value-type="float" office:value="10.6272435188293" calcext:value-type="float">
            <text:p>10.6272435188</text:p>
          </table:table-cell>
          <table:table-cell table:formula="of:=[.D109]/([.E109]-[.E108])" office:value-type="float" office:value="959298.243739566" calcext:value-type="float">
            <text:p>959298.243739566</text:p>
          </table:table-cell>
          <table:table-cell table:formula="of:=[.E109]-[.E108]" office:value-type="float" office:value="0.00114250183105469" calcext:value-type="float">
            <text:p>0.0011425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32567.30974" calcext:value-type="float">
            <text:p>1456032567.30974</text:p>
          </table:table-cell>
          <table:table-cell office:value-type="float" office:value="1456032567.31065" calcext:value-type="float">
            <text:p>1456032567.31065</text:p>
          </table:table-cell>
          <table:table-cell office:value-type="float" office:value="1088" calcext:value-type="float">
            <text:p>1088</text:p>
          </table:table-cell>
          <table:table-cell table:formula="of:=[.B110]-[.B$2]" office:value-type="float" office:value="10.7963645458221" calcext:value-type="float">
            <text:p>10.7963645458</text:p>
          </table:table-cell>
          <table:table-cell table:formula="of:=[.D110]/([.E110]-[.E109])" office:value-type="float" office:value="6433.2627311111" calcext:value-type="float">
            <text:p>6433.2627311111</text:p>
          </table:table-cell>
          <table:table-cell table:formula="of:=[.E110]-[.E109]" office:value-type="float" office:value="0.169121026992798" calcext:value-type="float">
            <text:p>0.1691210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32567.48104" calcext:value-type="float">
            <text:p>1456032567.48104</text:p>
          </table:table-cell>
          <table:table-cell office:value-type="float" office:value="1456032567.48296" calcext:value-type="float">
            <text:p>1456032567.48296</text:p>
          </table:table-cell>
          <table:table-cell office:value-type="float" office:value="1072" calcext:value-type="float">
            <text:p>1072</text:p>
          </table:table-cell>
          <table:table-cell table:formula="of:=[.B111]-[.B$2]" office:value-type="float" office:value="10.9676694869995" calcext:value-type="float">
            <text:p>10.967669487</text:p>
          </table:table-cell>
          <table:table-cell table:formula="of:=[.D111]/([.E111]-[.E110])" office:value-type="float" office:value="6257.84634484102" calcext:value-type="float">
            <text:p>6257.846344841</text:p>
          </table:table-cell>
          <table:table-cell table:formula="of:=[.E111]-[.E110]" office:value-type="float" office:value="0.171304941177368" calcext:value-type="float">
            <text:p>0.17130494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32567.4822" calcext:value-type="float">
            <text:p>1456032567.4822</text:p>
          </table:table-cell>
          <table:table-cell office:value-type="float" office:value="1456032567.48307" calcext:value-type="float">
            <text:p>1456032567.48307</text:p>
          </table:table-cell>
          <table:table-cell office:value-type="float" office:value="1064" calcext:value-type="float">
            <text:p>1064</text:p>
          </table:table-cell>
          <table:table-cell table:formula="of:=[.B112]-[.B$2]" office:value-type="float" office:value="10.9688246250153" calcext:value-type="float">
            <text:p>10.968824625</text:p>
          </table:table-cell>
          <table:table-cell table:formula="of:=[.D112]/([.E112]-[.E111])" office:value-type="float" office:value="921102.054901961" calcext:value-type="float">
            <text:p>921102.054901961</text:p>
          </table:table-cell>
          <table:table-cell table:formula="of:=[.E112]-[.E111]" office:value-type="float" office:value="0.00115513801574707" calcext:value-type="float">
            <text:p>0.0011551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32567.65379" calcext:value-type="float">
            <text:p>1456032567.65379</text:p>
          </table:table-cell>
          <table:table-cell office:value-type="float" office:value="1456032567.65581" calcext:value-type="float">
            <text:p>1456032567.65581</text:p>
          </table:table-cell>
          <table:table-cell office:value-type="float" office:value="1056" calcext:value-type="float">
            <text:p>1056</text:p>
          </table:table-cell>
          <table:table-cell table:formula="of:=[.B113]-[.B$2]" office:value-type="float" office:value="11.1404190063477" calcext:value-type="float">
            <text:p>11.1404190063</text:p>
          </table:table-cell>
          <table:table-cell table:formula="of:=[.D113]/([.E113]-[.E112])" office:value-type="float" office:value="6154.04765470969" calcext:value-type="float">
            <text:p>6154.0476547097</text:p>
          </table:table-cell>
          <table:table-cell table:formula="of:=[.E113]-[.E112]" office:value-type="float" office:value="0.171594381332397" calcext:value-type="float">
            <text:p>0.17159438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32567.65493" calcext:value-type="float">
            <text:p>1456032567.65493</text:p>
          </table:table-cell>
          <table:table-cell office:value-type="float" office:value="1456032567.65593" calcext:value-type="float">
            <text:p>1456032567.65593</text:p>
          </table:table-cell>
          <table:table-cell office:value-type="float" office:value="1040" calcext:value-type="float">
            <text:p>1040</text:p>
          </table:table-cell>
          <table:table-cell table:formula="of:=[.B114]-[.B$2]" office:value-type="float" office:value="11.14155626297" calcext:value-type="float">
            <text:p>11.141556263</text:p>
          </table:table-cell>
          <table:table-cell table:formula="of:=[.D114]/([.E114]-[.E113])" office:value-type="float" office:value="914481.375262054" calcext:value-type="float">
            <text:p>914481.375262054</text:p>
          </table:table-cell>
          <table:table-cell table:formula="of:=[.E114]-[.E113]" office:value-type="float" office:value="0.00113725662231445" calcext:value-type="float">
            <text:p>0.00113725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32567.8242" calcext:value-type="float">
            <text:p>1456032567.8242</text:p>
          </table:table-cell>
          <table:table-cell office:value-type="float" office:value="1456032567.82518" calcext:value-type="float">
            <text:p>1456032567.82518</text:p>
          </table:table-cell>
          <table:table-cell office:value-type="float" office:value="1024" calcext:value-type="float">
            <text:p>1024</text:p>
          </table:table-cell>
          <table:table-cell table:formula="of:=[.B115]-[.B$2]" office:value-type="float" office:value="11.3108234405518" calcext:value-type="float">
            <text:p>11.3108234406</text:p>
          </table:table-cell>
          <table:table-cell table:formula="of:=[.D115]/([.E115]-[.E114])" office:value-type="float" office:value="6049.60757678623" calcext:value-type="float">
            <text:p>6049.6075767862</text:p>
          </table:table-cell>
          <table:table-cell table:formula="of:=[.E115]-[.E114]" office:value-type="float" office:value="0.169267177581787" calcext:value-type="float">
            <text:p>0.16926717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32567.9955" calcext:value-type="float">
            <text:p>1456032567.9955</text:p>
          </table:table-cell>
          <table:table-cell office:value-type="float" office:value="1456032567.99761" calcext:value-type="float">
            <text:p>1456032567.99761</text:p>
          </table:table-cell>
          <table:table-cell office:value-type="float" office:value="1008" calcext:value-type="float">
            <text:p>1008</text:p>
          </table:table-cell>
          <table:table-cell table:formula="of:=[.B116]-[.B$2]" office:value-type="float" office:value="11.4821212291718" calcext:value-type="float">
            <text:p>11.4821212292</text:p>
          </table:table-cell>
          <table:table-cell table:formula="of:=[.D116]/([.E116]-[.E115])" office:value-type="float" office:value="5884.48927520095" calcext:value-type="float">
            <text:p>5884.489275201</text:p>
          </table:table-cell>
          <table:table-cell table:formula="of:=[.E116]-[.E115]" office:value-type="float" office:value="0.171297788619995" calcext:value-type="float">
            <text:p>0.17129778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32567.99684" calcext:value-type="float">
            <text:p>1456032567.99684</text:p>
          </table:table-cell>
          <table:table-cell office:value-type="float" office:value="1456032567.99772" calcext:value-type="float">
            <text:p>1456032567.99772</text:p>
          </table:table-cell>
          <table:table-cell office:value-type="float" office:value="1000" calcext:value-type="float">
            <text:p>1000</text:p>
          </table:table-cell>
          <table:table-cell table:formula="of:=[.B117]-[.B$2]" office:value-type="float" office:value="11.4834673404694" calcext:value-type="float">
            <text:p>11.4834673405</text:p>
          </table:table-cell>
          <table:table-cell table:formula="of:=[.D117]/([.E117]-[.E116])" office:value-type="float" office:value="742880.62345023" calcext:value-type="float">
            <text:p>742880.62345023</text:p>
          </table:table-cell>
          <table:table-cell table:formula="of:=[.E117]-[.E116]" office:value-type="float" office:value="0.00134611129760742" calcext:value-type="float">
            <text:p>0.0013461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32568.16631" calcext:value-type="float">
            <text:p>1456032568.16631</text:p>
          </table:table-cell>
          <table:table-cell office:value-type="float" office:value="1456032568.16828" calcext:value-type="float">
            <text:p>1456032568.16828</text:p>
          </table:table-cell>
          <table:table-cell office:value-type="float" office:value="984" calcext:value-type="float">
            <text:p>984</text:p>
          </table:table-cell>
          <table:table-cell table:formula="of:=[.B118]-[.B$2]" office:value-type="float" office:value="11.6529383659363" calcext:value-type="float">
            <text:p>11.6529383659</text:p>
          </table:table-cell>
          <table:table-cell table:formula="of:=[.D118]/([.E118]-[.E117])" office:value-type="float" office:value="5806.30227078008" calcext:value-type="float">
            <text:p>5806.3022707801</text:p>
          </table:table-cell>
          <table:table-cell table:formula="of:=[.E118]-[.E117]" office:value-type="float" office:value="0.169471025466919" calcext:value-type="float">
            <text:p>0.16947102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32568.16745" calcext:value-type="float">
            <text:p>1456032568.16745</text:p>
          </table:table-cell>
          <table:table-cell office:value-type="float" office:value="1456032568.1684" calcext:value-type="float">
            <text:p>1456032568.1684</text:p>
          </table:table-cell>
          <table:table-cell office:value-type="float" office:value="968" calcext:value-type="float">
            <text:p>968</text:p>
          </table:table-cell>
          <table:table-cell table:formula="of:=[.B119]-[.B$2]" office:value-type="float" office:value="11.654070854187" calcext:value-type="float">
            <text:p>11.6540708542</text:p>
          </table:table-cell>
          <table:table-cell table:formula="of:=[.D119]/([.E119]-[.E118])" office:value-type="float" office:value="854755.004631579" calcext:value-type="float">
            <text:p>854755.004631579</text:p>
          </table:table-cell>
          <table:table-cell table:formula="of:=[.E119]-[.E118]" office:value-type="float" office:value="0.00113248825073242" calcext:value-type="float">
            <text:p>0.00113248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32568.34019" calcext:value-type="float">
            <text:p>1456032568.34019</text:p>
          </table:table-cell>
          <table:table-cell office:value-type="float" office:value="1456032568.34211" calcext:value-type="float">
            <text:p>1456032568.34211</text:p>
          </table:table-cell>
          <table:table-cell office:value-type="float" office:value="952" calcext:value-type="float">
            <text:p>952</text:p>
          </table:table-cell>
          <table:table-cell table:formula="of:=[.B120]-[.B$2]" office:value-type="float" office:value="11.8268184661865" calcext:value-type="float">
            <text:p>11.8268184662</text:p>
          </table:table-cell>
          <table:table-cell table:formula="of:=[.D120]/([.E120]-[.E119])" office:value-type="float" office:value="5510.9300150713" calcext:value-type="float">
            <text:p>5510.9300150713</text:p>
          </table:table-cell>
          <table:table-cell table:formula="of:=[.E120]-[.E119]" office:value-type="float" office:value="0.172747611999512" calcext:value-type="float">
            <text:p>0.1727476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32568.34134" calcext:value-type="float">
            <text:p>1456032568.34134</text:p>
          </table:table-cell>
          <table:table-cell office:value-type="float" office:value="1456032568.34222" calcext:value-type="float">
            <text:p>1456032568.34222</text:p>
          </table:table-cell>
          <table:table-cell office:value-type="float" office:value="936" calcext:value-type="float">
            <text:p>936</text:p>
          </table:table-cell>
          <table:table-cell table:formula="of:=[.B121]-[.B$2]" office:value-type="float" office:value="11.8279628753662" calcext:value-type="float">
            <text:p>11.8279628754</text:p>
          </table:table-cell>
          <table:table-cell table:formula="of:=[.D121]/([.E121]-[.E120])" office:value-type="float" office:value="817889.28" calcext:value-type="float">
            <text:p>817889.28</text:p>
          </table:table-cell>
          <table:table-cell table:formula="of:=[.E121]-[.E120]" office:value-type="float" office:value="0.0011444091796875" calcext:value-type="float">
            <text:p>0.00114440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32568.51021" calcext:value-type="float">
            <text:p>1456032568.51021</text:p>
          </table:table-cell>
          <table:table-cell office:value-type="float" office:value="1456032568.5111" calcext:value-type="float">
            <text:p>1456032568.5111</text:p>
          </table:table-cell>
          <table:table-cell office:value-type="float" office:value="920" calcext:value-type="float">
            <text:p>920</text:p>
          </table:table-cell>
          <table:table-cell table:formula="of:=[.B122]-[.B$2]" office:value-type="float" office:value="11.9968323707581" calcext:value-type="float">
            <text:p>11.9968323708</text:p>
          </table:table-cell>
          <table:table-cell table:formula="of:=[.D122]/([.E122]-[.E121])" office:value-type="float" office:value="5447.99401375143" calcext:value-type="float">
            <text:p>5447.9940137514</text:p>
          </table:table-cell>
          <table:table-cell table:formula="of:=[.E122]-[.E121]" office:value-type="float" office:value="0.168869495391846" calcext:value-type="float">
            <text:p>0.16886949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32568.68203" calcext:value-type="float">
            <text:p>1456032568.68203</text:p>
          </table:table-cell>
          <table:table-cell office:value-type="float" office:value="1456032568.68412" calcext:value-type="float">
            <text:p>1456032568.68412</text:p>
          </table:table-cell>
          <table:table-cell office:value-type="float" office:value="904" calcext:value-type="float">
            <text:p>904</text:p>
          </table:table-cell>
          <table:table-cell table:formula="of:=[.B123]-[.B$2]" office:value-type="float" office:value="12.1686511039734" calcext:value-type="float">
            <text:p>12.168651104</text:p>
          </table:table-cell>
          <table:table-cell table:formula="of:=[.D123]/([.E123]-[.E122])" office:value-type="float" office:value="5261.35877667694" calcext:value-type="float">
            <text:p>5261.3587766769</text:p>
          </table:table-cell>
          <table:table-cell table:formula="of:=[.E123]-[.E122]" office:value-type="float" office:value="0.171818733215332" calcext:value-type="float">
            <text:p>0.17181873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32568.68334" calcext:value-type="float">
            <text:p>1456032568.68334</text:p>
          </table:table-cell>
          <table:table-cell office:value-type="float" office:value="1456032568.68423" calcext:value-type="float">
            <text:p>1456032568.68423</text:p>
          </table:table-cell>
          <table:table-cell office:value-type="float" office:value="880" calcext:value-type="float">
            <text:p>880</text:p>
          </table:table-cell>
          <table:table-cell table:formula="of:=[.B124]-[.B$2]" office:value-type="float" office:value="12.1699664592743" calcext:value-type="float">
            <text:p>12.1699664593</text:p>
          </table:table-cell>
          <table:table-cell table:formula="of:=[.D124]/([.E124]-[.E123])" office:value-type="float" office:value="669020.757658148" calcext:value-type="float">
            <text:p>669020.757658148</text:p>
          </table:table-cell>
          <table:table-cell table:formula="of:=[.E124]-[.E123]" office:value-type="float" office:value="0.00131535530090332" calcext:value-type="float">
            <text:p>0.001315355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32568.85354" calcext:value-type="float">
            <text:p>1456032568.85354</text:p>
          </table:table-cell>
          <table:table-cell office:value-type="float" office:value="1456032568.85572" calcext:value-type="float">
            <text:p>1456032568.85572</text:p>
          </table:table-cell>
          <table:table-cell office:value-type="float" office:value="864" calcext:value-type="float">
            <text:p>864</text:p>
          </table:table-cell>
          <table:table-cell table:formula="of:=[.B125]-[.B$2]" office:value-type="float" office:value="12.3401682376862" calcext:value-type="float">
            <text:p>12.3401682377</text:p>
          </table:table-cell>
          <table:table-cell table:formula="of:=[.D125]/([.E125]-[.E124])" office:value-type="float" office:value="5076.32768624331" calcext:value-type="float">
            <text:p>5076.3276862433</text:p>
          </table:table-cell>
          <table:table-cell table:formula="of:=[.E125]-[.E124]" office:value-type="float" office:value="0.170201778411865" calcext:value-type="float">
            <text:p>0.17020177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32568.8548" calcext:value-type="float">
            <text:p>1456032568.8548</text:p>
          </table:table-cell>
          <table:table-cell office:value-type="float" office:value="1456032568.85585" calcext:value-type="float">
            <text:p>1456032568.85585</text:p>
          </table:table-cell>
          <table:table-cell office:value-type="float" office:value="848" calcext:value-type="float">
            <text:p>848</text:p>
          </table:table-cell>
          <table:table-cell table:formula="of:=[.B126]-[.B$2]" office:value-type="float" office:value="12.3414297103882" calcext:value-type="float">
            <text:p>12.3414297104</text:p>
          </table:table-cell>
          <table:table-cell table:formula="of:=[.D126]/([.E126]-[.E125])" office:value-type="float" office:value="672230.162918163" calcext:value-type="float">
            <text:p>672230.162918163</text:p>
          </table:table-cell>
          <table:table-cell table:formula="of:=[.E126]-[.E125]" office:value-type="float" office:value="0.00126147270202637" calcext:value-type="float">
            <text:p>0.00126147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32569.02392" calcext:value-type="float">
            <text:p>1456032569.02392</text:p>
          </table:table-cell>
          <table:table-cell office:value-type="float" office:value="1456032569.02491" calcext:value-type="float">
            <text:p>1456032569.02491</text:p>
          </table:table-cell>
          <table:table-cell office:value-type="float" office:value="832" calcext:value-type="float">
            <text:p>832</text:p>
          </table:table-cell>
          <table:table-cell table:formula="of:=[.B127]-[.B$2]" office:value-type="float" office:value="12.510543346405" calcext:value-type="float">
            <text:p>12.5105433464</text:p>
          </table:table-cell>
          <table:table-cell table:formula="of:=[.D127]/([.E127]-[.E126])" office:value-type="float" office:value="4919.76885836174" calcext:value-type="float">
            <text:p>4919.7688583617</text:p>
          </table:table-cell>
          <table:table-cell table:formula="of:=[.E127]-[.E126]" office:value-type="float" office:value="0.169113636016846" calcext:value-type="float">
            <text:p>0.1691136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32569.19621" calcext:value-type="float">
            <text:p>1456032569.19621</text:p>
          </table:table-cell>
          <table:table-cell office:value-type="float" office:value="1456032569.19831" calcext:value-type="float">
            <text:p>1456032569.19831</text:p>
          </table:table-cell>
          <table:table-cell office:value-type="float" office:value="816" calcext:value-type="float">
            <text:p>816</text:p>
          </table:table-cell>
          <table:table-cell table:formula="of:=[.B128]-[.B$2]" office:value-type="float" office:value="12.6828377246857" calcext:value-type="float">
            <text:p>12.6828377247</text:p>
          </table:table-cell>
          <table:table-cell table:formula="of:=[.D128]/([.E128]-[.E127])" office:value-type="float" office:value="4736.08023745771" calcext:value-type="float">
            <text:p>4736.0802374577</text:p>
          </table:table-cell>
          <table:table-cell table:formula="of:=[.E128]-[.E127]" office:value-type="float" office:value="0.17229437828064" calcext:value-type="float">
            <text:p>0.17229437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32569.19737" calcext:value-type="float">
            <text:p>1456032569.19737</text:p>
          </table:table-cell>
          <table:table-cell office:value-type="float" office:value="1456032569.19842" calcext:value-type="float">
            <text:p>1456032569.19842</text:p>
          </table:table-cell>
          <table:table-cell office:value-type="float" office:value="800" calcext:value-type="float">
            <text:p>800</text:p>
          </table:table-cell>
          <table:table-cell table:formula="of:=[.B129]-[.B$2]" office:value-type="float" office:value="12.6839928627014" calcext:value-type="float">
            <text:p>12.6839928627</text:p>
          </table:table-cell>
          <table:table-cell table:formula="of:=[.D129]/([.E129]-[.E128])" office:value-type="float" office:value="692557.936016512" calcext:value-type="float">
            <text:p>692557.936016512</text:p>
          </table:table-cell>
          <table:table-cell table:formula="of:=[.E129]-[.E128]" office:value-type="float" office:value="0.00115513801574707" calcext:value-type="float">
            <text:p>0.0011551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32569.36665" calcext:value-type="float">
            <text:p>1456032569.36665</text:p>
          </table:table-cell>
          <table:table-cell office:value-type="float" office:value="1456032569.36864" calcext:value-type="float">
            <text:p>1456032569.36864</text:p>
          </table:table-cell>
          <table:table-cell office:value-type="float" office:value="784" calcext:value-type="float">
            <text:p>784</text:p>
          </table:table-cell>
          <table:table-cell table:formula="of:=[.B130]-[.B$2]" office:value-type="float" office:value="12.8532762527466" calcext:value-type="float">
            <text:p>12.8532762527</text:p>
          </table:table-cell>
          <table:table-cell table:formula="of:=[.D130]/([.E130]-[.E129])" office:value-type="float" office:value="4631.28721483439" calcext:value-type="float">
            <text:p>4631.2872148344</text:p>
          </table:table-cell>
          <table:table-cell table:formula="of:=[.E130]-[.E129]" office:value-type="float" office:value="0.169283390045166" calcext:value-type="float">
            <text:p>0.169283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32569.3678" calcext:value-type="float">
            <text:p>1456032569.3678</text:p>
          </table:table-cell>
          <table:table-cell office:value-type="float" office:value="1456032569.3698" calcext:value-type="float">
            <text:p>1456032569.3698</text:p>
          </table:table-cell>
          <table:table-cell office:value-type="float" office:value="768" calcext:value-type="float">
            <text:p>768</text:p>
          </table:table-cell>
          <table:table-cell table:formula="of:=[.B131]-[.B$2]" office:value-type="float" office:value="12.8544228076935" calcext:value-type="float">
            <text:p>12.8544228077</text:p>
          </table:table-cell>
          <table:table-cell table:formula="of:=[.D131]/([.E131]-[.E130])" office:value-type="float" office:value="669832.703680599" calcext:value-type="float">
            <text:p>669832.703680599</text:p>
          </table:table-cell>
          <table:table-cell table:formula="of:=[.E131]-[.E130]" office:value-type="float" office:value="0.00114655494689941" calcext:value-type="float">
            <text:p>0.00114655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32569.53879" calcext:value-type="float">
            <text:p>1456032569.53879</text:p>
          </table:table-cell>
          <table:table-cell office:value-type="float" office:value="1456032569.54103" calcext:value-type="float">
            <text:p>1456032569.54103</text:p>
          </table:table-cell>
          <table:table-cell office:value-type="float" office:value="760" calcext:value-type="float">
            <text:p>760</text:p>
          </table:table-cell>
          <table:table-cell table:formula="of:=[.B132]-[.B$2]" office:value-type="float" office:value="13.0254137516022" calcext:value-type="float">
            <text:p>13.0254137516</text:p>
          </table:table-cell>
          <table:table-cell table:formula="of:=[.D132]/([.E132]-[.E131])" office:value-type="float" office:value="4444.67983290295" calcext:value-type="float">
            <text:p>4444.679832903</text:p>
          </table:table-cell>
          <table:table-cell table:formula="of:=[.E132]-[.E131]" office:value-type="float" office:value="0.170990943908691" calcext:value-type="float">
            <text:p>0.17099094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32569.54024" calcext:value-type="float">
            <text:p>1456032569.54024</text:p>
          </table:table-cell>
          <table:table-cell office:value-type="float" office:value="1456032569.54114" calcext:value-type="float">
            <text:p>1456032569.54114</text:p>
          </table:table-cell>
          <table:table-cell office:value-type="float" office:value="744" calcext:value-type="float">
            <text:p>744</text:p>
          </table:table-cell>
          <table:table-cell table:formula="of:=[.B133]-[.B$2]" office:value-type="float" office:value="13.0268685817719" calcext:value-type="float">
            <text:p>13.0268685818</text:p>
          </table:table-cell>
          <table:table-cell table:formula="of:=[.D133]/([.E133]-[.E132])" office:value-type="float" office:value="511399.897738446" calcext:value-type="float">
            <text:p>511399.897738446</text:p>
          </table:table-cell>
          <table:table-cell table:formula="of:=[.E133]-[.E132]" office:value-type="float" office:value="0.00145483016967773" calcext:value-type="float">
            <text:p>0.00145483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32569.70919" calcext:value-type="float">
            <text:p>1456032569.70919</text:p>
          </table:table-cell>
          <table:table-cell office:value-type="float" office:value="1456032569.71009" calcext:value-type="float">
            <text:p>1456032569.71009</text:p>
          </table:table-cell>
          <table:table-cell office:value-type="float" office:value="728" calcext:value-type="float">
            <text:p>728</text:p>
          </table:table-cell>
          <table:table-cell table:formula="of:=[.B134]-[.B$2]" office:value-type="float" office:value="13.1958179473877" calcext:value-type="float">
            <text:p>13.1958179474</text:p>
          </table:table-cell>
          <table:table-cell table:formula="of:=[.D134]/([.E134]-[.E133])" office:value-type="float" office:value="4308.98332968778" calcext:value-type="float">
            <text:p>4308.9833296878</text:p>
          </table:table-cell>
          <table:table-cell table:formula="of:=[.E134]-[.E133]" office:value-type="float" office:value="0.168949365615845" calcext:value-type="float">
            <text:p>0.16894936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32569.881" calcext:value-type="float">
            <text:p>1456032569.881</text:p>
          </table:table-cell>
          <table:table-cell office:value-type="float" office:value="1456032569.88291" calcext:value-type="float">
            <text:p>1456032569.88291</text:p>
          </table:table-cell>
          <table:table-cell office:value-type="float" office:value="720" calcext:value-type="float">
            <text:p>720</text:p>
          </table:table-cell>
          <table:table-cell table:formula="of:=[.B135]-[.B$2]" office:value-type="float" office:value="13.367625951767" calcext:value-type="float">
            <text:p>13.3676259518</text:p>
          </table:table-cell>
          <table:table-cell table:formula="of:=[.D135]/([.E135]-[.E134])" office:value-type="float" office:value="4190.72442288878" calcext:value-type="float">
            <text:p>4190.7244228888</text:p>
          </table:table-cell>
          <table:table-cell table:formula="of:=[.E135]-[.E134]" office:value-type="float" office:value="0.171808004379272" calcext:value-type="float">
            <text:p>0.17180800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32569.88216" calcext:value-type="float">
            <text:p>1456032569.88216</text:p>
          </table:table-cell>
          <table:table-cell office:value-type="float" office:value="1456032569.88309" calcext:value-type="float">
            <text:p>1456032569.88309</text:p>
          </table:table-cell>
          <table:table-cell office:value-type="float" office:value="704" calcext:value-type="float">
            <text:p>704</text:p>
          </table:table-cell>
          <table:table-cell table:formula="of:=[.B136]-[.B$2]" office:value-type="float" office:value="13.3687801361084" calcext:value-type="float">
            <text:p>13.3687801361</text:p>
          </table:table-cell>
          <table:table-cell table:formula="of:=[.D136]/([.E136]-[.E135])" office:value-type="float" office:value="609954.558149143" calcext:value-type="float">
            <text:p>609954.558149143</text:p>
          </table:table-cell>
          <table:table-cell table:formula="of:=[.E136]-[.E135]" office:value-type="float" office:value="0.00115418434143066" calcext:value-type="float">
            <text:p>0.00115418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32570.05426" calcext:value-type="float">
            <text:p>1456032570.05426</text:p>
          </table:table-cell>
          <table:table-cell office:value-type="float" office:value="1456032570.05638" calcext:value-type="float">
            <text:p>1456032570.05638</text:p>
          </table:table-cell>
          <table:table-cell office:value-type="float" office:value="696" calcext:value-type="float">
            <text:p>696</text:p>
          </table:table-cell>
          <table:table-cell table:formula="of:=[.B137]-[.B$2]" office:value-type="float" office:value="13.5408885478973" calcext:value-type="float">
            <text:p>13.5408885479</text:p>
          </table:table-cell>
          <table:table-cell table:formula="of:=[.D137]/([.E137]-[.E136])" office:value-type="float" office:value="4043.96271376623" calcext:value-type="float">
            <text:p>4043.9627137662</text:p>
          </table:table-cell>
          <table:table-cell table:formula="of:=[.E137]-[.E136]" office:value-type="float" office:value="0.17210841178894" calcext:value-type="float">
            <text:p>0.17210841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32570.0554" calcext:value-type="float">
            <text:p>1456032570.0554</text:p>
          </table:table-cell>
          <table:table-cell office:value-type="float" office:value="1456032570.05649" calcext:value-type="float">
            <text:p>1456032570.05649</text:p>
          </table:table-cell>
          <table:table-cell office:value-type="float" office:value="688" calcext:value-type="float">
            <text:p>688</text:p>
          </table:table-cell>
          <table:table-cell table:formula="of:=[.B138]-[.B$2]" office:value-type="float" office:value="13.5420291423798" calcext:value-type="float">
            <text:p>13.5420291424</text:p>
          </table:table-cell>
          <table:table-cell table:formula="of:=[.D138]/([.E138]-[.E137])" office:value-type="float" office:value="603194.220735786" calcext:value-type="float">
            <text:p>603194.220735786</text:p>
          </table:table-cell>
          <table:table-cell table:formula="of:=[.E138]-[.E137]" office:value-type="float" office:value="0.00114059448242188" calcext:value-type="float">
            <text:p>0.00114059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32570.22442" calcext:value-type="float">
            <text:p>1456032570.22442</text:p>
          </table:table-cell>
          <table:table-cell office:value-type="float" office:value="1456032570.22531" calcext:value-type="float">
            <text:p>1456032570.22531</text:p>
          </table:table-cell>
          <table:table-cell office:value-type="float" office:value="680" calcext:value-type="float">
            <text:p>680</text:p>
          </table:table-cell>
          <table:table-cell table:formula="of:=[.B139]-[.B$2]" office:value-type="float" office:value="13.7110431194305" calcext:value-type="float">
            <text:p>13.7110431194</text:p>
          </table:table-cell>
          <table:table-cell table:formula="of:=[.D139]/([.E139]-[.E138])" office:value-type="float" office:value="4023.3358913014" calcext:value-type="float">
            <text:p>4023.3358913014</text:p>
          </table:table-cell>
          <table:table-cell table:formula="of:=[.E139]-[.E138]" office:value-type="float" office:value="0.169013977050781" calcext:value-type="float">
            <text:p>0.16901397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32570.39641" calcext:value-type="float">
            <text:p>1456032570.39641</text:p>
          </table:table-cell>
          <table:table-cell office:value-type="float" office:value="1456032570.39852" calcext:value-type="float">
            <text:p>1456032570.39852</text:p>
          </table:table-cell>
          <table:table-cell office:value-type="float" office:value="672" calcext:value-type="float">
            <text:p>672</text:p>
          </table:table-cell>
          <table:table-cell table:formula="of:=[.B140]-[.B$2]" office:value-type="float" office:value="13.8830387592316" calcext:value-type="float">
            <text:p>13.8830387592</text:p>
          </table:table-cell>
          <table:table-cell table:formula="of:=[.D140]/([.E140]-[.E139])" office:value-type="float" office:value="3907.07578853399" calcext:value-type="float">
            <text:p>3907.075788534</text:p>
          </table:table-cell>
          <table:table-cell table:formula="of:=[.E140]-[.E139]" office:value-type="float" office:value="0.171995639801025" calcext:value-type="float">
            <text:p>0.17199563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32570.39758" calcext:value-type="float">
            <text:p>1456032570.39758</text:p>
          </table:table-cell>
          <table:table-cell office:value-type="float" office:value="1456032570.39863" calcext:value-type="float">
            <text:p>1456032570.39863</text:p>
          </table:table-cell>
          <table:table-cell office:value-type="float" office:value="664" calcext:value-type="float">
            <text:p>664</text:p>
          </table:table-cell>
          <table:table-cell table:formula="of:=[.B141]-[.B$2]" office:value-type="float" office:value="13.8842017650604" calcext:value-type="float">
            <text:p>13.8842017651</text:p>
          </table:table-cell>
          <table:table-cell table:formula="of:=[.D141]/([.E141]-[.E140])" office:value-type="float" office:value="570934.369823698" calcext:value-type="float">
            <text:p>570934.369823698</text:p>
          </table:table-cell>
          <table:table-cell table:formula="of:=[.E141]-[.E140]" office:value-type="float" office:value="0.00116300582885742" calcext:value-type="float">
            <text:p>0.00116300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32570.5672" calcext:value-type="float">
            <text:p>1456032570.5672</text:p>
          </table:table-cell>
          <table:table-cell office:value-type="float" office:value="1456032570.56925" calcext:value-type="float">
            <text:p>1456032570.56925</text:p>
          </table:table-cell>
          <table:table-cell office:value-type="float" office:value="664" calcext:value-type="float">
            <text:p>664</text:p>
          </table:table-cell>
          <table:table-cell table:formula="of:=[.B142]-[.B$2]" office:value-type="float" office:value="14.0538210868835" calcext:value-type="float">
            <text:p>14.0538210869</text:p>
          </table:table-cell>
          <table:table-cell table:formula="of:=[.D142]/([.E142]-[.E141])" office:value-type="float" office:value="3914.64836000478" calcext:value-type="float">
            <text:p>3914.6483600048</text:p>
          </table:table-cell>
          <table:table-cell table:formula="of:=[.E142]-[.E141]" office:value-type="float" office:value="0.16961932182312" calcext:value-type="float">
            <text:p>0.16961932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32570.56846" calcext:value-type="float">
            <text:p>1456032570.56846</text:p>
          </table:table-cell>
          <table:table-cell office:value-type="float" office:value="1456032570.56936" calcext:value-type="float">
            <text:p>1456032570.56936</text:p>
          </table:table-cell>
          <table:table-cell office:value-type="float" office:value="656" calcext:value-type="float">
            <text:p>656</text:p>
          </table:table-cell>
          <table:table-cell table:formula="of:=[.B143]-[.B$2]" office:value-type="float" office:value="14.0550873279572" calcext:value-type="float">
            <text:p>14.055087328</text:p>
          </table:table-cell>
          <table:table-cell table:formula="of:=[.D143]/([.E143]-[.E142])" office:value-type="float" office:value="518068.805121446" calcext:value-type="float">
            <text:p>518068.805121446</text:p>
          </table:table-cell>
          <table:table-cell table:formula="of:=[.E143]-[.E142]" office:value-type="float" office:value="0.0012662410736084" calcext:value-type="float">
            <text:p>0.00126624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32570.73894" calcext:value-type="float">
            <text:p>1456032570.73894</text:p>
          </table:table-cell>
          <table:table-cell office:value-type="float" office:value="1456032570.74085" calcext:value-type="float">
            <text:p>1456032570.74085</text:p>
          </table:table-cell>
          <table:table-cell office:value-type="float" office:value="656" calcext:value-type="float">
            <text:p>656</text:p>
          </table:table-cell>
          <table:table-cell table:formula="of:=[.B144]-[.B$2]" office:value-type="float" office:value="14.2255611419678" calcext:value-type="float">
            <text:p>14.225561142</text:p>
          </table:table-cell>
          <table:table-cell table:formula="of:=[.D144]/([.E144]-[.E143])" office:value-type="float" office:value="3848.09833584842" calcext:value-type="float">
            <text:p>3848.0983358484</text:p>
          </table:table-cell>
          <table:table-cell table:formula="of:=[.E144]-[.E143]" office:value-type="float" office:value="0.17047381401062" calcext:value-type="float">
            <text:p>0.1704738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32570.74009" calcext:value-type="float">
            <text:p>1456032570.74009</text:p>
          </table:table-cell>
          <table:table-cell office:value-type="float" office:value="1456032570.74096" calcext:value-type="float">
            <text:p>1456032570.74096</text:p>
          </table:table-cell>
          <table:table-cell office:value-type="float" office:value="656" calcext:value-type="float">
            <text:p>656</text:p>
          </table:table-cell>
          <table:table-cell table:formula="of:=[.B145]-[.B$2]" office:value-type="float" office:value="14.2267160415649" calcext:value-type="float">
            <text:p>14.2267160416</text:p>
          </table:table-cell>
          <table:table-cell table:formula="of:=[.D145]/([.E145]-[.E144])" office:value-type="float" office:value="568014.744838976" calcext:value-type="float">
            <text:p>568014.744838976</text:p>
          </table:table-cell>
          <table:table-cell table:formula="of:=[.E145]-[.E144]" office:value-type="float" office:value="0.00115489959716797" calcext:value-type="float">
            <text:p>0.00115489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32570.9093" calcext:value-type="float">
            <text:p>1456032570.9093</text:p>
          </table:table-cell>
          <table:table-cell office:value-type="float" office:value="1456032570.9102" calcext:value-type="float">
            <text:p>1456032570.9102</text:p>
          </table:table-cell>
          <table:table-cell office:value-type="float" office:value="656" calcext:value-type="float">
            <text:p>656</text:p>
          </table:table-cell>
          <table:table-cell table:formula="of:=[.B146]-[.B$2]" office:value-type="float" office:value="14.3959224224091" calcext:value-type="float">
            <text:p>14.3959224224</text:p>
          </table:table-cell>
          <table:table-cell table:formula="of:=[.D146]/([.E146]-[.E145])" office:value-type="float" office:value="3876.92235202613" calcext:value-type="float">
            <text:p>3876.9223520261</text:p>
          </table:table-cell>
          <table:table-cell table:formula="of:=[.E146]-[.E145]" office:value-type="float" office:value="0.169206380844116" calcext:value-type="float">
            <text:p>0.16920638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32571.08102" calcext:value-type="float">
            <text:p>1456032571.08102</text:p>
          </table:table-cell>
          <table:table-cell office:value-type="float" office:value="1456032571.08301" calcext:value-type="float">
            <text:p>1456032571.08301</text:p>
          </table:table-cell>
          <table:table-cell office:value-type="float" office:value="656" calcext:value-type="float">
            <text:p>656</text:p>
          </table:table-cell>
          <table:table-cell table:formula="of:=[.B147]-[.B$2]" office:value-type="float" office:value="14.5676476955414" calcext:value-type="float">
            <text:p>14.5676476955</text:p>
          </table:table-cell>
          <table:table-cell table:formula="of:=[.D147]/([.E147]-[.E146])" office:value-type="float" office:value="3820.05506839121" calcext:value-type="float">
            <text:p>3820.0550683912</text:p>
          </table:table-cell>
          <table:table-cell table:formula="of:=[.E147]-[.E146]" office:value-type="float" office:value="0.171725273132324" calcext:value-type="float">
            <text:p>0.17172527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32571.08224" calcext:value-type="float">
            <text:p>1456032571.08224</text:p>
          </table:table-cell>
          <table:table-cell office:value-type="float" office:value="1456032571.08312" calcext:value-type="float">
            <text:p>1456032571.08312</text:p>
          </table:table-cell>
          <table:table-cell office:value-type="float" office:value="656" calcext:value-type="float">
            <text:p>656</text:p>
          </table:table-cell>
          <table:table-cell table:formula="of:=[.B148]-[.B$2]" office:value-type="float" office:value="14.5688672065735" calcext:value-type="float">
            <text:p>14.5688672066</text:p>
          </table:table-cell>
          <table:table-cell table:formula="of:=[.D148]/([.E148]-[.E147])" office:value-type="float" office:value="537920.513000978" calcext:value-type="float">
            <text:p>537920.513000978</text:p>
          </table:table-cell>
          <table:table-cell table:formula="of:=[.E148]-[.E147]" office:value-type="float" office:value="0.00121951103210449" calcext:value-type="float">
            <text:p>0.0012195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32571.2543" calcext:value-type="float">
            <text:p>1456032571.2543</text:p>
          </table:table-cell>
          <table:table-cell office:value-type="float" office:value="1456032571.25655" calcext:value-type="float">
            <text:p>1456032571.25655</text:p>
          </table:table-cell>
          <table:table-cell office:value-type="float" office:value="656" calcext:value-type="float">
            <text:p>656</text:p>
          </table:table-cell>
          <table:table-cell table:formula="of:=[.B149]-[.B$2]" office:value-type="float" office:value="14.7409255504608" calcext:value-type="float">
            <text:p>14.7409255505</text:p>
          </table:table-cell>
          <table:table-cell table:formula="of:=[.D149]/([.E149]-[.E148])" office:value-type="float" office:value="3812.66020106282" calcext:value-type="float">
            <text:p>3812.6602010628</text:p>
          </table:table-cell>
          <table:table-cell table:formula="of:=[.E149]-[.E148]" office:value-type="float" office:value="0.172058343887329" calcext:value-type="float">
            <text:p>0.1720583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32571.25546" calcext:value-type="float">
            <text:p>1456032571.25546</text:p>
          </table:table-cell>
          <table:table-cell office:value-type="float" office:value="1456032571.25667" calcext:value-type="float">
            <text:p>1456032571.25667</text:p>
          </table:table-cell>
          <table:table-cell office:value-type="float" office:value="664" calcext:value-type="float">
            <text:p>664</text:p>
          </table:table-cell>
          <table:table-cell table:formula="of:=[.B150]-[.B$2]" office:value-type="float" office:value="14.7420818805695" calcext:value-type="float">
            <text:p>14.7420818806</text:p>
          </table:table-cell>
          <table:table-cell table:formula="of:=[.D150]/([.E150]-[.E149])" office:value-type="float" office:value="574230.485773196" calcext:value-type="float">
            <text:p>574230.485773196</text:p>
          </table:table-cell>
          <table:table-cell table:formula="of:=[.E150]-[.E149]" office:value-type="float" office:value="0.00115633010864258" calcext:value-type="float">
            <text:p>0.00115633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32571.42467" calcext:value-type="float">
            <text:p>1456032571.42467</text:p>
          </table:table-cell>
          <table:table-cell office:value-type="float" office:value="1456032571.42592" calcext:value-type="float">
            <text:p>1456032571.42592</text:p>
          </table:table-cell>
          <table:table-cell office:value-type="float" office:value="664" calcext:value-type="float">
            <text:p>664</text:p>
          </table:table-cell>
          <table:table-cell table:formula="of:=[.B151]-[.B$2]" office:value-type="float" office:value="14.9112963676453" calcext:value-type="float">
            <text:p>14.9112963676</text:p>
          </table:table-cell>
          <table:table-cell table:formula="of:=[.D151]/([.E151]-[.E150])" office:value-type="float" office:value="3924.01390374181" calcext:value-type="float">
            <text:p>3924.0139037418</text:p>
          </table:table-cell>
          <table:table-cell table:formula="of:=[.E151]-[.E150]" office:value-type="float" office:value="0.169214487075806" calcext:value-type="float">
            <text:p>0.1692144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32571.59655" calcext:value-type="float">
            <text:p>1456032571.59655</text:p>
          </table:table-cell>
          <table:table-cell office:value-type="float" office:value="1456032571.59846" calcext:value-type="float">
            <text:p>1456032571.59846</text:p>
          </table:table-cell>
          <table:table-cell office:value-type="float" office:value="672" calcext:value-type="float">
            <text:p>672</text:p>
          </table:table-cell>
          <table:table-cell table:formula="of:=[.B152]-[.B$2]" office:value-type="float" office:value="15.0831737518311" calcext:value-type="float">
            <text:p>15.0831737518</text:p>
          </table:table-cell>
          <table:table-cell table:formula="of:=[.D152]/([.E152]-[.E151])" office:value-type="float" office:value="3909.76394703332" calcext:value-type="float">
            <text:p>3909.7639470333</text:p>
          </table:table-cell>
          <table:table-cell table:formula="of:=[.E152]-[.E151]" office:value-type="float" office:value="0.171877384185791" calcext:value-type="float">
            <text:p>0.171877384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32571.5977" calcext:value-type="float">
            <text:p>1456032571.5977</text:p>
          </table:table-cell>
          <table:table-cell office:value-type="float" office:value="1456032571.59857" calcext:value-type="float">
            <text:p>1456032571.59857</text:p>
          </table:table-cell>
          <table:table-cell office:value-type="float" office:value="680" calcext:value-type="float">
            <text:p>680</text:p>
          </table:table-cell>
          <table:table-cell table:formula="of:=[.B153]-[.B$2]" office:value-type="float" office:value="15.0843212604523" calcext:value-type="float">
            <text:p>15.0843212605</text:p>
          </table:table-cell>
          <table:table-cell table:formula="of:=[.D153]/([.E153]-[.E152])" office:value-type="float" office:value="592588.14045294" calcext:value-type="float">
            <text:p>592588.14045294</text:p>
          </table:table-cell>
          <table:table-cell table:formula="of:=[.E153]-[.E152]" office:value-type="float" office:value="0.00114750862121582" calcext:value-type="float">
            <text:p>0.00114750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32571.76732" calcext:value-type="float">
            <text:p>1456032571.76732</text:p>
          </table:table-cell>
          <table:table-cell office:value-type="float" office:value="1456032571.7692" calcext:value-type="float">
            <text:p>1456032571.7692</text:p>
          </table:table-cell>
          <table:table-cell office:value-type="float" office:value="688" calcext:value-type="float">
            <text:p>688</text:p>
          </table:table-cell>
          <table:table-cell table:formula="of:=[.B154]-[.B$2]" office:value-type="float" office:value="15.2539417743683" calcext:value-type="float">
            <text:p>15.2539417744</text:p>
          </table:table-cell>
          <table:table-cell table:formula="of:=[.D154]/([.E154]-[.E153])" office:value-type="float" office:value="4056.11316765996" calcext:value-type="float">
            <text:p>4056.11316766</text:p>
          </table:table-cell>
          <table:table-cell table:formula="of:=[.E154]-[.E153]" office:value-type="float" office:value="0.169620513916016" calcext:value-type="float">
            <text:p>0.169620513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32571.76845" calcext:value-type="float">
            <text:p>1456032571.76845</text:p>
          </table:table-cell>
          <table:table-cell office:value-type="float" office:value="1456032571.76931" calcext:value-type="float">
            <text:p>1456032571.76931</text:p>
          </table:table-cell>
          <table:table-cell office:value-type="float" office:value="696" calcext:value-type="float">
            <text:p>696</text:p>
          </table:table-cell>
          <table:table-cell table:formula="of:=[.B155]-[.B$2]" office:value-type="float" office:value="15.255077123642" calcext:value-type="float">
            <text:p>15.2550771236</text:p>
          </table:table-cell>
          <table:table-cell table:formula="of:=[.D155]/([.E155]-[.E154])" office:value-type="float" office:value="613027.212095758" calcext:value-type="float">
            <text:p>613027.212095758</text:p>
          </table:table-cell>
          <table:table-cell table:formula="of:=[.E155]-[.E154]" office:value-type="float" office:value="0.00113534927368164" calcext:value-type="float">
            <text:p>0.001135349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32571.93903" calcext:value-type="float">
            <text:p>1456032571.93903</text:p>
          </table:table-cell>
          <table:table-cell office:value-type="float" office:value="1456032571.94101" calcext:value-type="float">
            <text:p>1456032571.94101</text:p>
          </table:table-cell>
          <table:table-cell office:value-type="float" office:value="712" calcext:value-type="float">
            <text:p>712</text:p>
          </table:table-cell>
          <table:table-cell table:formula="of:=[.B156]-[.B$2]" office:value-type="float" office:value="15.4256558418274" calcext:value-type="float">
            <text:p>15.4256558418</text:p>
          </table:table-cell>
          <table:table-cell table:formula="of:=[.D156]/([.E156]-[.E155])" office:value-type="float" office:value="4174.02597213817" calcext:value-type="float">
            <text:p>4174.0259721382</text:p>
          </table:table-cell>
          <table:table-cell table:formula="of:=[.E156]-[.E155]" office:value-type="float" office:value="0.170578718185425" calcext:value-type="float">
            <text:p>0.17057871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32571.94025" calcext:value-type="float">
            <text:p>1456032571.94025</text:p>
          </table:table-cell>
          <table:table-cell office:value-type="float" office:value="1456032571.94112" calcext:value-type="float">
            <text:p>1456032571.94112</text:p>
          </table:table-cell>
          <table:table-cell office:value-type="float" office:value="720" calcext:value-type="float">
            <text:p>720</text:p>
          </table:table-cell>
          <table:table-cell table:formula="of:=[.B157]-[.B$2]" office:value-type="float" office:value="15.4268720149994" calcext:value-type="float">
            <text:p>15.426872015</text:p>
          </table:table-cell>
          <table:table-cell table:formula="of:=[.D157]/([.E157]-[.E156])" office:value-type="float" office:value="592020.952754362" calcext:value-type="float">
            <text:p>592020.952754362</text:p>
          </table:table-cell>
          <table:table-cell table:formula="of:=[.E157]-[.E156]" office:value-type="float" office:value="0.00121617317199707" calcext:value-type="float">
            <text:p>0.00121617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32572.10928" calcext:value-type="float">
            <text:p>1456032572.10928</text:p>
          </table:table-cell>
          <table:table-cell office:value-type="float" office:value="1456032572.11046" calcext:value-type="float">
            <text:p>1456032572.11046</text:p>
          </table:table-cell>
          <table:table-cell office:value-type="float" office:value="728" calcext:value-type="float">
            <text:p>728</text:p>
          </table:table-cell>
          <table:table-cell table:formula="of:=[.B158]-[.B$2]" office:value-type="float" office:value="15.5959069728851" calcext:value-type="float">
            <text:p>15.5959069729</text:p>
          </table:table-cell>
          <table:table-cell table:formula="of:=[.D158]/([.E158]-[.E157])" office:value-type="float" office:value="4306.80143980682" calcext:value-type="float">
            <text:p>4306.8014398068</text:p>
          </table:table-cell>
          <table:table-cell table:formula="of:=[.E158]-[.E157]" office:value-type="float" office:value="0.169034957885742" calcext:value-type="float">
            <text:p>0.16903495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32572.28125" calcext:value-type="float">
            <text:p>1456032572.28125</text:p>
          </table:table-cell>
          <table:table-cell office:value-type="float" office:value="1456032572.28328" calcext:value-type="float">
            <text:p>1456032572.28328</text:p>
          </table:table-cell>
          <table:table-cell office:value-type="float" office:value="744" calcext:value-type="float">
            <text:p>744</text:p>
          </table:table-cell>
          <table:table-cell table:formula="of:=[.B159]-[.B$2]" office:value-type="float" office:value="15.7678759098053" calcext:value-type="float">
            <text:p>15.7678759098</text:p>
          </table:table-cell>
          <table:table-cell table:formula="of:=[.D159]/([.E159]-[.E158])" office:value-type="float" office:value="4326.36273343593" calcext:value-type="float">
            <text:p>4326.3627334359</text:p>
          </table:table-cell>
          <table:table-cell table:formula="of:=[.E159]-[.E158]" office:value-type="float" office:value="0.171968936920166" calcext:value-type="float">
            <text:p>0.17196893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32572.2825" calcext:value-type="float">
            <text:p>1456032572.2825</text:p>
          </table:table-cell>
          <table:table-cell office:value-type="float" office:value="1456032572.28339" calcext:value-type="float">
            <text:p>1456032572.28339</text:p>
          </table:table-cell>
          <table:table-cell office:value-type="float" office:value="760" calcext:value-type="float">
            <text:p>760</text:p>
          </table:table-cell>
          <table:table-cell table:formula="of:=[.B160]-[.B$2]" office:value-type="float" office:value="15.7691297531128" calcext:value-type="float">
            <text:p>15.7691297531</text:p>
          </table:table-cell>
          <table:table-cell table:formula="of:=[.D160]/([.E160]-[.E159])" office:value-type="float" office:value="606136.345312797" calcext:value-type="float">
            <text:p>606136.345312797</text:p>
          </table:table-cell>
          <table:table-cell table:formula="of:=[.E160]-[.E159]" office:value-type="float" office:value="0.00125384330749512" calcext:value-type="float">
            <text:p>0.00125384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32572.45441" calcext:value-type="float">
            <text:p>1456032572.45441</text:p>
          </table:table-cell>
          <table:table-cell office:value-type="float" office:value="1456032572.45653" calcext:value-type="float">
            <text:p>1456032572.45653</text:p>
          </table:table-cell>
          <table:table-cell office:value-type="float" office:value="776" calcext:value-type="float">
            <text:p>776</text:p>
          </table:table-cell>
          <table:table-cell table:formula="of:=[.B161]-[.B$2]" office:value-type="float" office:value="15.9410316944122" calcext:value-type="float">
            <text:p>15.9410316944</text:p>
          </table:table-cell>
          <table:table-cell table:formula="of:=[.D161]/([.E161]-[.E160])" office:value-type="float" office:value="4514.20149263047" calcext:value-type="float">
            <text:p>4514.2014926305</text:p>
          </table:table-cell>
          <table:table-cell table:formula="of:=[.E161]-[.E160]" office:value-type="float" office:value="0.171901941299438" calcext:value-type="float">
            <text:p>0.17190194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32572.45556" calcext:value-type="float">
            <text:p>1456032572.45556</text:p>
          </table:table-cell>
          <table:table-cell office:value-type="float" office:value="1456032572.45664" calcext:value-type="float">
            <text:p>1456032572.45664</text:p>
          </table:table-cell>
          <table:table-cell office:value-type="float" office:value="784" calcext:value-type="float">
            <text:p>784</text:p>
          </table:table-cell>
          <table:table-cell table:formula="of:=[.B162]-[.B$2]" office:value-type="float" office:value="15.9421880245209" calcext:value-type="float">
            <text:p>15.9421880245</text:p>
          </table:table-cell>
          <table:table-cell table:formula="of:=[.D162]/([.E162]-[.E161])" office:value-type="float" office:value="678007.079587629" calcext:value-type="float">
            <text:p>678007.079587629</text:p>
          </table:table-cell>
          <table:table-cell table:formula="of:=[.E162]-[.E161]" office:value-type="float" office:value="0.00115633010864258" calcext:value-type="float">
            <text:p>0.00115633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32572.62471" calcext:value-type="float">
            <text:p>1456032572.62471</text:p>
          </table:table-cell>
          <table:table-cell office:value-type="float" office:value="1456032572.62572" calcext:value-type="float">
            <text:p>1456032572.62572</text:p>
          </table:table-cell>
          <table:table-cell office:value-type="float" office:value="800" calcext:value-type="float">
            <text:p>800</text:p>
          </table:table-cell>
          <table:table-cell table:formula="of:=[.B163]-[.B$2]" office:value-type="float" office:value="16.1113340854645" calcext:value-type="float">
            <text:p>16.1113340855</text:p>
          </table:table-cell>
          <table:table-cell table:formula="of:=[.D163]/([.E163]-[.E162])" office:value-type="float" office:value="4729.64014377335" calcext:value-type="float">
            <text:p>4729.6401437734</text:p>
          </table:table-cell>
          <table:table-cell table:formula="of:=[.E163]-[.E162]" office:value-type="float" office:value="0.169146060943604" calcext:value-type="float">
            <text:p>0.16914606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32572.79666" calcext:value-type="float">
            <text:p>1456032572.79666</text:p>
          </table:table-cell>
          <table:table-cell office:value-type="float" office:value="1456032572.79855" calcext:value-type="float">
            <text:p>1456032572.79855</text:p>
          </table:table-cell>
          <table:table-cell office:value-type="float" office:value="816" calcext:value-type="float">
            <text:p>816</text:p>
          </table:table-cell>
          <table:table-cell table:formula="of:=[.B164]-[.B$2]" office:value-type="float" office:value="16.2832837104797" calcext:value-type="float">
            <text:p>16.2832837105</text:p>
          </table:table-cell>
          <table:table-cell table:formula="of:=[.D164]/([.E164]-[.E163])" office:value-type="float" office:value="4745.57592043361" calcext:value-type="float">
            <text:p>4745.5759204336</text:p>
          </table:table-cell>
          <table:table-cell table:formula="of:=[.E164]-[.E163]" office:value-type="float" office:value="0.171949625015259" calcext:value-type="float">
            <text:p>0.1719496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32572.7978" calcext:value-type="float">
            <text:p>1456032572.7978</text:p>
          </table:table-cell>
          <table:table-cell office:value-type="float" office:value="1456032572.79866" calcext:value-type="float">
            <text:p>1456032572.79866</text:p>
          </table:table-cell>
          <table:table-cell office:value-type="float" office:value="832" calcext:value-type="float">
            <text:p>832</text:p>
          </table:table-cell>
          <table:table-cell table:formula="of:=[.B165]-[.B$2]" office:value-type="float" office:value="16.2844245433807" calcext:value-type="float">
            <text:p>16.2844245434</text:p>
          </table:table-cell>
          <table:table-cell table:formula="of:=[.D165]/([.E165]-[.E164])" office:value-type="float" office:value="729291.729989551" calcext:value-type="float">
            <text:p>729291.729989551</text:p>
          </table:table-cell>
          <table:table-cell table:formula="of:=[.E165]-[.E164]" office:value-type="float" office:value="0.00114083290100098" calcext:value-type="float">
            <text:p>0.001140832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32572.96767" calcext:value-type="float">
            <text:p>1456032572.96767</text:p>
          </table:table-cell>
          <table:table-cell office:value-type="float" office:value="1456032572.96957" calcext:value-type="float">
            <text:p>1456032572.96957</text:p>
          </table:table-cell>
          <table:table-cell office:value-type="float" office:value="848" calcext:value-type="float">
            <text:p>848</text:p>
          </table:table-cell>
          <table:table-cell table:formula="of:=[.B166]-[.B$2]" office:value-type="float" office:value="16.454293012619" calcext:value-type="float">
            <text:p>16.4542930126</text:p>
          </table:table-cell>
          <table:table-cell table:formula="of:=[.D166]/([.E166]-[.E165])" office:value-type="float" office:value="4992.09773186616" calcext:value-type="float">
            <text:p>4992.0977318662</text:p>
          </table:table-cell>
          <table:table-cell table:formula="of:=[.E166]-[.E165]" office:value-type="float" office:value="0.169868469238281" calcext:value-type="float">
            <text:p>0.16986846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32572.96882" calcext:value-type="float">
            <text:p>1456032572.96882</text:p>
          </table:table-cell>
          <table:table-cell office:value-type="float" office:value="1456032572.96968" calcext:value-type="float">
            <text:p>1456032572.96968</text:p>
          </table:table-cell>
          <table:table-cell office:value-type="float" office:value="864" calcext:value-type="float">
            <text:p>864</text:p>
          </table:table-cell>
          <table:table-cell table:formula="of:=[.B167]-[.B$2]" office:value-type="float" office:value="16.4554417133331" calcext:value-type="float">
            <text:p>16.4554417133</text:p>
          </table:table-cell>
          <table:table-cell table:formula="of:=[.D167]/([.E167]-[.E166])" office:value-type="float" office:value="752154.141967621" calcext:value-type="float">
            <text:p>752154.141967621</text:p>
          </table:table-cell>
          <table:table-cell table:formula="of:=[.E167]-[.E166]" office:value-type="float" office:value="0.00114870071411133" calcext:value-type="float">
            <text:p>0.00114870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32573.13933" calcext:value-type="float">
            <text:p>1456032573.13933</text:p>
          </table:table-cell>
          <table:table-cell office:value-type="float" office:value="1456032573.14127" calcext:value-type="float">
            <text:p>1456032573.14127</text:p>
          </table:table-cell>
          <table:table-cell office:value-type="float" office:value="880" calcext:value-type="float">
            <text:p>880</text:p>
          </table:table-cell>
          <table:table-cell table:formula="of:=[.B168]-[.B$2]" office:value-type="float" office:value="16.6259560585022" calcext:value-type="float">
            <text:p>16.6259560585</text:p>
          </table:table-cell>
          <table:table-cell table:formula="of:=[.D168]/([.E168]-[.E167])" office:value-type="float" office:value="5160.8561093641" calcext:value-type="float">
            <text:p>5160.8561093641</text:p>
          </table:table-cell>
          <table:table-cell table:formula="of:=[.E168]-[.E167]" office:value-type="float" office:value="0.170514345169067" calcext:value-type="float">
            <text:p>0.17051434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32573.14052" calcext:value-type="float">
            <text:p>1456032573.14052</text:p>
          </table:table-cell>
          <table:table-cell office:value-type="float" office:value="1456032573.14138" calcext:value-type="float">
            <text:p>1456032573.14138</text:p>
          </table:table-cell>
          <table:table-cell office:value-type="float" office:value="904" calcext:value-type="float">
            <text:p>904</text:p>
          </table:table-cell>
          <table:table-cell table:formula="of:=[.B169]-[.B$2]" office:value-type="float" office:value="16.6271448135376" calcext:value-type="float">
            <text:p>16.6271448135</text:p>
          </table:table-cell>
          <table:table-cell table:formula="of:=[.D169]/([.E169]-[.E168])" office:value-type="float" office:value="760459.449659045" calcext:value-type="float">
            <text:p>760459.449659045</text:p>
          </table:table-cell>
          <table:table-cell table:formula="of:=[.E169]-[.E168]" office:value-type="float" office:value="0.00118875503540039" calcext:value-type="float">
            <text:p>0.0011887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32573.30935" calcext:value-type="float">
            <text:p>1456032573.30935</text:p>
          </table:table-cell>
          <table:table-cell office:value-type="float" office:value="1456032573.31024" calcext:value-type="float">
            <text:p>1456032573.31024</text:p>
          </table:table-cell>
          <table:table-cell office:value-type="float" office:value="920" calcext:value-type="float">
            <text:p>920</text:p>
          </table:table-cell>
          <table:table-cell table:formula="of:=[.B170]-[.B$2]" office:value-type="float" office:value="16.7959792613983" calcext:value-type="float">
            <text:p>16.7959792614</text:p>
          </table:table-cell>
          <table:table-cell table:formula="of:=[.D170]/([.E170]-[.E169])" office:value-type="float" office:value="5449.12493663003" calcext:value-type="float">
            <text:p>5449.12493663</text:p>
          </table:table-cell>
          <table:table-cell table:formula="of:=[.E170]-[.E169]" office:value-type="float" office:value="0.168834447860718" calcext:value-type="float">
            <text:p>0.168834447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32573.48127" calcext:value-type="float">
            <text:p>1456032573.48127</text:p>
          </table:table-cell>
          <table:table-cell office:value-type="float" office:value="1456032573.48328" calcext:value-type="float">
            <text:p>1456032573.48328</text:p>
          </table:table-cell>
          <table:table-cell office:value-type="float" office:value="936" calcext:value-type="float">
            <text:p>936</text:p>
          </table:table-cell>
          <table:table-cell table:formula="of:=[.B171]-[.B$2]" office:value-type="float" office:value="16.9678995609283" calcext:value-type="float">
            <text:p>16.9678995609</text:p>
          </table:table-cell>
          <table:table-cell table:formula="of:=[.D171]/([.E171]-[.E170])" office:value-type="float" office:value="5444.38325525665" calcext:value-type="float">
            <text:p>5444.3832552567</text:p>
          </table:table-cell>
          <table:table-cell table:formula="of:=[.E171]-[.E170]" office:value-type="float" office:value="0.171920299530029" calcext:value-type="float">
            <text:p>0.17192029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32573.48244" calcext:value-type="float">
            <text:p>1456032573.48244</text:p>
          </table:table-cell>
          <table:table-cell office:value-type="float" office:value="1456032573.48339" calcext:value-type="float">
            <text:p>1456032573.48339</text:p>
          </table:table-cell>
          <table:table-cell office:value-type="float" office:value="952" calcext:value-type="float">
            <text:p>952</text:p>
          </table:table-cell>
          <table:table-cell table:formula="of:=[.B172]-[.B$2]" office:value-type="float" office:value="16.9690632820129" calcext:value-type="float">
            <text:p>16.969063282</text:p>
          </table:table-cell>
          <table:table-cell table:formula="of:=[.D172]/([.E172]-[.E171])" office:value-type="float" office:value="818065.439049375" calcext:value-type="float">
            <text:p>818065.439049375</text:p>
          </table:table-cell>
          <table:table-cell table:formula="of:=[.E172]-[.E171]" office:value-type="float" office:value="0.00116372108459473" calcext:value-type="float">
            <text:p>0.00116372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32573.65401" calcext:value-type="float">
            <text:p>1456032573.65401</text:p>
          </table:table-cell>
          <table:table-cell office:value-type="float" office:value="1456032573.65605" calcext:value-type="float">
            <text:p>1456032573.65605</text:p>
          </table:table-cell>
          <table:table-cell office:value-type="float" office:value="968" calcext:value-type="float">
            <text:p>968</text:p>
          </table:table-cell>
          <table:table-cell table:formula="of:=[.B173]-[.B$2]" office:value-type="float" office:value="17.1406314373016" calcext:value-type="float">
            <text:p>17.1406314373</text:p>
          </table:table-cell>
          <table:table-cell table:formula="of:=[.D173]/([.E173]-[.E172])" office:value-type="float" office:value="5642.07267001941" calcext:value-type="float">
            <text:p>5642.0726700194</text:p>
          </table:table-cell>
          <table:table-cell table:formula="of:=[.E173]-[.E172]" office:value-type="float" office:value="0.171568155288696" calcext:value-type="float">
            <text:p>0.17156815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32573.65515" calcext:value-type="float">
            <text:p>1456032573.65515</text:p>
          </table:table-cell>
          <table:table-cell office:value-type="float" office:value="1456032573.65616" calcext:value-type="float">
            <text:p>1456032573.65616</text:p>
          </table:table-cell>
          <table:table-cell office:value-type="float" office:value="984" calcext:value-type="float">
            <text:p>984</text:p>
          </table:table-cell>
          <table:table-cell table:formula="of:=[.B174]-[.B$2]" office:value-type="float" office:value="17.141773223877" calcext:value-type="float">
            <text:p>17.1417732239</text:p>
          </table:table-cell>
          <table:table-cell table:formula="of:=[.D174]/([.E174]-[.E173])" office:value-type="float" office:value="861807.295051159" calcext:value-type="float">
            <text:p>861807.295051159</text:p>
          </table:table-cell>
          <table:table-cell table:formula="of:=[.E174]-[.E173]" office:value-type="float" office:value="0.00114178657531738" calcext:value-type="float">
            <text:p>0.001141786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32573.8238" calcext:value-type="float">
            <text:p>1456032573.8238</text:p>
          </table:table-cell>
          <table:table-cell office:value-type="float" office:value="1456032573.82455" calcext:value-type="float">
            <text:p>1456032573.82455</text:p>
          </table:table-cell>
          <table:table-cell office:value-type="float" office:value="1000" calcext:value-type="float">
            <text:p>1000</text:p>
          </table:table-cell>
          <table:table-cell table:formula="of:=[.B175]-[.B$2]" office:value-type="float" office:value="17.3104219436646" calcext:value-type="float">
            <text:p>17.3104219437</text:p>
          </table:table-cell>
          <table:table-cell table:formula="of:=[.D175]/([.E175]-[.E174])" office:value-type="float" office:value="5929.48467832686" calcext:value-type="float">
            <text:p>5929.4846783269</text:p>
          </table:table-cell>
          <table:table-cell table:formula="of:=[.E175]-[.E174]" office:value-type="float" office:value="0.168648719787598" calcext:value-type="float">
            <text:p>0.168648719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32573.99583" calcext:value-type="float">
            <text:p>1456032573.99583</text:p>
          </table:table-cell>
          <table:table-cell office:value-type="float" office:value="1456032573.99806" calcext:value-type="float">
            <text:p>1456032573.99806</text:p>
          </table:table-cell>
          <table:table-cell office:value-type="float" office:value="1016" calcext:value-type="float">
            <text:p>1016</text:p>
          </table:table-cell>
          <table:table-cell table:formula="of:=[.B176]-[.B$2]" office:value-type="float" office:value="17.4824500083923" calcext:value-type="float">
            <text:p>17.4824500084</text:p>
          </table:table-cell>
          <table:table-cell table:formula="of:=[.D176]/([.E176]-[.E175])" office:value-type="float" office:value="5906.01307762031" calcext:value-type="float">
            <text:p>5906.0130776203</text:p>
          </table:table-cell>
          <table:table-cell table:formula="of:=[.E176]-[.E175]" office:value-type="float" office:value="0.172028064727783" calcext:value-type="float">
            <text:p>0.17202806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32573.99726" calcext:value-type="float">
            <text:p>1456032573.99726</text:p>
          </table:table-cell>
          <table:table-cell office:value-type="float" office:value="1456032573.99817" calcext:value-type="float">
            <text:p>1456032573.99817</text:p>
          </table:table-cell>
          <table:table-cell office:value-type="float" office:value="1024" calcext:value-type="float">
            <text:p>1024</text:p>
          </table:table-cell>
          <table:table-cell table:formula="of:=[.B177]-[.B$2]" office:value-type="float" office:value="17.4838864803314" calcext:value-type="float">
            <text:p>17.4838864803</text:p>
          </table:table-cell>
          <table:table-cell table:formula="of:=[.D177]/([.E177]-[.E176])" office:value-type="float" office:value="712857.642489627" calcext:value-type="float">
            <text:p>712857.642489627</text:p>
          </table:table-cell>
          <table:table-cell table:formula="of:=[.E177]-[.E176]" office:value-type="float" office:value="0.00143647193908691" calcext:value-type="float">
            <text:p>0.001436471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32574.1665" calcext:value-type="float">
            <text:p>1456032574.1665</text:p>
          </table:table-cell>
          <table:table-cell office:value-type="float" office:value="1456032574.16841" calcext:value-type="float">
            <text:p>1456032574.16841</text:p>
          </table:table-cell>
          <table:table-cell office:value-type="float" office:value="1040" calcext:value-type="float">
            <text:p>1040</text:p>
          </table:table-cell>
          <table:table-cell table:formula="of:=[.B178]-[.B$2]" office:value-type="float" office:value="17.6531267166138" calcext:value-type="float">
            <text:p>17.6531267166</text:p>
          </table:table-cell>
          <table:table-cell table:formula="of:=[.D178]/([.E178]-[.E177])" office:value-type="float" office:value="6145.11077770499" calcext:value-type="float">
            <text:p>6145.110777705</text:p>
          </table:table-cell>
          <table:table-cell table:formula="of:=[.E178]-[.E177]" office:value-type="float" office:value="0.169240236282349" calcext:value-type="float">
            <text:p>0.169240236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32574.16765" calcext:value-type="float">
            <text:p>1456032574.16765</text:p>
          </table:table-cell>
          <table:table-cell office:value-type="float" office:value="1456032574.16853" calcext:value-type="float">
            <text:p>1456032574.16853</text:p>
          </table:table-cell>
          <table:table-cell office:value-type="float" office:value="1056" calcext:value-type="float">
            <text:p>1056</text:p>
          </table:table-cell>
          <table:table-cell table:formula="of:=[.B179]-[.B$2]" office:value-type="float" office:value="17.6542708873749" calcext:value-type="float">
            <text:p>17.6542708874</text:p>
          </table:table-cell>
          <table:table-cell table:formula="of:=[.D179]/([.E179]-[.E178])" office:value-type="float" office:value="922939.158991457" calcext:value-type="float">
            <text:p>922939.158991457</text:p>
          </table:table-cell>
          <table:table-cell table:formula="of:=[.E179]-[.E178]" office:value-type="float" office:value="0.0011441707611084" calcext:value-type="float">
            <text:p>0.00114417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32574.33907" calcext:value-type="float">
            <text:p>1456032574.33907</text:p>
          </table:table-cell>
          <table:table-cell office:value-type="float" office:value="1456032574.34102" calcext:value-type="float">
            <text:p>1456032574.34102</text:p>
          </table:table-cell>
          <table:table-cell office:value-type="float" office:value="1064" calcext:value-type="float">
            <text:p>1064</text:p>
          </table:table-cell>
          <table:table-cell table:formula="of:=[.B180]-[.B$2]" office:value-type="float" office:value="17.8256986141205" calcext:value-type="float">
            <text:p>17.8256986141</text:p>
          </table:table-cell>
          <table:table-cell table:formula="of:=[.D180]/([.E180]-[.E179])" office:value-type="float" office:value="6206.69724903341" calcext:value-type="float">
            <text:p>6206.6972490334</text:p>
          </table:table-cell>
          <table:table-cell table:formula="of:=[.E180]-[.E179]" office:value-type="float" office:value="0.171427726745605" calcext:value-type="float">
            <text:p>0.17142772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32574.34023" calcext:value-type="float">
            <text:p>1456032574.34023</text:p>
          </table:table-cell>
          <table:table-cell office:value-type="float" office:value="1456032574.34113" calcext:value-type="float">
            <text:p>1456032574.34113</text:p>
          </table:table-cell>
          <table:table-cell office:value-type="float" office:value="1072" calcext:value-type="float">
            <text:p>1072</text:p>
          </table:table-cell>
          <table:table-cell table:formula="of:=[.B181]-[.B$2]" office:value-type="float" office:value="17.8268575668335" calcext:value-type="float">
            <text:p>17.8268575668</text:p>
          </table:table-cell>
          <table:table-cell table:formula="of:=[.D181]/([.E181]-[.E180])" office:value-type="float" office:value="924973.027772063" calcext:value-type="float">
            <text:p>924973.027772063</text:p>
          </table:table-cell>
          <table:table-cell table:formula="of:=[.E181]-[.E180]" office:value-type="float" office:value="0.0011589527130127" calcext:value-type="float">
            <text:p>0.00115895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32574.50929" calcext:value-type="float">
            <text:p>1456032574.50929</text:p>
          </table:table-cell>
          <table:table-cell office:value-type="float" office:value="1456032574.51027" calcext:value-type="float">
            <text:p>1456032574.51027</text:p>
          </table:table-cell>
          <table:table-cell office:value-type="float" office:value="1088" calcext:value-type="float">
            <text:p>1088</text:p>
          </table:table-cell>
          <table:table-cell table:formula="of:=[.B182]-[.B$2]" office:value-type="float" office:value="17.9959154129028" calcext:value-type="float">
            <text:p>17.9959154129</text:p>
          </table:table-cell>
          <table:table-cell table:formula="of:=[.D182]/([.E182]-[.E181])" office:value-type="float" office:value="6435.66699385119" calcext:value-type="float">
            <text:p>6435.6669938512</text:p>
          </table:table-cell>
          <table:table-cell table:formula="of:=[.E182]-[.E181]" office:value-type="float" office:value="0.169057846069336" calcext:value-type="float">
            <text:p>0.169057846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32574.68068" calcext:value-type="float">
            <text:p>1456032574.68068</text:p>
          </table:table-cell>
          <table:table-cell office:value-type="float" office:value="1456032574.68259" calcext:value-type="float">
            <text:p>1456032574.68259</text:p>
          </table:table-cell>
          <table:table-cell office:value-type="float" office:value="1096" calcext:value-type="float">
            <text:p>1096</text:p>
          </table:table-cell>
          <table:table-cell table:formula="of:=[.B183]-[.B$2]" office:value-type="float" office:value="18.1673061847687" calcext:value-type="float">
            <text:p>18.1673061848</text:p>
          </table:table-cell>
          <table:table-cell table:formula="of:=[.D183]/([.E183]-[.E182])" office:value-type="float" office:value="6394.7433579323" calcext:value-type="float">
            <text:p>6394.7433579323</text:p>
          </table:table-cell>
          <table:table-cell table:formula="of:=[.E183]-[.E182]" office:value-type="float" office:value="0.171390771865845" calcext:value-type="float">
            <text:p>0.17139077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32574.68182" calcext:value-type="float">
            <text:p>1456032574.68182</text:p>
          </table:table-cell>
          <table:table-cell office:value-type="float" office:value="1456032574.6827" calcext:value-type="float">
            <text:p>1456032574.6827</text:p>
          </table:table-cell>
          <table:table-cell office:value-type="float" office:value="1104" calcext:value-type="float">
            <text:p>1104</text:p>
          </table:table-cell>
          <table:table-cell table:formula="of:=[.B184]-[.B$2]" office:value-type="float" office:value="18.1684412956238" calcext:value-type="float">
            <text:p>18.1684412956</text:p>
          </table:table-cell>
          <table:table-cell table:formula="of:=[.D184]/([.E184]-[.E183])" office:value-type="float" office:value="972592.231884058" calcext:value-type="float">
            <text:p>972592.231884058</text:p>
          </table:table-cell>
          <table:table-cell table:formula="of:=[.E184]-[.E183]" office:value-type="float" office:value="0.00113511085510254" calcext:value-type="float">
            <text:p>0.001135110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32574.85431" calcext:value-type="float">
            <text:p>1456032574.85431</text:p>
          </table:table-cell>
          <table:table-cell office:value-type="float" office:value="1456032574.85642" calcext:value-type="float">
            <text:p>1456032574.85642</text:p>
          </table:table-cell>
          <table:table-cell office:value-type="float" office:value="1112" calcext:value-type="float">
            <text:p>1112</text:p>
          </table:table-cell>
          <table:table-cell table:formula="of:=[.B185]-[.B$2]" office:value-type="float" office:value="18.3409361839294" calcext:value-type="float">
            <text:p>18.3409361839</text:p>
          </table:table-cell>
          <table:table-cell table:formula="of:=[.D185]/([.E185]-[.E184])" office:value-type="float" office:value="6446.5678428077" calcext:value-type="float">
            <text:p>6446.5678428077</text:p>
          </table:table-cell>
          <table:table-cell table:formula="of:=[.E185]-[.E184]" office:value-type="float" office:value="0.172494888305664" calcext:value-type="float">
            <text:p>0.17249488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32574.85549" calcext:value-type="float">
            <text:p>1456032574.85549</text:p>
          </table:table-cell>
          <table:table-cell office:value-type="float" office:value="1456032574.85653" calcext:value-type="float">
            <text:p>1456032574.85653</text:p>
          </table:table-cell>
          <table:table-cell office:value-type="float" office:value="1120" calcext:value-type="float">
            <text:p>1120</text:p>
          </table:table-cell>
          <table:table-cell table:formula="of:=[.B186]-[.B$2]" office:value-type="float" office:value="18.3421182632446" calcext:value-type="float">
            <text:p>18.3421182632</text:p>
          </table:table-cell>
          <table:table-cell table:formula="of:=[.D186]/([.E186]-[.E185])" office:value-type="float" office:value="947482.95280355" calcext:value-type="float">
            <text:p>947482.95280355</text:p>
          </table:table-cell>
          <table:table-cell table:formula="of:=[.E186]-[.E185]" office:value-type="float" office:value="0.00118207931518555" calcext:value-type="float">
            <text:p>0.00118207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32575.02458" calcext:value-type="float">
            <text:p>1456032575.02458</text:p>
          </table:table-cell>
          <table:table-cell office:value-type="float" office:value="1456032575.02545" calcext:value-type="float">
            <text:p>1456032575.02545</text:p>
          </table:table-cell>
          <table:table-cell office:value-type="float" office:value="1120" calcext:value-type="float">
            <text:p>1120</text:p>
          </table:table-cell>
          <table:table-cell table:formula="of:=[.B187]-[.B$2]" office:value-type="float" office:value="18.5112047195435" calcext:value-type="float">
            <text:p>18.5112047195</text:p>
          </table:table-cell>
          <table:table-cell table:formula="of:=[.D187]/([.E187]-[.E186])" office:value-type="float" office:value="6623.83034404963" calcext:value-type="float">
            <text:p>6623.8303440496</text:p>
          </table:table-cell>
          <table:table-cell table:formula="of:=[.E187]-[.E186]" office:value-type="float" office:value="0.169086456298828" calcext:value-type="float">
            <text:p>0.169086456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32575.19581" calcext:value-type="float">
            <text:p>1456032575.19581</text:p>
          </table:table-cell>
          <table:table-cell office:value-type="float" office:value="1456032575.19777" calcext:value-type="float">
            <text:p>1456032575.19777</text:p>
          </table:table-cell>
          <table:table-cell office:value-type="float" office:value="1128" calcext:value-type="float">
            <text:p>1128</text:p>
          </table:table-cell>
          <table:table-cell table:formula="of:=[.B188]-[.B$2]" office:value-type="float" office:value="18.68243932724" calcext:value-type="float">
            <text:p>18.6824393272</text:p>
          </table:table-cell>
          <table:table-cell table:formula="of:=[.D188]/([.E188]-[.E187])" office:value-type="float" office:value="6587.45340777767" calcext:value-type="float">
            <text:p>6587.4534077777</text:p>
          </table:table-cell>
          <table:table-cell table:formula="of:=[.E188]-[.E187]" office:value-type="float" office:value="0.171234607696533" calcext:value-type="float">
            <text:p>0.171234607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32575.19701" calcext:value-type="float">
            <text:p>1456032575.19701</text:p>
          </table:table-cell>
          <table:table-cell office:value-type="float" office:value="1456032575.19788" calcext:value-type="float">
            <text:p>1456032575.19788</text:p>
          </table:table-cell>
          <table:table-cell office:value-type="float" office:value="1128" calcext:value-type="float">
            <text:p>1128</text:p>
          </table:table-cell>
          <table:table-cell table:formula="of:=[.B189]-[.B$2]" office:value-type="float" office:value="18.6836361885071" calcext:value-type="float">
            <text:p>18.6836361885</text:p>
          </table:table-cell>
          <table:table-cell table:formula="of:=[.D189]/([.E189]-[.E188])" office:value-type="float" office:value="942465.121912351" calcext:value-type="float">
            <text:p>942465.121912351</text:p>
          </table:table-cell>
          <table:table-cell table:formula="of:=[.E189]-[.E188]" office:value-type="float" office:value="0.00119686126708984" calcext:value-type="float">
            <text:p>0.00119686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32575.36679" calcext:value-type="float">
            <text:p>1456032575.36679</text:p>
          </table:table-cell>
          <table:table-cell office:value-type="float" office:value="1456032575.3687" calcext:value-type="float">
            <text:p>1456032575.3687</text:p>
          </table:table-cell>
          <table:table-cell office:value-type="float" office:value="1128" calcext:value-type="float">
            <text:p>1128</text:p>
          </table:table-cell>
          <table:table-cell table:formula="of:=[.B190]-[.B$2]" office:value-type="float" office:value="18.8534154891968" calcext:value-type="float">
            <text:p>18.8534154892</text:p>
          </table:table-cell>
          <table:table-cell table:formula="of:=[.D190]/([.E190]-[.E189])" office:value-type="float" office:value="6643.9194614285" calcext:value-type="float">
            <text:p>6643.9194614285</text:p>
          </table:table-cell>
          <table:table-cell table:formula="of:=[.E190]-[.E189]" office:value-type="float" office:value="0.169779300689697" calcext:value-type="float">
            <text:p>0.16977930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32575.36792" calcext:value-type="float">
            <text:p>1456032575.36792</text:p>
          </table:table-cell>
          <table:table-cell office:value-type="float" office:value="1456032575.36882" calcext:value-type="float">
            <text:p>1456032575.36882</text:p>
          </table:table-cell>
          <table:table-cell office:value-type="float" office:value="1128" calcext:value-type="float">
            <text:p>1128</text:p>
          </table:table-cell>
          <table:table-cell table:formula="of:=[.B191]-[.B$2]" office:value-type="float" office:value="18.8545470237732" calcext:value-type="float">
            <text:p>18.8545470238</text:p>
          </table:table-cell>
          <table:table-cell table:formula="of:=[.D191]/([.E191]-[.E190])" office:value-type="float" office:value="996876.298356511" calcext:value-type="float">
            <text:p>996876.298356511</text:p>
          </table:table-cell>
          <table:table-cell table:formula="of:=[.E191]-[.E190]" office:value-type="float" office:value="0.00113153457641602" calcext:value-type="float">
            <text:p>0.001131534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32575.53967" calcext:value-type="float">
            <text:p>1456032575.53967</text:p>
          </table:table-cell>
          <table:table-cell office:value-type="float" office:value="1456032575.54159" calcext:value-type="float">
            <text:p>1456032575.54159</text:p>
          </table:table-cell>
          <table:table-cell office:value-type="float" office:value="1128" calcext:value-type="float">
            <text:p>1128</text:p>
          </table:table-cell>
          <table:table-cell table:formula="of:=[.B192]-[.B$2]" office:value-type="float" office:value="19.0262937545776" calcext:value-type="float">
            <text:p>19.0262937546</text:p>
          </table:table-cell>
          <table:table-cell table:formula="of:=[.D192]/([.E192]-[.E191])" office:value-type="float" office:value="6567.81060528237" calcext:value-type="float">
            <text:p>6567.8106052824</text:p>
          </table:table-cell>
          <table:table-cell table:formula="of:=[.E192]-[.E191]" office:value-type="float" office:value="0.171746730804443" calcext:value-type="float">
            <text:p>0.17174673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32575.54082" calcext:value-type="float">
            <text:p>1456032575.54082</text:p>
          </table:table-cell>
          <table:table-cell office:value-type="float" office:value="1456032575.54171" calcext:value-type="float">
            <text:p>1456032575.54171</text:p>
          </table:table-cell>
          <table:table-cell office:value-type="float" office:value="1128" calcext:value-type="float">
            <text:p>1128</text:p>
          </table:table-cell>
          <table:table-cell table:formula="of:=[.B193]-[.B$2]" office:value-type="float" office:value="19.0274403095245" calcext:value-type="float">
            <text:p>19.0274403095</text:p>
          </table:table-cell>
          <table:table-cell table:formula="of:=[.D193]/([.E193]-[.E192])" office:value-type="float" office:value="983816.78353088" calcext:value-type="float">
            <text:p>983816.78353088</text:p>
          </table:table-cell>
          <table:table-cell table:formula="of:=[.E193]-[.E192]" office:value-type="float" office:value="0.00114655494689941" calcext:value-type="float">
            <text:p>0.00114655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32575.70959" calcext:value-type="float">
            <text:p>1456032575.70959</text:p>
          </table:table-cell>
          <table:table-cell office:value-type="float" office:value="1456032575.71062" calcext:value-type="float">
            <text:p>1456032575.71062</text:p>
          </table:table-cell>
          <table:table-cell office:value-type="float" office:value="1128" calcext:value-type="float">
            <text:p>1128</text:p>
          </table:table-cell>
          <table:table-cell table:formula="of:=[.B194]-[.B$2]" office:value-type="float" office:value="19.1962153911591" calcext:value-type="float">
            <text:p>19.1962153912</text:p>
          </table:table-cell>
          <table:table-cell table:formula="of:=[.D194]/([.E194]-[.E193])" office:value-type="float" office:value="6683.45107035799" calcext:value-type="float">
            <text:p>6683.451070358</text:p>
          </table:table-cell>
          <table:table-cell table:formula="of:=[.E194]-[.E193]" office:value-type="float" office:value="0.168775081634521" calcext:value-type="float">
            <text:p>0.16877508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32575.88127" calcext:value-type="float">
            <text:p>1456032575.88127</text:p>
          </table:table-cell>
          <table:table-cell office:value-type="float" office:value="1456032575.88318" calcext:value-type="float">
            <text:p>1456032575.88318</text:p>
          </table:table-cell>
          <table:table-cell office:value-type="float" office:value="1120" calcext:value-type="float">
            <text:p>1120</text:p>
          </table:table-cell>
          <table:table-cell table:formula="of:=[.B195]-[.B$2]" office:value-type="float" office:value="19.3678996562958" calcext:value-type="float">
            <text:p>19.3678996563</text:p>
          </table:table-cell>
          <table:table-cell table:formula="of:=[.D195]/([.E195]-[.E194])" office:value-type="float" office:value="6523.60307514554" calcext:value-type="float">
            <text:p>6523.6030751455</text:p>
          </table:table-cell>
          <table:table-cell table:formula="of:=[.E195]-[.E194]" office:value-type="float" office:value="0.171684265136719" calcext:value-type="float">
            <text:p>0.17168426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32575.88242" calcext:value-type="float">
            <text:p>1456032575.88242</text:p>
          </table:table-cell>
          <table:table-cell office:value-type="float" office:value="1456032575.88329" calcext:value-type="float">
            <text:p>1456032575.88329</text:p>
          </table:table-cell>
          <table:table-cell office:value-type="float" office:value="1120" calcext:value-type="float">
            <text:p>1120</text:p>
          </table:table-cell>
          <table:table-cell table:formula="of:=[.B196]-[.B$2]" office:value-type="float" office:value="19.3690440654755" calcext:value-type="float">
            <text:p>19.3690440655</text:p>
          </table:table-cell>
          <table:table-cell table:formula="of:=[.D196]/([.E196]-[.E195])" office:value-type="float" office:value="978670.933333333" calcext:value-type="float">
            <text:p>978670.933333333</text:p>
          </table:table-cell>
          <table:table-cell table:formula="of:=[.E196]-[.E195]" office:value-type="float" office:value="0.0011444091796875" calcext:value-type="float">
            <text:p>0.00114440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32576.05453" calcext:value-type="float">
            <text:p>1456032576.05453</text:p>
          </table:table-cell>
          <table:table-cell office:value-type="float" office:value="1456032576.05674" calcext:value-type="float">
            <text:p>1456032576.05674</text:p>
          </table:table-cell>
          <table:table-cell office:value-type="float" office:value="1112" calcext:value-type="float">
            <text:p>1112</text:p>
          </table:table-cell>
          <table:table-cell table:formula="of:=[.B197]-[.B$2]" office:value-type="float" office:value="19.5411560535431" calcext:value-type="float">
            <text:p>19.5411560535</text:p>
          </table:table-cell>
          <table:table-cell table:formula="of:=[.D197]/([.E197]-[.E196])" office:value-type="float" office:value="6460.90962334982" calcext:value-type="float">
            <text:p>6460.9096233498</text:p>
          </table:table-cell>
          <table:table-cell table:formula="of:=[.E197]-[.E196]" office:value-type="float" office:value="0.172111988067627" calcext:value-type="float">
            <text:p>0.172111988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32576.05592" calcext:value-type="float">
            <text:p>1456032576.05592</text:p>
          </table:table-cell>
          <table:table-cell office:value-type="float" office:value="1456032576.05685" calcext:value-type="float">
            <text:p>1456032576.05685</text:p>
          </table:table-cell>
          <table:table-cell office:value-type="float" office:value="1104" calcext:value-type="float">
            <text:p>1104</text:p>
          </table:table-cell>
          <table:table-cell table:formula="of:=[.B198]-[.B$2]" office:value-type="float" office:value="19.5425491333008" calcext:value-type="float">
            <text:p>19.5425491333</text:p>
          </table:table-cell>
          <table:table-cell table:formula="of:=[.D198]/([.E198]-[.E197])" office:value-type="float" office:value="792488.72428547" calcext:value-type="float">
            <text:p>792488.72428547</text:p>
          </table:table-cell>
          <table:table-cell table:formula="of:=[.E198]-[.E197]" office:value-type="float" office:value="0.00139307975769043" calcext:value-type="float">
            <text:p>0.00139307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32576.22462" calcext:value-type="float">
            <text:p>1456032576.22462</text:p>
          </table:table-cell>
          <table:table-cell office:value-type="float" office:value="1456032576.22552" calcext:value-type="float">
            <text:p>1456032576.22552</text:p>
          </table:table-cell>
          <table:table-cell office:value-type="float" office:value="1096" calcext:value-type="float">
            <text:p>1096</text:p>
          </table:table-cell>
          <table:table-cell table:formula="of:=[.B199]-[.B$2]" office:value-type="float" office:value="19.7112476825714" calcext:value-type="float">
            <text:p>19.7112476826</text:p>
          </table:table-cell>
          <table:table-cell table:formula="of:=[.D199]/([.E199]-[.E198])" office:value-type="float" office:value="6496.79564370037" calcext:value-type="float">
            <text:p>6496.7956437004</text:p>
          </table:table-cell>
          <table:table-cell table:formula="of:=[.E199]-[.E198]" office:value-type="float" office:value="0.16869854927063" calcext:value-type="float">
            <text:p>0.168698549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32576.39605" calcext:value-type="float">
            <text:p>1456032576.39605</text:p>
          </table:table-cell>
          <table:table-cell office:value-type="float" office:value="1456032576.39808" calcext:value-type="float">
            <text:p>1456032576.39808</text:p>
          </table:table-cell>
          <table:table-cell office:value-type="float" office:value="1088" calcext:value-type="float">
            <text:p>1088</text:p>
          </table:table-cell>
          <table:table-cell table:formula="of:=[.B200]-[.B$2]" office:value-type="float" office:value="19.882670879364" calcext:value-type="float">
            <text:p>19.8826708794</text:p>
          </table:table-cell>
          <table:table-cell table:formula="of:=[.D200]/([.E200]-[.E199])" office:value-type="float" office:value="6346.86565387253" calcext:value-type="float">
            <text:p>6346.8656538725</text:p>
          </table:table-cell>
          <table:table-cell table:formula="of:=[.E200]-[.E199]" office:value-type="float" office:value="0.171423196792603" calcext:value-type="float">
            <text:p>0.17142319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32576.39728" calcext:value-type="float">
            <text:p>1456032576.39728</text:p>
          </table:table-cell>
          <table:table-cell office:value-type="float" office:value="1456032576.3982" calcext:value-type="float">
            <text:p>1456032576.3982</text:p>
          </table:table-cell>
          <table:table-cell office:value-type="float" office:value="1072" calcext:value-type="float">
            <text:p>1072</text:p>
          </table:table-cell>
          <table:table-cell table:formula="of:=[.B201]-[.B$2]" office:value-type="float" office:value="19.8839082717896" calcext:value-type="float">
            <text:p>19.8839082718</text:p>
          </table:table-cell>
          <table:table-cell table:formula="of:=[.D201]/([.E201]-[.E200])" office:value-type="float" office:value="866337.936030829" calcext:value-type="float">
            <text:p>866337.936030829</text:p>
          </table:table-cell>
          <table:table-cell table:formula="of:=[.E201]-[.E200]" office:value-type="float" office:value="0.00123739242553711" calcext:value-type="float">
            <text:p>0.00123739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32576.56684" calcext:value-type="float">
            <text:p>1456032576.56684</text:p>
          </table:table-cell>
          <table:table-cell office:value-type="float" office:value="1456032576.56891" calcext:value-type="float">
            <text:p>1456032576.56891</text:p>
          </table:table-cell>
          <table:table-cell office:value-type="float" office:value="1064" calcext:value-type="float">
            <text:p>1064</text:p>
          </table:table-cell>
          <table:table-cell table:formula="of:=[.B202]-[.B$2]" office:value-type="float" office:value="20.0534632205963" calcext:value-type="float">
            <text:p>20.0534632206</text:p>
          </table:table-cell>
          <table:table-cell table:formula="of:=[.D202]/([.E202]-[.E201])" office:value-type="float" office:value="6275.2518135735" calcext:value-type="float">
            <text:p>6275.2518135735</text:p>
          </table:table-cell>
          <table:table-cell table:formula="of:=[.E202]-[.E201]" office:value-type="float" office:value="0.169554948806763" calcext:value-type="float">
            <text:p>0.169554948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32576.56811" calcext:value-type="float">
            <text:p>1456032576.56811</text:p>
          </table:table-cell>
          <table:table-cell office:value-type="float" office:value="1456032576.56902" calcext:value-type="float">
            <text:p>1456032576.56902</text:p>
          </table:table-cell>
          <table:table-cell office:value-type="float" office:value="1056" calcext:value-type="float">
            <text:p>1056</text:p>
          </table:table-cell>
          <table:table-cell table:formula="of:=[.B203]-[.B$2]" office:value-type="float" office:value="20.0547358989716" calcext:value-type="float">
            <text:p>20.054735899</text:p>
          </table:table-cell>
          <table:table-cell table:formula="of:=[.D203]/([.E203]-[.E202])" office:value-type="float" office:value="829746.164106407" calcext:value-type="float">
            <text:p>829746.164106407</text:p>
          </table:table-cell>
          <table:table-cell table:formula="of:=[.E203]-[.E202]" office:value-type="float" office:value="0.00127267837524414" calcext:value-type="float">
            <text:p>0.001272678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32576.73988" calcext:value-type="float">
            <text:p>1456032576.73988</text:p>
          </table:table-cell>
          <table:table-cell office:value-type="float" office:value="1456032576.74191" calcext:value-type="float">
            <text:p>1456032576.74191</text:p>
          </table:table-cell>
          <table:table-cell office:value-type="float" office:value="1040" calcext:value-type="float">
            <text:p>1040</text:p>
          </table:table-cell>
          <table:table-cell table:formula="of:=[.B204]-[.B$2]" office:value-type="float" office:value="20.226500749588" calcext:value-type="float">
            <text:p>20.2265007496</text:p>
          </table:table-cell>
          <table:table-cell table:formula="of:=[.D204]/([.E204]-[.E203])" office:value-type="float" office:value="6054.78941860046" calcext:value-type="float">
            <text:p>6054.7894186005</text:p>
          </table:table-cell>
          <table:table-cell table:formula="of:=[.E204]-[.E203]" office:value-type="float" office:value="0.171764850616455" calcext:value-type="float">
            <text:p>0.17176485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32576.74114" calcext:value-type="float">
            <text:p>1456032576.74114</text:p>
          </table:table-cell>
          <table:table-cell office:value-type="float" office:value="1456032576.74203" calcext:value-type="float">
            <text:p>1456032576.74203</text:p>
          </table:table-cell>
          <table:table-cell office:value-type="float" office:value="1024" calcext:value-type="float">
            <text:p>1024</text:p>
          </table:table-cell>
          <table:table-cell table:formula="of:=[.B205]-[.B$2]" office:value-type="float" office:value="20.2277641296387" calcext:value-type="float">
            <text:p>20.2277641296</text:p>
          </table:table-cell>
          <table:table-cell table:formula="of:=[.D205]/([.E205]-[.E204])" office:value-type="float" office:value="810524.117003208" calcext:value-type="float">
            <text:p>810524.117003208</text:p>
          </table:table-cell>
          <table:table-cell table:formula="of:=[.E205]-[.E204]" office:value-type="float" office:value="0.00126338005065918" calcext:value-type="float">
            <text:p>0.00126338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32576.91014" calcext:value-type="float">
            <text:p>1456032576.91014</text:p>
          </table:table-cell>
          <table:table-cell office:value-type="float" office:value="1456032576.91104" calcext:value-type="float">
            <text:p>1456032576.91104</text:p>
          </table:table-cell>
          <table:table-cell office:value-type="float" office:value="1008" calcext:value-type="float">
            <text:p>1008</text:p>
          </table:table-cell>
          <table:table-cell table:formula="of:=[.B206]-[.B$2]" office:value-type="float" office:value="20.3967642784119" calcext:value-type="float">
            <text:p>20.3967642784</text:p>
          </table:table-cell>
          <table:table-cell table:formula="of:=[.D206]/([.E206]-[.E205])" office:value-type="float" office:value="5964.49179079" calcext:value-type="float">
            <text:p>5964.49179079</text:p>
          </table:table-cell>
          <table:table-cell table:formula="of:=[.E206]-[.E205]" office:value-type="float" office:value="0.169000148773193" calcext:value-type="float">
            <text:p>0.16900014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32577.08139" calcext:value-type="float">
            <text:p>1456032577.08139</text:p>
          </table:table-cell>
          <table:table-cell office:value-type="float" office:value="1456032577.08335" calcext:value-type="float">
            <text:p>1456032577.08335</text:p>
          </table:table-cell>
          <table:table-cell office:value-type="float" office:value="1000" calcext:value-type="float">
            <text:p>1000</text:p>
          </table:table-cell>
          <table:table-cell table:formula="of:=[.B207]-[.B$2]" office:value-type="float" office:value="20.5680122375488" calcext:value-type="float">
            <text:p>20.5680122375</text:p>
          </table:table-cell>
          <table:table-cell table:formula="of:=[.D207]/([.E207]-[.E206])" office:value-type="float" office:value="5839.48565016303" calcext:value-type="float">
            <text:p>5839.485650163</text:p>
          </table:table-cell>
          <table:table-cell table:formula="of:=[.E207]-[.E206]" office:value-type="float" office:value="0.171247959136963" calcext:value-type="float">
            <text:p>0.171247959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32577.08253" calcext:value-type="float">
            <text:p>1456032577.08253</text:p>
          </table:table-cell>
          <table:table-cell office:value-type="float" office:value="1456032577.08347" calcext:value-type="float">
            <text:p>1456032577.08347</text:p>
          </table:table-cell>
          <table:table-cell office:value-type="float" office:value="984" calcext:value-type="float">
            <text:p>984</text:p>
          </table:table-cell>
          <table:table-cell table:formula="of:=[.B208]-[.B$2]" office:value-type="float" office:value="20.5691509246826" calcext:value-type="float">
            <text:p>20.5691509247</text:p>
          </table:table-cell>
          <table:table-cell table:formula="of:=[.D208]/([.E208]-[.E207])" office:value-type="float" office:value="864153.085427136" calcext:value-type="float">
            <text:p>864153.085427136</text:p>
          </table:table-cell>
          <table:table-cell table:formula="of:=[.E208]-[.E207]" office:value-type="float" office:value="0.00113868713378906" calcext:value-type="float">
            <text:p>0.00113868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32577.25392" calcext:value-type="float">
            <text:p>1456032577.25392</text:p>
          </table:table-cell>
          <table:table-cell office:value-type="float" office:value="1456032577.25594" calcext:value-type="float">
            <text:p>1456032577.25594</text:p>
          </table:table-cell>
          <table:table-cell office:value-type="float" office:value="968" calcext:value-type="float">
            <text:p>968</text:p>
          </table:table-cell>
          <table:table-cell table:formula="of:=[.B209]-[.B$2]" office:value-type="float" office:value="20.7405467033386" calcext:value-type="float">
            <text:p>20.7405467033</text:p>
          </table:table-cell>
          <table:table-cell table:formula="of:=[.D209]/([.E209]-[.E208])" office:value-type="float" office:value="5647.74703082269" calcext:value-type="float">
            <text:p>5647.7470308227</text:p>
          </table:table-cell>
          <table:table-cell table:formula="of:=[.E209]-[.E208]" office:value-type="float" office:value="0.171395778656006" calcext:value-type="float">
            <text:p>0.171395778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32577.25506" calcext:value-type="float">
            <text:p>1456032577.25506</text:p>
          </table:table-cell>
          <table:table-cell office:value-type="float" office:value="1456032577.25605" calcext:value-type="float">
            <text:p>1456032577.25605</text:p>
          </table:table-cell>
          <table:table-cell office:value-type="float" office:value="952" calcext:value-type="float">
            <text:p>952</text:p>
          </table:table-cell>
          <table:table-cell table:formula="of:=[.B210]-[.B$2]" office:value-type="float" office:value="20.7416834831238" calcext:value-type="float">
            <text:p>20.7416834831</text:p>
          </table:table-cell>
          <table:table-cell table:formula="of:=[.D210]/([.E210]-[.E209])" office:value-type="float" office:value="837453.315436242" calcext:value-type="float">
            <text:p>837453.315436242</text:p>
          </table:table-cell>
          <table:table-cell table:formula="of:=[.E210]-[.E209]" office:value-type="float" office:value="0.00113677978515625" calcext:value-type="float">
            <text:p>0.001136779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32577.42419" calcext:value-type="float">
            <text:p>1456032577.42419</text:p>
          </table:table-cell>
          <table:table-cell office:value-type="float" office:value="1456032577.42512" calcext:value-type="float">
            <text:p>1456032577.42512</text:p>
          </table:table-cell>
          <table:table-cell office:value-type="float" office:value="936" calcext:value-type="float">
            <text:p>936</text:p>
          </table:table-cell>
          <table:table-cell table:formula="of:=[.B211]-[.B$2]" office:value-type="float" office:value="20.9108121395111" calcext:value-type="float">
            <text:p>20.9108121395</text:p>
          </table:table-cell>
          <table:table-cell table:formula="of:=[.D211]/([.E211]-[.E210])" office:value-type="float" office:value="5534.24842361678" calcext:value-type="float">
            <text:p>5534.2484236168</text:p>
          </table:table-cell>
          <table:table-cell table:formula="of:=[.E211]-[.E210]" office:value-type="float" office:value="0.169128656387329" calcext:value-type="float">
            <text:p>0.16912865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32577.59632" calcext:value-type="float">
            <text:p>1456032577.59632</text:p>
          </table:table-cell>
          <table:table-cell office:value-type="float" office:value="1456032577.59829" calcext:value-type="float">
            <text:p>1456032577.59829</text:p>
          </table:table-cell>
          <table:table-cell office:value-type="float" office:value="920" calcext:value-type="float">
            <text:p>920</text:p>
          </table:table-cell>
          <table:table-cell table:formula="of:=[.B212]-[.B$2]" office:value-type="float" office:value="21.0829474925995" calcext:value-type="float">
            <text:p>21.0829474926</text:p>
          </table:table-cell>
          <table:table-cell table:formula="of:=[.D212]/([.E212]-[.E211])" office:value-type="float" office:value="5344.6313235123" calcext:value-type="float">
            <text:p>5344.6313235123</text:p>
          </table:table-cell>
          <table:table-cell table:formula="of:=[.E212]-[.E211]" office:value-type="float" office:value="0.172135353088379" calcext:value-type="float">
            <text:p>0.172135353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32577.59752" calcext:value-type="float">
            <text:p>1456032577.59752</text:p>
          </table:table-cell>
          <table:table-cell office:value-type="float" office:value="1456032577.59841" calcext:value-type="float">
            <text:p>1456032577.59841</text:p>
          </table:table-cell>
          <table:table-cell office:value-type="float" office:value="904" calcext:value-type="float">
            <text:p>904</text:p>
          </table:table-cell>
          <table:table-cell table:formula="of:=[.B213]-[.B$2]" office:value-type="float" office:value="21.0841495990753" calcext:value-type="float">
            <text:p>21.0841495991</text:p>
          </table:table-cell>
          <table:table-cell table:formula="of:=[.D213]/([.E213]-[.E212])" office:value-type="float" office:value="752013.251884173" calcext:value-type="float">
            <text:p>752013.251884173</text:p>
          </table:table-cell>
          <table:table-cell table:formula="of:=[.E213]-[.E212]" office:value-type="float" office:value="0.00120210647583008" calcext:value-type="float">
            <text:p>0.001202106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32577.76701" calcext:value-type="float">
            <text:p>1456032577.76701</text:p>
          </table:table-cell>
          <table:table-cell office:value-type="float" office:value="1456032577.76891" calcext:value-type="float">
            <text:p>1456032577.76891</text:p>
          </table:table-cell>
          <table:table-cell office:value-type="float" office:value="880" calcext:value-type="float">
            <text:p>880</text:p>
          </table:table-cell>
          <table:table-cell table:formula="of:=[.B214]-[.B$2]" office:value-type="float" office:value="21.2536308765411" calcext:value-type="float">
            <text:p>21.2536308765</text:p>
          </table:table-cell>
          <table:table-cell table:formula="of:=[.D214]/([.E214]-[.E213])" office:value-type="float" office:value="5192.31394262692" calcext:value-type="float">
            <text:p>5192.3139426269</text:p>
          </table:table-cell>
          <table:table-cell table:formula="of:=[.E214]-[.E213]" office:value-type="float" office:value="0.16948127746582" calcext:value-type="float">
            <text:p>0.169481277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32577.76815" calcext:value-type="float">
            <text:p>1456032577.76815</text:p>
          </table:table-cell>
          <table:table-cell office:value-type="float" office:value="1456032577.76902" calcext:value-type="float">
            <text:p>1456032577.76902</text:p>
          </table:table-cell>
          <table:table-cell office:value-type="float" office:value="864" calcext:value-type="float">
            <text:p>864</text:p>
          </table:table-cell>
          <table:table-cell table:formula="of:=[.B215]-[.B$2]" office:value-type="float" office:value="21.2547740936279" calcext:value-type="float">
            <text:p>21.2547740936</text:p>
          </table:table-cell>
          <table:table-cell table:formula="of:=[.D215]/([.E215]-[.E214])" office:value-type="float" office:value="755761.972054223" calcext:value-type="float">
            <text:p>755761.972054223</text:p>
          </table:table-cell>
          <table:table-cell table:formula="of:=[.E215]-[.E214]" office:value-type="float" office:value="0.00114321708679199" calcext:value-type="float">
            <text:p>0.00114321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32577.93979" calcext:value-type="float">
            <text:p>1456032577.93979</text:p>
          </table:table-cell>
          <table:table-cell office:value-type="float" office:value="1456032577.94168" calcext:value-type="float">
            <text:p>1456032577.94168</text:p>
          </table:table-cell>
          <table:table-cell office:value-type="float" office:value="848" calcext:value-type="float">
            <text:p>848</text:p>
          </table:table-cell>
          <table:table-cell table:formula="of:=[.B216]-[.B$2]" office:value-type="float" office:value="21.4264135360718" calcext:value-type="float">
            <text:p>21.4264135361</text:p>
          </table:table-cell>
          <table:table-cell table:formula="of:=[.D216]/([.E216]-[.E215])" office:value-type="float" office:value="4940.58934197147" calcext:value-type="float">
            <text:p>4940.5893419715</text:p>
          </table:table-cell>
          <table:table-cell table:formula="of:=[.E216]-[.E215]" office:value-type="float" office:value="0.171639442443848" calcext:value-type="float">
            <text:p>0.17163944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32577.94093" calcext:value-type="float">
            <text:p>1456032577.94093</text:p>
          </table:table-cell>
          <table:table-cell office:value-type="float" office:value="1456032577.94179" calcext:value-type="float">
            <text:p>1456032577.94179</text:p>
          </table:table-cell>
          <table:table-cell office:value-type="float" office:value="832" calcext:value-type="float">
            <text:p>832</text:p>
          </table:table-cell>
          <table:table-cell table:formula="of:=[.B217]-[.B$2]" office:value-type="float" office:value="21.4275541305542" calcext:value-type="float">
            <text:p>21.4275541306</text:p>
          </table:table-cell>
          <table:table-cell table:formula="of:=[.D217]/([.E217]-[.E216])" office:value-type="float" office:value="729444.173913043" calcext:value-type="float">
            <text:p>729444.173913043</text:p>
          </table:table-cell>
          <table:table-cell table:formula="of:=[.E217]-[.E216]" office:value-type="float" office:value="0.00114059448242188" calcext:value-type="float">
            <text:p>0.00114059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32578.11003" calcext:value-type="float">
            <text:p>1456032578.11003</text:p>
          </table:table-cell>
          <table:table-cell office:value-type="float" office:value="1456032578.11091" calcext:value-type="float">
            <text:p>1456032578.11091</text:p>
          </table:table-cell>
          <table:table-cell office:value-type="float" office:value="816" calcext:value-type="float">
            <text:p>816</text:p>
          </table:table-cell>
          <table:table-cell table:formula="of:=[.B218]-[.B$2]" office:value-type="float" office:value="21.5966510772705" calcext:value-type="float">
            <text:p>21.5966510773</text:p>
          </table:table-cell>
          <table:table-cell table:formula="of:=[.D218]/([.E218]-[.E217])" office:value-type="float" office:value="4825.63414565368" calcext:value-type="float">
            <text:p>4825.6341456537</text:p>
          </table:table-cell>
          <table:table-cell table:formula="of:=[.E218]-[.E217]" office:value-type="float" office:value="0.169096946716309" calcext:value-type="float">
            <text:p>0.169096946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32578.28181" calcext:value-type="float">
            <text:p>1456032578.28181</text:p>
          </table:table-cell>
          <table:table-cell office:value-type="float" office:value="1456032578.28371" calcext:value-type="float">
            <text:p>1456032578.28371</text:p>
          </table:table-cell>
          <table:table-cell office:value-type="float" office:value="800" calcext:value-type="float">
            <text:p>800</text:p>
          </table:table-cell>
          <table:table-cell table:formula="of:=[.B219]-[.B$2]" office:value-type="float" office:value="21.7684304714203" calcext:value-type="float">
            <text:p>21.7684304714</text:p>
          </table:table-cell>
          <table:table-cell table:formula="of:=[.D219]/([.E219]-[.E218])" office:value-type="float" office:value="4657.13599677999" calcext:value-type="float">
            <text:p>4657.13599678</text:p>
          </table:table-cell>
          <table:table-cell table:formula="of:=[.E219]-[.E218]" office:value-type="float" office:value="0.17177939414978" calcext:value-type="float">
            <text:p>0.171779394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32578.28296" calcext:value-type="float">
            <text:p>1456032578.28296</text:p>
          </table:table-cell>
          <table:table-cell office:value-type="float" office:value="1456032578.28382" calcext:value-type="float">
            <text:p>1456032578.28382</text:p>
          </table:table-cell>
          <table:table-cell office:value-type="float" office:value="784" calcext:value-type="float">
            <text:p>784</text:p>
          </table:table-cell>
          <table:table-cell table:formula="of:=[.B220]-[.B$2]" office:value-type="float" office:value="21.7695803642273" calcext:value-type="float">
            <text:p>21.7695803642</text:p>
          </table:table-cell>
          <table:table-cell table:formula="of:=[.D220]/([.E220]-[.E219])" office:value-type="float" office:value="681802.682148041" calcext:value-type="float">
            <text:p>681802.682148041</text:p>
          </table:table-cell>
          <table:table-cell table:formula="of:=[.E220]-[.E219]" office:value-type="float" office:value="0.00114989280700684" calcext:value-type="float">
            <text:p>0.00114989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32578.45402" calcext:value-type="float">
            <text:p>1456032578.45402</text:p>
          </table:table-cell>
          <table:table-cell office:value-type="float" office:value="1456032578.45614" calcext:value-type="float">
            <text:p>1456032578.45614</text:p>
          </table:table-cell>
          <table:table-cell office:value-type="float" office:value="768" calcext:value-type="float">
            <text:p>768</text:p>
          </table:table-cell>
          <table:table-cell table:formula="of:=[.B221]-[.B$2]" office:value-type="float" office:value="21.9406459331512" calcext:value-type="float">
            <text:p>21.9406459332</text:p>
          </table:table-cell>
          <table:table-cell table:formula="of:=[.D221]/([.E221]-[.E220])" office:value-type="float" office:value="4489.50659580962" calcext:value-type="float">
            <text:p>4489.5065958096</text:p>
          </table:table-cell>
          <table:table-cell table:formula="of:=[.E221]-[.E220]" office:value-type="float" office:value="0.17106556892395" calcext:value-type="float">
            <text:p>0.171065568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32578.4552" calcext:value-type="float">
            <text:p>1456032578.4552</text:p>
          </table:table-cell>
          <table:table-cell office:value-type="float" office:value="1456032578.45625" calcext:value-type="float">
            <text:p>1456032578.45625</text:p>
          </table:table-cell>
          <table:table-cell office:value-type="float" office:value="760" calcext:value-type="float">
            <text:p>760</text:p>
          </table:table-cell>
          <table:table-cell table:formula="of:=[.B222]-[.B$2]" office:value-type="float" office:value="21.9418215751648" calcext:value-type="float">
            <text:p>21.9418215752</text:p>
          </table:table-cell>
          <table:table-cell table:formula="of:=[.D222]/([.E222]-[.E221])" office:value-type="float" office:value="646455.291016021" calcext:value-type="float">
            <text:p>646455.291016021</text:p>
          </table:table-cell>
          <table:table-cell table:formula="of:=[.E222]-[.E221]" office:value-type="float" office:value="0.0011756420135498" calcext:value-type="float">
            <text:p>0.00117564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32578.62395" calcext:value-type="float">
            <text:p>1456032578.62395</text:p>
          </table:table-cell>
          <table:table-cell office:value-type="float" office:value="1456032578.62493" calcext:value-type="float">
            <text:p>1456032578.62493</text:p>
          </table:table-cell>
          <table:table-cell office:value-type="float" office:value="744" calcext:value-type="float">
            <text:p>744</text:p>
          </table:table-cell>
          <table:table-cell table:formula="of:=[.B223]-[.B$2]" office:value-type="float" office:value="22.1105794906616" calcext:value-type="float">
            <text:p>22.1105794907</text:p>
          </table:table-cell>
          <table:table-cell table:formula="of:=[.D223]/([.E223]-[.E222])" office:value-type="float" office:value="4408.68209239046" calcext:value-type="float">
            <text:p>4408.6820923905</text:p>
          </table:table-cell>
          <table:table-cell table:formula="of:=[.E223]-[.E222]" office:value-type="float" office:value="0.168757915496826" calcext:value-type="float">
            <text:p>0.16875791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32578.79589" calcext:value-type="float">
            <text:p>1456032578.79589</text:p>
          </table:table-cell>
          <table:table-cell office:value-type="float" office:value="1456032578.79785" calcext:value-type="float">
            <text:p>1456032578.79785</text:p>
          </table:table-cell>
          <table:table-cell office:value-type="float" office:value="728" calcext:value-type="float">
            <text:p>728</text:p>
          </table:table-cell>
          <table:table-cell table:formula="of:=[.B224]-[.B$2]" office:value-type="float" office:value="22.282511472702" calcext:value-type="float">
            <text:p>22.2825114727</text:p>
          </table:table-cell>
          <table:table-cell table:formula="of:=[.D224]/([.E224]-[.E223])" office:value-type="float" office:value="4234.23258058477" calcext:value-type="float">
            <text:p>4234.2325805848</text:p>
          </table:table-cell>
          <table:table-cell table:formula="of:=[.E224]-[.E223]" office:value-type="float" office:value="0.171931982040405" calcext:value-type="float">
            <text:p>0.1719319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32578.79709" calcext:value-type="float">
            <text:p>1456032578.79709</text:p>
          </table:table-cell>
          <table:table-cell office:value-type="float" office:value="1456032578.79795" calcext:value-type="float">
            <text:p>1456032578.79795</text:p>
          </table:table-cell>
          <table:table-cell office:value-type="float" office:value="720" calcext:value-type="float">
            <text:p>720</text:p>
          </table:table-cell>
          <table:table-cell table:formula="of:=[.B225]-[.B$2]" office:value-type="float" office:value="22.2837138175964" calcext:value-type="float">
            <text:p>22.2837138176</text:p>
          </table:table-cell>
          <table:table-cell table:formula="of:=[.D225]/([.E225]-[.E224])" office:value-type="float" office:value="598829.839381321" calcext:value-type="float">
            <text:p>598829.839381321</text:p>
          </table:table-cell>
          <table:table-cell table:formula="of:=[.E225]-[.E224]" office:value-type="float" office:value="0.00120234489440918" calcext:value-type="float">
            <text:p>0.001202344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32578.96675" calcext:value-type="float">
            <text:p>1456032578.96675</text:p>
          </table:table-cell>
          <table:table-cell office:value-type="float" office:value="1456032578.96866" calcext:value-type="float">
            <text:p>1456032578.96866</text:p>
          </table:table-cell>
          <table:table-cell office:value-type="float" office:value="704" calcext:value-type="float">
            <text:p>704</text:p>
          </table:table-cell>
          <table:table-cell table:formula="of:=[.B226]-[.B$2]" office:value-type="float" office:value="22.4533774852753" calcext:value-type="float">
            <text:p>22.4533774853</text:p>
          </table:table-cell>
          <table:table-cell table:formula="of:=[.D226]/([.E226]-[.E225])" office:value-type="float" office:value="4149.3857207699" calcext:value-type="float">
            <text:p>4149.3857207699</text:p>
          </table:table-cell>
          <table:table-cell table:formula="of:=[.E226]-[.E225]" office:value-type="float" office:value="0.169663667678833" calcext:value-type="float">
            <text:p>0.169663667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32578.9679" calcext:value-type="float">
            <text:p>1456032578.9679</text:p>
          </table:table-cell>
          <table:table-cell office:value-type="float" office:value="1456032578.96877" calcext:value-type="float">
            <text:p>1456032578.96877</text:p>
          </table:table-cell>
          <table:table-cell office:value-type="float" office:value="696" calcext:value-type="float">
            <text:p>696</text:p>
          </table:table-cell>
          <table:table-cell table:formula="of:=[.B227]-[.B$2]" office:value-type="float" office:value="22.4545202255249" calcext:value-type="float">
            <text:p>22.4545202255</text:p>
          </table:table-cell>
          <table:table-cell table:formula="of:=[.D227]/([.E227]-[.E226])" office:value-type="float" office:value="609062.295848112" calcext:value-type="float">
            <text:p>609062.295848112</text:p>
          </table:table-cell>
          <table:table-cell table:formula="of:=[.E227]-[.E226]" office:value-type="float" office:value="0.00114274024963379" calcext:value-type="float">
            <text:p>0.001142740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32579.13972" calcext:value-type="float">
            <text:p>1456032579.13972</text:p>
          </table:table-cell>
          <table:table-cell office:value-type="float" office:value="1456032579.14227" calcext:value-type="float">
            <text:p>1456032579.14227</text:p>
          </table:table-cell>
          <table:table-cell office:value-type="float" office:value="688" calcext:value-type="float">
            <text:p>688</text:p>
          </table:table-cell>
          <table:table-cell table:formula="of:=[.B228]-[.B$2]" office:value-type="float" office:value="22.6263444423676" calcext:value-type="float">
            <text:p>22.6263444424</text:p>
          </table:table-cell>
          <table:table-cell table:formula="of:=[.D228]/([.E228]-[.E227])" office:value-type="float" office:value="4004.09216257356" calcext:value-type="float">
            <text:p>4004.0921625736</text:p>
          </table:table-cell>
          <table:table-cell table:formula="of:=[.E228]-[.E227]" office:value-type="float" office:value="0.171824216842651" calcext:value-type="float">
            <text:p>0.17182421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32579.14105" calcext:value-type="float">
            <text:p>1456032579.14105</text:p>
          </table:table-cell>
          <table:table-cell office:value-type="float" office:value="1456032579.14238" calcext:value-type="float">
            <text:p>1456032579.14238</text:p>
          </table:table-cell>
          <table:table-cell office:value-type="float" office:value="680" calcext:value-type="float">
            <text:p>680</text:p>
          </table:table-cell>
          <table:table-cell table:formula="of:=[.B229]-[.B$2]" office:value-type="float" office:value="22.6276762485504" calcext:value-type="float">
            <text:p>22.6276762486</text:p>
          </table:table-cell>
          <table:table-cell table:formula="of:=[.D229]/([.E229]-[.E228])" office:value-type="float" office:value="510584.804869316" calcext:value-type="float">
            <text:p>510584.804869316</text:p>
          </table:table-cell>
          <table:table-cell table:formula="of:=[.E229]-[.E228]" office:value-type="float" office:value="0.00133180618286133" calcext:value-type="float">
            <text:p>0.001331806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32579.30976" calcext:value-type="float">
            <text:p>1456032579.30976</text:p>
          </table:table-cell>
          <table:table-cell office:value-type="float" office:value="1456032579.31067" calcext:value-type="float">
            <text:p>1456032579.31067</text:p>
          </table:table-cell>
          <table:table-cell office:value-type="float" office:value="672" calcext:value-type="float">
            <text:p>672</text:p>
          </table:table-cell>
          <table:table-cell table:formula="of:=[.B230]-[.B$2]" office:value-type="float" office:value="22.7963840961456" calcext:value-type="float">
            <text:p>22.7963840961</text:p>
          </table:table-cell>
          <table:table-cell table:formula="of:=[.D230]/([.E230]-[.E229])" office:value-type="float" office:value="3983.21719812553" calcext:value-type="float">
            <text:p>3983.2171981255</text:p>
          </table:table-cell>
          <table:table-cell table:formula="of:=[.E230]-[.E229]" office:value-type="float" office:value="0.168707847595215" calcext:value-type="float">
            <text:p>0.16870784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32579.48157" calcext:value-type="float">
            <text:p>1456032579.48157</text:p>
          </table:table-cell>
          <table:table-cell office:value-type="float" office:value="1456032579.48349" calcext:value-type="float">
            <text:p>1456032579.48349</text:p>
          </table:table-cell>
          <table:table-cell office:value-type="float" office:value="664" calcext:value-type="float">
            <text:p>664</text:p>
          </table:table-cell>
          <table:table-cell table:formula="of:=[.B231]-[.B$2]" office:value-type="float" office:value="22.968195438385" calcext:value-type="float">
            <text:p>22.9681954384</text:p>
          </table:table-cell>
          <table:table-cell table:formula="of:=[.D231]/([.E231]-[.E230])" office:value-type="float" office:value="3864.70410710643" calcext:value-type="float">
            <text:p>3864.7041071064</text:p>
          </table:table-cell>
          <table:table-cell table:formula="of:=[.E231]-[.E230]" office:value-type="float" office:value="0.17181134223938" calcext:value-type="float">
            <text:p>0.17181134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32579.48272" calcext:value-type="float">
            <text:p>1456032579.48272</text:p>
          </table:table-cell>
          <table:table-cell office:value-type="float" office:value="1456032579.4836" calcext:value-type="float">
            <text:p>1456032579.4836</text:p>
          </table:table-cell>
          <table:table-cell office:value-type="float" office:value="664" calcext:value-type="float">
            <text:p>664</text:p>
          </table:table-cell>
          <table:table-cell table:formula="of:=[.B232]-[.B$2]" office:value-type="float" office:value="22.9693489074707" calcext:value-type="float">
            <text:p>22.9693489075</text:p>
          </table:table-cell>
          <table:table-cell table:formula="of:=[.D232]/([.E232]-[.E231])" office:value-type="float" office:value="575654.78627532" calcext:value-type="float">
            <text:p>575654.78627532</text:p>
          </table:table-cell>
          <table:table-cell table:formula="of:=[.E232]-[.E231]" office:value-type="float" office:value="0.00115346908569336" calcext:value-type="float">
            <text:p>0.001153469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32579.65424" calcext:value-type="float">
            <text:p>1456032579.65424</text:p>
          </table:table-cell>
          <table:table-cell office:value-type="float" office:value="1456032579.65642" calcext:value-type="float">
            <text:p>1456032579.65642</text:p>
          </table:table-cell>
          <table:table-cell office:value-type="float" office:value="656" calcext:value-type="float">
            <text:p>656</text:p>
          </table:table-cell>
          <table:table-cell table:formula="of:=[.B233]-[.B$2]" office:value-type="float" office:value="23.1408658027649" calcext:value-type="float">
            <text:p>23.1408658028</text:p>
          </table:table-cell>
          <table:table-cell table:formula="of:=[.D233]/([.E233]-[.E232])" office:value-type="float" office:value="3824.69609699275" calcext:value-type="float">
            <text:p>3824.6960969928</text:p>
          </table:table-cell>
          <table:table-cell table:formula="of:=[.E233]-[.E232]" office:value-type="float" office:value="0.171516895294189" calcext:value-type="float">
            <text:p>0.171516895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32579.65538" calcext:value-type="float">
            <text:p>1456032579.65538</text:p>
          </table:table-cell>
          <table:table-cell office:value-type="float" office:value="1456032579.65653" calcext:value-type="float">
            <text:p>1456032579.65653</text:p>
          </table:table-cell>
          <table:table-cell office:value-type="float" office:value="656" calcext:value-type="float">
            <text:p>656</text:p>
          </table:table-cell>
          <table:table-cell table:formula="of:=[.B234]-[.B$2]" office:value-type="float" office:value="23.1420073509216" calcext:value-type="float">
            <text:p>23.1420073509</text:p>
          </table:table-cell>
          <table:table-cell table:formula="of:=[.D234]/([.E234]-[.E233])" office:value-type="float" office:value="574658.192147034" calcext:value-type="float">
            <text:p>574658.192147034</text:p>
          </table:table-cell>
          <table:table-cell table:formula="of:=[.E234]-[.E233]" office:value-type="float" office:value="0.00114154815673828" calcext:value-type="float">
            <text:p>0.001141548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32579.8244" calcext:value-type="float">
            <text:p>1456032579.8244</text:p>
          </table:table-cell>
          <table:table-cell office:value-type="float" office:value="1456032579.82528" calcext:value-type="float">
            <text:p>1456032579.82528</text:p>
          </table:table-cell>
          <table:table-cell office:value-type="float" office:value="656" calcext:value-type="float">
            <text:p>656</text:p>
          </table:table-cell>
          <table:table-cell table:formula="of:=[.B235]-[.B$2]" office:value-type="float" office:value="23.3110256195068" calcext:value-type="float">
            <text:p>23.3110256195</text:p>
          </table:table-cell>
          <table:table-cell table:formula="of:=[.D235]/([.E235]-[.E234])" office:value-type="float" office:value="3881.23725021653" calcext:value-type="float">
            <text:p>3881.2372502165</text:p>
          </table:table-cell>
          <table:table-cell table:formula="of:=[.E235]-[.E234]" office:value-type="float" office:value="0.169018268585205" calcext:value-type="float">
            <text:p>0.169018268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32579.9966" calcext:value-type="float">
            <text:p>1456032579.9966</text:p>
          </table:table-cell>
          <table:table-cell office:value-type="float" office:value="1456032579.9985" calcext:value-type="float">
            <text:p>1456032579.9985</text:p>
          </table:table-cell>
          <table:table-cell office:value-type="float" office:value="656" calcext:value-type="float">
            <text:p>656</text:p>
          </table:table-cell>
          <table:table-cell table:formula="of:=[.B236]-[.B$2]" office:value-type="float" office:value="23.4832272529602" calcext:value-type="float">
            <text:p>23.483227253</text:p>
          </table:table-cell>
          <table:table-cell table:formula="of:=[.D236]/([.E236]-[.E235])" office:value-type="float" office:value="3809.4876735164" calcext:value-type="float">
            <text:p>3809.4876735164</text:p>
          </table:table-cell>
          <table:table-cell table:formula="of:=[.E236]-[.E235]" office:value-type="float" office:value="0.172201633453369" calcext:value-type="float">
            <text:p>0.172201633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32579.99773" calcext:value-type="float">
            <text:p>1456032579.99773</text:p>
          </table:table-cell>
          <table:table-cell office:value-type="float" office:value="1456032579.99861" calcext:value-type="float">
            <text:p>1456032579.99861</text:p>
          </table:table-cell>
          <table:table-cell office:value-type="float" office:value="656" calcext:value-type="float">
            <text:p>656</text:p>
          </table:table-cell>
          <table:table-cell table:formula="of:=[.B237]-[.B$2]" office:value-type="float" office:value="23.4843595027924" calcext:value-type="float">
            <text:p>23.4843595028</text:p>
          </table:table-cell>
          <table:table-cell table:formula="of:=[.D237]/([.E237]-[.E236])" office:value-type="float" office:value="579377.431880396" calcext:value-type="float">
            <text:p>579377.431880396</text:p>
          </table:table-cell>
          <table:table-cell table:formula="of:=[.E237]-[.E236]" office:value-type="float" office:value="0.00113224983215332" calcext:value-type="float">
            <text:p>0.001132249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32580.16767" calcext:value-type="float">
            <text:p>1456032580.16767</text:p>
          </table:table-cell>
          <table:table-cell office:value-type="float" office:value="1456032580.16958" calcext:value-type="float">
            <text:p>1456032580.16958</text:p>
          </table:table-cell>
          <table:table-cell office:value-type="float" office:value="656" calcext:value-type="float">
            <text:p>656</text:p>
          </table:table-cell>
          <table:table-cell table:formula="of:=[.B238]-[.B$2]" office:value-type="float" office:value="23.6542916297913" calcext:value-type="float">
            <text:p>23.6542916298</text:p>
          </table:table-cell>
          <table:table-cell table:formula="of:=[.D238]/([.E238]-[.E237])" office:value-type="float" office:value="3860.36479143371" calcext:value-type="float">
            <text:p>3860.3647914337</text:p>
          </table:table-cell>
          <table:table-cell table:formula="of:=[.E238]-[.E237]" office:value-type="float" office:value="0.169932126998901" calcext:value-type="float">
            <text:p>0.1699321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32580.16884" calcext:value-type="float">
            <text:p>1456032580.16884</text:p>
          </table:table-cell>
          <table:table-cell office:value-type="float" office:value="1456032580.16976" calcext:value-type="float">
            <text:p>1456032580.16976</text:p>
          </table:table-cell>
          <table:table-cell office:value-type="float" office:value="656" calcext:value-type="float">
            <text:p>656</text:p>
          </table:table-cell>
          <table:table-cell table:formula="of:=[.B239]-[.B$2]" office:value-type="float" office:value="23.6554625034332" calcext:value-type="float">
            <text:p>23.6554625034</text:p>
          </table:table-cell>
          <table:table-cell table:formula="of:=[.D239]/([.E239]-[.E238])" office:value-type="float" office:value="560265.409081654" calcext:value-type="float">
            <text:p>560265.409081654</text:p>
          </table:table-cell>
          <table:table-cell table:formula="of:=[.E239]-[.E238]" office:value-type="float" office:value="0.00117087364196777" calcext:value-type="float">
            <text:p>0.00117087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32580.33896" calcext:value-type="float">
            <text:p>1456032580.33896</text:p>
          </table:table-cell>
          <table:table-cell office:value-type="float" office:value="1456032580.34087" calcext:value-type="float">
            <text:p>1456032580.34087</text:p>
          </table:table-cell>
          <table:table-cell office:value-type="float" office:value="664" calcext:value-type="float">
            <text:p>664</text:p>
          </table:table-cell>
          <table:table-cell table:formula="of:=[.B240]-[.B$2]" office:value-type="float" office:value="23.8255805969238" calcext:value-type="float">
            <text:p>23.8255805969</text:p>
          </table:table-cell>
          <table:table-cell table:formula="of:=[.D240]/([.E240]-[.E239])" office:value-type="float" office:value="3903.17094657946" calcext:value-type="float">
            <text:p>3903.1709465795</text:p>
          </table:table-cell>
          <table:table-cell table:formula="of:=[.E240]-[.E239]" office:value-type="float" office:value="0.170118093490601" calcext:value-type="float">
            <text:p>0.170118093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32580.3401" calcext:value-type="float">
            <text:p>1456032580.3401</text:p>
          </table:table-cell>
          <table:table-cell office:value-type="float" office:value="1456032580.34099" calcext:value-type="float">
            <text:p>1456032580.34099</text:p>
          </table:table-cell>
          <table:table-cell office:value-type="float" office:value="664" calcext:value-type="float">
            <text:p>664</text:p>
          </table:table-cell>
          <table:table-cell table:formula="of:=[.B241]-[.B$2]" office:value-type="float" office:value="23.8267228603363" calcext:value-type="float">
            <text:p>23.8267228603</text:p>
          </table:table-cell>
          <table:table-cell table:formula="of:=[.D241]/([.E241]-[.E240])" office:value-type="float" office:value="581301.994573158" calcext:value-type="float">
            <text:p>581301.994573158</text:p>
          </table:table-cell>
          <table:table-cell table:formula="of:=[.E241]-[.E240]" office:value-type="float" office:value="0.00114226341247559" calcext:value-type="float">
            <text:p>0.00114226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32580.50925" calcext:value-type="float">
            <text:p>1456032580.50925</text:p>
          </table:table-cell>
          <table:table-cell office:value-type="float" office:value="1456032580.51014" calcext:value-type="float">
            <text:p>1456032580.51014</text:p>
          </table:table-cell>
          <table:table-cell office:value-type="float" office:value="672" calcext:value-type="float">
            <text:p>672</text:p>
          </table:table-cell>
          <table:table-cell table:formula="of:=[.B242]-[.B$2]" office:value-type="float" office:value="23.9958784580231" calcext:value-type="float">
            <text:p>23.995878458</text:p>
          </table:table-cell>
          <table:table-cell table:formula="of:=[.D242]/([.E242]-[.E241])" office:value-type="float" office:value="3972.67373465447" calcext:value-type="float">
            <text:p>3972.6737346545</text:p>
          </table:table-cell>
          <table:table-cell table:formula="of:=[.E242]-[.E241]" office:value-type="float" office:value="0.169155597686768" calcext:value-type="float">
            <text:p>0.169155597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32580.68112" calcext:value-type="float">
            <text:p>1456032580.68112</text:p>
          </table:table-cell>
          <table:table-cell office:value-type="float" office:value="1456032580.68308" calcext:value-type="float">
            <text:p>1456032580.68308</text:p>
          </table:table-cell>
          <table:table-cell office:value-type="float" office:value="680" calcext:value-type="float">
            <text:p>680</text:p>
          </table:table-cell>
          <table:table-cell table:formula="of:=[.B243]-[.B$2]" office:value-type="float" office:value="24.1677412986755" calcext:value-type="float">
            <text:p>24.1677412987</text:p>
          </table:table-cell>
          <table:table-cell table:formula="of:=[.D243]/([.E243]-[.E242])" office:value-type="float" office:value="3956.6435502778" calcext:value-type="float">
            <text:p>3956.6435502778</text:p>
          </table:table-cell>
          <table:table-cell table:formula="of:=[.E243]-[.E242]" office:value-type="float" office:value="0.171862840652466" calcext:value-type="float">
            <text:p>0.171862840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32580.68226" calcext:value-type="float">
            <text:p>1456032580.68226</text:p>
          </table:table-cell>
          <table:table-cell office:value-type="float" office:value="1456032580.6832" calcext:value-type="float">
            <text:p>1456032580.6832</text:p>
          </table:table-cell>
          <table:table-cell office:value-type="float" office:value="688" calcext:value-type="float">
            <text:p>688</text:p>
          </table:table-cell>
          <table:table-cell table:formula="of:=[.B244]-[.B$2]" office:value-type="float" office:value="24.1688802242279" calcext:value-type="float">
            <text:p>24.1688802242</text:p>
          </table:table-cell>
          <table:table-cell table:formula="of:=[.D244]/([.E244]-[.E243])" office:value-type="float" office:value="604078.114297676" calcext:value-type="float">
            <text:p>604078.114297676</text:p>
          </table:table-cell>
          <table:table-cell table:formula="of:=[.E244]-[.E243]" office:value-type="float" office:value="0.00113892555236816" calcext:value-type="float">
            <text:p>0.001138925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32580.85422" calcext:value-type="float">
            <text:p>1456032580.85422</text:p>
          </table:table-cell>
          <table:table-cell office:value-type="float" office:value="1456032580.85641" calcext:value-type="float">
            <text:p>1456032580.85641</text:p>
          </table:table-cell>
          <table:table-cell office:value-type="float" office:value="696" calcext:value-type="float">
            <text:p>696</text:p>
          </table:table-cell>
          <table:table-cell table:formula="of:=[.B245]-[.B$2]" office:value-type="float" office:value="24.340845823288" calcext:value-type="float">
            <text:p>24.3408458233</text:p>
          </table:table-cell>
          <table:table-cell table:formula="of:=[.D245]/([.E245]-[.E244])" office:value-type="float" office:value="4047.32111424753" calcext:value-type="float">
            <text:p>4047.3211142475</text:p>
          </table:table-cell>
          <table:table-cell table:formula="of:=[.E245]-[.E244]" office:value-type="float" office:value="0.171965599060059" calcext:value-type="float">
            <text:p>0.17196559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32580.85545" calcext:value-type="float">
            <text:p>1456032580.85545</text:p>
          </table:table-cell>
          <table:table-cell office:value-type="float" office:value="1456032580.85652" calcext:value-type="float">
            <text:p>1456032580.85652</text:p>
          </table:table-cell>
          <table:table-cell office:value-type="float" office:value="712" calcext:value-type="float">
            <text:p>712</text:p>
          </table:table-cell>
          <table:table-cell table:formula="of:=[.B246]-[.B$2]" office:value-type="float" office:value="24.3420729637146" calcext:value-type="float">
            <text:p>24.3420729637</text:p>
          </table:table-cell>
          <table:table-cell table:formula="of:=[.D246]/([.E246]-[.E245])" office:value-type="float" office:value="580210.69516223" calcext:value-type="float">
            <text:p>580210.69516223</text:p>
          </table:table-cell>
          <table:table-cell table:formula="of:=[.E246]-[.E245]" office:value-type="float" office:value="0.00122714042663574" calcext:value-type="float">
            <text:p>0.001227140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32581.02433" calcext:value-type="float">
            <text:p>1456032581.02433</text:p>
          </table:table-cell>
          <table:table-cell office:value-type="float" office:value="1456032581.02539" calcext:value-type="float">
            <text:p>1456032581.02539</text:p>
          </table:table-cell>
          <table:table-cell office:value-type="float" office:value="720" calcext:value-type="float">
            <text:p>720</text:p>
          </table:table-cell>
          <table:table-cell table:formula="of:=[.B247]-[.B$2]" office:value-type="float" office:value="24.5109560489655" calcext:value-type="float">
            <text:p>24.510956049</text:p>
          </table:table-cell>
          <table:table-cell table:formula="of:=[.D247]/([.E247]-[.E246])" office:value-type="float" office:value="4263.30439742104" calcext:value-type="float">
            <text:p>4263.304397421</text:p>
          </table:table-cell>
          <table:table-cell table:formula="of:=[.E247]-[.E246]" office:value-type="float" office:value="0.168883085250855" calcext:value-type="float">
            <text:p>0.168883085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32581.19625" calcext:value-type="float">
            <text:p>1456032581.19625</text:p>
          </table:table-cell>
          <table:table-cell office:value-type="float" office:value="1456032581.19824" calcext:value-type="float">
            <text:p>1456032581.19824</text:p>
          </table:table-cell>
          <table:table-cell office:value-type="float" office:value="728" calcext:value-type="float">
            <text:p>728</text:p>
          </table:table-cell>
          <table:table-cell table:formula="of:=[.B248]-[.B$2]" office:value-type="float" office:value="24.6828725337982" calcext:value-type="float">
            <text:p>24.6828725338</text:p>
          </table:table-cell>
          <table:table-cell table:formula="of:=[.D248]/([.E248]-[.E247])" office:value-type="float" office:value="4234.61427045918" calcext:value-type="float">
            <text:p>4234.6142704592</text:p>
          </table:table-cell>
          <table:table-cell table:formula="of:=[.E248]-[.E247]" office:value-type="float" office:value="0.171916484832764" calcext:value-type="float">
            <text:p>0.17191648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32581.19747" calcext:value-type="float">
            <text:p>1456032581.19747</text:p>
          </table:table-cell>
          <table:table-cell office:value-type="float" office:value="1456032581.19835" calcext:value-type="float">
            <text:p>1456032581.19835</text:p>
          </table:table-cell>
          <table:table-cell office:value-type="float" office:value="744" calcext:value-type="float">
            <text:p>744</text:p>
          </table:table-cell>
          <table:table-cell table:formula="of:=[.B249]-[.B$2]" office:value-type="float" office:value="24.6840960979462" calcext:value-type="float">
            <text:p>24.6840960979</text:p>
          </table:table-cell>
          <table:table-cell table:formula="of:=[.D249]/([.E249]-[.E248])" office:value-type="float" office:value="608059.660171473" calcext:value-type="float">
            <text:p>608059.660171473</text:p>
          </table:table-cell>
          <table:table-cell table:formula="of:=[.E249]-[.E248]" office:value-type="float" office:value="0.00122356414794922" calcext:value-type="float">
            <text:p>0.00122356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32581.36712" calcext:value-type="float">
            <text:p>1456032581.36712</text:p>
          </table:table-cell>
          <table:table-cell office:value-type="float" office:value="1456032581.36926" calcext:value-type="float">
            <text:p>1456032581.36926</text:p>
          </table:table-cell>
          <table:table-cell office:value-type="float" office:value="760" calcext:value-type="float">
            <text:p>760</text:p>
          </table:table-cell>
          <table:table-cell table:formula="of:=[.B250]-[.B$2]" office:value-type="float" office:value="24.8537437915802" calcext:value-type="float">
            <text:p>24.8537437916</text:p>
          </table:table-cell>
          <table:table-cell table:formula="of:=[.D250]/([.E250]-[.E249])" office:value-type="float" office:value="4479.8722795459" calcext:value-type="float">
            <text:p>4479.8722795459</text:p>
          </table:table-cell>
          <table:table-cell table:formula="of:=[.E250]-[.E249]" office:value-type="float" office:value="0.169647693634033" calcext:value-type="float">
            <text:p>0.16964769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32581.36842" calcext:value-type="float">
            <text:p>1456032581.36842</text:p>
          </table:table-cell>
          <table:table-cell office:value-type="float" office:value="1456032581.36938" calcext:value-type="float">
            <text:p>1456032581.36938</text:p>
          </table:table-cell>
          <table:table-cell office:value-type="float" office:value="776" calcext:value-type="float">
            <text:p>776</text:p>
          </table:table-cell>
          <table:table-cell table:formula="of:=[.B251]-[.B$2]" office:value-type="float" office:value="24.8550481796265" calcext:value-type="float">
            <text:p>24.8550481796</text:p>
          </table:table-cell>
          <table:table-cell table:formula="of:=[.D251]/([.E251]-[.E250])" office:value-type="float" office:value="594914.988850302" calcext:value-type="float">
            <text:p>594914.988850302</text:p>
          </table:table-cell>
          <table:table-cell table:formula="of:=[.E251]-[.E250]" office:value-type="float" office:value="0.00130438804626465" calcext:value-type="float">
            <text:p>0.0013043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32581.53963" calcext:value-type="float">
            <text:p>1456032581.53963</text:p>
          </table:table-cell>
          <table:table-cell office:value-type="float" office:value="1456032581.54155" calcext:value-type="float">
            <text:p>1456032581.54155</text:p>
          </table:table-cell>
          <table:table-cell office:value-type="float" office:value="784" calcext:value-type="float">
            <text:p>784</text:p>
          </table:table-cell>
          <table:table-cell table:formula="of:=[.B252]-[.B$2]" office:value-type="float" office:value="25.0262587070465" calcext:value-type="float">
            <text:p>25.026258707</text:p>
          </table:table-cell>
          <table:table-cell table:formula="of:=[.D252]/([.E252]-[.E251])" office:value-type="float" office:value="4579.15767104994" calcext:value-type="float">
            <text:p>4579.1576710499</text:p>
          </table:table-cell>
          <table:table-cell table:formula="of:=[.E252]-[.E251]" office:value-type="float" office:value="0.171210527420044" calcext:value-type="float">
            <text:p>0.171210527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32581.54079" calcext:value-type="float">
            <text:p>1456032581.54079</text:p>
          </table:table-cell>
          <table:table-cell office:value-type="float" office:value="1456032581.54165" calcext:value-type="float">
            <text:p>1456032581.54165</text:p>
          </table:table-cell>
          <table:table-cell office:value-type="float" office:value="800" calcext:value-type="float">
            <text:p>800</text:p>
          </table:table-cell>
          <table:table-cell table:formula="of:=[.B253]-[.B$2]" office:value-type="float" office:value="25.0274152755737" calcext:value-type="float">
            <text:p>25.0274152756</text:p>
          </table:table-cell>
          <table:table-cell table:formula="of:=[.D253]/([.E253]-[.E252])" office:value-type="float" office:value="691701.339929911" calcext:value-type="float">
            <text:p>691701.339929911</text:p>
          </table:table-cell>
          <table:table-cell table:formula="of:=[.E253]-[.E252]" office:value-type="float" office:value="0.00115656852722168" calcext:value-type="float">
            <text:p>0.001156568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32581.70984" calcext:value-type="float">
            <text:p>1456032581.70984</text:p>
          </table:table-cell>
          <table:table-cell office:value-type="float" office:value="1456032581.71074" calcext:value-type="float">
            <text:p>1456032581.71074</text:p>
          </table:table-cell>
          <table:table-cell office:value-type="float" office:value="816" calcext:value-type="float">
            <text:p>816</text:p>
          </table:table-cell>
          <table:table-cell table:formula="of:=[.B254]-[.B$2]" office:value-type="float" office:value="25.1964604854584" calcext:value-type="float">
            <text:p>25.1964604855</text:p>
          </table:table-cell>
          <table:table-cell table:formula="of:=[.D254]/([.E254]-[.E253])" office:value-type="float" office:value="4827.11104654689" calcext:value-type="float">
            <text:p>4827.1110465469</text:p>
          </table:table-cell>
          <table:table-cell table:formula="of:=[.E254]-[.E253]" office:value-type="float" office:value="0.169045209884644" calcext:value-type="float">
            <text:p>0.169045209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32581.88163" calcext:value-type="float">
            <text:p>1456032581.88163</text:p>
          </table:table-cell>
          <table:table-cell office:value-type="float" office:value="1456032581.88369" calcext:value-type="float">
            <text:p>1456032581.88369</text:p>
          </table:table-cell>
          <table:table-cell office:value-type="float" office:value="832" calcext:value-type="float">
            <text:p>832</text:p>
          </table:table-cell>
          <table:table-cell table:formula="of:=[.B255]-[.B$2]" office:value-type="float" office:value="25.3682537078857" calcext:value-type="float">
            <text:p>25.3682537079</text:p>
          </table:table-cell>
          <table:table-cell table:formula="of:=[.D255]/([.E255]-[.E254])" office:value-type="float" office:value="4843.0315715846" calcext:value-type="float">
            <text:p>4843.0315715846</text:p>
          </table:table-cell>
          <table:table-cell table:formula="of:=[.E255]-[.E254]" office:value-type="float" office:value="0.171793222427368" calcext:value-type="float">
            <text:p>0.17179322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32581.88291" calcext:value-type="float">
            <text:p>1456032581.88291</text:p>
          </table:table-cell>
          <table:table-cell office:value-type="float" office:value="1456032581.8838" calcext:value-type="float">
            <text:p>1456032581.8838</text:p>
          </table:table-cell>
          <table:table-cell office:value-type="float" office:value="848" calcext:value-type="float">
            <text:p>848</text:p>
          </table:table-cell>
          <table:table-cell table:formula="of:=[.B256]-[.B$2]" office:value-type="float" office:value="25.3695385456085" calcext:value-type="float">
            <text:p>25.3695385456</text:p>
          </table:table-cell>
          <table:table-cell table:formula="of:=[.D256]/([.E256]-[.E255])" office:value-type="float" office:value="660005.528298386" calcext:value-type="float">
            <text:p>660005.528298386</text:p>
          </table:table-cell>
          <table:table-cell table:formula="of:=[.E256]-[.E255]" office:value-type="float" office:value="0.00128483772277832" calcext:value-type="float">
            <text:p>0.001284837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32582.05391" calcext:value-type="float">
            <text:p>1456032582.05391</text:p>
          </table:table-cell>
          <table:table-cell office:value-type="float" office:value="1456032582.05635" calcext:value-type="float">
            <text:p>1456032582.05635</text:p>
          </table:table-cell>
          <table:table-cell office:value-type="float" office:value="864" calcext:value-type="float">
            <text:p>864</text:p>
          </table:table-cell>
          <table:table-cell table:formula="of:=[.B257]-[.B$2]" office:value-type="float" office:value="25.5405347347259" calcext:value-type="float">
            <text:p>25.5405347347</text:p>
          </table:table-cell>
          <table:table-cell table:formula="of:=[.D257]/([.E257]-[.E256])" office:value-type="float" office:value="5052.74418371188" calcext:value-type="float">
            <text:p>5052.7441837119</text:p>
          </table:table-cell>
          <table:table-cell table:formula="of:=[.E257]-[.E256]" office:value-type="float" office:value="0.170996189117432" calcext:value-type="float">
            <text:p>0.17099618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32582.05527" calcext:value-type="float">
            <text:p>1456032582.05527</text:p>
          </table:table-cell>
          <table:table-cell office:value-type="float" office:value="1456032582.05646" calcext:value-type="float">
            <text:p>1456032582.05646</text:p>
          </table:table-cell>
          <table:table-cell office:value-type="float" office:value="880" calcext:value-type="float">
            <text:p>880</text:p>
          </table:table-cell>
          <table:table-cell table:formula="of:=[.B258]-[.B$2]" office:value-type="float" office:value="25.5418970584869" calcext:value-type="float">
            <text:p>25.5418970585</text:p>
          </table:table-cell>
          <table:table-cell table:formula="of:=[.D258]/([.E258]-[.E257])" office:value-type="float" office:value="645955.113755688" calcext:value-type="float">
            <text:p>645955.113755688</text:p>
          </table:table-cell>
          <table:table-cell table:formula="of:=[.E258]-[.E257]" office:value-type="float" office:value="0.00136232376098633" calcext:value-type="float">
            <text:p>0.001362323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32582.22413" calcext:value-type="float">
            <text:p>1456032582.22413</text:p>
          </table:table-cell>
          <table:table-cell office:value-type="float" office:value="1456032582.22511" calcext:value-type="float">
            <text:p>1456032582.22511</text:p>
          </table:table-cell>
          <table:table-cell office:value-type="float" office:value="904" calcext:value-type="float">
            <text:p>904</text:p>
          </table:table-cell>
          <table:table-cell table:formula="of:=[.B259]-[.B$2]" office:value-type="float" office:value="25.710750579834" calcext:value-type="float">
            <text:p>25.7107505798</text:p>
          </table:table-cell>
          <table:table-cell table:formula="of:=[.D259]/([.E259]-[.E258])" office:value-type="float" office:value="5353.75272477737" calcext:value-type="float">
            <text:p>5353.7527247774</text:p>
          </table:table-cell>
          <table:table-cell table:formula="of:=[.E259]-[.E258]" office:value-type="float" office:value="0.168853521347046" calcext:value-type="float">
            <text:p>0.16885352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32582.39621" calcext:value-type="float">
            <text:p>1456032582.39621</text:p>
          </table:table-cell>
          <table:table-cell office:value-type="float" office:value="1456032582.39818" calcext:value-type="float">
            <text:p>1456032582.39818</text:p>
          </table:table-cell>
          <table:table-cell office:value-type="float" office:value="920" calcext:value-type="float">
            <text:p>920</text:p>
          </table:table-cell>
          <table:table-cell table:formula="of:=[.B260]-[.B$2]" office:value-type="float" office:value="25.8828353881836" calcext:value-type="float">
            <text:p>25.8828353882</text:p>
          </table:table-cell>
          <table:table-cell table:formula="of:=[.D260]/([.E260]-[.E259])" office:value-type="float" office:value="5346.20114827869" calcext:value-type="float">
            <text:p>5346.2011482787</text:p>
          </table:table-cell>
          <table:table-cell table:formula="of:=[.E260]-[.E259]" office:value-type="float" office:value="0.172084808349609" calcext:value-type="float">
            <text:p>0.172084808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32582.39739" calcext:value-type="float">
            <text:p>1456032582.39739</text:p>
          </table:table-cell>
          <table:table-cell office:value-type="float" office:value="1456032582.3983" calcext:value-type="float">
            <text:p>1456032582.3983</text:p>
          </table:table-cell>
          <table:table-cell office:value-type="float" office:value="936" calcext:value-type="float">
            <text:p>936</text:p>
          </table:table-cell>
          <table:table-cell table:formula="of:=[.B261]-[.B$2]" office:value-type="float" office:value="25.8840184211731" calcext:value-type="float">
            <text:p>25.8840184212</text:p>
          </table:table-cell>
          <table:table-cell table:formula="of:=[.D261]/([.E261]-[.E260])" office:value-type="float" office:value="791186.727932285" calcext:value-type="float">
            <text:p>791186.727932285</text:p>
          </table:table-cell>
          <table:table-cell table:formula="of:=[.E261]-[.E260]" office:value-type="float" office:value="0.00118303298950195" calcext:value-type="float">
            <text:p>0.0011830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32582.56696" calcext:value-type="float">
            <text:p>1456032582.56696</text:p>
          </table:table-cell>
          <table:table-cell office:value-type="float" office:value="1456032582.56887" calcext:value-type="float">
            <text:p>1456032582.56887</text:p>
          </table:table-cell>
          <table:table-cell office:value-type="float" office:value="952" calcext:value-type="float">
            <text:p>952</text:p>
          </table:table-cell>
          <table:table-cell table:formula="of:=[.B262]-[.B$2]" office:value-type="float" office:value="26.0535876750946" calcext:value-type="float">
            <text:p>26.0535876751</text:p>
          </table:table-cell>
          <table:table-cell table:formula="of:=[.D262]/([.E262]-[.E261])" office:value-type="float" office:value="5614.22532672502" calcext:value-type="float">
            <text:p>5614.225326725</text:p>
          </table:table-cell>
          <table:table-cell table:formula="of:=[.E262]-[.E261]" office:value-type="float" office:value="0.169569253921509" calcext:value-type="float">
            <text:p>0.16956925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32582.5681" calcext:value-type="float">
            <text:p>1456032582.5681</text:p>
          </table:table-cell>
          <table:table-cell office:value-type="float" office:value="1456032582.56898" calcext:value-type="float">
            <text:p>1456032582.56898</text:p>
          </table:table-cell>
          <table:table-cell office:value-type="float" office:value="968" calcext:value-type="float">
            <text:p>968</text:p>
          </table:table-cell>
          <table:table-cell table:formula="of:=[.B263]-[.B$2]" office:value-type="float" office:value="26.054726600647" calcext:value-type="float">
            <text:p>26.0547266006</text:p>
          </table:table-cell>
          <table:table-cell table:formula="of:=[.D263]/([.E263]-[.E262])" office:value-type="float" office:value="849923.858488591" calcext:value-type="float">
            <text:p>849923.858488591</text:p>
          </table:table-cell>
          <table:table-cell table:formula="of:=[.E263]-[.E262]" office:value-type="float" office:value="0.00113892555236816" calcext:value-type="float">
            <text:p>0.00113892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32582.73958" calcext:value-type="float">
            <text:p>1456032582.73958</text:p>
          </table:table-cell>
          <table:table-cell office:value-type="float" office:value="1456032582.74168" calcext:value-type="float">
            <text:p>1456032582.74168</text:p>
          </table:table-cell>
          <table:table-cell office:value-type="float" office:value="984" calcext:value-type="float">
            <text:p>984</text:p>
          </table:table-cell>
          <table:table-cell table:formula="of:=[.B264]-[.B$2]" office:value-type="float" office:value="26.2262058258057" calcext:value-type="float">
            <text:p>26.2262058258</text:p>
          </table:table-cell>
          <table:table-cell table:formula="of:=[.D264]/([.E264]-[.E263])" office:value-type="float" office:value="5738.30444527248" calcext:value-type="float">
            <text:p>5738.3044452725</text:p>
          </table:table-cell>
          <table:table-cell table:formula="of:=[.E264]-[.E263]" office:value-type="float" office:value="0.171479225158691" calcext:value-type="float">
            <text:p>0.171479225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32582.7409" calcext:value-type="float">
            <text:p>1456032582.7409</text:p>
          </table:table-cell>
          <table:table-cell office:value-type="float" office:value="1456032582.7418" calcext:value-type="float">
            <text:p>1456032582.7418</text:p>
          </table:table-cell>
          <table:table-cell office:value-type="float" office:value="1000" calcext:value-type="float">
            <text:p>1000</text:p>
          </table:table-cell>
          <table:table-cell table:formula="of:=[.B265]-[.B$2]" office:value-type="float" office:value="26.2275233268738" calcext:value-type="float">
            <text:p>26.2275233269</text:p>
          </table:table-cell>
          <table:table-cell table:formula="of:=[.D265]/([.E265]-[.E264])" office:value-type="float" office:value="759012.667390518" calcext:value-type="float">
            <text:p>759012.667390518</text:p>
          </table:table-cell>
          <table:table-cell table:formula="of:=[.E265]-[.E264]" office:value-type="float" office:value="0.00131750106811523" calcext:value-type="float">
            <text:p>0.00131750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32582.90975" calcext:value-type="float">
            <text:p>1456032582.90975</text:p>
          </table:table-cell>
          <table:table-cell office:value-type="float" office:value="1456032582.91065" calcext:value-type="float">
            <text:p>1456032582.91065</text:p>
          </table:table-cell>
          <table:table-cell office:value-type="float" office:value="1016" calcext:value-type="float">
            <text:p>1016</text:p>
          </table:table-cell>
          <table:table-cell table:formula="of:=[.B266]-[.B$2]" office:value-type="float" office:value="26.3963704109192" calcext:value-type="float">
            <text:p>26.3963704109</text:p>
          </table:table-cell>
          <table:table-cell table:formula="of:=[.D266]/([.E266]-[.E265])" office:value-type="float" office:value="6017.27892278409" calcext:value-type="float">
            <text:p>6017.2789227841</text:p>
          </table:table-cell>
          <table:table-cell table:formula="of:=[.E266]-[.E265]" office:value-type="float" office:value="0.16884708404541" calcext:value-type="float">
            <text:p>0.16884708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32583.08116" calcext:value-type="float">
            <text:p>1456032583.08116</text:p>
          </table:table-cell>
          <table:table-cell office:value-type="float" office:value="1456032583.08322" calcext:value-type="float">
            <text:p>1456032583.08322</text:p>
          </table:table-cell>
          <table:table-cell office:value-type="float" office:value="1024" calcext:value-type="float">
            <text:p>1024</text:p>
          </table:table-cell>
          <table:table-cell table:formula="of:=[.B267]-[.B$2]" office:value-type="float" office:value="26.5677814483643" calcext:value-type="float">
            <text:p>26.5677814484</text:p>
          </table:table-cell>
          <table:table-cell table:formula="of:=[.D267]/([.E267]-[.E266])" office:value-type="float" office:value="5973.94435774393" calcext:value-type="float">
            <text:p>5973.9443577439</text:p>
          </table:table-cell>
          <table:table-cell table:formula="of:=[.E267]-[.E266]" office:value-type="float" office:value="0.171411037445068" calcext:value-type="float">
            <text:p>0.17141103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32583.08243" calcext:value-type="float">
            <text:p>1456032583.08243</text:p>
          </table:table-cell>
          <table:table-cell office:value-type="float" office:value="1456032583.08333" calcext:value-type="float">
            <text:p>1456032583.08333</text:p>
          </table:table-cell>
          <table:table-cell office:value-type="float" office:value="1040" calcext:value-type="float">
            <text:p>1040</text:p>
          </table:table-cell>
          <table:table-cell table:formula="of:=[.B268]-[.B$2]" office:value-type="float" office:value="26.5690567493439" calcext:value-type="float">
            <text:p>26.5690567493</text:p>
          </table:table-cell>
          <table:table-cell table:formula="of:=[.D268]/([.E268]-[.E267])" office:value-type="float" office:value="815493.767059263" calcext:value-type="float">
            <text:p>815493.767059263</text:p>
          </table:table-cell>
          <table:table-cell table:formula="of:=[.E268]-[.E267]" office:value-type="float" office:value="0.00127530097961426" calcext:value-type="float">
            <text:p>0.0012753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32583.2538" calcext:value-type="float">
            <text:p>1456032583.2538</text:p>
          </table:table-cell>
          <table:table-cell office:value-type="float" office:value="1456032583.25596" calcext:value-type="float">
            <text:p>1456032583.25596</text:p>
          </table:table-cell>
          <table:table-cell office:value-type="float" office:value="1056" calcext:value-type="float">
            <text:p>1056</text:p>
          </table:table-cell>
          <table:table-cell table:formula="of:=[.B269]-[.B$2]" office:value-type="float" office:value="26.7404274940491" calcext:value-type="float">
            <text:p>26.740427494</text:p>
          </table:table-cell>
          <table:table-cell table:formula="of:=[.D269]/([.E269]-[.E268])" office:value-type="float" office:value="6162.07860808786" calcext:value-type="float">
            <text:p>6162.0786080879</text:p>
          </table:table-cell>
          <table:table-cell table:formula="of:=[.E269]-[.E268]" office:value-type="float" office:value="0.1713707447052" calcext:value-type="float">
            <text:p>0.171370744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32583.25502" calcext:value-type="float">
            <text:p>1456032583.25502</text:p>
          </table:table-cell>
          <table:table-cell office:value-type="float" office:value="1456032583.25608" calcext:value-type="float">
            <text:p>1456032583.25608</text:p>
          </table:table-cell>
          <table:table-cell office:value-type="float" office:value="1064" calcext:value-type="float">
            <text:p>1064</text:p>
          </table:table-cell>
          <table:table-cell table:formula="of:=[.B270]-[.B$2]" office:value-type="float" office:value="26.741646528244" calcext:value-type="float">
            <text:p>26.7416465282</text:p>
          </table:table-cell>
          <table:table-cell table:formula="of:=[.D270]/([.E270]-[.E269])" office:value-type="float" office:value="872822.11148054" calcext:value-type="float">
            <text:p>872822.11148054</text:p>
          </table:table-cell>
          <table:table-cell table:formula="of:=[.E270]-[.E269]" office:value-type="float" office:value="0.00121903419494629" calcext:value-type="float">
            <text:p>0.001219034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32583.42416" calcext:value-type="float">
            <text:p>1456032583.42416</text:p>
          </table:table-cell>
          <table:table-cell office:value-type="float" office:value="1456032583.42509" calcext:value-type="float">
            <text:p>1456032583.42509</text:p>
          </table:table-cell>
          <table:table-cell office:value-type="float" office:value="1072" calcext:value-type="float">
            <text:p>1072</text:p>
          </table:table-cell>
          <table:table-cell table:formula="of:=[.B271]-[.B$2]" office:value-type="float" office:value="26.9107866287231" calcext:value-type="float">
            <text:p>26.9107866287</text:p>
          </table:table-cell>
          <table:table-cell table:formula="of:=[.D271]/([.E271]-[.E270])" office:value-type="float" office:value="6337.94113260739" calcext:value-type="float">
            <text:p>6337.9411326074</text:p>
          </table:table-cell>
          <table:table-cell table:formula="of:=[.E271]-[.E270]" office:value-type="float" office:value="0.169140100479126" calcext:value-type="float">
            <text:p>0.16914010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32583.59618" calcext:value-type="float">
            <text:p>1456032583.59618</text:p>
          </table:table-cell>
          <table:table-cell office:value-type="float" office:value="1456032583.59825" calcext:value-type="float">
            <text:p>1456032583.59825</text:p>
          </table:table-cell>
          <table:table-cell office:value-type="float" office:value="1088" calcext:value-type="float">
            <text:p>1088</text:p>
          </table:table-cell>
          <table:table-cell table:formula="of:=[.B272]-[.B$2]" office:value-type="float" office:value="27.0828065872192" calcext:value-type="float">
            <text:p>27.0828065872</text:p>
          </table:table-cell>
          <table:table-cell table:formula="of:=[.D272]/([.E272]-[.E271])" office:value-type="float" office:value="6324.84747416508" calcext:value-type="float">
            <text:p>6324.8474741651</text:p>
          </table:table-cell>
          <table:table-cell table:formula="of:=[.E272]-[.E271]" office:value-type="float" office:value="0.172019958496094" calcext:value-type="float">
            <text:p>0.172019958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32583.59735" calcext:value-type="float">
            <text:p>1456032583.59735</text:p>
          </table:table-cell>
          <table:table-cell office:value-type="float" office:value="1456032583.59836" calcext:value-type="float">
            <text:p>1456032583.59836</text:p>
          </table:table-cell>
          <table:table-cell office:value-type="float" office:value="1096" calcext:value-type="float">
            <text:p>1096</text:p>
          </table:table-cell>
          <table:table-cell table:formula="of:=[.B273]-[.B$2]" office:value-type="float" office:value="27.0839745998383" calcext:value-type="float">
            <text:p>27.0839745998</text:p>
          </table:table-cell>
          <table:table-cell table:formula="of:=[.D273]/([.E273]-[.E272])" office:value-type="float" office:value="938346.026536028" calcext:value-type="float">
            <text:p>938346.026536028</text:p>
          </table:table-cell>
          <table:table-cell table:formula="of:=[.E273]-[.E272]" office:value-type="float" office:value="0.00116801261901855" calcext:value-type="float">
            <text:p>0.001168012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32583.76841" calcext:value-type="float">
            <text:p>1456032583.76841</text:p>
          </table:table-cell>
          <table:table-cell office:value-type="float" office:value="1456032583.77045" calcext:value-type="float">
            <text:p>1456032583.77045</text:p>
          </table:table-cell>
          <table:table-cell office:value-type="float" office:value="1104" calcext:value-type="float">
            <text:p>1104</text:p>
          </table:table-cell>
          <table:table-cell table:formula="of:=[.B274]-[.B$2]" office:value-type="float" office:value="27.2550320625305" calcext:value-type="float">
            <text:p>27.2550320625</text:p>
          </table:table-cell>
          <table:table-cell table:formula="of:=[.D274]/([.E274]-[.E273])" office:value-type="float" office:value="6453.97156384893" calcext:value-type="float">
            <text:p>6453.9715638489</text:p>
          </table:table-cell>
          <table:table-cell table:formula="of:=[.E274]-[.E273]" office:value-type="float" office:value="0.171057462692261" calcext:value-type="float">
            <text:p>0.171057462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32583.76965" calcext:value-type="float">
            <text:p>1456032583.76965</text:p>
          </table:table-cell>
          <table:table-cell office:value-type="float" office:value="1456032583.77056" calcext:value-type="float">
            <text:p>1456032583.77056</text:p>
          </table:table-cell>
          <table:table-cell office:value-type="float" office:value="1112" calcext:value-type="float">
            <text:p>1112</text:p>
          </table:table-cell>
          <table:table-cell table:formula="of:=[.B275]-[.B$2]" office:value-type="float" office:value="27.2562747001648" calcext:value-type="float">
            <text:p>27.2562747002</text:p>
          </table:table-cell>
          <table:table-cell table:formula="of:=[.D275]/([.E275]-[.E274])" office:value-type="float" office:value="894870.692248657" calcext:value-type="float">
            <text:p>894870.692248657</text:p>
          </table:table-cell>
          <table:table-cell table:formula="of:=[.E275]-[.E274]" office:value-type="float" office:value="0.00124263763427734" calcext:value-type="float">
            <text:p>0.001242637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32583.94074" calcext:value-type="float">
            <text:p>1456032583.94074</text:p>
          </table:table-cell>
          <table:table-cell office:value-type="float" office:value="1456032583.94266" calcext:value-type="float">
            <text:p>1456032583.94266</text:p>
          </table:table-cell>
          <table:table-cell office:value-type="float" office:value="1120" calcext:value-type="float">
            <text:p>1120</text:p>
          </table:table-cell>
          <table:table-cell table:formula="of:=[.B276]-[.B$2]" office:value-type="float" office:value="27.4273619651794" calcext:value-type="float">
            <text:p>27.4273619652</text:p>
          </table:table-cell>
          <table:table-cell table:formula="of:=[.D276]/([.E276]-[.E275])" office:value-type="float" office:value="6546.36684912875" calcext:value-type="float">
            <text:p>6546.3668491288</text:p>
          </table:table-cell>
          <table:table-cell table:formula="of:=[.E276]-[.E275]" office:value-type="float" office:value="0.171087265014648" calcext:value-type="float">
            <text:p>0.17108726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32583.9419" calcext:value-type="float">
            <text:p>1456032583.9419</text:p>
          </table:table-cell>
          <table:table-cell office:value-type="float" office:value="1456032583.94277" calcext:value-type="float">
            <text:p>1456032583.94277</text:p>
          </table:table-cell>
          <table:table-cell office:value-type="float" office:value="1120" calcext:value-type="float">
            <text:p>1120</text:p>
          </table:table-cell>
          <table:table-cell table:formula="of:=[.B277]-[.B$2]" office:value-type="float" office:value="27.428525686264" calcext:value-type="float">
            <text:p>27.4285256863</text:p>
          </table:table-cell>
          <table:table-cell table:formula="of:=[.D277]/([.E277]-[.E276])" office:value-type="float" office:value="962429.928293382" calcext:value-type="float">
            <text:p>962429.928293382</text:p>
          </table:table-cell>
          <table:table-cell table:formula="of:=[.E277]-[.E276]" office:value-type="float" office:value="0.00116372108459473" calcext:value-type="float">
            <text:p>0.00116372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32584.11236" calcext:value-type="float">
            <text:p>1456032584.11236</text:p>
          </table:table-cell>
          <table:table-cell office:value-type="float" office:value="1456032584.11327" calcext:value-type="float">
            <text:p>1456032584.11327</text:p>
          </table:table-cell>
          <table:table-cell office:value-type="float" office:value="1128" calcext:value-type="float">
            <text:p>1128</text:p>
          </table:table-cell>
          <table:table-cell table:formula="of:=[.B278]-[.B$2]" office:value-type="float" office:value="27.5989847183228" calcext:value-type="float">
            <text:p>27.5989847183</text:p>
          </table:table-cell>
          <table:table-cell table:formula="of:=[.D278]/([.E278]-[.E277])" office:value-type="float" office:value="6617.42582001435" calcext:value-type="float">
            <text:p>6617.4258200144</text:p>
          </table:table-cell>
          <table:table-cell table:formula="of:=[.E278]-[.E277]" office:value-type="float" office:value="0.170459032058716" calcext:value-type="float">
            <text:p>0.17045903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32584.2844" calcext:value-type="float">
            <text:p>1456032584.2844</text:p>
          </table:table-cell>
          <table:table-cell office:value-type="float" office:value="1456032584.28652" calcext:value-type="float">
            <text:p>1456032584.28652</text:p>
          </table:table-cell>
          <table:table-cell office:value-type="float" office:value="1128" calcext:value-type="float">
            <text:p>1128</text:p>
          </table:table-cell>
          <table:table-cell table:formula="of:=[.B279]-[.B$2]" office:value-type="float" office:value="27.7710247039795" calcext:value-type="float">
            <text:p>27.771024704</text:p>
          </table:table-cell>
          <table:table-cell table:formula="of:=[.D279]/([.E279]-[.E278])" office:value-type="float" office:value="6556.61528739392" calcext:value-type="float">
            <text:p>6556.6152873939</text:p>
          </table:table-cell>
          <table:table-cell table:formula="of:=[.E279]-[.E278]" office:value-type="float" office:value="0.172039985656738" calcext:value-type="float">
            <text:p>0.172039985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32584.28554" calcext:value-type="float">
            <text:p>1456032584.28554</text:p>
          </table:table-cell>
          <table:table-cell office:value-type="float" office:value="1456032584.28664" calcext:value-type="float">
            <text:p>1456032584.28664</text:p>
          </table:table-cell>
          <table:table-cell office:value-type="float" office:value="1128" calcext:value-type="float">
            <text:p>1128</text:p>
          </table:table-cell>
          <table:table-cell table:formula="of:=[.B280]-[.B$2]" office:value-type="float" office:value="27.7721679210663" calcext:value-type="float">
            <text:p>27.7721679211</text:p>
          </table:table-cell>
          <table:table-cell table:formula="of:=[.D280]/([.E280]-[.E279])" office:value-type="float" office:value="986689.241293014" calcext:value-type="float">
            <text:p>986689.241293014</text:p>
          </table:table-cell>
          <table:table-cell table:formula="of:=[.E280]-[.E279]" office:value-type="float" office:value="0.00114321708679199" calcext:value-type="float">
            <text:p>0.00114321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32584.45695" calcext:value-type="float">
            <text:p>1456032584.45695</text:p>
          </table:table-cell>
          <table:table-cell office:value-type="float" office:value="1456032584.45903" calcext:value-type="float">
            <text:p>1456032584.45903</text:p>
          </table:table-cell>
          <table:table-cell office:value-type="float" office:value="1128" calcext:value-type="float">
            <text:p>1128</text:p>
          </table:table-cell>
          <table:table-cell table:formula="of:=[.B281]-[.B$2]" office:value-type="float" office:value="27.9435739517212" calcext:value-type="float">
            <text:p>27.9435739517</text:p>
          </table:table-cell>
          <table:table-cell table:formula="of:=[.D281]/([.E281]-[.E280])" office:value-type="float" office:value="6580.86530380608" calcext:value-type="float">
            <text:p>6580.8653038061</text:p>
          </table:table-cell>
          <table:table-cell table:formula="of:=[.E281]-[.E280]" office:value-type="float" office:value="0.171406030654907" calcext:value-type="float">
            <text:p>0.17140603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32584.45813" calcext:value-type="float">
            <text:p>1456032584.45813</text:p>
          </table:table-cell>
          <table:table-cell office:value-type="float" office:value="1456032584.45915" calcext:value-type="float">
            <text:p>1456032584.45915</text:p>
          </table:table-cell>
          <table:table-cell office:value-type="float" office:value="1128" calcext:value-type="float">
            <text:p>1128</text:p>
          </table:table-cell>
          <table:table-cell table:formula="of:=[.B282]-[.B$2]" office:value-type="float" office:value="27.9447507858276" calcext:value-type="float">
            <text:p>27.9447507858</text:p>
          </table:table-cell>
          <table:table-cell table:formula="of:=[.D282]/([.E282]-[.E281])" office:value-type="float" office:value="958503.831442464" calcext:value-type="float">
            <text:p>958503.831442464</text:p>
          </table:table-cell>
          <table:table-cell table:formula="of:=[.E282]-[.E281]" office:value-type="float" office:value="0.00117683410644531" calcext:value-type="float">
            <text:p>0.001176834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32584.62865" calcext:value-type="float">
            <text:p>1456032584.62865</text:p>
          </table:table-cell>
          <table:table-cell office:value-type="float" office:value="1456032584.62956" calcext:value-type="float">
            <text:p>1456032584.62956</text:p>
          </table:table-cell>
          <table:table-cell office:value-type="float" office:value="1128" calcext:value-type="float">
            <text:p>1128</text:p>
          </table:table-cell>
          <table:table-cell table:formula="of:=[.B283]-[.B$2]" office:value-type="float" office:value="28.1152732372284" calcext:value-type="float">
            <text:p>28.1152732372</text:p>
          </table:table-cell>
          <table:table-cell table:formula="of:=[.D283]/([.E283]-[.E282])" office:value-type="float" office:value="6614.96472009429" calcext:value-type="float">
            <text:p>6614.9647200943</text:p>
          </table:table-cell>
          <table:table-cell table:formula="of:=[.E283]-[.E282]" office:value-type="float" office:value="0.170522451400757" calcext:value-type="float">
            <text:p>0.17052245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32584.8005" calcext:value-type="float">
            <text:p>1456032584.8005</text:p>
          </table:table-cell>
          <table:table-cell office:value-type="float" office:value="1456032584.80243" calcext:value-type="float">
            <text:p>1456032584.80243</text:p>
          </table:table-cell>
          <table:table-cell office:value-type="float" office:value="1128" calcext:value-type="float">
            <text:p>1128</text:p>
          </table:table-cell>
          <table:table-cell table:formula="of:=[.B284]-[.B$2]" office:value-type="float" office:value="28.2871291637421" calcext:value-type="float">
            <text:p>28.2871291637</text:p>
          </table:table-cell>
          <table:table-cell table:formula="of:=[.D284]/([.E284]-[.E283])" office:value-type="float" office:value="6563.63747752547" calcext:value-type="float">
            <text:p>6563.6374775255</text:p>
          </table:table-cell>
          <table:table-cell table:formula="of:=[.E284]-[.E283]" office:value-type="float" office:value="0.171855926513672" calcext:value-type="float">
            <text:p>0.171855926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32584.80166" calcext:value-type="float">
            <text:p>1456032584.80166</text:p>
          </table:table-cell>
          <table:table-cell office:value-type="float" office:value="1456032584.80254" calcext:value-type="float">
            <text:p>1456032584.80254</text:p>
          </table:table-cell>
          <table:table-cell office:value-type="float" office:value="1120" calcext:value-type="float">
            <text:p>1120</text:p>
          </table:table-cell>
          <table:table-cell table:formula="of:=[.B285]-[.B$2]" office:value-type="float" office:value="28.2882807254791" calcext:value-type="float">
            <text:p>28.2882807255</text:p>
          </table:table-cell>
          <table:table-cell table:formula="of:=[.D285]/([.E285]-[.E284])" office:value-type="float" office:value="972592.231884058" calcext:value-type="float">
            <text:p>972592.231884058</text:p>
          </table:table-cell>
          <table:table-cell table:formula="of:=[.E285]-[.E284]" office:value-type="float" office:value="0.00115156173706055" calcext:value-type="float">
            <text:p>0.00115156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32584.97263" calcext:value-type="float">
            <text:p>1456032584.97263</text:p>
          </table:table-cell>
          <table:table-cell office:value-type="float" office:value="1456032584.97464" calcext:value-type="float">
            <text:p>1456032584.97464</text:p>
          </table:table-cell>
          <table:table-cell office:value-type="float" office:value="1120" calcext:value-type="float">
            <text:p>1120</text:p>
          </table:table-cell>
          <table:table-cell table:formula="of:=[.B286]-[.B$2]" office:value-type="float" office:value="28.4592506885529" calcext:value-type="float">
            <text:p>28.4592506886</text:p>
          </table:table-cell>
          <table:table-cell table:formula="of:=[.D286]/([.E286]-[.E285])" office:value-type="float" office:value="6550.85829033608" calcext:value-type="float">
            <text:p>6550.8582903361</text:p>
          </table:table-cell>
          <table:table-cell table:formula="of:=[.E286]-[.E285]" office:value-type="float" office:value="0.17096996307373" calcext:value-type="float">
            <text:p>0.17096996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32584.97377" calcext:value-type="float">
            <text:p>1456032584.97377</text:p>
          </table:table-cell>
          <table:table-cell office:value-type="float" office:value="1456032584.97476" calcext:value-type="float">
            <text:p>1456032584.97476</text:p>
          </table:table-cell>
          <table:table-cell office:value-type="float" office:value="1112" calcext:value-type="float">
            <text:p>1112</text:p>
          </table:table-cell>
          <table:table-cell table:formula="of:=[.B287]-[.B$2]" office:value-type="float" office:value="28.460394859314" calcext:value-type="float">
            <text:p>28.4603948593</text:p>
          </table:table-cell>
          <table:table-cell table:formula="of:=[.D287]/([.E287]-[.E286])" office:value-type="float" office:value="971882.902271307" calcext:value-type="float">
            <text:p>971882.902271307</text:p>
          </table:table-cell>
          <table:table-cell table:formula="of:=[.E287]-[.E286]" office:value-type="float" office:value="0.0011441707611084" calcext:value-type="float">
            <text:p>0.001144170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32585.14511" calcext:value-type="float">
            <text:p>1456032585.14511</text:p>
          </table:table-cell>
          <table:table-cell office:value-type="float" office:value="1456032585.1458" calcext:value-type="float">
            <text:p>1456032585.1458</text:p>
          </table:table-cell>
          <table:table-cell office:value-type="float" office:value="1104" calcext:value-type="float">
            <text:p>1104</text:p>
          </table:table-cell>
          <table:table-cell table:formula="of:=[.B288]-[.B$2]" office:value-type="float" office:value="28.6317393779755" calcext:value-type="float">
            <text:p>28.631739378</text:p>
          </table:table-cell>
          <table:table-cell table:formula="of:=[.D288]/([.E288]-[.E287])" office:value-type="float" office:value="6443.15913122973" calcext:value-type="float">
            <text:p>6443.1591312297</text:p>
          </table:table-cell>
          <table:table-cell table:formula="of:=[.E288]-[.E287]" office:value-type="float" office:value="0.171344518661499" calcext:value-type="float">
            <text:p>0.171344518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32585.14686" calcext:value-type="float">
            <text:p>1456032585.14686</text:p>
          </table:table-cell>
          <table:table-cell office:value-type="float" office:value="1456032585.14763" calcext:value-type="float">
            <text:p>1456032585.14763</text:p>
          </table:table-cell>
          <table:table-cell office:value-type="float" office:value="1096" calcext:value-type="float">
            <text:p>1096</text:p>
          </table:table-cell>
          <table:table-cell table:formula="of:=[.B289]-[.B$2]" office:value-type="float" office:value="28.633481502533" calcext:value-type="float">
            <text:p>28.6334815025</text:p>
          </table:table-cell>
          <table:table-cell table:formula="of:=[.D289]/([.E289]-[.E288])" office:value-type="float" office:value="629116.899411523" calcext:value-type="float">
            <text:p>629116.899411523</text:p>
          </table:table-cell>
          <table:table-cell table:formula="of:=[.E289]-[.E288]" office:value-type="float" office:value="0.00174212455749512" calcext:value-type="float">
            <text:p>0.00174212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32585.31677" calcext:value-type="float">
            <text:p>1456032585.31677</text:p>
          </table:table-cell>
          <table:table-cell office:value-type="float" office:value="1456032585.318" calcext:value-type="float">
            <text:p>1456032585.318</text:p>
          </table:table-cell>
          <table:table-cell office:value-type="float" office:value="1088" calcext:value-type="float">
            <text:p>1088</text:p>
          </table:table-cell>
          <table:table-cell table:formula="of:=[.B290]-[.B$2]" office:value-type="float" office:value="28.8033933639526" calcext:value-type="float">
            <text:p>28.803393364</text:p>
          </table:table-cell>
          <table:table-cell table:formula="of:=[.D290]/([.E290]-[.E289])" office:value-type="float" office:value="6403.31987955019" calcext:value-type="float">
            <text:p>6403.3198795502</text:p>
          </table:table-cell>
          <table:table-cell table:formula="of:=[.E290]-[.E289]" office:value-type="float" office:value="0.169911861419678" calcext:value-type="float">
            <text:p>0.16991186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32585.48886" calcext:value-type="float">
            <text:p>1456032585.48886</text:p>
          </table:table-cell>
          <table:table-cell office:value-type="float" office:value="1456032585.4908" calcext:value-type="float">
            <text:p>1456032585.4908</text:p>
          </table:table-cell>
          <table:table-cell office:value-type="float" office:value="1072" calcext:value-type="float">
            <text:p>1072</text:p>
          </table:table-cell>
          <table:table-cell table:formula="of:=[.B291]-[.B$2]" office:value-type="float" office:value="28.9754798412323" calcext:value-type="float">
            <text:p>28.9754798412</text:p>
          </table:table-cell>
          <table:table-cell table:formula="of:=[.D291]/([.E291]-[.E290])" office:value-type="float" office:value="6229.42614054363" calcext:value-type="float">
            <text:p>6229.4261405436</text:p>
          </table:table-cell>
          <table:table-cell table:formula="of:=[.E291]-[.E290]" office:value-type="float" office:value="0.172086477279663" calcext:value-type="float">
            <text:p>0.172086477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32585.49003" calcext:value-type="float">
            <text:p>1456032585.49003</text:p>
          </table:table-cell>
          <table:table-cell office:value-type="float" office:value="1456032585.49091" calcext:value-type="float">
            <text:p>1456032585.49091</text:p>
          </table:table-cell>
          <table:table-cell office:value-type="float" office:value="1064" calcext:value-type="float">
            <text:p>1064</text:p>
          </table:table-cell>
          <table:table-cell table:formula="of:=[.B292]-[.B$2]" office:value-type="float" office:value="28.9766561985016" calcext:value-type="float">
            <text:p>28.9766561985</text:p>
          </table:table-cell>
          <table:table-cell table:formula="of:=[.D292]/([.E292]-[.E291])" office:value-type="float" office:value="904487.121199838" calcext:value-type="float">
            <text:p>904487.121199838</text:p>
          </table:table-cell>
          <table:table-cell table:formula="of:=[.E292]-[.E291]" office:value-type="float" office:value="0.00117635726928711" calcext:value-type="float">
            <text:p>0.001176357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32585.66088" calcext:value-type="float">
            <text:p>1456032585.66088</text:p>
          </table:table-cell>
          <table:table-cell office:value-type="float" office:value="1456032585.66278" calcext:value-type="float">
            <text:p>1456032585.66278</text:p>
          </table:table-cell>
          <table:table-cell office:value-type="float" office:value="1056" calcext:value-type="float">
            <text:p>1056</text:p>
          </table:table-cell>
          <table:table-cell table:formula="of:=[.B293]-[.B$2]" office:value-type="float" office:value="29.147500038147" calcext:value-type="float">
            <text:p>29.1475000381</text:p>
          </table:table-cell>
          <table:table-cell table:formula="of:=[.D293]/([.E293]-[.E292])" office:value-type="float" office:value="6181.08327576751" calcext:value-type="float">
            <text:p>6181.0832757675</text:p>
          </table:table-cell>
          <table:table-cell table:formula="of:=[.E293]-[.E292]" office:value-type="float" office:value="0.170843839645386" calcext:value-type="float">
            <text:p>0.170843839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32585.66203" calcext:value-type="float">
            <text:p>1456032585.66203</text:p>
          </table:table-cell>
          <table:table-cell office:value-type="float" office:value="1456032585.66289" calcext:value-type="float">
            <text:p>1456032585.66289</text:p>
          </table:table-cell>
          <table:table-cell office:value-type="float" office:value="1040" calcext:value-type="float">
            <text:p>1040</text:p>
          </table:table-cell>
          <table:table-cell table:formula="of:=[.B294]-[.B$2]" office:value-type="float" office:value="29.1486504077911" calcext:value-type="float">
            <text:p>29.1486504078</text:p>
          </table:table-cell>
          <table:table-cell table:formula="of:=[.D294]/([.E294]-[.E293])" office:value-type="float" office:value="904057.235233161" calcext:value-type="float">
            <text:p>904057.235233161</text:p>
          </table:table-cell>
          <table:table-cell table:formula="of:=[.E294]-[.E293]" office:value-type="float" office:value="0.00115036964416504" calcext:value-type="float">
            <text:p>0.001150369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32585.83262" calcext:value-type="float">
            <text:p>1456032585.83262</text:p>
          </table:table-cell>
          <table:table-cell office:value-type="float" office:value="1456032585.83354" calcext:value-type="float">
            <text:p>1456032585.83354</text:p>
          </table:table-cell>
          <table:table-cell office:value-type="float" office:value="1024" calcext:value-type="float">
            <text:p>1024</text:p>
          </table:table-cell>
          <table:table-cell table:formula="of:=[.B295]-[.B$2]" office:value-type="float" office:value="29.3192479610443" calcext:value-type="float">
            <text:p>29.319247961</text:p>
          </table:table-cell>
          <table:table-cell table:formula="of:=[.D295]/([.E295]-[.E294])" office:value-type="float" office:value="6002.43075280418" calcext:value-type="float">
            <text:p>6002.4307528042</text:p>
          </table:table-cell>
          <table:table-cell table:formula="of:=[.E295]-[.E294]" office:value-type="float" office:value="0.170597553253174" calcext:value-type="float">
            <text:p>0.170597553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32586.00452" calcext:value-type="float">
            <text:p>1456032586.00452</text:p>
          </table:table-cell>
          <table:table-cell office:value-type="float" office:value="1456032586.00672" calcext:value-type="float">
            <text:p>1456032586.00672</text:p>
          </table:table-cell>
          <table:table-cell office:value-type="float" office:value="1008" calcext:value-type="float">
            <text:p>1008</text:p>
          </table:table-cell>
          <table:table-cell table:formula="of:=[.B296]-[.B$2]" office:value-type="float" office:value="29.4911494255066" calcext:value-type="float">
            <text:p>29.4911494255</text:p>
          </table:table-cell>
          <table:table-cell table:formula="of:=[.D296]/([.E296]-[.E295])" office:value-type="float" office:value="5863.82439005447" calcext:value-type="float">
            <text:p>5863.8243900545</text:p>
          </table:table-cell>
          <table:table-cell table:formula="of:=[.E296]-[.E295]" office:value-type="float" office:value="0.17190146446228" calcext:value-type="float">
            <text:p>0.17190146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32586.0059" calcext:value-type="float">
            <text:p>1456032586.0059</text:p>
          </table:table-cell>
          <table:table-cell office:value-type="float" office:value="1456032586.00683" calcext:value-type="float">
            <text:p>1456032586.00683</text:p>
          </table:table-cell>
          <table:table-cell office:value-type="float" office:value="1000" calcext:value-type="float">
            <text:p>1000</text:p>
          </table:table-cell>
          <table:table-cell table:formula="of:=[.B297]-[.B$2]" office:value-type="float" office:value="29.4925241470337" calcext:value-type="float">
            <text:p>29.492524147</text:p>
          </table:table-cell>
          <table:table-cell table:formula="of:=[.D297]/([.E297]-[.E296])" office:value-type="float" office:value="727420.048560527" calcext:value-type="float">
            <text:p>727420.048560527</text:p>
          </table:table-cell>
          <table:table-cell table:formula="of:=[.E297]-[.E296]" office:value-type="float" office:value="0.00137472152709961" calcext:value-type="float">
            <text:p>0.00137472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32586.1769" calcext:value-type="float">
            <text:p>1456032586.1769</text:p>
          </table:table-cell>
          <table:table-cell office:value-type="float" office:value="1456032586.17896" calcext:value-type="float">
            <text:p>1456032586.17896</text:p>
          </table:table-cell>
          <table:table-cell office:value-type="float" office:value="984" calcext:value-type="float">
            <text:p>984</text:p>
          </table:table-cell>
          <table:table-cell table:formula="of:=[.B298]-[.B$2]" office:value-type="float" office:value="29.6635296344757" calcext:value-type="float">
            <text:p>29.6635296345</text:p>
          </table:table-cell>
          <table:table-cell table:formula="of:=[.D298]/([.E298]-[.E297])" office:value-type="float" office:value="5754.20131084184" calcext:value-type="float">
            <text:p>5754.2013108419</text:p>
          </table:table-cell>
          <table:table-cell table:formula="of:=[.E298]-[.E297]" office:value-type="float" office:value="0.171005487442017" calcext:value-type="float">
            <text:p>0.171005487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32586.17805" calcext:value-type="float">
            <text:p>1456032586.17805</text:p>
          </table:table-cell>
          <table:table-cell office:value-type="float" office:value="1456032586.17912" calcext:value-type="float">
            <text:p>1456032586.17912</text:p>
          </table:table-cell>
          <table:table-cell office:value-type="float" office:value="968" calcext:value-type="float">
            <text:p>968</text:p>
          </table:table-cell>
          <table:table-cell table:formula="of:=[.B299]-[.B$2]" office:value-type="float" office:value="29.6646707057953" calcext:value-type="float">
            <text:p>29.6646707058</text:p>
          </table:table-cell>
          <table:table-cell table:formula="of:=[.D299]/([.E299]-[.E298])" office:value-type="float" office:value="848325.58963644" calcext:value-type="float">
            <text:p>848325.58963644</text:p>
          </table:table-cell>
          <table:table-cell table:formula="of:=[.E299]-[.E298]" office:value-type="float" office:value="0.00114107131958008" calcext:value-type="float">
            <text:p>0.00114107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32586.34928" calcext:value-type="float">
            <text:p>1456032586.34928</text:p>
          </table:table-cell>
          <table:table-cell office:value-type="float" office:value="1456032586.35121" calcext:value-type="float">
            <text:p>1456032586.35121</text:p>
          </table:table-cell>
          <table:table-cell office:value-type="float" office:value="952" calcext:value-type="float">
            <text:p>952</text:p>
          </table:table-cell>
          <table:table-cell table:formula="of:=[.B300]-[.B$2]" office:value-type="float" office:value="29.8359072208405" calcext:value-type="float">
            <text:p>29.8359072208</text:p>
          </table:table-cell>
          <table:table-cell table:formula="of:=[.D300]/([.E300]-[.E299])" office:value-type="float" office:value="5559.56187118674" calcext:value-type="float">
            <text:p>5559.5618711868</text:p>
          </table:table-cell>
          <table:table-cell table:formula="of:=[.E300]-[.E299]" office:value-type="float" office:value="0.171236515045166" calcext:value-type="float">
            <text:p>0.1712365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32586.35043" calcext:value-type="float">
            <text:p>1456032586.35043</text:p>
          </table:table-cell>
          <table:table-cell office:value-type="float" office:value="1456032586.35133" calcext:value-type="float">
            <text:p>1456032586.35133</text:p>
          </table:table-cell>
          <table:table-cell office:value-type="float" office:value="936" calcext:value-type="float">
            <text:p>936</text:p>
          </table:table-cell>
          <table:table-cell table:formula="of:=[.B301]-[.B$2]" office:value-type="float" office:value="29.8370501995087" calcext:value-type="float">
            <text:p>29.8370501995</text:p>
          </table:table-cell>
          <table:table-cell table:formula="of:=[.D301]/([.E301]-[.E300])" office:value-type="float" office:value="818912.921151439" calcext:value-type="float">
            <text:p>818912.921151439</text:p>
          </table:table-cell>
          <table:table-cell table:formula="of:=[.E301]-[.E300]" office:value-type="float" office:value="0.00114297866821289" calcext:value-type="float">
            <text:p>0.00114297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32586.52099" calcext:value-type="float">
            <text:p>1456032586.52099</text:p>
          </table:table-cell>
          <table:table-cell office:value-type="float" office:value="1456032586.52188" calcext:value-type="float">
            <text:p>1456032586.52188</text:p>
          </table:table-cell>
          <table:table-cell office:value-type="float" office:value="920" calcext:value-type="float">
            <text:p>920</text:p>
          </table:table-cell>
          <table:table-cell table:formula="of:=[.B302]-[.B$2]" office:value-type="float" office:value="30.007616519928" calcext:value-type="float">
            <text:p>30.0076165199</text:p>
          </table:table-cell>
          <table:table-cell table:formula="of:=[.D302]/([.E302]-[.E301])" office:value-type="float" office:value="5393.79637045766" calcext:value-type="float">
            <text:p>5393.7963704577</text:p>
          </table:table-cell>
          <table:table-cell table:formula="of:=[.E302]-[.E301]" office:value-type="float" office:value="0.170566320419312" calcext:value-type="float">
            <text:p>0.17056632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32586.69273" calcext:value-type="float">
            <text:p>1456032586.69273</text:p>
          </table:table-cell>
          <table:table-cell office:value-type="float" office:value="1456032586.69463" calcext:value-type="float">
            <text:p>1456032586.69463</text:p>
          </table:table-cell>
          <table:table-cell office:value-type="float" office:value="904" calcext:value-type="float">
            <text:p>904</text:p>
          </table:table-cell>
          <table:table-cell table:formula="of:=[.B303]-[.B$2]" office:value-type="float" office:value="30.1793594360352" calcext:value-type="float">
            <text:p>30.179359436</text:p>
          </table:table-cell>
          <table:table-cell table:formula="of:=[.D303]/([.E303]-[.E302])" office:value-type="float" office:value="5263.68144020479" calcext:value-type="float">
            <text:p>5263.6814402048</text:p>
          </table:table-cell>
          <table:table-cell table:formula="of:=[.E303]-[.E302]" office:value-type="float" office:value="0.171742916107178" calcext:value-type="float">
            <text:p>0.171742916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32586.69387" calcext:value-type="float">
            <text:p>1456032586.69387</text:p>
          </table:table-cell>
          <table:table-cell office:value-type="float" office:value="1456032586.69473" calcext:value-type="float">
            <text:p>1456032586.69473</text:p>
          </table:table-cell>
          <table:table-cell office:value-type="float" office:value="880" calcext:value-type="float">
            <text:p>880</text:p>
          </table:table-cell>
          <table:table-cell table:formula="of:=[.B304]-[.B$2]" office:value-type="float" office:value="30.1804955005646" calcext:value-type="float">
            <text:p>30.1804955006</text:p>
          </table:table-cell>
          <table:table-cell table:formula="of:=[.D304]/([.E304]-[.E303])" office:value-type="float" office:value="774603.886673662" calcext:value-type="float">
            <text:p>774603.886673662</text:p>
          </table:table-cell>
          <table:table-cell table:formula="of:=[.E304]-[.E303]" office:value-type="float" office:value="0.00113606452941895" calcext:value-type="float">
            <text:p>0.001136064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32586.8652" calcext:value-type="float">
            <text:p>1456032586.8652</text:p>
          </table:table-cell>
          <table:table-cell office:value-type="float" office:value="1456032586.86732" calcext:value-type="float">
            <text:p>1456032586.86732</text:p>
          </table:table-cell>
          <table:table-cell office:value-type="float" office:value="864" calcext:value-type="float">
            <text:p>864</text:p>
          </table:table-cell>
          <table:table-cell table:formula="of:=[.B305]-[.B$2]" office:value-type="float" office:value="30.3518280982971" calcext:value-type="float">
            <text:p>30.3518280983</text:p>
          </table:table-cell>
          <table:table-cell table:formula="of:=[.D305]/([.E305]-[.E304])" office:value-type="float" office:value="5042.82320722606" calcext:value-type="float">
            <text:p>5042.8232072261</text:p>
          </table:table-cell>
          <table:table-cell table:formula="of:=[.E305]-[.E304]" office:value-type="float" office:value="0.171332597732544" calcext:value-type="float">
            <text:p>0.171332597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32586.86654" calcext:value-type="float">
            <text:p>1456032586.86654</text:p>
          </table:table-cell>
          <table:table-cell office:value-type="float" office:value="1456032586.86743" calcext:value-type="float">
            <text:p>1456032586.86743</text:p>
          </table:table-cell>
          <table:table-cell office:value-type="float" office:value="848" calcext:value-type="float">
            <text:p>848</text:p>
          </table:table-cell>
          <table:table-cell table:formula="of:=[.B306]-[.B$2]" office:value-type="float" office:value="30.3531613349915" calcext:value-type="float">
            <text:p>30.353161335</text:p>
          </table:table-cell>
          <table:table-cell table:formula="of:=[.D306]/([.E306]-[.E305])" office:value-type="float" office:value="636046.100143061" calcext:value-type="float">
            <text:p>636046.100143061</text:p>
          </table:table-cell>
          <table:table-cell table:formula="of:=[.E306]-[.E305]" office:value-type="float" office:value="0.00133323669433594" calcext:value-type="float">
            <text:p>0.00133323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32587.03914" calcext:value-type="float">
            <text:p>1456032587.03914</text:p>
          </table:table-cell>
          <table:table-cell office:value-type="float" office:value="1456032587.0411" calcext:value-type="float">
            <text:p>1456032587.0411</text:p>
          </table:table-cell>
          <table:table-cell office:value-type="float" office:value="832" calcext:value-type="float">
            <text:p>832</text:p>
          </table:table-cell>
          <table:table-cell table:formula="of:=[.B307]-[.B$2]" office:value-type="float" office:value="30.5257623195648" calcext:value-type="float">
            <text:p>30.5257623196</text:p>
          </table:table-cell>
          <table:table-cell table:formula="of:=[.D307]/([.E307]-[.E306])" office:value-type="float" office:value="4820.36647737868" calcext:value-type="float">
            <text:p>4820.3664773787</text:p>
          </table:table-cell>
          <table:table-cell table:formula="of:=[.E307]-[.E306]" office:value-type="float" office:value="0.172600984573364" calcext:value-type="float">
            <text:p>0.172600984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32587.04032" calcext:value-type="float">
            <text:p>1456032587.04032</text:p>
          </table:table-cell>
          <table:table-cell office:value-type="float" office:value="1456032587.0412" calcext:value-type="float">
            <text:p>1456032587.0412</text:p>
          </table:table-cell>
          <table:table-cell office:value-type="float" office:value="816" calcext:value-type="float">
            <text:p>816</text:p>
          </table:table-cell>
          <table:table-cell table:formula="of:=[.B308]-[.B$2]" office:value-type="float" office:value="30.5269434452057" calcext:value-type="float">
            <text:p>30.5269434452</text:p>
          </table:table-cell>
          <table:table-cell table:formula="of:=[.D308]/([.E308]-[.E307])" office:value-type="float" office:value="690866.383528462" calcext:value-type="float">
            <text:p>690866.383528462</text:p>
          </table:table-cell>
          <table:table-cell table:formula="of:=[.E308]-[.E307]" office:value-type="float" office:value="0.00118112564086914" calcext:value-type="float">
            <text:p>0.001181125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32587.21089" calcext:value-type="float">
            <text:p>1456032587.21089</text:p>
          </table:table-cell>
          <table:table-cell office:value-type="float" office:value="1456032587.21179" calcext:value-type="float">
            <text:p>1456032587.21179</text:p>
          </table:table-cell>
          <table:table-cell office:value-type="float" office:value="800" calcext:value-type="float">
            <text:p>800</text:p>
          </table:table-cell>
          <table:table-cell table:formula="of:=[.B309]-[.B$2]" office:value-type="float" office:value="30.6975173950195" calcext:value-type="float">
            <text:p>30.697517395</text:p>
          </table:table-cell>
          <table:table-cell table:formula="of:=[.D309]/([.E309]-[.E308])" office:value-type="float" office:value="4690.04792861446" calcext:value-type="float">
            <text:p>4690.0479286145</text:p>
          </table:table-cell>
          <table:table-cell table:formula="of:=[.E309]-[.E308]" office:value-type="float" office:value="0.170573949813843" calcext:value-type="float">
            <text:p>0.170573949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32587.38284" calcext:value-type="float">
            <text:p>1456032587.38284</text:p>
          </table:table-cell>
          <table:table-cell office:value-type="float" office:value="1456032587.38499" calcext:value-type="float">
            <text:p>1456032587.38499</text:p>
          </table:table-cell>
          <table:table-cell office:value-type="float" office:value="784" calcext:value-type="float">
            <text:p>784</text:p>
          </table:table-cell>
          <table:table-cell table:formula="of:=[.B310]-[.B$2]" office:value-type="float" office:value="30.8694672584534" calcext:value-type="float">
            <text:p>30.8694672585</text:p>
          </table:table-cell>
          <table:table-cell table:formula="of:=[.D310]/([.E310]-[.E309])" office:value-type="float" office:value="4559.46858196642" calcext:value-type="float">
            <text:p>4559.4685819664</text:p>
          </table:table-cell>
          <table:table-cell table:formula="of:=[.E310]-[.E309]" office:value-type="float" office:value="0.171949863433838" calcext:value-type="float">
            <text:p>0.17194986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32587.38406" calcext:value-type="float">
            <text:p>1456032587.38406</text:p>
          </table:table-cell>
          <table:table-cell office:value-type="float" office:value="1456032587.3851" calcext:value-type="float">
            <text:p>1456032587.3851</text:p>
          </table:table-cell>
          <table:table-cell office:value-type="float" office:value="768" calcext:value-type="float">
            <text:p>768</text:p>
          </table:table-cell>
          <table:table-cell table:formula="of:=[.B311]-[.B$2]" office:value-type="float" office:value="30.870682477951" calcext:value-type="float">
            <text:p>30.870682478</text:p>
          </table:table-cell>
          <table:table-cell table:formula="of:=[.D311]/([.E311]-[.E310])" office:value-type="float" office:value="631984.593290171" calcext:value-type="float">
            <text:p>631984.593290171</text:p>
          </table:table-cell>
          <table:table-cell table:formula="of:=[.E311]-[.E310]" office:value-type="float" office:value="0.00121521949768066" calcext:value-type="float">
            <text:p>0.00121521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32587.55488" calcext:value-type="float">
            <text:p>1456032587.55488</text:p>
          </table:table-cell>
          <table:table-cell office:value-type="float" office:value="1456032587.5571" calcext:value-type="float">
            <text:p>1456032587.5571</text:p>
          </table:table-cell>
          <table:table-cell office:value-type="float" office:value="760" calcext:value-type="float">
            <text:p>760</text:p>
          </table:table-cell>
          <table:table-cell table:formula="of:=[.B312]-[.B$2]" office:value-type="float" office:value="31.0415067672729" calcext:value-type="float">
            <text:p>31.0415067673</text:p>
          </table:table-cell>
          <table:table-cell table:formula="of:=[.D312]/([.E312]-[.E311])" office:value-type="float" office:value="4449.01602118107" calcext:value-type="float">
            <text:p>4449.0160211811</text:p>
          </table:table-cell>
          <table:table-cell table:formula="of:=[.E312]-[.E311]" office:value-type="float" office:value="0.170824289321899" calcext:value-type="float">
            <text:p>0.170824289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32587.55631" calcext:value-type="float">
            <text:p>1456032587.55631</text:p>
          </table:table-cell>
          <table:table-cell office:value-type="float" office:value="1456032587.55721" calcext:value-type="float">
            <text:p>1456032587.55721</text:p>
          </table:table-cell>
          <table:table-cell office:value-type="float" office:value="744" calcext:value-type="float">
            <text:p>744</text:p>
          </table:table-cell>
          <table:table-cell table:formula="of:=[.B313]-[.B$2]" office:value-type="float" office:value="31.0429384708405" calcext:value-type="float">
            <text:p>31.0429384708</text:p>
          </table:table-cell>
          <table:table-cell table:formula="of:=[.D313]/([.E313]-[.E312])" office:value-type="float" office:value="519660.645462115" calcext:value-type="float">
            <text:p>519660.645462115</text:p>
          </table:table-cell>
          <table:table-cell table:formula="of:=[.E313]-[.E312]" office:value-type="float" office:value="0.00143170356750488" calcext:value-type="float">
            <text:p>0.001431703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32587.72695" calcext:value-type="float">
            <text:p>1456032587.72695</text:p>
          </table:table-cell>
          <table:table-cell office:value-type="float" office:value="1456032587.72785" calcext:value-type="float">
            <text:p>1456032587.72785</text:p>
          </table:table-cell>
          <table:table-cell office:value-type="float" office:value="728" calcext:value-type="float">
            <text:p>728</text:p>
          </table:table-cell>
          <table:table-cell table:formula="of:=[.B314]-[.B$2]" office:value-type="float" office:value="31.2135698795319" calcext:value-type="float">
            <text:p>31.2135698795</text:p>
          </table:table-cell>
          <table:table-cell table:formula="of:=[.D314]/([.E314]-[.E313])" office:value-type="float" office:value="4266.50641627543" calcext:value-type="float">
            <text:p>4266.5064162754</text:p>
          </table:table-cell>
          <table:table-cell table:formula="of:=[.E314]-[.E313]" office:value-type="float" office:value="0.170631408691406" calcext:value-type="float">
            <text:p>0.170631408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32587.89874" calcext:value-type="float">
            <text:p>1456032587.89874</text:p>
          </table:table-cell>
          <table:table-cell office:value-type="float" office:value="1456032587.90087" calcext:value-type="float">
            <text:p>1456032587.90087</text:p>
          </table:table-cell>
          <table:table-cell office:value-type="float" office:value="720" calcext:value-type="float">
            <text:p>720</text:p>
          </table:table-cell>
          <table:table-cell table:formula="of:=[.B315]-[.B$2]" office:value-type="float" office:value="31.3853633403778" calcext:value-type="float">
            <text:p>31.3853633404</text:p>
          </table:table-cell>
          <table:table-cell table:formula="of:=[.D315]/([.E315]-[.E314])" office:value-type="float" office:value="4191.07919739534" calcext:value-type="float">
            <text:p>4191.0791973953</text:p>
          </table:table-cell>
          <table:table-cell table:formula="of:=[.E315]-[.E314]" office:value-type="float" office:value="0.171793460845947" calcext:value-type="float">
            <text:p>0.171793460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32587.89989" calcext:value-type="float">
            <text:p>1456032587.89989</text:p>
          </table:table-cell>
          <table:table-cell office:value-type="float" office:value="1456032587.90099" calcext:value-type="float">
            <text:p>1456032587.90099</text:p>
          </table:table-cell>
          <table:table-cell office:value-type="float" office:value="704" calcext:value-type="float">
            <text:p>704</text:p>
          </table:table-cell>
          <table:table-cell table:formula="of:=[.B316]-[.B$2]" office:value-type="float" office:value="31.386513710022" calcext:value-type="float">
            <text:p>31.38651371</text:p>
          </table:table-cell>
          <table:table-cell table:formula="of:=[.D316]/([.E316]-[.E315])" office:value-type="float" office:value="611977.205388601" calcext:value-type="float">
            <text:p>611977.205388601</text:p>
          </table:table-cell>
          <table:table-cell table:formula="of:=[.E316]-[.E315]" office:value-type="float" office:value="0.00115036964416504" calcext:value-type="float">
            <text:p>0.001150369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32588.07101" calcext:value-type="float">
            <text:p>1456032588.07101</text:p>
          </table:table-cell>
          <table:table-cell office:value-type="float" office:value="1456032588.07307" calcext:value-type="float">
            <text:p>1456032588.07307</text:p>
          </table:table-cell>
          <table:table-cell office:value-type="float" office:value="696" calcext:value-type="float">
            <text:p>696</text:p>
          </table:table-cell>
          <table:table-cell table:formula="of:=[.B317]-[.B$2]" office:value-type="float" office:value="31.5576350688934" calcext:value-type="float">
            <text:p>31.5576350689</text:p>
          </table:table-cell>
          <table:table-cell table:formula="of:=[.D317]/([.E317]-[.E316])" office:value-type="float" office:value="4067.28887960041" calcext:value-type="float">
            <text:p>4067.2888796004</text:p>
          </table:table-cell>
          <table:table-cell table:formula="of:=[.E317]-[.E316]" office:value-type="float" office:value="0.17112135887146" calcext:value-type="float">
            <text:p>0.171121358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32588.07232" calcext:value-type="float">
            <text:p>1456032588.07232</text:p>
          </table:table-cell>
          <table:table-cell office:value-type="float" office:value="1456032588.07319" calcext:value-type="float">
            <text:p>1456032588.07319</text:p>
          </table:table-cell>
          <table:table-cell office:value-type="float" office:value="688" calcext:value-type="float">
            <text:p>688</text:p>
          </table:table-cell>
          <table:table-cell table:formula="of:=[.B318]-[.B$2]" office:value-type="float" office:value="31.5589406490326" calcext:value-type="float">
            <text:p>31.558940649</text:p>
          </table:table-cell>
          <table:table-cell table:formula="of:=[.D318]/([.E318]-[.E317])" office:value-type="float" office:value="526968.800584368" calcext:value-type="float">
            <text:p>526968.800584368</text:p>
          </table:table-cell>
          <table:table-cell table:formula="of:=[.E318]-[.E317]" office:value-type="float" office:value="0.00130558013916016" calcext:value-type="float">
            <text:p>0.00130558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32588.24319" calcext:value-type="float">
            <text:p>1456032588.24319</text:p>
          </table:table-cell>
          <table:table-cell office:value-type="float" office:value="1456032588.24512" calcext:value-type="float">
            <text:p>1456032588.24512</text:p>
          </table:table-cell>
          <table:table-cell office:value-type="float" office:value="680" calcext:value-type="float">
            <text:p>680</text:p>
          </table:table-cell>
          <table:table-cell table:formula="of:=[.B319]-[.B$2]" office:value-type="float" office:value="31.7298197746277" calcext:value-type="float">
            <text:p>31.7298197746</text:p>
          </table:table-cell>
          <table:table-cell table:formula="of:=[.D319]/([.E319]-[.E318])" office:value-type="float" office:value="3979.42111203973" calcext:value-type="float">
            <text:p>3979.4211120397</text:p>
          </table:table-cell>
          <table:table-cell table:formula="of:=[.E319]-[.E318]" office:value-type="float" office:value="0.170879125595093" calcext:value-type="float">
            <text:p>0.17087912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32588.24434" calcext:value-type="float">
            <text:p>1456032588.24434</text:p>
          </table:table-cell>
          <table:table-cell office:value-type="float" office:value="1456032588.24523" calcext:value-type="float">
            <text:p>1456032588.24523</text:p>
          </table:table-cell>
          <table:table-cell office:value-type="float" office:value="672" calcext:value-type="float">
            <text:p>672</text:p>
          </table:table-cell>
          <table:table-cell table:formula="of:=[.B320]-[.B$2]" office:value-type="float" office:value="31.7309656143188" calcext:value-type="float">
            <text:p>31.7309656143</text:p>
          </table:table-cell>
          <table:table-cell table:formula="of:=[.D320]/([.E320]-[.E319])" office:value-type="float" office:value="586469.473158552" calcext:value-type="float">
            <text:p>586469.473158552</text:p>
          </table:table-cell>
          <table:table-cell table:formula="of:=[.E320]-[.E319]" office:value-type="float" office:value="0.00114583969116211" calcext:value-type="float">
            <text:p>0.001145839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32588.41515" calcext:value-type="float">
            <text:p>1456032588.41515</text:p>
          </table:table-cell>
          <table:table-cell office:value-type="float" office:value="1456032588.41629" calcext:value-type="float">
            <text:p>1456032588.41629</text:p>
          </table:table-cell>
          <table:table-cell office:value-type="float" office:value="664" calcext:value-type="float">
            <text:p>664</text:p>
          </table:table-cell>
          <table:table-cell table:formula="of:=[.B321]-[.B$2]" office:value-type="float" office:value="31.9017736911774" calcext:value-type="float">
            <text:p>31.9017736912</text:p>
          </table:table-cell>
          <table:table-cell table:formula="of:=[.D321]/([.E321]-[.E320])" office:value-type="float" office:value="3887.40399290361" calcext:value-type="float">
            <text:p>3887.4039929036</text:p>
          </table:table-cell>
          <table:table-cell table:formula="of:=[.E321]-[.E320]" office:value-type="float" office:value="0.170808076858521" calcext:value-type="float">
            <text:p>0.170808076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32588.58722" calcext:value-type="float">
            <text:p>1456032588.58722</text:p>
          </table:table-cell>
          <table:table-cell office:value-type="float" office:value="1456032588.58937" calcext:value-type="float">
            <text:p>1456032588.58937</text:p>
          </table:table-cell>
          <table:table-cell office:value-type="float" office:value="664" calcext:value-type="float">
            <text:p>664</text:p>
          </table:table-cell>
          <table:table-cell table:formula="of:=[.B322]-[.B$2]" office:value-type="float" office:value="32.0738408565521" calcext:value-type="float">
            <text:p>32.0738408566</text:p>
          </table:table-cell>
          <table:table-cell table:formula="of:=[.D322]/([.E322]-[.E321])" office:value-type="float" office:value="3858.95820712704" calcext:value-type="float">
            <text:p>3858.9582071271</text:p>
          </table:table-cell>
          <table:table-cell table:formula="of:=[.E322]-[.E321]" office:value-type="float" office:value="0.172067165374756" calcext:value-type="float">
            <text:p>0.172067165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32588.58838" calcext:value-type="float">
            <text:p>1456032588.58838</text:p>
          </table:table-cell>
          <table:table-cell office:value-type="float" office:value="1456032588.58956" calcext:value-type="float">
            <text:p>1456032588.58956</text:p>
          </table:table-cell>
          <table:table-cell office:value-type="float" office:value="656" calcext:value-type="float">
            <text:p>656</text:p>
          </table:table-cell>
          <table:table-cell table:formula="of:=[.B323]-[.B$2]" office:value-type="float" office:value="32.0750012397766" calcext:value-type="float">
            <text:p>32.0750012398</text:p>
          </table:table-cell>
          <table:table-cell table:formula="of:=[.D323]/([.E323]-[.E322])" office:value-type="float" office:value="565330.475446887" calcext:value-type="float">
            <text:p>565330.475446887</text:p>
          </table:table-cell>
          <table:table-cell table:formula="of:=[.E323]-[.E322]" office:value-type="float" office:value="0.0011603832244873" calcext:value-type="float">
            <text:p>0.001160383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32588.75962" calcext:value-type="float">
            <text:p>1456032588.75962</text:p>
          </table:table-cell>
          <table:table-cell office:value-type="float" office:value="1456032588.76164" calcext:value-type="float">
            <text:p>1456032588.76164</text:p>
          </table:table-cell>
          <table:table-cell office:value-type="float" office:value="656" calcext:value-type="float">
            <text:p>656</text:p>
          </table:table-cell>
          <table:table-cell table:formula="of:=[.B324]-[.B$2]" office:value-type="float" office:value="32.2462437152863" calcext:value-type="float">
            <text:p>32.2462437153</text:p>
          </table:table-cell>
          <table:table-cell table:formula="of:=[.D324]/([.E324]-[.E323])" office:value-type="float" office:value="3830.82525551937" calcext:value-type="float">
            <text:p>3830.8252555194</text:p>
          </table:table-cell>
          <table:table-cell table:formula="of:=[.E324]-[.E323]" office:value-type="float" office:value="0.171242475509644" calcext:value-type="float">
            <text:p>0.171242475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32588.76076" calcext:value-type="float">
            <text:p>1456032588.76076</text:p>
          </table:table-cell>
          <table:table-cell office:value-type="float" office:value="1456032588.76177" calcext:value-type="float">
            <text:p>1456032588.76177</text:p>
          </table:table-cell>
          <table:table-cell office:value-type="float" office:value="656" calcext:value-type="float">
            <text:p>656</text:p>
          </table:table-cell>
          <table:table-cell table:formula="of:=[.B325]-[.B$2]" office:value-type="float" office:value="32.2473845481873" calcext:value-type="float">
            <text:p>32.2473845482</text:p>
          </table:table-cell>
          <table:table-cell table:formula="of:=[.D325]/([.E325]-[.E324])" office:value-type="float" office:value="575018.479414838" calcext:value-type="float">
            <text:p>575018.479414838</text:p>
          </table:table-cell>
          <table:table-cell table:formula="of:=[.E325]-[.E324]" office:value-type="float" office:value="0.00114083290100098" calcext:value-type="float">
            <text:p>0.001140832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32588.93144" calcext:value-type="float">
            <text:p>1456032588.93144</text:p>
          </table:table-cell>
          <table:table-cell office:value-type="float" office:value="1456032588.93257" calcext:value-type="float">
            <text:p>1456032588.93257</text:p>
          </table:table-cell>
          <table:table-cell office:value-type="float" office:value="656" calcext:value-type="float">
            <text:p>656</text:p>
          </table:table-cell>
          <table:table-cell table:formula="of:=[.B326]-[.B$2]" office:value-type="float" office:value="32.4180645942688" calcext:value-type="float">
            <text:p>32.4180645943</text:p>
          </table:table-cell>
          <table:table-cell table:formula="of:=[.D326]/([.E326]-[.E325])" office:value-type="float" office:value="3843.44869280498" calcext:value-type="float">
            <text:p>3843.448692805</text:p>
          </table:table-cell>
          <table:table-cell table:formula="of:=[.E326]-[.E325]" office:value-type="float" office:value="0.170680046081543" calcext:value-type="float">
            <text:p>0.17068004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32589.10334" calcext:value-type="float">
            <text:p>1456032589.10334</text:p>
          </table:table-cell>
          <table:table-cell office:value-type="float" office:value="1456032589.10526" calcext:value-type="float">
            <text:p>1456032589.10526</text:p>
          </table:table-cell>
          <table:table-cell office:value-type="float" office:value="656" calcext:value-type="float">
            <text:p>656</text:p>
          </table:table-cell>
          <table:table-cell table:formula="of:=[.B327]-[.B$2]" office:value-type="float" office:value="32.589968919754" calcext:value-type="float">
            <text:p>32.5899689198</text:p>
          </table:table-cell>
          <table:table-cell table:formula="of:=[.D327]/([.E327]-[.E326])" office:value-type="float" office:value="3816.0761699761" calcext:value-type="float">
            <text:p>3816.0761699761</text:p>
          </table:table-cell>
          <table:table-cell table:formula="of:=[.E327]-[.E326]" office:value-type="float" office:value="0.17190432548523" calcext:value-type="float">
            <text:p>0.171904325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32589.10449" calcext:value-type="float">
            <text:p>1456032589.10449</text:p>
          </table:table-cell>
          <table:table-cell office:value-type="float" office:value="1456032589.10537" calcext:value-type="float">
            <text:p>1456032589.10537</text:p>
          </table:table-cell>
          <table:table-cell office:value-type="float" office:value="656" calcext:value-type="float">
            <text:p>656</text:p>
          </table:table-cell>
          <table:table-cell table:formula="of:=[.B328]-[.B$2]" office:value-type="float" office:value="32.5911128520966" calcext:value-type="float">
            <text:p>32.5911128521</text:p>
          </table:table-cell>
          <table:table-cell table:formula="of:=[.D328]/([.E328]-[.E327])" office:value-type="float" office:value="573460.48853689" calcext:value-type="float">
            <text:p>573460.48853689</text:p>
          </table:table-cell>
          <table:table-cell table:formula="of:=[.E328]-[.E327]" office:value-type="float" office:value="0.0011439323425293" calcext:value-type="float">
            <text:p>0.001143932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32589.27555" calcext:value-type="float">
            <text:p>1456032589.27555</text:p>
          </table:table-cell>
          <table:table-cell office:value-type="float" office:value="1456032589.27769" calcext:value-type="float">
            <text:p>1456032589.27769</text:p>
          </table:table-cell>
          <table:table-cell office:value-type="float" office:value="656" calcext:value-type="float">
            <text:p>656</text:p>
          </table:table-cell>
          <table:table-cell table:formula="of:=[.B329]-[.B$2]" office:value-type="float" office:value="32.7621731758118" calcext:value-type="float">
            <text:p>32.7621731758</text:p>
          </table:table-cell>
          <table:table-cell table:formula="of:=[.D329]/([.E329]-[.E328])" office:value-type="float" office:value="3834.90446967786" calcext:value-type="float">
            <text:p>3834.9044696779</text:p>
          </table:table-cell>
          <table:table-cell table:formula="of:=[.E329]-[.E328]" office:value-type="float" office:value="0.17106032371521" calcext:value-type="float">
            <text:p>0.171060323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32589.27692" calcext:value-type="float">
            <text:p>1456032589.27692</text:p>
          </table:table-cell>
          <table:table-cell office:value-type="float" office:value="1456032589.2778" calcext:value-type="float">
            <text:p>1456032589.2778</text:p>
          </table:table-cell>
          <table:table-cell office:value-type="float" office:value="664" calcext:value-type="float">
            <text:p>664</text:p>
          </table:table-cell>
          <table:table-cell table:formula="of:=[.B330]-[.B$2]" office:value-type="float" office:value="32.763543844223" calcext:value-type="float">
            <text:p>32.7635438442</text:p>
          </table:table-cell>
          <table:table-cell table:formula="of:=[.D330]/([.E330]-[.E329])" office:value-type="float" office:value="484435.18107497" calcext:value-type="float">
            <text:p>484435.18107497</text:p>
          </table:table-cell>
          <table:table-cell table:formula="of:=[.E330]-[.E329]" office:value-type="float" office:value="0.00137066841125488" calcext:value-type="float">
            <text:p>0.001370668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32589.44805" calcext:value-type="float">
            <text:p>1456032589.44805</text:p>
          </table:table-cell>
          <table:table-cell office:value-type="float" office:value="1456032589.45" calcext:value-type="float">
            <text:p>1456032589.45</text:p>
          </table:table-cell>
          <table:table-cell office:value-type="float" office:value="664" calcext:value-type="float">
            <text:p>664</text:p>
          </table:table-cell>
          <table:table-cell table:formula="of:=[.B331]-[.B$2]" office:value-type="float" office:value="32.9346795082092" calcext:value-type="float">
            <text:p>32.9346795082</text:p>
          </table:table-cell>
          <table:table-cell table:formula="of:=[.D331]/([.E331]-[.E330])" office:value-type="float" office:value="3879.96274145125" calcext:value-type="float">
            <text:p>3879.9627414513</text:p>
          </table:table-cell>
          <table:table-cell table:formula="of:=[.E331]-[.E330]" office:value-type="float" office:value="0.171135663986206" calcext:value-type="float">
            <text:p>0.17113566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32589.44922" calcext:value-type="float">
            <text:p>1456032589.44922</text:p>
          </table:table-cell>
          <table:table-cell office:value-type="float" office:value="1456032589.45011" calcext:value-type="float">
            <text:p>1456032589.45011</text:p>
          </table:table-cell>
          <table:table-cell office:value-type="float" office:value="672" calcext:value-type="float">
            <text:p>672</text:p>
          </table:table-cell>
          <table:table-cell table:formula="of:=[.B332]-[.B$2]" office:value-type="float" office:value="32.935845375061" calcext:value-type="float">
            <text:p>32.9358453751</text:p>
          </table:table-cell>
          <table:table-cell table:formula="of:=[.D332]/([.E332]-[.E331])" office:value-type="float" office:value="576395.150920246" calcext:value-type="float">
            <text:p>576395.150920246</text:p>
          </table:table-cell>
          <table:table-cell table:formula="of:=[.E332]-[.E331]" office:value-type="float" office:value="0.00116586685180664" calcext:value-type="float">
            <text:p>0.001165866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032589.61975" calcext:value-type="float">
            <text:p>1456032589.61975</text:p>
          </table:table-cell>
          <table:table-cell office:value-type="float" office:value="1456032589.62066" calcext:value-type="float">
            <text:p>1456032589.62066</text:p>
          </table:table-cell>
          <table:table-cell office:value-type="float" office:value="680" calcext:value-type="float">
            <text:p>680</text:p>
          </table:table-cell>
          <table:table-cell table:formula="of:=[.B333]-[.B$2]" office:value-type="float" office:value="33.1063792705536" calcext:value-type="float">
            <text:p>33.1063792706</text:p>
          </table:table-cell>
          <table:table-cell table:formula="of:=[.D333]/([.E333]-[.E332])" office:value-type="float" office:value="3987.47708211293" calcext:value-type="float">
            <text:p>3987.4770821129</text:p>
          </table:table-cell>
          <table:table-cell table:formula="of:=[.E333]-[.E332]" office:value-type="float" office:value="0.170533895492554" calcext:value-type="float">
            <text:p>0.170533895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032589.79175" calcext:value-type="float">
            <text:p>1456032589.79175</text:p>
          </table:table-cell>
          <table:table-cell office:value-type="float" office:value="1456032589.79409" calcext:value-type="float">
            <text:p>1456032589.79409</text:p>
          </table:table-cell>
          <table:table-cell office:value-type="float" office:value="688" calcext:value-type="float">
            <text:p>688</text:p>
          </table:table-cell>
          <table:table-cell table:formula="of:=[.B334]-[.B$2]" office:value-type="float" office:value="33.2783703804016" calcext:value-type="float">
            <text:p>33.2783703804</text:p>
          </table:table-cell>
          <table:table-cell table:formula="of:=[.D334]/([.E334]-[.E333])" office:value-type="float" office:value="4000.20675840712" calcext:value-type="float">
            <text:p>4000.2067584071</text:p>
          </table:table-cell>
          <table:table-cell table:formula="of:=[.E334]-[.E333]" office:value-type="float" office:value="0.171991109848022" calcext:value-type="float">
            <text:p>0.17199110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032589.7929" calcext:value-type="float">
            <text:p>1456032589.7929</text:p>
          </table:table-cell>
          <table:table-cell office:value-type="float" office:value="1456032589.7942" calcext:value-type="float">
            <text:p>1456032589.7942</text:p>
          </table:table-cell>
          <table:table-cell office:value-type="float" office:value="696" calcext:value-type="float">
            <text:p>696</text:p>
          </table:table-cell>
          <table:table-cell table:formula="of:=[.B335]-[.B$2]" office:value-type="float" office:value="33.2795248031616" calcext:value-type="float">
            <text:p>33.2795248032</text:p>
          </table:table-cell>
          <table:table-cell table:formula="of:=[.D335]/([.E335]-[.E334])" office:value-type="float" office:value="602898.716232962" calcext:value-type="float">
            <text:p>602898.716232962</text:p>
          </table:table-cell>
          <table:table-cell table:formula="of:=[.E335]-[.E334]" office:value-type="float" office:value="0.00115442276000977" calcext:value-type="float">
            <text:p>0.00115442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032589.96394" calcext:value-type="float">
            <text:p>1456032589.96394</text:p>
          </table:table-cell>
          <table:table-cell office:value-type="float" office:value="1456032589.96615" calcext:value-type="float">
            <text:p>1456032589.96615</text:p>
          </table:table-cell>
          <table:table-cell office:value-type="float" office:value="712" calcext:value-type="float">
            <text:p>712</text:p>
          </table:table-cell>
          <table:table-cell table:formula="of:=[.B336]-[.B$2]" office:value-type="float" office:value="33.4505617618561" calcext:value-type="float">
            <text:p>33.4505617619</text:p>
          </table:table-cell>
          <table:table-cell table:formula="of:=[.D336]/([.E336]-[.E335])" office:value-type="float" office:value="4162.84296350196" calcext:value-type="float">
            <text:p>4162.842963502</text:p>
          </table:table-cell>
          <table:table-cell table:formula="of:=[.E336]-[.E335]" office:value-type="float" office:value="0.171036958694458" calcext:value-type="float">
            <text:p>0.171036958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032589.96511" calcext:value-type="float">
            <text:p>1456032589.96511</text:p>
          </table:table-cell>
          <table:table-cell office:value-type="float" office:value="1456032589.96628" calcext:value-type="float">
            <text:p>1456032589.96628</text:p>
          </table:table-cell>
          <table:table-cell office:value-type="float" office:value="720" calcext:value-type="float">
            <text:p>720</text:p>
          </table:table-cell>
          <table:table-cell table:formula="of:=[.B337]-[.B$2]" office:value-type="float" office:value="33.4517304897308" calcext:value-type="float">
            <text:p>33.4517304897</text:p>
          </table:table-cell>
          <table:table-cell table:formula="of:=[.D337]/([.E337]-[.E336])" office:value-type="float" office:value="616054.443084455" calcext:value-type="float">
            <text:p>616054.443084455</text:p>
          </table:table-cell>
          <table:table-cell table:formula="of:=[.E337]-[.E336]" office:value-type="float" office:value="0.00116872787475586" calcext:value-type="float">
            <text:p>0.001168727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032590.1355" calcext:value-type="float">
            <text:p>1456032590.1355</text:p>
          </table:table-cell>
          <table:table-cell office:value-type="float" office:value="1456032590.13664" calcext:value-type="float">
            <text:p>1456032590.13664</text:p>
          </table:table-cell>
          <table:table-cell office:value-type="float" office:value="728" calcext:value-type="float">
            <text:p>728</text:p>
          </table:table-cell>
          <table:table-cell table:formula="of:=[.B338]-[.B$2]" office:value-type="float" office:value="33.6221256256103" calcext:value-type="float">
            <text:p>33.6221256256</text:p>
          </table:table-cell>
          <table:table-cell table:formula="of:=[.D338]/([.E338]-[.E337])" office:value-type="float" office:value="4272.42242709766" calcext:value-type="float">
            <text:p>4272.4224270977</text:p>
          </table:table-cell>
          <table:table-cell table:formula="of:=[.E338]-[.E337]" office:value-type="float" office:value="0.170395135879517" calcext:value-type="float">
            <text:p>0.170395135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032590.30745" calcext:value-type="float">
            <text:p>1456032590.30745</text:p>
          </table:table-cell>
          <table:table-cell office:value-type="float" office:value="1456032590.30933" calcext:value-type="float">
            <text:p>1456032590.30933</text:p>
          </table:table-cell>
          <table:table-cell office:value-type="float" office:value="744" calcext:value-type="float">
            <text:p>744</text:p>
          </table:table-cell>
          <table:table-cell table:formula="of:=[.B339]-[.B$2]" office:value-type="float" office:value="33.7940759658813" calcext:value-type="float">
            <text:p>33.7940759659</text:p>
          </table:table-cell>
          <table:table-cell table:formula="of:=[.D339]/([.E339]-[.E338])" office:value-type="float" office:value="4326.83063509759" calcext:value-type="float">
            <text:p>4326.8306350976</text:p>
          </table:table-cell>
          <table:table-cell table:formula="of:=[.E339]-[.E338]" office:value-type="float" office:value="0.171950340270996" calcext:value-type="float">
            <text:p>0.171950340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032590.30858" calcext:value-type="float">
            <text:p>1456032590.30858</text:p>
          </table:table-cell>
          <table:table-cell office:value-type="float" office:value="1456032590.30944" calcext:value-type="float">
            <text:p>1456032590.30944</text:p>
          </table:table-cell>
          <table:table-cell office:value-type="float" office:value="760" calcext:value-type="float">
            <text:p>760</text:p>
          </table:table-cell>
          <table:table-cell table:formula="of:=[.B340]-[.B$2]" office:value-type="float" office:value="33.7952039241791" calcext:value-type="float">
            <text:p>33.7952039242</text:p>
          </table:table-cell>
          <table:table-cell table:formula="of:=[.D340]/([.E340]-[.E339])" office:value-type="float" office:value="673783.775100402" calcext:value-type="float">
            <text:p>673783.775100402</text:p>
          </table:table-cell>
          <table:table-cell table:formula="of:=[.E340]-[.E339]" office:value-type="float" office:value="0.00112795829772949" calcext:value-type="float">
            <text:p>0.001127958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032590.47959" calcext:value-type="float">
            <text:p>1456032590.47959</text:p>
          </table:table-cell>
          <table:table-cell office:value-type="float" office:value="1456032590.48154" calcext:value-type="float">
            <text:p>1456032590.48154</text:p>
          </table:table-cell>
          <table:table-cell office:value-type="float" office:value="776" calcext:value-type="float">
            <text:p>776</text:p>
          </table:table-cell>
          <table:table-cell table:formula="of:=[.B341]-[.B$2]" office:value-type="float" office:value="33.9662148952484" calcext:value-type="float">
            <text:p>33.9662148952</text:p>
          </table:table-cell>
          <table:table-cell table:formula="of:=[.D341]/([.E341]-[.E340])" office:value-type="float" office:value="4537.72056346825" calcext:value-type="float">
            <text:p>4537.7205634683</text:p>
          </table:table-cell>
          <table:table-cell table:formula="of:=[.E341]-[.E340]" office:value-type="float" office:value="0.171010971069336" calcext:value-type="float">
            <text:p>0.171010971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032590.48076" calcext:value-type="float">
            <text:p>1456032590.48076</text:p>
          </table:table-cell>
          <table:table-cell office:value-type="float" office:value="1456032590.48165" calcext:value-type="float">
            <text:p>1456032590.48165</text:p>
          </table:table-cell>
          <table:table-cell office:value-type="float" office:value="784" calcext:value-type="float">
            <text:p>784</text:p>
          </table:table-cell>
          <table:table-cell table:formula="of:=[.B342]-[.B$2]" office:value-type="float" office:value="33.9673893451691" calcext:value-type="float">
            <text:p>33.9673893452</text:p>
          </table:table-cell>
          <table:table-cell table:formula="of:=[.D342]/([.E342]-[.E341])" office:value-type="float" office:value="667546.556232237" calcext:value-type="float">
            <text:p>667546.556232237</text:p>
          </table:table-cell>
          <table:table-cell table:formula="of:=[.E342]-[.E341]" office:value-type="float" office:value="0.0011744499206543" calcext:value-type="float">
            <text:p>0.001174449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032590.65429" calcext:value-type="float">
            <text:p>1456032590.65429</text:p>
          </table:table-cell>
          <table:table-cell office:value-type="float" office:value="1456032590.6566" calcext:value-type="float">
            <text:p>1456032590.6566</text:p>
          </table:table-cell>
          <table:table-cell office:value-type="float" office:value="800" calcext:value-type="float">
            <text:p>800</text:p>
          </table:table-cell>
          <table:table-cell table:formula="of:=[.B343]-[.B$2]" office:value-type="float" office:value="34.1409113407135" calcext:value-type="float">
            <text:p>34.1409113407</text:p>
          </table:table-cell>
          <table:table-cell table:formula="of:=[.D343]/([.E343]-[.E342])" office:value-type="float" office:value="4610.36652725184" calcext:value-type="float">
            <text:p>4610.3665272519</text:p>
          </table:table-cell>
          <table:table-cell table:formula="of:=[.E343]-[.E342]" office:value-type="float" office:value="0.173521995544434" calcext:value-type="float">
            <text:p>0.173521995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032590.65557" calcext:value-type="float">
            <text:p>1456032590.65557</text:p>
          </table:table-cell>
          <table:table-cell office:value-type="float" office:value="1456032590.65671" calcext:value-type="float">
            <text:p>1456032590.65671</text:p>
          </table:table-cell>
          <table:table-cell office:value-type="float" office:value="816" calcext:value-type="float">
            <text:p>816</text:p>
          </table:table-cell>
          <table:table-cell table:formula="of:=[.B344]-[.B$2]" office:value-type="float" office:value="34.1421935558319" calcext:value-type="float">
            <text:p>34.1421935558</text:p>
          </table:table-cell>
          <table:table-cell table:formula="of:=[.D344]/([.E344]-[.E343])" office:value-type="float" office:value="636398.673112681" calcext:value-type="float">
            <text:p>636398.673112681</text:p>
          </table:table-cell>
          <table:table-cell table:formula="of:=[.E344]-[.E343]" office:value-type="float" office:value="0.0012822151184082" calcext:value-type="float">
            <text:p>0.00128221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032590.82621" calcext:value-type="float">
            <text:p>1456032590.82621</text:p>
          </table:table-cell>
          <table:table-cell office:value-type="float" office:value="1456032590.82716" calcext:value-type="float">
            <text:p>1456032590.82716</text:p>
          </table:table-cell>
          <table:table-cell office:value-type="float" office:value="832" calcext:value-type="float">
            <text:p>832</text:p>
          </table:table-cell>
          <table:table-cell table:formula="of:=[.B345]-[.B$2]" office:value-type="float" office:value="34.3128335475922" calcext:value-type="float">
            <text:p>34.3128335476</text:p>
          </table:table-cell>
          <table:table-cell table:formula="of:=[.D345]/([.E345]-[.E344])" office:value-type="float" office:value="4875.76207322458" calcext:value-type="float">
            <text:p>4875.7620732246</text:p>
          </table:table-cell>
          <table:table-cell table:formula="of:=[.E345]-[.E344]" office:value-type="float" office:value="0.170639991760254" calcext:value-type="float">
            <text:p>0.17063999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032590.99829" calcext:value-type="float">
            <text:p>1456032590.99829</text:p>
          </table:table-cell>
          <table:table-cell office:value-type="float" office:value="1456032591.00045" calcext:value-type="float">
            <text:p>1456032591.00045</text:p>
          </table:table-cell>
          <table:table-cell office:value-type="float" office:value="848" calcext:value-type="float">
            <text:p>848</text:p>
          </table:table-cell>
          <table:table-cell table:formula="of:=[.B346]-[.B$2]" office:value-type="float" office:value="34.4849169254303" calcext:value-type="float">
            <text:p>34.4849169254</text:p>
          </table:table-cell>
          <table:table-cell table:formula="of:=[.D346]/([.E346]-[.E345])" office:value-type="float" office:value="4927.8437618632" calcext:value-type="float">
            <text:p>4927.8437618632</text:p>
          </table:table-cell>
          <table:table-cell table:formula="of:=[.E346]-[.E345]" office:value-type="float" office:value="0.172083377838135" calcext:value-type="float">
            <text:p>0.172083377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032590.99944" calcext:value-type="float">
            <text:p>1456032590.99944</text:p>
          </table:table-cell>
          <table:table-cell office:value-type="float" office:value="1456032591.00056" calcext:value-type="float">
            <text:p>1456032591.00056</text:p>
          </table:table-cell>
          <table:table-cell office:value-type="float" office:value="864" calcext:value-type="float">
            <text:p>864</text:p>
          </table:table-cell>
          <table:table-cell table:formula="of:=[.B347]-[.B$2]" office:value-type="float" office:value="34.486065864563" calcext:value-type="float">
            <text:p>34.4860658646</text:p>
          </table:table-cell>
          <table:table-cell table:formula="of:=[.D347]/([.E347]-[.E346])" office:value-type="float" office:value="751998.061008508" calcext:value-type="float">
            <text:p>751998.061008508</text:p>
          </table:table-cell>
          <table:table-cell table:formula="of:=[.E347]-[.E346]" office:value-type="float" office:value="0.00114893913269043" calcext:value-type="float">
            <text:p>0.001148939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032591.17054" calcext:value-type="float">
            <text:p>1456032591.17054</text:p>
          </table:table-cell>
          <table:table-cell office:value-type="float" office:value="1456032591.17245" calcext:value-type="float">
            <text:p>1456032591.17245</text:p>
          </table:table-cell>
          <table:table-cell office:value-type="float" office:value="880" calcext:value-type="float">
            <text:p>880</text:p>
          </table:table-cell>
          <table:table-cell table:formula="of:=[.B348]-[.B$2]" office:value-type="float" office:value="34.6571650505066" calcext:value-type="float">
            <text:p>34.6571650505</text:p>
          </table:table-cell>
          <table:table-cell table:formula="of:=[.D348]/([.E348]-[.E347])" office:value-type="float" office:value="5143.21558660168" calcext:value-type="float">
            <text:p>5143.2155866017</text:p>
          </table:table-cell>
          <table:table-cell table:formula="of:=[.E348]-[.E347]" office:value-type="float" office:value="0.171099185943604" calcext:value-type="float">
            <text:p>0.171099185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032591.1717" calcext:value-type="float">
            <text:p>1456032591.1717</text:p>
          </table:table-cell>
          <table:table-cell office:value-type="float" office:value="1456032591.17256" calcext:value-type="float">
            <text:p>1456032591.17256</text:p>
          </table:table-cell>
          <table:table-cell office:value-type="float" office:value="904" calcext:value-type="float">
            <text:p>904</text:p>
          </table:table-cell>
          <table:table-cell table:formula="of:=[.B349]-[.B$2]" office:value-type="float" office:value="34.6583201885223" calcext:value-type="float">
            <text:p>34.6583201885</text:p>
          </table:table-cell>
          <table:table-cell table:formula="of:=[.D349]/([.E349]-[.E348])" office:value-type="float" office:value="782590.467698658" calcext:value-type="float">
            <text:p>782590.467698658</text:p>
          </table:table-cell>
          <table:table-cell table:formula="of:=[.E349]-[.E348]" office:value-type="float" office:value="0.00115513801574707" calcext:value-type="float">
            <text:p>0.00115513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032591.34284" calcext:value-type="float">
            <text:p>1456032591.34284</text:p>
          </table:table-cell>
          <table:table-cell office:value-type="float" office:value="1456032591.34476" calcext:value-type="float">
            <text:p>1456032591.34476</text:p>
          </table:table-cell>
          <table:table-cell office:value-type="float" office:value="920" calcext:value-type="float">
            <text:p>920</text:p>
          </table:table-cell>
          <table:table-cell table:formula="of:=[.B350]-[.B$2]" office:value-type="float" office:value="34.8294615745544" calcext:value-type="float">
            <text:p>34.8294615746</text:p>
          </table:table-cell>
          <table:table-cell table:formula="of:=[.D350]/([.E350]-[.E349])" office:value-type="float" office:value="5375.67225164004" calcext:value-type="float">
            <text:p>5375.67225164</text:p>
          </table:table-cell>
          <table:table-cell table:formula="of:=[.E350]-[.E349]" office:value-type="float" office:value="0.171141386032105" calcext:value-type="float">
            <text:p>0.17114138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032591.34397" calcext:value-type="float">
            <text:p>1456032591.34397</text:p>
          </table:table-cell>
          <table:table-cell office:value-type="float" office:value="1456032591.34488" calcext:value-type="float">
            <text:p>1456032591.34488</text:p>
          </table:table-cell>
          <table:table-cell office:value-type="float" office:value="936" calcext:value-type="float">
            <text:p>936</text:p>
          </table:table-cell>
          <table:table-cell table:formula="of:=[.B351]-[.B$2]" office:value-type="float" office:value="34.8305993080139" calcext:value-type="float">
            <text:p>34.830599308</text:p>
          </table:table-cell>
          <table:table-cell table:formula="of:=[.D351]/([.E351]-[.E350])" office:value-type="float" office:value="822688.295054484" calcext:value-type="float">
            <text:p>822688.295054484</text:p>
          </table:table-cell>
          <table:table-cell table:formula="of:=[.E351]-[.E350]" office:value-type="float" office:value="0.00113773345947266" calcext:value-type="float">
            <text:p>0.00113773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032591.51463" calcext:value-type="float">
            <text:p>1456032591.51463</text:p>
          </table:table-cell>
          <table:table-cell office:value-type="float" office:value="1456032591.51585" calcext:value-type="float">
            <text:p>1456032591.51585</text:p>
          </table:table-cell>
          <table:table-cell office:value-type="float" office:value="952" calcext:value-type="float">
            <text:p>952</text:p>
          </table:table-cell>
          <table:table-cell table:formula="of:=[.B352]-[.B$2]" office:value-type="float" office:value="35.0012588500977" calcext:value-type="float">
            <text:p>35.0012588501</text:p>
          </table:table-cell>
          <table:table-cell table:formula="of:=[.D352]/([.E352]-[.E351])" office:value-type="float" office:value="5578.35787191358" calcext:value-type="float">
            <text:p>5578.3578719136</text:p>
          </table:table-cell>
          <table:table-cell table:formula="of:=[.E352]-[.E351]" office:value-type="float" office:value="0.17065954208374" calcext:value-type="float">
            <text:p>0.170659542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032591.68664" calcext:value-type="float">
            <text:p>1456032591.68664</text:p>
          </table:table-cell>
          <table:table-cell office:value-type="float" office:value="1456032591.68871" calcext:value-type="float">
            <text:p>1456032591.68871</text:p>
          </table:table-cell>
          <table:table-cell office:value-type="float" office:value="968" calcext:value-type="float">
            <text:p>968</text:p>
          </table:table-cell>
          <table:table-cell table:formula="of:=[.B353]-[.B$2]" office:value-type="float" office:value="35.1732614040375" calcext:value-type="float">
            <text:p>35.173261404</text:p>
          </table:table-cell>
          <table:table-cell table:formula="of:=[.D353]/([.E353]-[.E352])" office:value-type="float" office:value="5627.8234120796" calcext:value-type="float">
            <text:p>5627.8234120796</text:p>
          </table:table-cell>
          <table:table-cell table:formula="of:=[.E353]-[.E352]" office:value-type="float" office:value="0.172002553939819" calcext:value-type="float">
            <text:p>0.17200255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032591.68778" calcext:value-type="float">
            <text:p>1456032591.68778</text:p>
          </table:table-cell>
          <table:table-cell office:value-type="float" office:value="1456032591.68883" calcext:value-type="float">
            <text:p>1456032591.68883</text:p>
          </table:table-cell>
          <table:table-cell office:value-type="float" office:value="984" calcext:value-type="float">
            <text:p>984</text:p>
          </table:table-cell>
          <table:table-cell table:formula="of:=[.B354]-[.B$2]" office:value-type="float" office:value="35.1744017601013" calcext:value-type="float">
            <text:p>35.1744017601</text:p>
          </table:table-cell>
          <table:table-cell table:formula="of:=[.D354]/([.E354]-[.E353])" office:value-type="float" office:value="862888.383023207" calcext:value-type="float">
            <text:p>862888.383023207</text:p>
          </table:table-cell>
          <table:table-cell table:formula="of:=[.E354]-[.E353]" office:value-type="float" office:value="0.00114035606384277" calcext:value-type="float">
            <text:p>0.001140356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032591.85905" calcext:value-type="float">
            <text:p>1456032591.85905</text:p>
          </table:table-cell>
          <table:table-cell office:value-type="float" office:value="1456032591.86093" calcext:value-type="float">
            <text:p>1456032591.86093</text:p>
          </table:table-cell>
          <table:table-cell office:value-type="float" office:value="1000" calcext:value-type="float">
            <text:p>1000</text:p>
          </table:table-cell>
          <table:table-cell table:formula="of:=[.B355]-[.B$2]" office:value-type="float" office:value="35.345673084259" calcext:value-type="float">
            <text:p>35.3456730843</text:p>
          </table:table-cell>
          <table:table-cell table:formula="of:=[.D355]/([.E355]-[.E354])" office:value-type="float" office:value="5838.68902116476" calcext:value-type="float">
            <text:p>5838.6890211648</text:p>
          </table:table-cell>
          <table:table-cell table:formula="of:=[.E355]-[.E354]" office:value-type="float" office:value="0.171271324157715" calcext:value-type="float">
            <text:p>0.17127132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032591.86018" calcext:value-type="float">
            <text:p>1456032591.86018</text:p>
          </table:table-cell>
          <table:table-cell office:value-type="float" office:value="1456032591.86104" calcext:value-type="float">
            <text:p>1456032591.86104</text:p>
          </table:table-cell>
          <table:table-cell office:value-type="float" office:value="1016" calcext:value-type="float">
            <text:p>1016</text:p>
          </table:table-cell>
          <table:table-cell table:formula="of:=[.B356]-[.B$2]" office:value-type="float" office:value="35.3468055725098" calcext:value-type="float">
            <text:p>35.3468055725</text:p>
          </table:table-cell>
          <table:table-cell table:formula="of:=[.D356]/([.E356]-[.E355])" office:value-type="float" office:value="897139.55031579" calcext:value-type="float">
            <text:p>897139.55031579</text:p>
          </table:table-cell>
          <table:table-cell table:formula="of:=[.E356]-[.E355]" office:value-type="float" office:value="0.00113248825073242" calcext:value-type="float">
            <text:p>0.001132488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032592.03092" calcext:value-type="float">
            <text:p>1456032592.03092</text:p>
          </table:table-cell>
          <table:table-cell office:value-type="float" office:value="1456032592.03184" calcext:value-type="float">
            <text:p>1456032592.03184</text:p>
          </table:table-cell>
          <table:table-cell office:value-type="float" office:value="1024" calcext:value-type="float">
            <text:p>1024</text:p>
          </table:table-cell>
          <table:table-cell table:formula="of:=[.B357]-[.B$2]" office:value-type="float" office:value="35.5175485610962" calcext:value-type="float">
            <text:p>35.5175485611</text:p>
          </table:table-cell>
          <table:table-cell table:formula="of:=[.D357]/([.E357]-[.E356])" office:value-type="float" office:value="5997.31800689243" calcext:value-type="float">
            <text:p>5997.3180068924</text:p>
          </table:table-cell>
          <table:table-cell table:formula="of:=[.E357]-[.E356]" office:value-type="float" office:value="0.170742988586426" calcext:value-type="float">
            <text:p>0.170742988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032592.20266" calcext:value-type="float">
            <text:p>1456032592.20266</text:p>
          </table:table-cell>
          <table:table-cell office:value-type="float" office:value="1456032592.20486" calcext:value-type="float">
            <text:p>1456032592.20486</text:p>
          </table:table-cell>
          <table:table-cell office:value-type="float" office:value="1040" calcext:value-type="float">
            <text:p>1040</text:p>
          </table:table-cell>
          <table:table-cell table:formula="of:=[.B358]-[.B$2]" office:value-type="float" office:value="35.6892852783203" calcext:value-type="float">
            <text:p>35.6892852783</text:p>
          </table:table-cell>
          <table:table-cell table:formula="of:=[.D358]/([.E358]-[.E357])" office:value-type="float" office:value="6055.78129598676" calcext:value-type="float">
            <text:p>6055.7812959868</text:p>
          </table:table-cell>
          <table:table-cell table:formula="of:=[.E358]-[.E357]" office:value-type="float" office:value="0.171736717224121" calcext:value-type="float">
            <text:p>0.171736717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032592.20381" calcext:value-type="float">
            <text:p>1456032592.20381</text:p>
          </table:table-cell>
          <table:table-cell office:value-type="float" office:value="1456032592.20497" calcext:value-type="float">
            <text:p>1456032592.20497</text:p>
          </table:table-cell>
          <table:table-cell office:value-type="float" office:value="1056" calcext:value-type="float">
            <text:p>1056</text:p>
          </table:table-cell>
          <table:table-cell table:formula="of:=[.B359]-[.B$2]" office:value-type="float" office:value="35.6904327869415" calcext:value-type="float">
            <text:p>35.6904327869</text:p>
          </table:table-cell>
          <table:table-cell table:formula="of:=[.D359]/([.E359]-[.E358])" office:value-type="float" office:value="920254.523997507" calcext:value-type="float">
            <text:p>920254.523997507</text:p>
          </table:table-cell>
          <table:table-cell table:formula="of:=[.E359]-[.E358]" office:value-type="float" office:value="0.00114750862121582" calcext:value-type="float">
            <text:p>0.001147508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032592.37498" calcext:value-type="float">
            <text:p>1456032592.37498</text:p>
          </table:table-cell>
          <table:table-cell office:value-type="float" office:value="1456032592.37708" calcext:value-type="float">
            <text:p>1456032592.37708</text:p>
          </table:table-cell>
          <table:table-cell office:value-type="float" office:value="1064" calcext:value-type="float">
            <text:p>1064</text:p>
          </table:table-cell>
          <table:table-cell table:formula="of:=[.B360]-[.B$2]" office:value-type="float" office:value="35.8616089820862" calcext:value-type="float">
            <text:p>35.8616089821</text:p>
          </table:table-cell>
          <table:table-cell table:formula="of:=[.D360]/([.E360]-[.E359])" office:value-type="float" office:value="6215.81756213743" calcext:value-type="float">
            <text:p>6215.8175621374</text:p>
          </table:table-cell>
          <table:table-cell table:formula="of:=[.E360]-[.E359]" office:value-type="float" office:value="0.171176195144653" calcext:value-type="float">
            <text:p>0.171176195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032592.37631" calcext:value-type="float">
            <text:p>1456032592.37631</text:p>
          </table:table-cell>
          <table:table-cell office:value-type="float" office:value="1456032592.3772" calcext:value-type="float">
            <text:p>1456032592.3772</text:p>
          </table:table-cell>
          <table:table-cell office:value-type="float" office:value="1080" calcext:value-type="float">
            <text:p>1080</text:p>
          </table:table-cell>
          <table:table-cell table:formula="of:=[.B361]-[.B$2]" office:value-type="float" office:value="35.8629312515259" calcext:value-type="float">
            <text:p>35.8629312515</text:p>
          </table:table-cell>
          <table:table-cell table:formula="of:=[.D361]/([.E361]-[.E360])" office:value-type="float" office:value="816777.554994591" calcext:value-type="float">
            <text:p>816777.554994591</text:p>
          </table:table-cell>
          <table:table-cell table:formula="of:=[.E361]-[.E360]" office:value-type="float" office:value="0.00132226943969727" calcext:value-type="float">
            <text:p>0.001322269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032592.54795" calcext:value-type="float">
            <text:p>1456032592.54795</text:p>
          </table:table-cell>
          <table:table-cell office:value-type="float" office:value="1456032592.55" calcext:value-type="float">
            <text:p>1456032592.55</text:p>
          </table:table-cell>
          <table:table-cell office:value-type="float" office:value="1088" calcext:value-type="float">
            <text:p>1088</text:p>
          </table:table-cell>
          <table:table-cell table:formula="of:=[.B362]-[.B$2]" office:value-type="float" office:value="36.0345733165741" calcext:value-type="float">
            <text:p>36.0345733166</text:p>
          </table:table-cell>
          <table:table-cell table:formula="of:=[.D362]/([.E362]-[.E361])" office:value-type="float" office:value="6338.77248968287" calcext:value-type="float">
            <text:p>6338.7724896829</text:p>
          </table:table-cell>
          <table:table-cell table:formula="of:=[.E362]-[.E361]" office:value-type="float" office:value="0.171642065048218" calcext:value-type="float">
            <text:p>0.17164206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032592.54922" calcext:value-type="float">
            <text:p>1456032592.54922</text:p>
          </table:table-cell>
          <table:table-cell office:value-type="float" office:value="1456032592.55011" calcext:value-type="float">
            <text:p>1456032592.55011</text:p>
          </table:table-cell>
          <table:table-cell office:value-type="float" office:value="1096" calcext:value-type="float">
            <text:p>1096</text:p>
          </table:table-cell>
          <table:table-cell table:formula="of:=[.B363]-[.B$2]" office:value-type="float" office:value="36.035843372345" calcext:value-type="float">
            <text:p>36.0358433723</text:p>
          </table:table-cell>
          <table:table-cell table:formula="of:=[.D363]/([.E363]-[.E362])" office:value-type="float" office:value="862954.230148301" calcext:value-type="float">
            <text:p>862954.230148301</text:p>
          </table:table-cell>
          <table:table-cell table:formula="of:=[.E363]-[.E362]" office:value-type="float" office:value="0.00127005577087402" calcext:value-type="float">
            <text:p>0.001270055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032592.71944" calcext:value-type="float">
            <text:p>1456032592.71944</text:p>
          </table:table-cell>
          <table:table-cell office:value-type="float" office:value="1456032592.72033" calcext:value-type="float">
            <text:p>1456032592.72033</text:p>
          </table:table-cell>
          <table:table-cell office:value-type="float" office:value="1104" calcext:value-type="float">
            <text:p>1104</text:p>
          </table:table-cell>
          <table:table-cell table:formula="of:=[.B364]-[.B$2]" office:value-type="float" office:value="36.2060644626617" calcext:value-type="float">
            <text:p>36.2060644627</text:p>
          </table:table-cell>
          <table:table-cell table:formula="of:=[.D364]/([.E364]-[.E363])" office:value-type="float" office:value="6485.682813719" calcext:value-type="float">
            <text:p>6485.682813719</text:p>
          </table:table-cell>
          <table:table-cell table:formula="of:=[.E364]-[.E363]" office:value-type="float" office:value="0.170221090316772" calcext:value-type="float">
            <text:p>0.170221090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032592.89129" calcext:value-type="float">
            <text:p>1456032592.89129</text:p>
          </table:table-cell>
          <table:table-cell office:value-type="float" office:value="1456032592.89319" calcext:value-type="float">
            <text:p>1456032592.89319</text:p>
          </table:table-cell>
          <table:table-cell office:value-type="float" office:value="1112" calcext:value-type="float">
            <text:p>1112</text:p>
          </table:table-cell>
          <table:table-cell table:formula="of:=[.B365]-[.B$2]" office:value-type="float" office:value="36.3779194355011" calcext:value-type="float">
            <text:p>36.3779194355</text:p>
          </table:table-cell>
          <table:table-cell table:formula="of:=[.D365]/([.E365]-[.E364])" office:value-type="float" office:value="6470.57214363801" calcext:value-type="float">
            <text:p>6470.572143638</text:p>
          </table:table-cell>
          <table:table-cell table:formula="of:=[.E365]-[.E364]" office:value-type="float" office:value="0.171854972839355" calcext:value-type="float">
            <text:p>0.17185497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032592.89243" calcext:value-type="float">
            <text:p>1456032592.89243</text:p>
          </table:table-cell>
          <table:table-cell office:value-type="float" office:value="1456032592.89339" calcext:value-type="float">
            <text:p>1456032592.89339</text:p>
          </table:table-cell>
          <table:table-cell office:value-type="float" office:value="1120" calcext:value-type="float">
            <text:p>1120</text:p>
          </table:table-cell>
          <table:table-cell table:formula="of:=[.B366]-[.B$2]" office:value-type="float" office:value="36.3790581226349" calcext:value-type="float">
            <text:p>36.3790581226</text:p>
          </table:table-cell>
          <table:table-cell table:formula="of:=[.D366]/([.E366]-[.E365])" office:value-type="float" office:value="983588.877721943" calcext:value-type="float">
            <text:p>983588.877721943</text:p>
          </table:table-cell>
          <table:table-cell table:formula="of:=[.E366]-[.E365]" office:value-type="float" office:value="0.00113868713378906" calcext:value-type="float">
            <text:p>0.001138687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032593.0635" calcext:value-type="float">
            <text:p>1456032593.0635</text:p>
          </table:table-cell>
          <table:table-cell office:value-type="float" office:value="1456032593.06541" calcext:value-type="float">
            <text:p>1456032593.06541</text:p>
          </table:table-cell>
          <table:table-cell office:value-type="float" office:value="1120" calcext:value-type="float">
            <text:p>1120</text:p>
          </table:table-cell>
          <table:table-cell table:formula="of:=[.B367]-[.B$2]" office:value-type="float" office:value="36.5501263141632" calcext:value-type="float">
            <text:p>36.5501263142</text:p>
          </table:table-cell>
          <table:table-cell table:formula="of:=[.D367]/([.E367]-[.E366])" office:value-type="float" office:value="6547.09674542029" calcext:value-type="float">
            <text:p>6547.0967454203</text:p>
          </table:table-cell>
          <table:table-cell table:formula="of:=[.E367]-[.E366]" office:value-type="float" office:value="0.17106819152832" calcext:value-type="float">
            <text:p>0.17106819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032593.06464" calcext:value-type="float">
            <text:p>1456032593.06464</text:p>
          </table:table-cell>
          <table:table-cell office:value-type="float" office:value="1456032593.06552" calcext:value-type="float">
            <text:p>1456032593.06552</text:p>
          </table:table-cell>
          <table:table-cell office:value-type="float" office:value="1128" calcext:value-type="float">
            <text:p>1128</text:p>
          </table:table-cell>
          <table:table-cell table:formula="of:=[.B368]-[.B$2]" office:value-type="float" office:value="36.5512647628784" calcext:value-type="float">
            <text:p>36.5512647629</text:p>
          </table:table-cell>
          <table:table-cell table:formula="of:=[.D368]/([.E368]-[.E367])" office:value-type="float" office:value="990821.971099476" calcext:value-type="float">
            <text:p>990821.971099476</text:p>
          </table:table-cell>
          <table:table-cell table:formula="of:=[.E368]-[.E367]" office:value-type="float" office:value="0.00113844871520996" calcext:value-type="float">
            <text:p>0.001138448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032593.23512" calcext:value-type="float">
            <text:p>1456032593.23512</text:p>
          </table:table-cell>
          <table:table-cell office:value-type="float" office:value="1456032593.23618" calcext:value-type="float">
            <text:p>1456032593.23618</text:p>
          </table:table-cell>
          <table:table-cell office:value-type="float" office:value="1128" calcext:value-type="float">
            <text:p>1128</text:p>
          </table:table-cell>
          <table:table-cell table:formula="of:=[.B369]-[.B$2]" office:value-type="float" office:value="36.7217435836792" calcext:value-type="float">
            <text:p>36.7217435837</text:p>
          </table:table-cell>
          <table:table-cell table:formula="of:=[.D369]/([.E369]-[.E368])" office:value-type="float" office:value="6616.65768628328" calcext:value-type="float">
            <text:p>6616.6576862833</text:p>
          </table:table-cell>
          <table:table-cell table:formula="of:=[.E369]-[.E368]" office:value-type="float" office:value="0.170478820800781" calcext:value-type="float">
            <text:p>0.170478820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032593.40731" calcext:value-type="float">
            <text:p>1456032593.40731</text:p>
          </table:table-cell>
          <table:table-cell office:value-type="float" office:value="1456032593.40977" calcext:value-type="float">
            <text:p>1456032593.40977</text:p>
          </table:table-cell>
          <table:table-cell office:value-type="float" office:value="1128" calcext:value-type="float">
            <text:p>1128</text:p>
          </table:table-cell>
          <table:table-cell table:formula="of:=[.B370]-[.B$2]" office:value-type="float" office:value="36.8939318656921" calcext:value-type="float">
            <text:p>36.8939318657</text:p>
          </table:table-cell>
          <table:table-cell table:formula="of:=[.D370]/([.E370]-[.E369])" office:value-type="float" office:value="6550.96843300425" calcext:value-type="float">
            <text:p>6550.9684330043</text:p>
          </table:table-cell>
          <table:table-cell table:formula="of:=[.E370]-[.E369]" office:value-type="float" office:value="0.172188282012939" calcext:value-type="float">
            <text:p>0.17218828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032593.4087" calcext:value-type="float">
            <text:p>1456032593.4087</text:p>
          </table:table-cell>
          <table:table-cell office:value-type="float" office:value="1456032593.40988" calcext:value-type="float">
            <text:p>1456032593.40988</text:p>
          </table:table-cell>
          <table:table-cell office:value-type="float" office:value="1128" calcext:value-type="float">
            <text:p>1128</text:p>
          </table:table-cell>
          <table:table-cell table:formula="of:=[.B371]-[.B$2]" office:value-type="float" office:value="36.8953282833099" calcext:value-type="float">
            <text:p>36.8953282833</text:p>
          </table:table-cell>
          <table:table-cell table:formula="of:=[.D371]/([.E371]-[.E370])" office:value-type="float" office:value="807781.272323715" calcext:value-type="float">
            <text:p>807781.272323715</text:p>
          </table:table-cell>
          <table:table-cell table:formula="of:=[.E371]-[.E370]" office:value-type="float" office:value="0.00139641761779785" calcext:value-type="float">
            <text:p>0.001396417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032593.57932" calcext:value-type="float">
            <text:p>1456032593.57932</text:p>
          </table:table-cell>
          <table:table-cell office:value-type="float" office:value="1456032593.58124" calcext:value-type="float">
            <text:p>1456032593.58124</text:p>
          </table:table-cell>
          <table:table-cell office:value-type="float" office:value="1128" calcext:value-type="float">
            <text:p>1128</text:p>
          </table:table-cell>
          <table:table-cell table:formula="of:=[.B372]-[.B$2]" office:value-type="float" office:value="37.0659427642822" calcext:value-type="float">
            <text:p>37.0659427643</text:p>
          </table:table-cell>
          <table:table-cell table:formula="of:=[.D372]/([.E372]-[.E371])" office:value-type="float" office:value="6611.39660345244" calcext:value-type="float">
            <text:p>6611.3966034525</text:p>
          </table:table-cell>
          <table:table-cell table:formula="of:=[.E372]-[.E371]" office:value-type="float" office:value="0.17061448097229" calcext:value-type="float">
            <text:p>0.17061448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032593.58047" calcext:value-type="float">
            <text:p>1456032593.58047</text:p>
          </table:table-cell>
          <table:table-cell office:value-type="float" office:value="1456032593.58135" calcext:value-type="float">
            <text:p>1456032593.58135</text:p>
          </table:table-cell>
          <table:table-cell office:value-type="float" office:value="1128" calcext:value-type="float">
            <text:p>1128</text:p>
          </table:table-cell>
          <table:table-cell table:formula="of:=[.B373]-[.B$2]" office:value-type="float" office:value="37.067095041275" calcext:value-type="float">
            <text:p>37.0670950413</text:p>
          </table:table-cell>
          <table:table-cell table:formula="of:=[.D373]/([.E373]-[.E372])" office:value-type="float" office:value="978931.287399131" calcext:value-type="float">
            <text:p>978931.287399131</text:p>
          </table:table-cell>
          <table:table-cell table:formula="of:=[.E373]-[.E372]" office:value-type="float" office:value="0.00115227699279785" calcext:value-type="float">
            <text:p>0.00115227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032593.75429" calcext:value-type="float">
            <text:p>1456032593.75429</text:p>
          </table:table-cell>
          <table:table-cell office:value-type="float" office:value="1456032593.75652" calcext:value-type="float">
            <text:p>1456032593.75652</text:p>
          </table:table-cell>
          <table:table-cell office:value-type="float" office:value="1128" calcext:value-type="float">
            <text:p>1128</text:p>
          </table:table-cell>
          <table:table-cell table:formula="of:=[.B374]-[.B$2]" office:value-type="float" office:value="37.2409150600433" calcext:value-type="float">
            <text:p>37.24091506</text:p>
          </table:table-cell>
          <table:table-cell table:formula="of:=[.D374]/([.E374]-[.E373])" office:value-type="float" office:value="6489.47116674485" calcext:value-type="float">
            <text:p>6489.4711667449</text:p>
          </table:table-cell>
          <table:table-cell table:formula="of:=[.E374]-[.E373]" office:value-type="float" office:value="0.173820018768311" calcext:value-type="float">
            <text:p>0.173820018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032593.75553" calcext:value-type="float">
            <text:p>1456032593.75553</text:p>
          </table:table-cell>
          <table:table-cell office:value-type="float" office:value="1456032593.75663" calcext:value-type="float">
            <text:p>1456032593.75663</text:p>
          </table:table-cell>
          <table:table-cell office:value-type="float" office:value="1120" calcext:value-type="float">
            <text:p>1120</text:p>
          </table:table-cell>
          <table:table-cell table:formula="of:=[.B375]-[.B$2]" office:value-type="float" office:value="37.2421545982361" calcext:value-type="float">
            <text:p>37.2421545982</text:p>
          </table:table-cell>
          <table:table-cell table:formula="of:=[.D375]/([.E375]-[.E374])" office:value-type="float" office:value="903562.315829967" calcext:value-type="float">
            <text:p>903562.315829967</text:p>
          </table:table-cell>
          <table:table-cell table:formula="of:=[.E375]-[.E374]" office:value-type="float" office:value="0.00123953819274902" calcext:value-type="float">
            <text:p>0.001239538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032593.92651" calcext:value-type="float">
            <text:p>1456032593.92651</text:p>
          </table:table-cell>
          <table:table-cell office:value-type="float" office:value="1456032593.92742" calcext:value-type="float">
            <text:p>1456032593.92742</text:p>
          </table:table-cell>
          <table:table-cell office:value-type="float" office:value="1120" calcext:value-type="float">
            <text:p>1120</text:p>
          </table:table-cell>
          <table:table-cell table:formula="of:=[.B376]-[.B$2]" office:value-type="float" office:value="37.4131395816803" calcext:value-type="float">
            <text:p>37.4131395817</text:p>
          </table:table-cell>
          <table:table-cell table:formula="of:=[.D376]/([.E376]-[.E375])" office:value-type="float" office:value="6550.28282273346" calcext:value-type="float">
            <text:p>6550.2828227335</text:p>
          </table:table-cell>
          <table:table-cell table:formula="of:=[.E376]-[.E375]" office:value-type="float" office:value="0.170984983444214" calcext:value-type="float">
            <text:p>0.170984983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032594.09819" calcext:value-type="float">
            <text:p>1456032594.09819</text:p>
          </table:table-cell>
          <table:table-cell office:value-type="float" office:value="1456032594.10009" calcext:value-type="float">
            <text:p>1456032594.10009</text:p>
          </table:table-cell>
          <table:table-cell office:value-type="float" office:value="1112" calcext:value-type="float">
            <text:p>1112</text:p>
          </table:table-cell>
          <table:table-cell table:formula="of:=[.B377]-[.B$2]" office:value-type="float" office:value="37.5848140716553" calcext:value-type="float">
            <text:p>37.5848140717</text:p>
          </table:table-cell>
          <table:table-cell table:formula="of:=[.D377]/([.E377]-[.E376])" office:value-type="float" office:value="6477.37471165397" calcext:value-type="float">
            <text:p>6477.374711654</text:p>
          </table:table-cell>
          <table:table-cell table:formula="of:=[.E377]-[.E376]" office:value-type="float" office:value="0.171674489974976" calcext:value-type="float">
            <text:p>0.1716744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032594.09933" calcext:value-type="float">
            <text:p>1456032594.09933</text:p>
          </table:table-cell>
          <table:table-cell office:value-type="float" office:value="1456032594.10019" calcext:value-type="float">
            <text:p>1456032594.10019</text:p>
          </table:table-cell>
          <table:table-cell office:value-type="float" office:value="1104" calcext:value-type="float">
            <text:p>1104</text:p>
          </table:table-cell>
          <table:table-cell table:formula="of:=[.B378]-[.B$2]" office:value-type="float" office:value="37.5859568119049" calcext:value-type="float">
            <text:p>37.5859568119</text:p>
          </table:table-cell>
          <table:table-cell table:formula="of:=[.D378]/([.E378]-[.E377])" office:value-type="float" office:value="966098.814103902" calcext:value-type="float">
            <text:p>966098.814103902</text:p>
          </table:table-cell>
          <table:table-cell table:formula="of:=[.E378]-[.E377]" office:value-type="float" office:value="0.00114274024963379" calcext:value-type="float">
            <text:p>0.001142740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032594.27067" calcext:value-type="float">
            <text:p>1456032594.27067</text:p>
          </table:table-cell>
          <table:table-cell office:value-type="float" office:value="1456032594.27263" calcext:value-type="float">
            <text:p>1456032594.27263</text:p>
          </table:table-cell>
          <table:table-cell office:value-type="float" office:value="1096" calcext:value-type="float">
            <text:p>1096</text:p>
          </table:table-cell>
          <table:table-cell table:formula="of:=[.B379]-[.B$2]" office:value-type="float" office:value="37.7572989463806" calcext:value-type="float">
            <text:p>37.7572989464</text:p>
          </table:table-cell>
          <table:table-cell table:formula="of:=[.D379]/([.E379]-[.E378])" office:value-type="float" office:value="6396.55857768823" calcext:value-type="float">
            <text:p>6396.5585776882</text:p>
          </table:table-cell>
          <table:table-cell table:formula="of:=[.E379]-[.E378]" office:value-type="float" office:value="0.171342134475708" calcext:value-type="float">
            <text:p>0.17134213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032594.27186" calcext:value-type="float">
            <text:p>1456032594.27186</text:p>
          </table:table-cell>
          <table:table-cell office:value-type="float" office:value="1456032594.27274" calcext:value-type="float">
            <text:p>1456032594.27274</text:p>
          </table:table-cell>
          <table:table-cell office:value-type="float" office:value="1088" calcext:value-type="float">
            <text:p>1088</text:p>
          </table:table-cell>
          <table:table-cell table:formula="of:=[.B380]-[.B$2]" office:value-type="float" office:value="37.7584869861603" calcext:value-type="float">
            <text:p>37.7584869862</text:p>
          </table:table-cell>
          <table:table-cell table:formula="of:=[.D380]/([.E380]-[.E379])" office:value-type="float" office:value="915794.2508529" calcext:value-type="float">
            <text:p>915794.2508529</text:p>
          </table:table-cell>
          <table:table-cell table:formula="of:=[.E380]-[.E379]" office:value-type="float" office:value="0.00118803977966309" calcext:value-type="float">
            <text:p>0.001188039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032594.44289" calcext:value-type="float">
            <text:p>1456032594.44289</text:p>
          </table:table-cell>
          <table:table-cell office:value-type="float" office:value="1456032594.44484" calcext:value-type="float">
            <text:p>1456032594.44484</text:p>
          </table:table-cell>
          <table:table-cell office:value-type="float" office:value="1072" calcext:value-type="float">
            <text:p>1072</text:p>
          </table:table-cell>
          <table:table-cell table:formula="of:=[.B381]-[.B$2]" office:value-type="float" office:value="37.9295198917389" calcext:value-type="float">
            <text:p>37.9295198917</text:p>
          </table:table-cell>
          <table:table-cell table:formula="of:=[.D381]/([.E381]-[.E380])" office:value-type="float" office:value="6267.79973346864" calcext:value-type="float">
            <text:p>6267.7997334687</text:p>
          </table:table-cell>
          <table:table-cell table:formula="of:=[.E381]-[.E380]" office:value-type="float" office:value="0.171032905578613" calcext:value-type="float">
            <text:p>0.171032905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032594.44407" calcext:value-type="float">
            <text:p>1456032594.44407</text:p>
          </table:table-cell>
          <table:table-cell office:value-type="float" office:value="1456032594.44495" calcext:value-type="float">
            <text:p>1456032594.44495</text:p>
          </table:table-cell>
          <table:table-cell office:value-type="float" office:value="1064" calcext:value-type="float">
            <text:p>1064</text:p>
          </table:table-cell>
          <table:table-cell table:formula="of:=[.B382]-[.B$2]" office:value-type="float" office:value="37.9306967258453" calcext:value-type="float">
            <text:p>37.9306967258</text:p>
          </table:table-cell>
          <table:table-cell table:formula="of:=[.D382]/([.E382]-[.E381])" office:value-type="float" office:value="904120.635332253" calcext:value-type="float">
            <text:p>904120.635332253</text:p>
          </table:table-cell>
          <table:table-cell table:formula="of:=[.E382]-[.E381]" office:value-type="float" office:value="0.00117683410644531" calcext:value-type="float">
            <text:p>0.001176834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032594.61485" calcext:value-type="float">
            <text:p>1456032594.61485</text:p>
          </table:table-cell>
          <table:table-cell office:value-type="float" office:value="1456032594.61588" calcext:value-type="float">
            <text:p>1456032594.61588</text:p>
          </table:table-cell>
          <table:table-cell office:value-type="float" office:value="1056" calcext:value-type="float">
            <text:p>1056</text:p>
          </table:table-cell>
          <table:table-cell table:formula="of:=[.B383]-[.B$2]" office:value-type="float" office:value="38.1014769077301" calcext:value-type="float">
            <text:p>38.1014769077</text:p>
          </table:table-cell>
          <table:table-cell table:formula="of:=[.D383]/([.E383]-[.E382])" office:value-type="float" office:value="6183.38725457348" calcext:value-type="float">
            <text:p>6183.3872545735</text:p>
          </table:table-cell>
          <table:table-cell table:formula="of:=[.E383]-[.E382]" office:value-type="float" office:value="0.170780181884766" calcext:value-type="float">
            <text:p>0.170780181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032594.78673" calcext:value-type="float">
            <text:p>1456032594.78673</text:p>
          </table:table-cell>
          <table:table-cell office:value-type="float" office:value="1456032594.78866" calcext:value-type="float">
            <text:p>1456032594.78866</text:p>
          </table:table-cell>
          <table:table-cell office:value-type="float" office:value="1040" calcext:value-type="float">
            <text:p>1040</text:p>
          </table:table-cell>
          <table:table-cell table:formula="of:=[.B384]-[.B$2]" office:value-type="float" office:value="38.2733504772186" calcext:value-type="float">
            <text:p>38.2733504772</text:p>
          </table:table-cell>
          <table:table-cell table:formula="of:=[.D384]/([.E384]-[.E383])" office:value-type="float" office:value="6050.9594528985" calcext:value-type="float">
            <text:p>6050.9594528985</text:p>
          </table:table-cell>
          <table:table-cell table:formula="of:=[.E384]-[.E383]" office:value-type="float" office:value="0.171873569488525" calcext:value-type="float">
            <text:p>0.171873569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032594.78789" calcext:value-type="float">
            <text:p>1456032594.78789</text:p>
          </table:table-cell>
          <table:table-cell office:value-type="float" office:value="1456032594.78878" calcext:value-type="float">
            <text:p>1456032594.78878</text:p>
          </table:table-cell>
          <table:table-cell office:value-type="float" office:value="1024" calcext:value-type="float">
            <text:p>1024</text:p>
          </table:table-cell>
          <table:table-cell table:formula="of:=[.B385]-[.B$2]" office:value-type="float" office:value="38.2745108604431" calcext:value-type="float">
            <text:p>38.2745108604</text:p>
          </table:table-cell>
          <table:table-cell table:formula="of:=[.D385]/([.E385]-[.E384])" office:value-type="float" office:value="882467.083624409" calcext:value-type="float">
            <text:p>882467.083624409</text:p>
          </table:table-cell>
          <table:table-cell table:formula="of:=[.E385]-[.E384]" office:value-type="float" office:value="0.0011603832244873" calcext:value-type="float">
            <text:p>0.001160383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032594.95915" calcext:value-type="float">
            <text:p>1456032594.95915</text:p>
          </table:table-cell>
          <table:table-cell office:value-type="float" office:value="1456032594.96119" calcext:value-type="float">
            <text:p>1456032594.96119</text:p>
          </table:table-cell>
          <table:table-cell office:value-type="float" office:value="1008" calcext:value-type="float">
            <text:p>1008</text:p>
          </table:table-cell>
          <table:table-cell table:formula="of:=[.B386]-[.B$2]" office:value-type="float" office:value="38.4457767009735" calcext:value-type="float">
            <text:p>38.445776701</text:p>
          </table:table-cell>
          <table:table-cell table:formula="of:=[.D386]/([.E386]-[.E385])" office:value-type="float" office:value="5885.58697331769" calcext:value-type="float">
            <text:p>5885.5869733177</text:p>
          </table:table-cell>
          <table:table-cell table:formula="of:=[.E386]-[.E385]" office:value-type="float" office:value="0.171265840530396" calcext:value-type="float">
            <text:p>0.171265840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032594.9604" calcext:value-type="float">
            <text:p>1456032594.9604</text:p>
          </table:table-cell>
          <table:table-cell office:value-type="float" office:value="1456032594.9613" calcext:value-type="float">
            <text:p>1456032594.9613</text:p>
          </table:table-cell>
          <table:table-cell office:value-type="float" office:value="1000" calcext:value-type="float">
            <text:p>1000</text:p>
          </table:table-cell>
          <table:table-cell table:formula="of:=[.B387]-[.B$2]" office:value-type="float" office:value="38.4470255374908" calcext:value-type="float">
            <text:p>38.4470255375</text:p>
          </table:table-cell>
          <table:table-cell table:formula="of:=[.D387]/([.E387]-[.E386])" office:value-type="float" office:value="800745.32264223" calcext:value-type="float">
            <text:p>800745.32264223</text:p>
          </table:table-cell>
          <table:table-cell table:formula="of:=[.E387]-[.E386]" office:value-type="float" office:value="0.00124883651733398" calcext:value-type="float">
            <text:p>0.00124883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032595.13102" calcext:value-type="float">
            <text:p>1456032595.13102</text:p>
          </table:table-cell>
          <table:table-cell office:value-type="float" office:value="1456032595.13207" calcext:value-type="float">
            <text:p>1456032595.13207</text:p>
          </table:table-cell>
          <table:table-cell office:value-type="float" office:value="984" calcext:value-type="float">
            <text:p>984</text:p>
          </table:table-cell>
          <table:table-cell table:formula="of:=[.B388]-[.B$2]" office:value-type="float" office:value="38.6176433563232" calcext:value-type="float">
            <text:p>38.6176433563</text:p>
          </table:table-cell>
          <table:table-cell table:formula="of:=[.D388]/([.E388]-[.E387])" office:value-type="float" office:value="5767.27569684038" calcext:value-type="float">
            <text:p>5767.2756968404</text:p>
          </table:table-cell>
          <table:table-cell table:formula="of:=[.E388]-[.E387]" office:value-type="float" office:value="0.170617818832397" calcext:value-type="float">
            <text:p>0.170617818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032595.30282" calcext:value-type="float">
            <text:p>1456032595.30282</text:p>
          </table:table-cell>
          <table:table-cell office:value-type="float" office:value="1456032595.30472" calcext:value-type="float">
            <text:p>1456032595.30472</text:p>
          </table:table-cell>
          <table:table-cell office:value-type="float" office:value="968" calcext:value-type="float">
            <text:p>968</text:p>
          </table:table-cell>
          <table:table-cell table:formula="of:=[.B389]-[.B$2]" office:value-type="float" office:value="38.7894458770752" calcext:value-type="float">
            <text:p>38.7894458771</text:p>
          </table:table-cell>
          <table:table-cell table:formula="of:=[.D389]/([.E389]-[.E388])" office:value-type="float" office:value="5634.37600195395" calcext:value-type="float">
            <text:p>5634.376001954</text:p>
          </table:table-cell>
          <table:table-cell table:formula="of:=[.E389]-[.E388]" office:value-type="float" office:value="0.171802520751953" calcext:value-type="float">
            <text:p>0.171802520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032595.30397" calcext:value-type="float">
            <text:p>1456032595.30397</text:p>
          </table:table-cell>
          <table:table-cell office:value-type="float" office:value="1456032595.3049" calcext:value-type="float">
            <text:p>1456032595.3049</text:p>
          </table:table-cell>
          <table:table-cell office:value-type="float" office:value="952" calcext:value-type="float">
            <text:p>952</text:p>
          </table:table-cell>
          <table:table-cell table:formula="of:=[.B390]-[.B$2]" office:value-type="float" office:value="38.7905941009521" calcext:value-type="float">
            <text:p>38.790594101</text:p>
          </table:table-cell>
          <table:table-cell table:formula="of:=[.D390]/([.E390]-[.E389])" office:value-type="float" office:value="829106.604651163" calcext:value-type="float">
            <text:p>829106.604651163</text:p>
          </table:table-cell>
          <table:table-cell table:formula="of:=[.E390]-[.E389]" office:value-type="float" office:value="0.00114822387695313" calcext:value-type="float">
            <text:p>0.001148223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032595.47521" calcext:value-type="float">
            <text:p>1456032595.47521</text:p>
          </table:table-cell>
          <table:table-cell office:value-type="float" office:value="1456032595.47743" calcext:value-type="float">
            <text:p>1456032595.47743</text:p>
          </table:table-cell>
          <table:table-cell office:value-type="float" office:value="936" calcext:value-type="float">
            <text:p>936</text:p>
          </table:table-cell>
          <table:table-cell table:formula="of:=[.B391]-[.B$2]" office:value-type="float" office:value="38.9618330001831" calcext:value-type="float">
            <text:p>38.9618330002</text:p>
          </table:table-cell>
          <table:table-cell table:formula="of:=[.D391]/([.E391]-[.E390])" office:value-type="float" office:value="5466.04775085349" calcext:value-type="float">
            <text:p>5466.0477508535</text:p>
          </table:table-cell>
          <table:table-cell table:formula="of:=[.E391]-[.E390]" office:value-type="float" office:value="0.171238899230957" calcext:value-type="float">
            <text:p>0.171238899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032595.47659" calcext:value-type="float">
            <text:p>1456032595.47659</text:p>
          </table:table-cell>
          <table:table-cell office:value-type="float" office:value="1456032595.47755" calcext:value-type="float">
            <text:p>1456032595.47755</text:p>
          </table:table-cell>
          <table:table-cell office:value-type="float" office:value="920" calcext:value-type="float">
            <text:p>920</text:p>
          </table:table-cell>
          <table:table-cell table:formula="of:=[.B392]-[.B$2]" office:value-type="float" office:value="38.9632134437561" calcext:value-type="float">
            <text:p>38.9632134438</text:p>
          </table:table-cell>
          <table:table-cell table:formula="of:=[.D392]/([.E392]-[.E391])" office:value-type="float" office:value="666452.449050086" calcext:value-type="float">
            <text:p>666452.449050086</text:p>
          </table:table-cell>
          <table:table-cell table:formula="of:=[.E392]-[.E391]" office:value-type="float" office:value="0.00138044357299805" calcext:value-type="float">
            <text:p>0.001380443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032595.6476" calcext:value-type="float">
            <text:p>1456032595.6476</text:p>
          </table:table-cell>
          <table:table-cell office:value-type="float" office:value="1456032595.64956" calcext:value-type="float">
            <text:p>1456032595.64956</text:p>
          </table:table-cell>
          <table:table-cell office:value-type="float" office:value="904" calcext:value-type="float">
            <text:p>904</text:p>
          </table:table-cell>
          <table:table-cell table:formula="of:=[.B393]-[.B$2]" office:value-type="float" office:value="39.1342241764069" calcext:value-type="float">
            <text:p>39.1342241764</text:p>
          </table:table-cell>
          <table:table-cell table:formula="of:=[.D393]/([.E393]-[.E392])" office:value-type="float" office:value="5286.21792321173" calcext:value-type="float">
            <text:p>5286.2179232117</text:p>
          </table:table-cell>
          <table:table-cell table:formula="of:=[.E393]-[.E392]" office:value-type="float" office:value="0.171010732650757" calcext:value-type="float">
            <text:p>0.171010732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032595.64874" calcext:value-type="float">
            <text:p>1456032595.64874</text:p>
          </table:table-cell>
          <table:table-cell office:value-type="float" office:value="1456032595.64968" calcext:value-type="float">
            <text:p>1456032595.64968</text:p>
          </table:table-cell>
          <table:table-cell office:value-type="float" office:value="880" calcext:value-type="float">
            <text:p>880</text:p>
          </table:table-cell>
          <table:table-cell table:formula="of:=[.B394]-[.B$2]" office:value-type="float" office:value="39.1353633403778" calcext:value-type="float">
            <text:p>39.1353633404</text:p>
          </table:table-cell>
          <table:table-cell table:formula="of:=[.D394]/([.E394]-[.E393])" office:value-type="float" office:value="772496.341565509" calcext:value-type="float">
            <text:p>772496.341565509</text:p>
          </table:table-cell>
          <table:table-cell table:formula="of:=[.E394]-[.E393]" office:value-type="float" office:value="0.00113916397094727" calcext:value-type="float">
            <text:p>0.00113916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032595.81931" calcext:value-type="float">
            <text:p>1456032595.81931</text:p>
          </table:table-cell>
          <table:table-cell office:value-type="float" office:value="1456032595.82041" calcext:value-type="float">
            <text:p>1456032595.82041</text:p>
          </table:table-cell>
          <table:table-cell office:value-type="float" office:value="864" calcext:value-type="float">
            <text:p>864</text:p>
          </table:table-cell>
          <table:table-cell table:formula="of:=[.B395]-[.B$2]" office:value-type="float" office:value="39.3059315681457" calcext:value-type="float">
            <text:p>39.3059315681</text:p>
          </table:table-cell>
          <table:table-cell table:formula="of:=[.D395]/([.E395]-[.E394])" office:value-type="float" office:value="5065.42168671331" calcext:value-type="float">
            <text:p>5065.4216867133</text:p>
          </table:table-cell>
          <table:table-cell table:formula="of:=[.E395]-[.E394]" office:value-type="float" office:value="0.170568227767944" calcext:value-type="float">
            <text:p>0.170568227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032595.99119" calcext:value-type="float">
            <text:p>1456032595.99119</text:p>
          </table:table-cell>
          <table:table-cell office:value-type="float" office:value="1456032595.99326" calcext:value-type="float">
            <text:p>1456032595.99326</text:p>
          </table:table-cell>
          <table:table-cell office:value-type="float" office:value="848" calcext:value-type="float">
            <text:p>848</text:p>
          </table:table-cell>
          <table:table-cell table:formula="of:=[.B396]-[.B$2]" office:value-type="float" office:value="39.4778192043304" calcext:value-type="float">
            <text:p>39.4778192043</text:p>
          </table:table-cell>
          <table:table-cell table:formula="of:=[.D396]/([.E396]-[.E395])" office:value-type="float" office:value="4933.45547604616" calcext:value-type="float">
            <text:p>4933.4554760462</text:p>
          </table:table-cell>
          <table:table-cell table:formula="of:=[.E396]-[.E395]" office:value-type="float" office:value="0.171887636184692" calcext:value-type="float">
            <text:p>0.171887636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032595.99247" calcext:value-type="float">
            <text:p>1456032595.99247</text:p>
          </table:table-cell>
          <table:table-cell office:value-type="float" office:value="1456032595.99337" calcext:value-type="float">
            <text:p>1456032595.99337</text:p>
          </table:table-cell>
          <table:table-cell office:value-type="float" office:value="832" calcext:value-type="float">
            <text:p>832</text:p>
          </table:table-cell>
          <table:table-cell table:formula="of:=[.B397]-[.B$2]" office:value-type="float" office:value="39.4790997505188" calcext:value-type="float">
            <text:p>39.4790997505</text:p>
          </table:table-cell>
          <table:table-cell table:formula="of:=[.D397]/([.E397]-[.E396])" office:value-type="float" office:value="649722.757028486" calcext:value-type="float">
            <text:p>649722.757028486</text:p>
          </table:table-cell>
          <table:table-cell table:formula="of:=[.E397]-[.E396]" office:value-type="float" office:value="0.00128054618835449" calcext:value-type="float">
            <text:p>0.001280546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032596.1637" calcext:value-type="float">
            <text:p>1456032596.1637</text:p>
          </table:table-cell>
          <table:table-cell office:value-type="float" office:value="1456032596.16578" calcext:value-type="float">
            <text:p>1456032596.16578</text:p>
          </table:table-cell>
          <table:table-cell office:value-type="float" office:value="816" calcext:value-type="float">
            <text:p>816</text:p>
          </table:table-cell>
          <table:table-cell table:formula="of:=[.B398]-[.B$2]" office:value-type="float" office:value="39.6503229141235" calcext:value-type="float">
            <text:p>39.6503229141</text:p>
          </table:table-cell>
          <table:table-cell table:formula="of:=[.D398]/([.E398]-[.E397])" office:value-type="float" office:value="4765.71033276615" calcext:value-type="float">
            <text:p>4765.7103327662</text:p>
          </table:table-cell>
          <table:table-cell table:formula="of:=[.E398]-[.E397]" office:value-type="float" office:value="0.171223163604736" calcext:value-type="float">
            <text:p>0.171223163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032596.16484" calcext:value-type="float">
            <text:p>1456032596.16484</text:p>
          </table:table-cell>
          <table:table-cell office:value-type="float" office:value="1456032596.1659" calcext:value-type="float">
            <text:p>1456032596.1659</text:p>
          </table:table-cell>
          <table:table-cell office:value-type="float" office:value="800" calcext:value-type="float">
            <text:p>800</text:p>
          </table:table-cell>
          <table:table-cell table:formula="of:=[.B399]-[.B$2]" office:value-type="float" office:value="39.6514675617218" calcext:value-type="float">
            <text:p>39.6514675617</text:p>
          </table:table-cell>
          <table:table-cell table:formula="of:=[.D399]/([.E399]-[.E398])" office:value-type="float" office:value="698905.061445532" calcext:value-type="float">
            <text:p>698905.061445532</text:p>
          </table:table-cell>
          <table:table-cell table:formula="of:=[.E399]-[.E398]" office:value-type="float" office:value="0.0011446475982666" calcext:value-type="float">
            <text:p>0.001144647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032596.33572" calcext:value-type="float">
            <text:p>1456032596.33572</text:p>
          </table:table-cell>
          <table:table-cell office:value-type="float" office:value="1456032596.33667" calcext:value-type="float">
            <text:p>1456032596.33667</text:p>
          </table:table-cell>
          <table:table-cell office:value-type="float" office:value="784" calcext:value-type="float">
            <text:p>784</text:p>
          </table:table-cell>
          <table:table-cell table:formula="of:=[.B400]-[.B$2]" office:value-type="float" office:value="39.8223485946655" calcext:value-type="float">
            <text:p>39.8223485947</text:p>
          </table:table-cell>
          <table:table-cell table:formula="of:=[.D400]/([.E400]-[.E399])" office:value-type="float" office:value="4587.9872475852" calcext:value-type="float">
            <text:p>4587.9872475852</text:p>
          </table:table-cell>
          <table:table-cell table:formula="of:=[.E400]-[.E399]" office:value-type="float" office:value="0.170881032943726" calcext:value-type="float">
            <text:p>0.170881032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032596.50778" calcext:value-type="float">
            <text:p>1456032596.50778</text:p>
          </table:table-cell>
          <table:table-cell office:value-type="float" office:value="1456032596.5098" calcext:value-type="float">
            <text:p>1456032596.5098</text:p>
          </table:table-cell>
          <table:table-cell office:value-type="float" office:value="768" calcext:value-type="float">
            <text:p>768</text:p>
          </table:table-cell>
          <table:table-cell table:formula="of:=[.B401]-[.B$2]" office:value-type="float" office:value="39.9944036006927" calcext:value-type="float">
            <text:p>39.9944036007</text:p>
          </table:table-cell>
          <table:table-cell table:formula="of:=[.D401]/([.E401]-[.E400])" office:value-type="float" office:value="4463.6887803107" calcext:value-type="float">
            <text:p>4463.6887803107</text:p>
          </table:table-cell>
          <table:table-cell table:formula="of:=[.E401]-[.E400]" office:value-type="float" office:value="0.172055006027222" calcext:value-type="float">
            <text:p>0.1720550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032596.50893" calcext:value-type="float">
            <text:p>1456032596.50893</text:p>
          </table:table-cell>
          <table:table-cell office:value-type="float" office:value="1456032596.50992" calcext:value-type="float">
            <text:p>1456032596.50992</text:p>
          </table:table-cell>
          <table:table-cell office:value-type="float" office:value="760" calcext:value-type="float">
            <text:p>760</text:p>
          </table:table-cell>
          <table:table-cell table:formula="of:=[.B402]-[.B$2]" office:value-type="float" office:value="39.9955589771271" calcext:value-type="float">
            <text:p>39.9955589771</text:p>
          </table:table-cell>
          <table:table-cell table:formula="of:=[.D402]/([.E402]-[.E401])" office:value-type="float" office:value="657794.271564177" calcext:value-type="float">
            <text:p>657794.271564177</text:p>
          </table:table-cell>
          <table:table-cell table:formula="of:=[.E402]-[.E401]" office:value-type="float" office:value="0.00115537643432617" calcext:value-type="float">
            <text:p>0.001155376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032596.68" calcext:value-type="float">
            <text:p>1456032596.68</text:p>
          </table:table-cell>
          <table:table-cell office:value-type="float" office:value="1456032596.68203" calcext:value-type="float">
            <text:p>1456032596.68203</text:p>
          </table:table-cell>
          <table:table-cell office:value-type="float" office:value="744" calcext:value-type="float">
            <text:p>744</text:p>
          </table:table-cell>
          <table:table-cell table:formula="of:=[.B403]-[.B$2]" office:value-type="float" office:value="40.1666285991669" calcext:value-type="float">
            <text:p>40.1666285992</text:p>
          </table:table-cell>
          <table:table-cell table:formula="of:=[.D403]/([.E403]-[.E402])" office:value-type="float" office:value="4349.10646980285" calcext:value-type="float">
            <text:p>4349.1064698029</text:p>
          </table:table-cell>
          <table:table-cell table:formula="of:=[.E403]-[.E402]" office:value-type="float" office:value="0.171069622039795" calcext:value-type="float">
            <text:p>0.17106962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032596.68115" calcext:value-type="float">
            <text:p>1456032596.68115</text:p>
          </table:table-cell>
          <table:table-cell office:value-type="float" office:value="1456032596.68215" calcext:value-type="float">
            <text:p>1456032596.68215</text:p>
          </table:table-cell>
          <table:table-cell office:value-type="float" office:value="728" calcext:value-type="float">
            <text:p>728</text:p>
          </table:table-cell>
          <table:table-cell table:formula="of:=[.B404]-[.B$2]" office:value-type="float" office:value="40.1677768230438" calcext:value-type="float">
            <text:p>40.167776823</text:p>
          </table:table-cell>
          <table:table-cell table:formula="of:=[.D404]/([.E404]-[.E403])" office:value-type="float" office:value="634022.697674419" calcext:value-type="float">
            <text:p>634022.697674419</text:p>
          </table:table-cell>
          <table:table-cell table:formula="of:=[.E404]-[.E403]" office:value-type="float" office:value="0.00114822387695313" calcext:value-type="float">
            <text:p>0.001148223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032596.85457" calcext:value-type="float">
            <text:p>1456032596.85457</text:p>
          </table:table-cell>
          <table:table-cell office:value-type="float" office:value="1456032596.85685" calcext:value-type="float">
            <text:p>1456032596.85685</text:p>
          </table:table-cell>
          <table:table-cell office:value-type="float" office:value="720" calcext:value-type="float">
            <text:p>720</text:p>
          </table:table-cell>
          <table:table-cell table:formula="of:=[.B405]-[.B$2]" office:value-type="float" office:value="40.3411982059479" calcext:value-type="float">
            <text:p>40.3411982059</text:p>
          </table:table-cell>
          <table:table-cell table:formula="of:=[.D405]/([.E405]-[.E404])" office:value-type="float" office:value="4151.73716149149" calcext:value-type="float">
            <text:p>4151.7371614915</text:p>
          </table:table-cell>
          <table:table-cell table:formula="of:=[.E405]-[.E404]" office:value-type="float" office:value="0.173421382904053" calcext:value-type="float">
            <text:p>0.173421382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032596.85606" calcext:value-type="float">
            <text:p>1456032596.85606</text:p>
          </table:table-cell>
          <table:table-cell office:value-type="float" office:value="1456032596.85696" calcext:value-type="float">
            <text:p>1456032596.85696</text:p>
          </table:table-cell>
          <table:table-cell office:value-type="float" office:value="704" calcext:value-type="float">
            <text:p>704</text:p>
          </table:table-cell>
          <table:table-cell table:formula="of:=[.B406]-[.B$2]" office:value-type="float" office:value="40.342679977417" calcext:value-type="float">
            <text:p>40.3426799774</text:p>
          </table:table-cell>
          <table:table-cell table:formula="of:=[.D406]/([.E406]-[.E405])" office:value-type="float" office:value="475107.001769912" calcext:value-type="float">
            <text:p>475107.001769912</text:p>
          </table:table-cell>
          <table:table-cell table:formula="of:=[.E406]-[.E405]" office:value-type="float" office:value="0.00148177146911621" calcext:value-type="float">
            <text:p>0.001481771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032597.02647" calcext:value-type="float">
            <text:p>1456032597.02647</text:p>
          </table:table-cell>
          <table:table-cell office:value-type="float" office:value="1456032597.02745" calcext:value-type="float">
            <text:p>1456032597.02745</text:p>
          </table:table-cell>
          <table:table-cell office:value-type="float" office:value="696" calcext:value-type="float">
            <text:p>696</text:p>
          </table:table-cell>
          <table:table-cell table:formula="of:=[.B407]-[.B$2]" office:value-type="float" office:value="40.5130927562714" calcext:value-type="float">
            <text:p>40.5130927563</text:p>
          </table:table-cell>
          <table:table-cell table:formula="of:=[.D407]/([.E407]-[.E406])" office:value-type="float" office:value="4084.20075465574" calcext:value-type="float">
            <text:p>4084.2007546557</text:p>
          </table:table-cell>
          <table:table-cell table:formula="of:=[.E407]-[.E406]" office:value-type="float" office:value="0.17041277885437" calcext:value-type="float">
            <text:p>0.170412778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032597.19822" calcext:value-type="float">
            <text:p>1456032597.19822</text:p>
          </table:table-cell>
          <table:table-cell office:value-type="float" office:value="1456032597.20015" calcext:value-type="float">
            <text:p>1456032597.20015</text:p>
          </table:table-cell>
          <table:table-cell office:value-type="float" office:value="688" calcext:value-type="float">
            <text:p>688</text:p>
          </table:table-cell>
          <table:table-cell table:formula="of:=[.B408]-[.B$2]" office:value-type="float" office:value="40.6848497390747" calcext:value-type="float">
            <text:p>40.6848497391</text:p>
          </table:table-cell>
          <table:table-cell table:formula="of:=[.D408]/([.E408]-[.E407])" office:value-type="float" office:value="4005.65955905114" calcext:value-type="float">
            <text:p>4005.6595590511</text:p>
          </table:table-cell>
          <table:table-cell table:formula="of:=[.E408]-[.E407]" office:value-type="float" office:value="0.171756982803345" calcext:value-type="float">
            <text:p>0.171756982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032597.19937" calcext:value-type="float">
            <text:p>1456032597.19937</text:p>
          </table:table-cell>
          <table:table-cell office:value-type="float" office:value="1456032597.20026" calcext:value-type="float">
            <text:p>1456032597.20026</text:p>
          </table:table-cell>
          <table:table-cell office:value-type="float" office:value="680" calcext:value-type="float">
            <text:p>680</text:p>
          </table:table-cell>
          <table:table-cell table:formula="of:=[.B409]-[.B$2]" office:value-type="float" office:value="40.6859951019287" calcext:value-type="float">
            <text:p>40.6859951019</text:p>
          </table:table-cell>
          <table:table-cell table:formula="of:=[.D409]/([.E409]-[.E408])" office:value-type="float" office:value="593698.318068276" calcext:value-type="float">
            <text:p>593698.318068276</text:p>
          </table:table-cell>
          <table:table-cell table:formula="of:=[.E409]-[.E408]" office:value-type="float" office:value="0.00114536285400391" calcext:value-type="float">
            <text:p>0.001145362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032597.37047" calcext:value-type="float">
            <text:p>1456032597.37047</text:p>
          </table:table-cell>
          <table:table-cell office:value-type="float" office:value="1456032597.37242" calcext:value-type="float">
            <text:p>1456032597.37242</text:p>
          </table:table-cell>
          <table:table-cell office:value-type="float" office:value="672" calcext:value-type="float">
            <text:p>672</text:p>
          </table:table-cell>
          <table:table-cell table:formula="of:=[.B410]-[.B$2]" office:value-type="float" office:value="40.8570966720581" calcext:value-type="float">
            <text:p>40.8570966721</text:p>
          </table:table-cell>
          <table:table-cell table:formula="of:=[.D410]/([.E410]-[.E409])" office:value-type="float" office:value="3927.49172022094" calcext:value-type="float">
            <text:p>3927.491720221</text:p>
          </table:table-cell>
          <table:table-cell table:formula="of:=[.E410]-[.E409]" office:value-type="float" office:value="0.171101570129395" calcext:value-type="float">
            <text:p>0.17110157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032597.37163" calcext:value-type="float">
            <text:p>1456032597.37163</text:p>
          </table:table-cell>
          <table:table-cell office:value-type="float" office:value="1456032597.37253" calcext:value-type="float">
            <text:p>1456032597.37253</text:p>
          </table:table-cell>
          <table:table-cell office:value-type="float" office:value="664" calcext:value-type="float">
            <text:p>664</text:p>
          </table:table-cell>
          <table:table-cell table:formula="of:=[.B411]-[.B$2]" office:value-type="float" office:value="40.8582553863525" calcext:value-type="float">
            <text:p>40.8582553864</text:p>
          </table:table-cell>
          <table:table-cell table:formula="of:=[.D411]/([.E411]-[.E410])" office:value-type="float" office:value="573048.941563786" calcext:value-type="float">
            <text:p>573048.941563786</text:p>
          </table:table-cell>
          <table:table-cell table:formula="of:=[.E411]-[.E410]" office:value-type="float" office:value="0.00115871429443359" calcext:value-type="float">
            <text:p>0.001158714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032597.54296" calcext:value-type="float">
            <text:p>1456032597.54296</text:p>
          </table:table-cell>
          <table:table-cell office:value-type="float" office:value="1456032597.54496" calcext:value-type="float">
            <text:p>1456032597.54496</text:p>
          </table:table-cell>
          <table:table-cell office:value-type="float" office:value="664" calcext:value-type="float">
            <text:p>664</text:p>
          </table:table-cell>
          <table:table-cell table:formula="of:=[.B412]-[.B$2]" office:value-type="float" office:value="41.029581785202" calcext:value-type="float">
            <text:p>41.0295817852</text:p>
          </table:table-cell>
          <table:table-cell table:formula="of:=[.D412]/([.E412]-[.E411])" office:value-type="float" office:value="3875.64324271669" calcext:value-type="float">
            <text:p>3875.6432427167</text:p>
          </table:table-cell>
          <table:table-cell table:formula="of:=[.E412]-[.E411]" office:value-type="float" office:value="0.171326398849487" calcext:value-type="float">
            <text:p>0.171326398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032597.5442" calcext:value-type="float">
            <text:p>1456032597.5442</text:p>
          </table:table-cell>
          <table:table-cell office:value-type="float" office:value="1456032597.54507" calcext:value-type="float">
            <text:p>1456032597.54507</text:p>
          </table:table-cell>
          <table:table-cell office:value-type="float" office:value="656" calcext:value-type="float">
            <text:p>656</text:p>
          </table:table-cell>
          <table:table-cell table:formula="of:=[.B413]-[.B$2]" office:value-type="float" office:value="41.0308260917664" calcext:value-type="float">
            <text:p>41.0308260918</text:p>
          </table:table-cell>
          <table:table-cell table:formula="of:=[.D413]/([.E413]-[.E412])" office:value-type="float" office:value="527201.269208661" calcext:value-type="float">
            <text:p>527201.269208661</text:p>
          </table:table-cell>
          <table:table-cell table:formula="of:=[.E413]-[.E412]" office:value-type="float" office:value="0.00124430656433105" calcext:value-type="float">
            <text:p>0.001244306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032597.71475" calcext:value-type="float">
            <text:p>1456032597.71475</text:p>
          </table:table-cell>
          <table:table-cell office:value-type="float" office:value="1456032597.71606" calcext:value-type="float">
            <text:p>1456032597.71606</text:p>
          </table:table-cell>
          <table:table-cell office:value-type="float" office:value="656" calcext:value-type="float">
            <text:p>656</text:p>
          </table:table-cell>
          <table:table-cell table:formula="of:=[.B414]-[.B$2]" office:value-type="float" office:value="41.2013711929321" calcext:value-type="float">
            <text:p>41.2013711929</text:p>
          </table:table-cell>
          <table:table-cell table:formula="of:=[.D414]/([.E414]-[.E413])" office:value-type="float" office:value="3846.48984647388" calcext:value-type="float">
            <text:p>3846.4898464739</text:p>
          </table:table-cell>
          <table:table-cell table:formula="of:=[.E414]-[.E413]" office:value-type="float" office:value="0.170545101165771" calcext:value-type="float">
            <text:p>0.17054510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032597.8868" calcext:value-type="float">
            <text:p>1456032597.8868</text:p>
          </table:table-cell>
          <table:table-cell office:value-type="float" office:value="1456032597.88908" calcext:value-type="float">
            <text:p>1456032597.88908</text:p>
          </table:table-cell>
          <table:table-cell office:value-type="float" office:value="656" calcext:value-type="float">
            <text:p>656</text:p>
          </table:table-cell>
          <table:table-cell table:formula="of:=[.B415]-[.B$2]" office:value-type="float" office:value="41.3734250068665" calcext:value-type="float">
            <text:p>41.3734250069</text:p>
          </table:table-cell>
          <table:table-cell table:formula="of:=[.D415]/([.E415]-[.E414])" office:value-type="float" office:value="3812.76058344396" calcext:value-type="float">
            <text:p>3812.760583444</text:p>
          </table:table-cell>
          <table:table-cell table:formula="of:=[.E415]-[.E414]" office:value-type="float" office:value="0.172053813934326" calcext:value-type="float">
            <text:p>0.172053813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032597.88802" calcext:value-type="float">
            <text:p>1456032597.88802</text:p>
          </table:table-cell>
          <table:table-cell office:value-type="float" office:value="1456032597.88921" calcext:value-type="float">
            <text:p>1456032597.88921</text:p>
          </table:table-cell>
          <table:table-cell office:value-type="float" office:value="656" calcext:value-type="float">
            <text:p>656</text:p>
          </table:table-cell>
          <table:table-cell table:formula="of:=[.B416]-[.B$2]" office:value-type="float" office:value="41.3746492862701" calcext:value-type="float">
            <text:p>41.3746492863</text:p>
          </table:table-cell>
          <table:table-cell table:formula="of:=[.D416]/([.E416]-[.E415])" office:value-type="float" office:value="535825.39902629" calcext:value-type="float">
            <text:p>535825.39902629</text:p>
          </table:table-cell>
          <table:table-cell table:formula="of:=[.E416]-[.E415]" office:value-type="float" office:value="0.00122427940368652" calcext:value-type="float">
            <text:p>0.001224279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032598.05912" calcext:value-type="float">
            <text:p>1456032598.05912</text:p>
          </table:table-cell>
          <table:table-cell office:value-type="float" office:value="1456032598.06099" calcext:value-type="float">
            <text:p>1456032598.06099</text:p>
          </table:table-cell>
          <table:table-cell office:value-type="float" office:value="656" calcext:value-type="float">
            <text:p>656</text:p>
          </table:table-cell>
          <table:table-cell table:formula="of:=[.B417]-[.B$2]" office:value-type="float" office:value="41.5457489490509" calcext:value-type="float">
            <text:p>41.5457489491</text:p>
          </table:table-cell>
          <table:table-cell table:formula="of:=[.D417]/([.E417]-[.E416])" office:value-type="float" office:value="3834.02275222812" calcext:value-type="float">
            <text:p>3834.0227522281</text:p>
          </table:table-cell>
          <table:table-cell table:formula="of:=[.E417]-[.E416]" office:value-type="float" office:value="0.171099662780762" calcext:value-type="float">
            <text:p>0.171099662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032598.06024" calcext:value-type="float">
            <text:p>1456032598.06024</text:p>
          </table:table-cell>
          <table:table-cell office:value-type="float" office:value="1456032598.0611" calcext:value-type="float">
            <text:p>1456032598.0611</text:p>
          </table:table-cell>
          <table:table-cell office:value-type="float" office:value="656" calcext:value-type="float">
            <text:p>656</text:p>
          </table:table-cell>
          <table:table-cell table:formula="of:=[.B418]-[.B$2]" office:value-type="float" office:value="41.5468654632568" calcext:value-type="float">
            <text:p>41.5468654633</text:p>
          </table:table-cell>
          <table:table-cell table:formula="of:=[.D418]/([.E418]-[.E417])" office:value-type="float" office:value="587542.904975443" calcext:value-type="float">
            <text:p>587542.904975443</text:p>
          </table:table-cell>
          <table:table-cell table:formula="of:=[.E418]-[.E417]" office:value-type="float" office:value="0.00111651420593262" calcext:value-type="float">
            <text:p>0.001116514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032598.23069" calcext:value-type="float">
            <text:p>1456032598.23069</text:p>
          </table:table-cell>
          <table:table-cell office:value-type="float" office:value="1456032598.23158" calcext:value-type="float">
            <text:p>1456032598.23158</text:p>
          </table:table-cell>
          <table:table-cell office:value-type="float" office:value="656" calcext:value-type="float">
            <text:p>656</text:p>
          </table:table-cell>
          <table:table-cell table:formula="of:=[.B419]-[.B$2]" office:value-type="float" office:value="41.717315196991" calcext:value-type="float">
            <text:p>41.717315197</text:p>
          </table:table-cell>
          <table:table-cell table:formula="of:=[.D419]/([.E419]-[.E418])" office:value-type="float" office:value="3848.64197572309" calcext:value-type="float">
            <text:p>3848.6419757231</text:p>
          </table:table-cell>
          <table:table-cell table:formula="of:=[.E419]-[.E418]" office:value-type="float" office:value="0.170449733734131" calcext:value-type="float">
            <text:p>0.170449733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032598.40244" calcext:value-type="float">
            <text:p>1456032598.40244</text:p>
          </table:table-cell>
          <table:table-cell office:value-type="float" office:value="1456032598.40436" calcext:value-type="float">
            <text:p>1456032598.40436</text:p>
          </table:table-cell>
          <table:table-cell office:value-type="float" office:value="664" calcext:value-type="float">
            <text:p>664</text:p>
          </table:table-cell>
          <table:table-cell table:formula="of:=[.B420]-[.B$2]" office:value-type="float" office:value="41.8890597820282" calcext:value-type="float">
            <text:p>41.889059782</text:p>
          </table:table-cell>
          <table:table-cell table:formula="of:=[.D420]/([.E420]-[.E419])" office:value-type="float" office:value="3866.20631943683" calcext:value-type="float">
            <text:p>3866.2063194368</text:p>
          </table:table-cell>
          <table:table-cell table:formula="of:=[.E420]-[.E419]" office:value-type="float" office:value="0.171744585037231" calcext:value-type="float">
            <text:p>0.17174458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032598.40358" calcext:value-type="float">
            <text:p>1456032598.40358</text:p>
          </table:table-cell>
          <table:table-cell office:value-type="float" office:value="1456032598.40448" calcext:value-type="float">
            <text:p>1456032598.40448</text:p>
          </table:table-cell>
          <table:table-cell office:value-type="float" office:value="664" calcext:value-type="float">
            <text:p>664</text:p>
          </table:table-cell>
          <table:table-cell table:formula="of:=[.B421]-[.B$2]" office:value-type="float" office:value="41.890209197998" calcext:value-type="float">
            <text:p>41.890209198</text:p>
          </table:table-cell>
          <table:table-cell table:formula="of:=[.D421]/([.E421]-[.E420])" office:value-type="float" office:value="577684.682845883" calcext:value-type="float">
            <text:p>577684.682845883</text:p>
          </table:table-cell>
          <table:table-cell table:formula="of:=[.E421]-[.E420]" office:value-type="float" office:value="0.00114941596984863" calcext:value-type="float">
            <text:p>0.0011494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032598.57419" calcext:value-type="float">
            <text:p>1456032598.57419</text:p>
          </table:table-cell>
          <table:table-cell office:value-type="float" office:value="1456032598.57599" calcext:value-type="float">
            <text:p>1456032598.57599</text:p>
          </table:table-cell>
          <table:table-cell office:value-type="float" office:value="672" calcext:value-type="float">
            <text:p>672</text:p>
          </table:table-cell>
          <table:table-cell table:formula="of:=[.B422]-[.B$2]" office:value-type="float" office:value="42.0608146190643" calcext:value-type="float">
            <text:p>42.0608146191</text:p>
          </table:table-cell>
          <table:table-cell table:formula="of:=[.D422]/([.E422]-[.E421])" office:value-type="float" office:value="3938.91352220814" calcext:value-type="float">
            <text:p>3938.9135222081</text:p>
          </table:table-cell>
          <table:table-cell table:formula="of:=[.E422]-[.E421]" office:value-type="float" office:value="0.170605421066284" calcext:value-type="float">
            <text:p>0.17060542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032598.57513" calcext:value-type="float">
            <text:p>1456032598.57513</text:p>
          </table:table-cell>
          <table:table-cell office:value-type="float" office:value="1456032598.57608" calcext:value-type="float">
            <text:p>1456032598.57608</text:p>
          </table:table-cell>
          <table:table-cell office:value-type="float" office:value="680" calcext:value-type="float">
            <text:p>680</text:p>
          </table:table-cell>
          <table:table-cell table:formula="of:=[.B423]-[.B$2]" office:value-type="float" office:value="42.0617530345917" calcext:value-type="float">
            <text:p>42.0617530346</text:p>
          </table:table-cell>
          <table:table-cell table:formula="of:=[.D423]/([.E423]-[.E422])" office:value-type="float" office:value="724625.691056911" calcext:value-type="float">
            <text:p>724625.691056911</text:p>
          </table:table-cell>
          <table:table-cell table:formula="of:=[.E423]-[.E422]" office:value-type="float" office:value="0.00093841552734375" calcext:value-type="float">
            <text:p>0.000938415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032598.74643" calcext:value-type="float">
            <text:p>1456032598.74643</text:p>
          </table:table-cell>
          <table:table-cell office:value-type="float" office:value="1456032598.748" calcext:value-type="float">
            <text:p>1456032598.748</text:p>
          </table:table-cell>
          <table:table-cell office:value-type="float" office:value="688" calcext:value-type="float">
            <text:p>688</text:p>
          </table:table-cell>
          <table:table-cell table:formula="of:=[.B424]-[.B$2]" office:value-type="float" office:value="42.2330520153046" calcext:value-type="float">
            <text:p>42.2330520153</text:p>
          </table:table-cell>
          <table:table-cell table:formula="of:=[.D424]/([.E424]-[.E423])" office:value-type="float" office:value="4016.36949114798" calcext:value-type="float">
            <text:p>4016.369491148</text:p>
          </table:table-cell>
          <table:table-cell table:formula="of:=[.E424]-[.E423]" office:value-type="float" office:value="0.171298980712891" calcext:value-type="float">
            <text:p>0.171298980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032598.74738" calcext:value-type="float">
            <text:p>1456032598.74738</text:p>
          </table:table-cell>
          <table:table-cell office:value-type="float" office:value="1456032598.74809" calcext:value-type="float">
            <text:p>1456032598.74809</text:p>
          </table:table-cell>
          <table:table-cell office:value-type="float" office:value="696" calcext:value-type="float">
            <text:p>696</text:p>
          </table:table-cell>
          <table:table-cell table:formula="of:=[.B425]-[.B$2]" office:value-type="float" office:value="42.2340044975281" calcext:value-type="float">
            <text:p>42.2340044975</text:p>
          </table:table-cell>
          <table:table-cell table:formula="of:=[.D425]/([.E425]-[.E424])" office:value-type="float" office:value="730722.298873592" calcext:value-type="float">
            <text:p>730722.298873592</text:p>
          </table:table-cell>
          <table:table-cell table:formula="of:=[.E425]-[.E424]" office:value-type="float" office:value="0.000952482223510742" calcext:value-type="float">
            <text:p>0.000952482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032598.91812" calcext:value-type="float">
            <text:p>1456032598.91812</text:p>
          </table:table-cell>
          <table:table-cell office:value-type="float" office:value="1456032598.91891" calcext:value-type="float">
            <text:p>1456032598.91891</text:p>
          </table:table-cell>
          <table:table-cell office:value-type="float" office:value="712" calcext:value-type="float">
            <text:p>712</text:p>
          </table:table-cell>
          <table:table-cell table:formula="of:=[.B426]-[.B$2]" office:value-type="float" office:value="42.4047405719757" calcext:value-type="float">
            <text:p>42.404740572</text:p>
          </table:table-cell>
          <table:table-cell table:formula="of:=[.D426]/([.E426]-[.E425])" office:value-type="float" office:value="4170.17904566141" calcext:value-type="float">
            <text:p>4170.1790456614</text:p>
          </table:table-cell>
          <table:table-cell table:formula="of:=[.E426]-[.E425]" office:value-type="float" office:value="0.170736074447632" calcext:value-type="float">
            <text:p>0.170736074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032599.09009" calcext:value-type="float">
            <text:p>1456032599.09009</text:p>
          </table:table-cell>
          <table:table-cell office:value-type="float" office:value="1456032599.09178" calcext:value-type="float">
            <text:p>1456032599.09178</text:p>
          </table:table-cell>
          <table:table-cell office:value-type="float" office:value="720" calcext:value-type="float">
            <text:p>720</text:p>
          </table:table-cell>
          <table:table-cell table:formula="of:=[.B427]-[.B$2]" office:value-type="float" office:value="42.5767161846161" calcext:value-type="float">
            <text:p>42.5767161846</text:p>
          </table:table-cell>
          <table:table-cell table:formula="of:=[.D427]/([.E427]-[.E426])" office:value-type="float" office:value="4186.64012266435" calcext:value-type="float">
            <text:p>4186.6401226644</text:p>
          </table:table-cell>
          <table:table-cell table:formula="of:=[.E427]-[.E426]" office:value-type="float" office:value="0.171975612640381" calcext:value-type="float">
            <text:p>0.171975612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032599.09111" calcext:value-type="float">
            <text:p>1456032599.09111</text:p>
          </table:table-cell>
          <table:table-cell office:value-type="float" office:value="1456032599.09188" calcext:value-type="float">
            <text:p>1456032599.09188</text:p>
          </table:table-cell>
          <table:table-cell office:value-type="float" office:value="728" calcext:value-type="float">
            <text:p>728</text:p>
          </table:table-cell>
          <table:table-cell table:formula="of:=[.B428]-[.B$2]" office:value-type="float" office:value="42.577734708786" calcext:value-type="float">
            <text:p>42.5777347088</text:p>
          </table:table-cell>
          <table:table-cell table:formula="of:=[.D428]/([.E428]-[.E427])" office:value-type="float" office:value="714759.670411985" calcext:value-type="float">
            <text:p>714759.670411985</text:p>
          </table:table-cell>
          <table:table-cell table:formula="of:=[.E428]-[.E427]" office:value-type="float" office:value="0.00101852416992188" calcext:value-type="float">
            <text:p>0.00101852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032599.26233" calcext:value-type="float">
            <text:p>1456032599.26233</text:p>
          </table:table-cell>
          <table:table-cell office:value-type="float" office:value="1456032599.26422" calcext:value-type="float">
            <text:p>1456032599.26422</text:p>
          </table:table-cell>
          <table:table-cell office:value-type="float" office:value="744" calcext:value-type="float">
            <text:p>744</text:p>
          </table:table-cell>
          <table:table-cell table:formula="of:=[.B429]-[.B$2]" office:value-type="float" office:value="42.7489557266235" calcext:value-type="float">
            <text:p>42.7489557266</text:p>
          </table:table-cell>
          <table:table-cell table:formula="of:=[.D429]/([.E429]-[.E428])" office:value-type="float" office:value="4345.26093464763" calcext:value-type="float">
            <text:p>4345.2609346476</text:p>
          </table:table-cell>
          <table:table-cell table:formula="of:=[.E429]-[.E428]" office:value-type="float" office:value="0.171221017837524" calcext:value-type="float">
            <text:p>0.171221017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032599.26347" calcext:value-type="float">
            <text:p>1456032599.26347</text:p>
          </table:table-cell>
          <table:table-cell office:value-type="float" office:value="1456032599.26434" calcext:value-type="float">
            <text:p>1456032599.26434</text:p>
          </table:table-cell>
          <table:table-cell office:value-type="float" office:value="760" calcext:value-type="float">
            <text:p>760</text:p>
          </table:table-cell>
          <table:table-cell table:formula="of:=[.B430]-[.B$2]" office:value-type="float" office:value="42.7500953674316" calcext:value-type="float">
            <text:p>42.7500953674</text:p>
          </table:table-cell>
          <table:table-cell table:formula="of:=[.D430]/([.E430]-[.E429])" office:value-type="float" office:value="666876.786610879" calcext:value-type="float">
            <text:p>666876.786610879</text:p>
          </table:table-cell>
          <table:table-cell table:formula="of:=[.E430]-[.E429]" office:value-type="float" office:value="0.00113964080810547" calcext:value-type="float">
            <text:p>0.001139640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032599.43449" calcext:value-type="float">
            <text:p>1456032599.43449</text:p>
          </table:table-cell>
          <table:table-cell office:value-type="float" office:value="1456032599.4354" calcext:value-type="float">
            <text:p>1456032599.4354</text:p>
          </table:table-cell>
          <table:table-cell office:value-type="float" office:value="776" calcext:value-type="float">
            <text:p>776</text:p>
          </table:table-cell>
          <table:table-cell table:formula="of:=[.B431]-[.B$2]" office:value-type="float" office:value="42.9211132526398" calcext:value-type="float">
            <text:p>42.9211132526</text:p>
          </table:table-cell>
          <table:table-cell table:formula="of:=[.D431]/([.E431]-[.E430])" office:value-type="float" office:value="4537.5371064588" calcext:value-type="float">
            <text:p>4537.5371064588</text:p>
          </table:table-cell>
          <table:table-cell table:formula="of:=[.E431]-[.E430]" office:value-type="float" office:value="0.17101788520813" calcext:value-type="float">
            <text:p>0.171017885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032599.60608" calcext:value-type="float">
            <text:p>1456032599.60608</text:p>
          </table:table-cell>
          <table:table-cell office:value-type="float" office:value="1456032599.60768" calcext:value-type="float">
            <text:p>1456032599.60768</text:p>
          </table:table-cell>
          <table:table-cell office:value-type="float" office:value="784" calcext:value-type="float">
            <text:p>784</text:p>
          </table:table-cell>
          <table:table-cell table:formula="of:=[.B432]-[.B$2]" office:value-type="float" office:value="43.0927019119263" calcext:value-type="float">
            <text:p>43.0927019119</text:p>
          </table:table-cell>
          <table:table-cell table:formula="of:=[.D432]/([.E432]-[.E431])" office:value-type="float" office:value="4569.06652957155" calcext:value-type="float">
            <text:p>4569.0665295716</text:p>
          </table:table-cell>
          <table:table-cell table:formula="of:=[.E432]-[.E431]" office:value-type="float" office:value="0.171588659286499" calcext:value-type="float">
            <text:p>0.171588659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032599.60705" calcext:value-type="float">
            <text:p>1456032599.60705</text:p>
          </table:table-cell>
          <table:table-cell office:value-type="float" office:value="1456032599.60777" calcext:value-type="float">
            <text:p>1456032599.60777</text:p>
          </table:table-cell>
          <table:table-cell office:value-type="float" office:value="800" calcext:value-type="float">
            <text:p>800</text:p>
          </table:table-cell>
          <table:table-cell table:formula="of:=[.B433]-[.B$2]" office:value-type="float" office:value="43.0936760902405" calcext:value-type="float">
            <text:p>43.0936760902</text:p>
          </table:table-cell>
          <table:table-cell table:formula="of:=[.D433]/([.E433]-[.E432])" office:value-type="float" office:value="821204.894762604" calcext:value-type="float">
            <text:p>821204.894762604</text:p>
          </table:table-cell>
          <table:table-cell table:formula="of:=[.E433]-[.E432]" office:value-type="float" office:value="0.000974178314208984" calcext:value-type="float">
            <text:p>0.000974178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032599.77839" calcext:value-type="float">
            <text:p>1456032599.77839</text:p>
          </table:table-cell>
          <table:table-cell office:value-type="float" office:value="1456032599.78029" calcext:value-type="float">
            <text:p>1456032599.78029</text:p>
          </table:table-cell>
          <table:table-cell office:value-type="float" office:value="816" calcext:value-type="float">
            <text:p>816</text:p>
          </table:table-cell>
          <table:table-cell table:formula="of:=[.B434]-[.B$2]" office:value-type="float" office:value="43.2650175094605" calcext:value-type="float">
            <text:p>43.2650175095</text:p>
          </table:table-cell>
          <table:table-cell table:formula="of:=[.D434]/([.E434]-[.E433])" office:value-type="float" office:value="4762.42115721247" calcext:value-type="float">
            <text:p>4762.4211572125</text:p>
          </table:table-cell>
          <table:table-cell table:formula="of:=[.E434]-[.E433]" office:value-type="float" office:value="0.171341419219971" calcext:value-type="float">
            <text:p>0.171341419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032599.77953" calcext:value-type="float">
            <text:p>1456032599.77953</text:p>
          </table:table-cell>
          <table:table-cell office:value-type="float" office:value="1456032599.7804" calcext:value-type="float">
            <text:p>1456032599.7804</text:p>
          </table:table-cell>
          <table:table-cell office:value-type="float" office:value="832" calcext:value-type="float">
            <text:p>832</text:p>
          </table:table-cell>
          <table:table-cell table:formula="of:=[.B435]-[.B$2]" office:value-type="float" office:value="43.2661559581757" calcext:value-type="float">
            <text:p>43.2661559582</text:p>
          </table:table-cell>
          <table:table-cell table:formula="of:=[.D435]/([.E435]-[.E434])" office:value-type="float" office:value="730819.042513089" calcext:value-type="float">
            <text:p>730819.042513089</text:p>
          </table:table-cell>
          <table:table-cell table:formula="of:=[.E435]-[.E434]" office:value-type="float" office:value="0.00113844871520996" calcext:value-type="float">
            <text:p>0.001138448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032599.95384" calcext:value-type="float">
            <text:p>1456032599.95384</text:p>
          </table:table-cell>
          <table:table-cell office:value-type="float" office:value="1456032599.95591" calcext:value-type="float">
            <text:p>1456032599.95591</text:p>
          </table:table-cell>
          <table:table-cell office:value-type="float" office:value="848" calcext:value-type="float">
            <text:p>848</text:p>
          </table:table-cell>
          <table:table-cell table:formula="of:=[.B436]-[.B$2]" office:value-type="float" office:value="43.4404668807983" calcext:value-type="float">
            <text:p>43.4404668808</text:p>
          </table:table-cell>
          <table:table-cell table:formula="of:=[.D436]/([.E436]-[.E435])" office:value-type="float" office:value="4864.87012541153" calcext:value-type="float">
            <text:p>4864.8701254115</text:p>
          </table:table-cell>
          <table:table-cell table:formula="of:=[.E436]-[.E435]" office:value-type="float" office:value="0.174310922622681" calcext:value-type="float">
            <text:p>0.174310922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032599.95499" calcext:value-type="float">
            <text:p>1456032599.95499</text:p>
          </table:table-cell>
          <table:table-cell office:value-type="float" office:value="1456032599.95603" calcext:value-type="float">
            <text:p>1456032599.95603</text:p>
          </table:table-cell>
          <table:table-cell office:value-type="float" office:value="864" calcext:value-type="float">
            <text:p>864</text:p>
          </table:table-cell>
          <table:table-cell table:formula="of:=[.B437]-[.B$2]" office:value-type="float" office:value="43.4416165351868" calcext:value-type="float">
            <text:p>43.4416165352</text:p>
          </table:table-cell>
          <table:table-cell table:formula="of:=[.D437]/([.E437]-[.E436])" office:value-type="float" office:value="751530.206553297" calcext:value-type="float">
            <text:p>751530.206553297</text:p>
          </table:table-cell>
          <table:table-cell table:formula="of:=[.E437]-[.E436]" office:value-type="float" office:value="0.00114965438842773" calcext:value-type="float">
            <text:p>0.001149654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032600.12612" calcext:value-type="float">
            <text:p>1456032600.12612</text:p>
          </table:table-cell>
          <table:table-cell office:value-type="float" office:value="1456032600.127" calcext:value-type="float">
            <text:p>1456032600.127</text:p>
          </table:table-cell>
          <table:table-cell office:value-type="float" office:value="880" calcext:value-type="float">
            <text:p>880</text:p>
          </table:table-cell>
          <table:table-cell table:formula="of:=[.B438]-[.B$2]" office:value-type="float" office:value="43.6127412319183" calcext:value-type="float">
            <text:p>43.6127412319</text:p>
          </table:table-cell>
          <table:table-cell table:formula="of:=[.D438]/([.E438]-[.E437])" office:value-type="float" office:value="5142.44885050345" calcext:value-type="float">
            <text:p>5142.4488505035</text:p>
          </table:table-cell>
          <table:table-cell table:formula="of:=[.E438]-[.E437]" office:value-type="float" office:value="0.171124696731567" calcext:value-type="float">
            <text:p>0.171124696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032600.29766" calcext:value-type="float">
            <text:p>1456032600.29766</text:p>
          </table:table-cell>
          <table:table-cell office:value-type="float" office:value="1456032600.29959" calcext:value-type="float">
            <text:p>1456032600.29959</text:p>
          </table:table-cell>
          <table:table-cell office:value-type="float" office:value="904" calcext:value-type="float">
            <text:p>904</text:p>
          </table:table-cell>
          <table:table-cell table:formula="of:=[.B439]-[.B$2]" office:value-type="float" office:value="43.7842891216278" calcext:value-type="float">
            <text:p>43.7842891216</text:p>
          </table:table-cell>
          <table:table-cell table:formula="of:=[.D439]/([.E439]-[.E438])" office:value-type="float" office:value="5269.66552331819" calcext:value-type="float">
            <text:p>5269.6655233182</text:p>
          </table:table-cell>
          <table:table-cell table:formula="of:=[.E439]-[.E438]" office:value-type="float" office:value="0.171547889709473" calcext:value-type="float">
            <text:p>0.171547889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032600.29882" calcext:value-type="float">
            <text:p>1456032600.29882</text:p>
          </table:table-cell>
          <table:table-cell office:value-type="float" office:value="1456032600.2997" calcext:value-type="float">
            <text:p>1456032600.2997</text:p>
          </table:table-cell>
          <table:table-cell office:value-type="float" office:value="920" calcext:value-type="float">
            <text:p>920</text:p>
          </table:table-cell>
          <table:table-cell table:formula="of:=[.B440]-[.B$2]" office:value-type="float" office:value="43.7854416370392" calcext:value-type="float">
            <text:p>43.785441637</text:p>
          </table:table-cell>
          <table:table-cell table:formula="of:=[.D440]/([.E440]-[.E439])" office:value-type="float" office:value="798253.967728589" calcext:value-type="float">
            <text:p>798253.967728589</text:p>
          </table:table-cell>
          <table:table-cell table:formula="of:=[.E440]-[.E439]" office:value-type="float" office:value="0.00115251541137695" calcext:value-type="float">
            <text:p>0.001152515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032600.47013" calcext:value-type="float">
            <text:p>1456032600.47013</text:p>
          </table:table-cell>
          <table:table-cell office:value-type="float" office:value="1456032600.47225" calcext:value-type="float">
            <text:p>1456032600.47225</text:p>
          </table:table-cell>
          <table:table-cell office:value-type="float" office:value="936" calcext:value-type="float">
            <text:p>936</text:p>
          </table:table-cell>
          <table:table-cell table:formula="of:=[.B441]-[.B$2]" office:value-type="float" office:value="43.9567539691925" calcext:value-type="float">
            <text:p>43.9567539692</text:p>
          </table:table-cell>
          <table:table-cell table:formula="of:=[.D441]/([.E441]-[.E440])" office:value-type="float" office:value="5463.70473295701" calcext:value-type="float">
            <text:p>5463.704732957</text:p>
          </table:table-cell>
          <table:table-cell table:formula="of:=[.E441]-[.E440]" office:value-type="float" office:value="0.17131233215332" calcext:value-type="float">
            <text:p>0.171312332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032600.47129" calcext:value-type="float">
            <text:p>1456032600.47129</text:p>
          </table:table-cell>
          <table:table-cell office:value-type="float" office:value="1456032600.47237" calcext:value-type="float">
            <text:p>1456032600.47237</text:p>
          </table:table-cell>
          <table:table-cell office:value-type="float" office:value="952" calcext:value-type="float">
            <text:p>952</text:p>
          </table:table-cell>
          <table:table-cell table:formula="of:=[.B442]-[.B$2]" office:value-type="float" office:value="43.9579141139984" calcext:value-type="float">
            <text:p>43.957914114</text:p>
          </table:table-cell>
          <table:table-cell table:formula="of:=[.D442]/([.E442]-[.E441])" office:value-type="float" office:value="820587.219071106" calcext:value-type="float">
            <text:p>820587.219071106</text:p>
          </table:table-cell>
          <table:table-cell table:formula="of:=[.E442]-[.E441]" office:value-type="float" office:value="0.0011601448059082" calcext:value-type="float">
            <text:p>0.001160144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032600.64224" calcext:value-type="float">
            <text:p>1456032600.64224</text:p>
          </table:table-cell>
          <table:table-cell office:value-type="float" office:value="1456032600.64416" calcext:value-type="float">
            <text:p>1456032600.64416</text:p>
          </table:table-cell>
          <table:table-cell office:value-type="float" office:value="968" calcext:value-type="float">
            <text:p>968</text:p>
          </table:table-cell>
          <table:table-cell table:formula="of:=[.B443]-[.B$2]" office:value-type="float" office:value="44.128865480423" calcext:value-type="float">
            <text:p>44.1288654804</text:p>
          </table:table-cell>
          <table:table-cell table:formula="of:=[.D443]/([.E443]-[.E442])" office:value-type="float" office:value="5662.42914722282" calcext:value-type="float">
            <text:p>5662.4291472228</text:p>
          </table:table-cell>
          <table:table-cell table:formula="of:=[.E443]-[.E442]" office:value-type="float" office:value="0.170951366424561" calcext:value-type="float">
            <text:p>0.170951366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032600.64338" calcext:value-type="float">
            <text:p>1456032600.64338</text:p>
          </table:table-cell>
          <table:table-cell office:value-type="float" office:value="1456032600.64426" calcext:value-type="float">
            <text:p>1456032600.64426</text:p>
          </table:table-cell>
          <table:table-cell office:value-type="float" office:value="984" calcext:value-type="float">
            <text:p>984</text:p>
          </table:table-cell>
          <table:table-cell table:formula="of:=[.B444]-[.B$2]" office:value-type="float" office:value="44.1300022602081" calcext:value-type="float">
            <text:p>44.1300022602</text:p>
          </table:table-cell>
          <table:table-cell table:formula="of:=[.D444]/([.E444]-[.E443])" office:value-type="float" office:value="865603.00671141" calcext:value-type="float">
            <text:p>865603.00671141</text:p>
          </table:table-cell>
          <table:table-cell table:formula="of:=[.E444]-[.E443]" office:value-type="float" office:value="0.00113677978515625" calcext:value-type="float">
            <text:p>0.001136779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032600.8139" calcext:value-type="float">
            <text:p>1456032600.8139</text:p>
          </table:table-cell>
          <table:table-cell office:value-type="float" office:value="1456032600.81478" calcext:value-type="float">
            <text:p>1456032600.81478</text:p>
          </table:table-cell>
          <table:table-cell office:value-type="float" office:value="1000" calcext:value-type="float">
            <text:p>1000</text:p>
          </table:table-cell>
          <table:table-cell table:formula="of:=[.B445]-[.B$2]" office:value-type="float" office:value="44.300523519516" calcext:value-type="float">
            <text:p>44.3005235195</text:p>
          </table:table-cell>
          <table:table-cell table:formula="of:=[.D445]/([.E445]-[.E444])" office:value-type="float" office:value="5864.37142241946" calcext:value-type="float">
            <text:p>5864.3714224195</text:p>
          </table:table-cell>
          <table:table-cell table:formula="of:=[.E445]-[.E444]" office:value-type="float" office:value="0.170521259307861" calcext:value-type="float">
            <text:p>0.170521259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032600.98585" calcext:value-type="float">
            <text:p>1456032600.98585</text:p>
          </table:table-cell>
          <table:table-cell office:value-type="float" office:value="1456032600.98783" calcext:value-type="float">
            <text:p>1456032600.98783</text:p>
          </table:table-cell>
          <table:table-cell office:value-type="float" office:value="1016" calcext:value-type="float">
            <text:p>1016</text:p>
          </table:table-cell>
          <table:table-cell table:formula="of:=[.B446]-[.B$2]" office:value-type="float" office:value="44.4724769592285" calcext:value-type="float">
            <text:p>44.4724769592</text:p>
          </table:table-cell>
          <table:table-cell table:formula="of:=[.D446]/([.E446]-[.E445])" office:value-type="float" office:value="5908.57619189573" calcext:value-type="float">
            <text:p>5908.5761918957</text:p>
          </table:table-cell>
          <table:table-cell table:formula="of:=[.E446]-[.E445]" office:value-type="float" office:value="0.171953439712524" calcext:value-type="float">
            <text:p>0.171953439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032600.98706" calcext:value-type="float">
            <text:p>1456032600.98706</text:p>
          </table:table-cell>
          <table:table-cell office:value-type="float" office:value="1456032600.98793" calcext:value-type="float">
            <text:p>1456032600.98793</text:p>
          </table:table-cell>
          <table:table-cell office:value-type="float" office:value="1024" calcext:value-type="float">
            <text:p>1024</text:p>
          </table:table-cell>
          <table:table-cell table:formula="of:=[.B447]-[.B$2]" office:value-type="float" office:value="44.4736893177033" calcext:value-type="float">
            <text:p>44.4736893177</text:p>
          </table:table-cell>
          <table:table-cell table:formula="of:=[.D447]/([.E447]-[.E446])" office:value-type="float" office:value="844634.669813176" calcext:value-type="float">
            <text:p>844634.669813176</text:p>
          </table:table-cell>
          <table:table-cell table:formula="of:=[.E447]-[.E446]" office:value-type="float" office:value="0.00121235847473145" calcext:value-type="float">
            <text:p>0.001212358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032601.15838" calcext:value-type="float">
            <text:p>1456032601.15838</text:p>
          </table:table-cell>
          <table:table-cell office:value-type="float" office:value="1456032601.16067" calcext:value-type="float">
            <text:p>1456032601.16067</text:p>
          </table:table-cell>
          <table:table-cell office:value-type="float" office:value="1040" calcext:value-type="float">
            <text:p>1040</text:p>
          </table:table-cell>
          <table:table-cell table:formula="of:=[.B448]-[.B$2]" office:value-type="float" office:value="44.6450073719025" calcext:value-type="float">
            <text:p>44.6450073719</text:p>
          </table:table-cell>
          <table:table-cell table:formula="of:=[.D448]/([.E448]-[.E447])" office:value-type="float" office:value="6070.58027165442" calcext:value-type="float">
            <text:p>6070.5802716544</text:p>
          </table:table-cell>
          <table:table-cell table:formula="of:=[.E448]-[.E447]" office:value-type="float" office:value="0.171318054199219" calcext:value-type="float">
            <text:p>0.171318054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032601.15977" calcext:value-type="float">
            <text:p>1456032601.15977</text:p>
          </table:table-cell>
          <table:table-cell office:value-type="float" office:value="1456032601.16079" calcext:value-type="float">
            <text:p>1456032601.16079</text:p>
          </table:table-cell>
          <table:table-cell office:value-type="float" office:value="1056" calcext:value-type="float">
            <text:p>1056</text:p>
          </table:table-cell>
          <table:table-cell table:formula="of:=[.B449]-[.B$2]" office:value-type="float" office:value="44.6463935375214" calcext:value-type="float">
            <text:p>44.6463935375</text:p>
          </table:table-cell>
          <table:table-cell table:formula="of:=[.D449]/([.E449]-[.E448])" office:value-type="float" office:value="761813.729618163" calcext:value-type="float">
            <text:p>761813.729618163</text:p>
          </table:table-cell>
          <table:table-cell table:formula="of:=[.E449]-[.E448]" office:value-type="float" office:value="0.00138616561889648" calcext:value-type="float">
            <text:p>0.001386165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032601.33048" calcext:value-type="float">
            <text:p>1456032601.33048</text:p>
          </table:table-cell>
          <table:table-cell office:value-type="float" office:value="1456032601.33143" calcext:value-type="float">
            <text:p>1456032601.33143</text:p>
          </table:table-cell>
          <table:table-cell office:value-type="float" office:value="1064" calcext:value-type="float">
            <text:p>1064</text:p>
          </table:table-cell>
          <table:table-cell table:formula="of:=[.B450]-[.B$2]" office:value-type="float" office:value="44.8171017169952" calcext:value-type="float">
            <text:p>44.817101717</text:p>
          </table:table-cell>
          <table:table-cell table:formula="of:=[.D450]/([.E450]-[.E449])" office:value-type="float" office:value="6232.85892497507" calcext:value-type="float">
            <text:p>6232.8589249751</text:p>
          </table:table-cell>
          <table:table-cell table:formula="of:=[.E450]-[.E449]" office:value-type="float" office:value="0.170708179473877" calcext:value-type="float">
            <text:p>0.170708179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032601.50192" calcext:value-type="float">
            <text:p>1456032601.50192</text:p>
          </table:table-cell>
          <table:table-cell office:value-type="float" office:value="1456032601.50396" calcext:value-type="float">
            <text:p>1456032601.50396</text:p>
          </table:table-cell>
          <table:table-cell office:value-type="float" office:value="1080" calcext:value-type="float">
            <text:p>1080</text:p>
          </table:table-cell>
          <table:table-cell table:formula="of:=[.B451]-[.B$2]" office:value-type="float" office:value="44.9885492324829" calcext:value-type="float">
            <text:p>44.9885492325</text:p>
          </table:table-cell>
          <table:table-cell table:formula="of:=[.D451]/([.E451]-[.E450])" office:value-type="float" office:value="6299.30388275393" calcext:value-type="float">
            <text:p>6299.3038827539</text:p>
          </table:table-cell>
          <table:table-cell table:formula="of:=[.E451]-[.E450]" office:value-type="float" office:value="0.171447515487671" calcext:value-type="float">
            <text:p>0.17144751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032601.50309" calcext:value-type="float">
            <text:p>1456032601.50309</text:p>
          </table:table-cell>
          <table:table-cell office:value-type="float" office:value="1456032601.50408" calcext:value-type="float">
            <text:p>1456032601.50408</text:p>
          </table:table-cell>
          <table:table-cell office:value-type="float" office:value="1088" calcext:value-type="float">
            <text:p>1088</text:p>
          </table:table-cell>
          <table:table-cell table:formula="of:=[.B452]-[.B$2]" office:value-type="float" office:value="44.9897186756134" calcext:value-type="float">
            <text:p>44.9897186756</text:p>
          </table:table-cell>
          <table:table-cell table:formula="of:=[.D452]/([.E452]-[.E451])" office:value-type="float" office:value="930357.339857289" calcext:value-type="float">
            <text:p>930357.339857289</text:p>
          </table:table-cell>
          <table:table-cell table:formula="of:=[.E452]-[.E451]" office:value-type="float" office:value="0.00116944313049316" calcext:value-type="float">
            <text:p>0.001169443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032601.67421" calcext:value-type="float">
            <text:p>1456032601.67421</text:p>
          </table:table-cell>
          <table:table-cell office:value-type="float" office:value="1456032601.67632" calcext:value-type="float">
            <text:p>1456032601.67632</text:p>
          </table:table-cell>
          <table:table-cell office:value-type="float" office:value="1096" calcext:value-type="float">
            <text:p>1096</text:p>
          </table:table-cell>
          <table:table-cell table:formula="of:=[.B453]-[.B$2]" office:value-type="float" office:value="45.1608324050903" calcext:value-type="float">
            <text:p>45.1608324051</text:p>
          </table:table-cell>
          <table:table-cell table:formula="of:=[.D453]/([.E453]-[.E452])" office:value-type="float" office:value="6405.09679352044" calcext:value-type="float">
            <text:p>6405.0967935204</text:p>
          </table:table-cell>
          <table:table-cell table:formula="of:=[.E453]-[.E452]" office:value-type="float" office:value="0.171113729476929" calcext:value-type="float">
            <text:p>0.171113729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032601.67536" calcext:value-type="float">
            <text:p>1456032601.67536</text:p>
          </table:table-cell>
          <table:table-cell office:value-type="float" office:value="1456032601.67644" calcext:value-type="float">
            <text:p>1456032601.67644</text:p>
          </table:table-cell>
          <table:table-cell office:value-type="float" office:value="1104" calcext:value-type="float">
            <text:p>1104</text:p>
          </table:table-cell>
          <table:table-cell table:formula="of:=[.B454]-[.B$2]" office:value-type="float" office:value="45.1619882583618" calcext:value-type="float">
            <text:p>45.1619882584</text:p>
          </table:table-cell>
          <table:table-cell table:formula="of:=[.D454]/([.E454]-[.E453])" office:value-type="float" office:value="955138.534653465" calcext:value-type="float">
            <text:p>955138.534653465</text:p>
          </table:table-cell>
          <table:table-cell table:formula="of:=[.E454]-[.E453]" office:value-type="float" office:value="0.00115585327148438" calcext:value-type="float">
            <text:p>0.001155853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032601.84683" calcext:value-type="float">
            <text:p>1456032601.84683</text:p>
          </table:table-cell>
          <table:table-cell office:value-type="float" office:value="1456032601.84874" calcext:value-type="float">
            <text:p>1456032601.84874</text:p>
          </table:table-cell>
          <table:table-cell office:value-type="float" office:value="1112" calcext:value-type="float">
            <text:p>1112</text:p>
          </table:table-cell>
          <table:table-cell table:formula="of:=[.B455]-[.B$2]" office:value-type="float" office:value="45.3334519863129" calcext:value-type="float">
            <text:p>45.3334519863</text:p>
          </table:table-cell>
          <table:table-cell table:formula="of:=[.D455]/([.E455]-[.E454])" office:value-type="float" office:value="6485.33665567716" calcext:value-type="float">
            <text:p>6485.3366556772</text:p>
          </table:table-cell>
          <table:table-cell table:formula="of:=[.E455]-[.E454]" office:value-type="float" office:value="0.17146372795105" calcext:value-type="float">
            <text:p>0.17146372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032601.84797" calcext:value-type="float">
            <text:p>1456032601.84797</text:p>
          </table:table-cell>
          <table:table-cell office:value-type="float" office:value="1456032601.84885" calcext:value-type="float">
            <text:p>1456032601.84885</text:p>
          </table:table-cell>
          <table:table-cell office:value-type="float" office:value="1120" calcext:value-type="float">
            <text:p>1120</text:p>
          </table:table-cell>
          <table:table-cell table:formula="of:=[.B456]-[.B$2]" office:value-type="float" office:value="45.3345994949341" calcext:value-type="float">
            <text:p>45.3345994949</text:p>
          </table:table-cell>
          <table:table-cell table:formula="of:=[.D456]/([.E456]-[.E455])" office:value-type="float" office:value="976027.525451901" calcext:value-type="float">
            <text:p>976027.525451901</text:p>
          </table:table-cell>
          <table:table-cell table:formula="of:=[.E456]-[.E455]" office:value-type="float" office:value="0.00114750862121582" calcext:value-type="float">
            <text:p>0.001147508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032602.01868" calcext:value-type="float">
            <text:p>1456032602.01868</text:p>
          </table:table-cell>
          <table:table-cell office:value-type="float" office:value="1456032602.01959" calcext:value-type="float">
            <text:p>1456032602.01959</text:p>
          </table:table-cell>
          <table:table-cell office:value-type="float" office:value="1120" calcext:value-type="float">
            <text:p>1120</text:p>
          </table:table-cell>
          <table:table-cell table:formula="of:=[.B457]-[.B$2]" office:value-type="float" office:value="45.5053064823151" calcext:value-type="float">
            <text:p>45.5053064823</text:p>
          </table:table-cell>
          <table:table-cell table:formula="of:=[.D457]/([.E457]-[.E456])" office:value-type="float" office:value="6560.94994811431" calcext:value-type="float">
            <text:p>6560.9499481143</text:p>
          </table:table-cell>
          <table:table-cell table:formula="of:=[.E457]-[.E456]" office:value-type="float" office:value="0.170706987380981" calcext:value-type="float">
            <text:p>0.170706987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032602.19052" calcext:value-type="float">
            <text:p>1456032602.19052</text:p>
          </table:table-cell>
          <table:table-cell office:value-type="float" office:value="1456032602.19262" calcext:value-type="float">
            <text:p>1456032602.19262</text:p>
          </table:table-cell>
          <table:table-cell office:value-type="float" office:value="1128" calcext:value-type="float">
            <text:p>1128</text:p>
          </table:table-cell>
          <table:table-cell table:formula="of:=[.B458]-[.B$2]" office:value-type="float" office:value="45.6771414279938" calcext:value-type="float">
            <text:p>45.677141428</text:p>
          </table:table-cell>
          <table:table-cell table:formula="of:=[.D458]/([.E458]-[.E457])" office:value-type="float" office:value="6564.43888956722" calcext:value-type="float">
            <text:p>6564.4388895672</text:p>
          </table:table-cell>
          <table:table-cell table:formula="of:=[.E458]-[.E457]" office:value-type="float" office:value="0.171834945678711" calcext:value-type="float">
            <text:p>0.171834945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032602.19183" calcext:value-type="float">
            <text:p>1456032602.19183</text:p>
          </table:table-cell>
          <table:table-cell office:value-type="float" office:value="1456032602.19273" calcext:value-type="float">
            <text:p>1456032602.19273</text:p>
          </table:table-cell>
          <table:table-cell office:value-type="float" office:value="1128" calcext:value-type="float">
            <text:p>1128</text:p>
          </table:table-cell>
          <table:table-cell table:formula="of:=[.B459]-[.B$2]" office:value-type="float" office:value="45.6784508228302" calcext:value-type="float">
            <text:p>45.6784508228</text:p>
          </table:table-cell>
          <table:table-cell table:formula="of:=[.D459]/([.E459]-[.E458])" office:value-type="float" office:value="861466.662782229" calcext:value-type="float">
            <text:p>861466.662782229</text:p>
          </table:table-cell>
          <table:table-cell table:formula="of:=[.E459]-[.E458]" office:value-type="float" office:value="0.00130939483642578" calcext:value-type="float">
            <text:p>0.001309394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032602.36266" calcext:value-type="float">
            <text:p>1456032602.36266</text:p>
          </table:table-cell>
          <table:table-cell office:value-type="float" office:value="1456032602.36458" calcext:value-type="float">
            <text:p>1456032602.36458</text:p>
          </table:table-cell>
          <table:table-cell office:value-type="float" office:value="1128" calcext:value-type="float">
            <text:p>1128</text:p>
          </table:table-cell>
          <table:table-cell table:formula="of:=[.B460]-[.B$2]" office:value-type="float" office:value="45.849288225174" calcext:value-type="float">
            <text:p>45.8492882252</text:p>
          </table:table-cell>
          <table:table-cell table:formula="of:=[.D460]/([.E460]-[.E459])" office:value-type="float" office:value="6602.76956055734" calcext:value-type="float">
            <text:p>6602.7695605574</text:p>
          </table:table-cell>
          <table:table-cell table:formula="of:=[.E460]-[.E459]" office:value-type="float" office:value="0.17083740234375" calcext:value-type="float">
            <text:p>0.170837402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032602.36381" calcext:value-type="float">
            <text:p>1456032602.36381</text:p>
          </table:table-cell>
          <table:table-cell office:value-type="float" office:value="1456032602.36479" calcext:value-type="float">
            <text:p>1456032602.36479</text:p>
          </table:table-cell>
          <table:table-cell office:value-type="float" office:value="1128" calcext:value-type="float">
            <text:p>1128</text:p>
          </table:table-cell>
          <table:table-cell table:formula="of:=[.B461]-[.B$2]" office:value-type="float" office:value="45.8504340648651" calcext:value-type="float">
            <text:p>45.8504340649</text:p>
          </table:table-cell>
          <table:table-cell table:formula="of:=[.D461]/([.E461]-[.E460])" office:value-type="float" office:value="984430.901373283" calcext:value-type="float">
            <text:p>984430.901373283</text:p>
          </table:table-cell>
          <table:table-cell table:formula="of:=[.E461]-[.E460]" office:value-type="float" office:value="0.00114583969116211" calcext:value-type="float">
            <text:p>0.001145839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032602.53485" calcext:value-type="float">
            <text:p>1456032602.53485</text:p>
          </table:table-cell>
          <table:table-cell office:value-type="float" office:value="1456032602.53586" calcext:value-type="float">
            <text:p>1456032602.53586</text:p>
          </table:table-cell>
          <table:table-cell office:value-type="float" office:value="1128" calcext:value-type="float">
            <text:p>1128</text:p>
          </table:table-cell>
          <table:table-cell table:formula="of:=[.B462]-[.B$2]" office:value-type="float" office:value="46.0214791297913" calcext:value-type="float">
            <text:p>46.0214791298</text:p>
          </table:table-cell>
          <table:table-cell table:formula="of:=[.D462]/([.E462]-[.E461])" office:value-type="float" office:value="6594.75326275587" calcext:value-type="float">
            <text:p>6594.7532627559</text:p>
          </table:table-cell>
          <table:table-cell table:formula="of:=[.E462]-[.E461]" office:value-type="float" office:value="0.171045064926147" calcext:value-type="float">
            <text:p>0.171045064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032602.70654" calcext:value-type="float">
            <text:p>1456032602.70654</text:p>
          </table:table-cell>
          <table:table-cell office:value-type="float" office:value="1456032602.70854" calcext:value-type="float">
            <text:p>1456032602.70854</text:p>
          </table:table-cell>
          <table:table-cell office:value-type="float" office:value="1128" calcext:value-type="float">
            <text:p>1128</text:p>
          </table:table-cell>
          <table:table-cell table:formula="of:=[.B463]-[.B$2]" office:value-type="float" office:value="46.1931626796722" calcext:value-type="float">
            <text:p>46.1931626797</text:p>
          </table:table-cell>
          <table:table-cell table:formula="of:=[.D463]/([.E463]-[.E462])" office:value-type="float" office:value="6570.22761226675" calcext:value-type="float">
            <text:p>6570.2276122668</text:p>
          </table:table-cell>
          <table:table-cell table:formula="of:=[.E463]-[.E462]" office:value-type="float" office:value="0.171683549880981" calcext:value-type="float">
            <text:p>0.171683549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032602.70768" calcext:value-type="float">
            <text:p>1456032602.70768</text:p>
          </table:table-cell>
          <table:table-cell office:value-type="float" office:value="1456032602.70865" calcext:value-type="float">
            <text:p>1456032602.70865</text:p>
          </table:table-cell>
          <table:table-cell office:value-type="float" office:value="1128" calcext:value-type="float">
            <text:p>1128</text:p>
          </table:table-cell>
          <table:table-cell table:formula="of:=[.B464]-[.B$2]" office:value-type="float" office:value="46.1943082809448" calcext:value-type="float">
            <text:p>46.1943082809</text:p>
          </table:table-cell>
          <table:table-cell table:formula="of:=[.D464]/([.E464]-[.E463])" office:value-type="float" office:value="984635.77773153" calcext:value-type="float">
            <text:p>984635.77773153</text:p>
          </table:table-cell>
          <table:table-cell table:formula="of:=[.E464]-[.E463]" office:value-type="float" office:value="0.00114560127258301" calcext:value-type="float">
            <text:p>0.00114560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032602.87885" calcext:value-type="float">
            <text:p>1456032602.87885</text:p>
          </table:table-cell>
          <table:table-cell office:value-type="float" office:value="1456032602.88079" calcext:value-type="float">
            <text:p>1456032602.88079</text:p>
          </table:table-cell>
          <table:table-cell office:value-type="float" office:value="1120" calcext:value-type="float">
            <text:p>1120</text:p>
          </table:table-cell>
          <table:table-cell table:formula="of:=[.B465]-[.B$2]" office:value-type="float" office:value="46.3654770851135" calcext:value-type="float">
            <text:p>46.3654770851</text:p>
          </table:table-cell>
          <table:table-cell table:formula="of:=[.D465]/([.E465]-[.E464])" office:value-type="float" office:value="6543.24837659172" calcext:value-type="float">
            <text:p>6543.2483765917</text:p>
          </table:table-cell>
          <table:table-cell table:formula="of:=[.E465]-[.E464]" office:value-type="float" office:value="0.171168804168701" calcext:value-type="float">
            <text:p>0.171168804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032602.88001" calcext:value-type="float">
            <text:p>1456032602.88001</text:p>
          </table:table-cell>
          <table:table-cell office:value-type="float" office:value="1456032602.8809" calcext:value-type="float">
            <text:p>1456032602.8809</text:p>
          </table:table-cell>
          <table:table-cell office:value-type="float" office:value="1120" calcext:value-type="float">
            <text:p>1120</text:p>
          </table:table-cell>
          <table:table-cell table:formula="of:=[.B466]-[.B$2]" office:value-type="float" office:value="46.3666360378265" calcext:value-type="float">
            <text:p>46.3666360378</text:p>
          </table:table-cell>
          <table:table-cell table:formula="of:=[.D466]/([.E466]-[.E465])" office:value-type="float" office:value="966389.730508126" calcext:value-type="float">
            <text:p>966389.730508126</text:p>
          </table:table-cell>
          <table:table-cell table:formula="of:=[.E466]-[.E465]" office:value-type="float" office:value="0.0011589527130127" calcext:value-type="float">
            <text:p>0.001158952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032603.05368" calcext:value-type="float">
            <text:p>1456032603.05368</text:p>
          </table:table-cell>
          <table:table-cell office:value-type="float" office:value="1456032603.05573" calcext:value-type="float">
            <text:p>1456032603.05573</text:p>
          </table:table-cell>
          <table:table-cell office:value-type="float" office:value="1112" calcext:value-type="float">
            <text:p>1112</text:p>
          </table:table-cell>
          <table:table-cell table:formula="of:=[.B467]-[.B$2]" office:value-type="float" office:value="46.5403003692627" calcext:value-type="float">
            <text:p>46.5403003693</text:p>
          </table:table-cell>
          <table:table-cell table:formula="of:=[.D467]/([.E467]-[.E466])" office:value-type="float" office:value="6403.15711812587" calcext:value-type="float">
            <text:p>6403.1571181259</text:p>
          </table:table-cell>
          <table:table-cell table:formula="of:=[.E467]-[.E466]" office:value-type="float" office:value="0.173664331436157" calcext:value-type="float">
            <text:p>0.173664331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032603.05485" calcext:value-type="float">
            <text:p>1456032603.05485</text:p>
          </table:table-cell>
          <table:table-cell office:value-type="float" office:value="1456032603.05586" calcext:value-type="float">
            <text:p>1456032603.05586</text:p>
          </table:table-cell>
          <table:table-cell office:value-type="float" office:value="1104" calcext:value-type="float">
            <text:p>1104</text:p>
          </table:table-cell>
          <table:table-cell table:formula="of:=[.B468]-[.B$2]" office:value-type="float" office:value="46.541473865509" calcext:value-type="float">
            <text:p>46.5414738655</text:p>
          </table:table-cell>
          <table:table-cell table:formula="of:=[.D468]/([.E468]-[.E467])" office:value-type="float" office:value="940778.46728972" calcext:value-type="float">
            <text:p>940778.46728972</text:p>
          </table:table-cell>
          <table:table-cell table:formula="of:=[.E468]-[.E467]" office:value-type="float" office:value="0.00117349624633789" calcext:value-type="float">
            <text:p>0.001173496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032603.22521" calcext:value-type="float">
            <text:p>1456032603.22521</text:p>
          </table:table-cell>
          <table:table-cell office:value-type="float" office:value="1456032603.22629" calcext:value-type="float">
            <text:p>1456032603.22629</text:p>
          </table:table-cell>
          <table:table-cell office:value-type="float" office:value="1096" calcext:value-type="float">
            <text:p>1096</text:p>
          </table:table-cell>
          <table:table-cell table:formula="of:=[.B469]-[.B$2]" office:value-type="float" office:value="46.7118327617645" calcext:value-type="float">
            <text:p>46.7118327618</text:p>
          </table:table-cell>
          <table:table-cell table:formula="of:=[.D469]/([.E469]-[.E468])" office:value-type="float" office:value="6433.47676047566" calcext:value-type="float">
            <text:p>6433.4767604757</text:p>
          </table:table-cell>
          <table:table-cell table:formula="of:=[.E469]-[.E468]" office:value-type="float" office:value="0.170358896255493" calcext:value-type="float">
            <text:p>0.170358896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032603.39727" calcext:value-type="float">
            <text:p>1456032603.39727</text:p>
          </table:table-cell>
          <table:table-cell office:value-type="float" office:value="1456032603.39931" calcext:value-type="float">
            <text:p>1456032603.39931</text:p>
          </table:table-cell>
          <table:table-cell office:value-type="float" office:value="1088" calcext:value-type="float">
            <text:p>1088</text:p>
          </table:table-cell>
          <table:table-cell table:formula="of:=[.B470]-[.B$2]" office:value-type="float" office:value="46.8838937282562" calcext:value-type="float">
            <text:p>46.8838937283</text:p>
          </table:table-cell>
          <table:table-cell table:formula="of:=[.D470]/([.E470]-[.E469])" office:value-type="float" office:value="6323.34004733426" calcext:value-type="float">
            <text:p>6323.3400473343</text:p>
          </table:table-cell>
          <table:table-cell table:formula="of:=[.E470]-[.E469]" office:value-type="float" office:value="0.172060966491699" calcext:value-type="float">
            <text:p>0.17206096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032603.39841" calcext:value-type="float">
            <text:p>1456032603.39841</text:p>
          </table:table-cell>
          <table:table-cell office:value-type="float" office:value="1456032603.39943" calcext:value-type="float">
            <text:p>1456032603.39943</text:p>
          </table:table-cell>
          <table:table-cell office:value-type="float" office:value="1072" calcext:value-type="float">
            <text:p>1072</text:p>
          </table:table-cell>
          <table:table-cell table:formula="of:=[.B471]-[.B$2]" office:value-type="float" office:value="46.8850345611572" calcext:value-type="float">
            <text:p>46.8850345612</text:p>
          </table:table-cell>
          <table:table-cell table:formula="of:=[.D471]/([.E471]-[.E470])" office:value-type="float" office:value="939664.344409613" calcext:value-type="float">
            <text:p>939664.344409613</text:p>
          </table:table-cell>
          <table:table-cell table:formula="of:=[.E471]-[.E470]" office:value-type="float" office:value="0.00114083290100098" calcext:value-type="float">
            <text:p>0.001140832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032603.56958" calcext:value-type="float">
            <text:p>1456032603.56958</text:p>
          </table:table-cell>
          <table:table-cell office:value-type="float" office:value="1456032603.57163" calcext:value-type="float">
            <text:p>1456032603.57163</text:p>
          </table:table-cell>
          <table:table-cell office:value-type="float" office:value="1064" calcext:value-type="float">
            <text:p>1064</text:p>
          </table:table-cell>
          <table:table-cell table:formula="of:=[.B472]-[.B$2]" office:value-type="float" office:value="47.0562002658844" calcext:value-type="float">
            <text:p>47.0562002659</text:p>
          </table:table-cell>
          <table:table-cell table:formula="of:=[.D472]/([.E472]-[.E471])" office:value-type="float" office:value="6216.1985176642" calcext:value-type="float">
            <text:p>6216.1985176642</text:p>
          </table:table-cell>
          <table:table-cell table:formula="of:=[.E472]-[.E471]" office:value-type="float" office:value="0.171165704727173" calcext:value-type="float">
            <text:p>0.171165704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032603.57086" calcext:value-type="float">
            <text:p>1456032603.57086</text:p>
          </table:table-cell>
          <table:table-cell office:value-type="float" office:value="1456032603.57175" calcext:value-type="float">
            <text:p>1456032603.57175</text:p>
          </table:table-cell>
          <table:table-cell office:value-type="float" office:value="1056" calcext:value-type="float">
            <text:p>1056</text:p>
          </table:table-cell>
          <table:table-cell table:formula="of:=[.B473]-[.B$2]" office:value-type="float" office:value="47.05748462677" calcext:value-type="float">
            <text:p>47.0574846268</text:p>
          </table:table-cell>
          <table:table-cell table:formula="of:=[.D473]/([.E473]-[.E472])" office:value-type="float" office:value="822198.816409876" calcext:value-type="float">
            <text:p>822198.816409876</text:p>
          </table:table-cell>
          <table:table-cell table:formula="of:=[.E473]-[.E472]" office:value-type="float" office:value="0.00128436088562012" calcext:value-type="float">
            <text:p>0.001284360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032603.74201" calcext:value-type="float">
            <text:p>1456032603.74201</text:p>
          </table:table-cell>
          <table:table-cell office:value-type="float" office:value="1456032603.7439" calcext:value-type="float">
            <text:p>1456032603.7439</text:p>
          </table:table-cell>
          <table:table-cell office:value-type="float" office:value="1040" calcext:value-type="float">
            <text:p>1040</text:p>
          </table:table-cell>
          <table:table-cell table:formula="of:=[.B474]-[.B$2]" office:value-type="float" office:value="47.2286360263824" calcext:value-type="float">
            <text:p>47.2286360264</text:p>
          </table:table-cell>
          <table:table-cell table:formula="of:=[.D474]/([.E474]-[.E473])" office:value-type="float" office:value="6076.49135417581" calcext:value-type="float">
            <text:p>6076.4913541758</text:p>
          </table:table-cell>
          <table:table-cell table:formula="of:=[.E474]-[.E473]" office:value-type="float" office:value="0.171151399612427" calcext:value-type="float">
            <text:p>0.171151399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032603.74315" calcext:value-type="float">
            <text:p>1456032603.74315</text:p>
          </table:table-cell>
          <table:table-cell office:value-type="float" office:value="1456032603.74401" calcext:value-type="float">
            <text:p>1456032603.74401</text:p>
          </table:table-cell>
          <table:table-cell office:value-type="float" office:value="1024" calcext:value-type="float">
            <text:p>1024</text:p>
          </table:table-cell>
          <table:table-cell table:formula="of:=[.B475]-[.B$2]" office:value-type="float" office:value="47.2297706604004" calcext:value-type="float">
            <text:p>47.2297706604</text:p>
          </table:table-cell>
          <table:table-cell table:formula="of:=[.D475]/([.E475]-[.E474])" office:value-type="float" office:value="902493.653288506" calcext:value-type="float">
            <text:p>902493.653288506</text:p>
          </table:table-cell>
          <table:table-cell table:formula="of:=[.E475]-[.E474]" office:value-type="float" office:value="0.00113463401794434" calcext:value-type="float">
            <text:p>0.00113463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032603.91418" calcext:value-type="float">
            <text:p>1456032603.91418</text:p>
          </table:table-cell>
          <table:table-cell office:value-type="float" office:value="1456032603.91522" calcext:value-type="float">
            <text:p>1456032603.91522</text:p>
          </table:table-cell>
          <table:table-cell office:value-type="float" office:value="1008" calcext:value-type="float">
            <text:p>1008</text:p>
          </table:table-cell>
          <table:table-cell table:formula="of:=[.B476]-[.B$2]" office:value-type="float" office:value="47.400808095932" calcext:value-type="float">
            <text:p>47.4008080959</text:p>
          </table:table-cell>
          <table:table-cell table:formula="of:=[.D476]/([.E476]-[.E475])" office:value-type="float" office:value="5893.44664147324" calcext:value-type="float">
            <text:p>5893.4466414733</text:p>
          </table:table-cell>
          <table:table-cell table:formula="of:=[.E476]-[.E475]" office:value-type="float" office:value="0.171037435531616" calcext:value-type="float">
            <text:p>0.171037435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032604.08551" calcext:value-type="float">
            <text:p>1456032604.08551</text:p>
          </table:table-cell>
          <table:table-cell office:value-type="float" office:value="1456032604.08727" calcext:value-type="float">
            <text:p>1456032604.08727</text:p>
          </table:table-cell>
          <table:table-cell office:value-type="float" office:value="1000" calcext:value-type="float">
            <text:p>1000</text:p>
          </table:table-cell>
          <table:table-cell table:formula="of:=[.B477]-[.B$2]" office:value-type="float" office:value="47.5721368789673" calcext:value-type="float">
            <text:p>47.572136879</text:p>
          </table:table-cell>
          <table:table-cell table:formula="of:=[.D477]/([.E477]-[.E476])" office:value-type="float" office:value="5836.73088831834" calcext:value-type="float">
            <text:p>5836.7308883183</text:p>
          </table:table-cell>
          <table:table-cell table:formula="of:=[.E477]-[.E476]" office:value-type="float" office:value="0.171328783035278" calcext:value-type="float">
            <text:p>0.17132878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032604.08664" calcext:value-type="float">
            <text:p>1456032604.08664</text:p>
          </table:table-cell>
          <table:table-cell office:value-type="float" office:value="1456032604.08736" calcext:value-type="float">
            <text:p>1456032604.08736</text:p>
          </table:table-cell>
          <table:table-cell office:value-type="float" office:value="984" calcext:value-type="float">
            <text:p>984</text:p>
          </table:table-cell>
          <table:table-cell table:formula="of:=[.B478]-[.B$2]" office:value-type="float" office:value="47.5732638835907" calcext:value-type="float">
            <text:p>47.5732638836</text:p>
          </table:table-cell>
          <table:table-cell table:formula="of:=[.D478]/([.E478]-[.E477])" office:value-type="float" office:value="873110.881320076" calcext:value-type="float">
            <text:p>873110.881320076</text:p>
          </table:table-cell>
          <table:table-cell table:formula="of:=[.E478]-[.E477]" office:value-type="float" office:value="0.00112700462341309" calcext:value-type="float">
            <text:p>0.001127004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032604.25775" calcext:value-type="float">
            <text:p>1456032604.25775</text:p>
          </table:table-cell>
          <table:table-cell office:value-type="float" office:value="1456032604.2593" calcext:value-type="float">
            <text:p>1456032604.2593</text:p>
          </table:table-cell>
          <table:table-cell office:value-type="float" office:value="968" calcext:value-type="float">
            <text:p>968</text:p>
          </table:table-cell>
          <table:table-cell table:formula="of:=[.B479]-[.B$2]" office:value-type="float" office:value="47.7443785667419" calcext:value-type="float">
            <text:p>47.7443785667</text:p>
          </table:table-cell>
          <table:table-cell table:formula="of:=[.D479]/([.E479]-[.E478])" office:value-type="float" office:value="5657.02476358737" calcext:value-type="float">
            <text:p>5657.0247635874</text:p>
          </table:table-cell>
          <table:table-cell table:formula="of:=[.E479]-[.E478]" office:value-type="float" office:value="0.171114683151245" calcext:value-type="float">
            <text:p>0.171114683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032604.25869" calcext:value-type="float">
            <text:p>1456032604.25869</text:p>
          </table:table-cell>
          <table:table-cell office:value-type="float" office:value="1456032604.25939" calcext:value-type="float">
            <text:p>1456032604.25939</text:p>
          </table:table-cell>
          <table:table-cell office:value-type="float" office:value="952" calcext:value-type="float">
            <text:p>952</text:p>
          </table:table-cell>
          <table:table-cell table:formula="of:=[.B480]-[.B$2]" office:value-type="float" office:value="47.745313167572" calcext:value-type="float">
            <text:p>47.7453131676</text:p>
          </table:table-cell>
          <table:table-cell table:formula="of:=[.D480]/([.E480]-[.E479])" office:value-type="float" office:value="1018616.68571429" calcext:value-type="float">
            <text:p>1018616.68571429</text:p>
          </table:table-cell>
          <table:table-cell table:formula="of:=[.E480]-[.E479]" office:value-type="float" office:value="0.000934600830078125" calcext:value-type="float">
            <text:p>0.000934600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032604.42957" calcext:value-type="float">
            <text:p>1456032604.42957</text:p>
          </table:table-cell>
          <table:table-cell office:value-type="float" office:value="1456032604.43054" calcext:value-type="float">
            <text:p>1456032604.43054</text:p>
          </table:table-cell>
          <table:table-cell office:value-type="float" office:value="936" calcext:value-type="float">
            <text:p>936</text:p>
          </table:table-cell>
          <table:table-cell table:formula="of:=[.B481]-[.B$2]" office:value-type="float" office:value="47.9161915779114" calcext:value-type="float">
            <text:p>47.9161915779</text:p>
          </table:table-cell>
          <table:table-cell table:formula="of:=[.D481]/([.E481]-[.E480])" office:value-type="float" office:value="5477.57904665167" calcext:value-type="float">
            <text:p>5477.5790466517</text:p>
          </table:table-cell>
          <table:table-cell table:formula="of:=[.E481]-[.E480]" office:value-type="float" office:value="0.170878410339355" calcext:value-type="float">
            <text:p>0.170878410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032604.60156" calcext:value-type="float">
            <text:p>1456032604.60156</text:p>
          </table:table-cell>
          <table:table-cell office:value-type="float" office:value="1456032604.6036" calcext:value-type="float">
            <text:p>1456032604.6036</text:p>
          </table:table-cell>
          <table:table-cell office:value-type="float" office:value="920" calcext:value-type="float">
            <text:p>920</text:p>
          </table:table-cell>
          <table:table-cell table:formula="of:=[.B482]-[.B$2]" office:value-type="float" office:value="48.0881838798523" calcext:value-type="float">
            <text:p>48.0881838799</text:p>
          </table:table-cell>
          <table:table-cell table:formula="of:=[.D482]/([.E482]-[.E481])" office:value-type="float" office:value="5349.07661341747" calcext:value-type="float">
            <text:p>5349.0766134175</text:p>
          </table:table-cell>
          <table:table-cell table:formula="of:=[.E482]-[.E481]" office:value-type="float" office:value="0.171992301940918" calcext:value-type="float">
            <text:p>0.171992301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032604.6027" calcext:value-type="float">
            <text:p>1456032604.6027</text:p>
          </table:table-cell>
          <table:table-cell office:value-type="float" office:value="1456032604.60372" calcext:value-type="float">
            <text:p>1456032604.60372</text:p>
          </table:table-cell>
          <table:table-cell office:value-type="float" office:value="904" calcext:value-type="float">
            <text:p>904</text:p>
          </table:table-cell>
          <table:table-cell table:formula="of:=[.B483]-[.B$2]" office:value-type="float" office:value="48.0893294811249" calcext:value-type="float">
            <text:p>48.0893294811</text:p>
          </table:table-cell>
          <table:table-cell table:formula="of:=[.D483]/([.E483]-[.E482])" office:value-type="float" office:value="789105.26867846" calcext:value-type="float">
            <text:p>789105.26867846</text:p>
          </table:table-cell>
          <table:table-cell table:formula="of:=[.E483]-[.E482]" office:value-type="float" office:value="0.00114560127258301" calcext:value-type="float">
            <text:p>0.001145601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032604.77373" calcext:value-type="float">
            <text:p>1456032604.77373</text:p>
          </table:table-cell>
          <table:table-cell office:value-type="float" office:value="1456032604.77622" calcext:value-type="float">
            <text:p>1456032604.77622</text:p>
          </table:table-cell>
          <table:table-cell office:value-type="float" office:value="880" calcext:value-type="float">
            <text:p>880</text:p>
          </table:table-cell>
          <table:table-cell table:formula="of:=[.B484]-[.B$2]" office:value-type="float" office:value="48.2603557109833" calcext:value-type="float">
            <text:p>48.260355711</text:p>
          </table:table-cell>
          <table:table-cell table:formula="of:=[.D484]/([.E484]-[.E483])" office:value-type="float" office:value="5145.40957096814" calcext:value-type="float">
            <text:p>5145.4095709681</text:p>
          </table:table-cell>
          <table:table-cell table:formula="of:=[.E484]-[.E483]" office:value-type="float" office:value="0.171026229858398" calcext:value-type="float">
            <text:p>0.171026229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032604.77511" calcext:value-type="float">
            <text:p>1456032604.77511</text:p>
          </table:table-cell>
          <table:table-cell office:value-type="float" office:value="1456032604.77634" calcext:value-type="float">
            <text:p>1456032604.77634</text:p>
          </table:table-cell>
          <table:table-cell office:value-type="float" office:value="864" calcext:value-type="float">
            <text:p>864</text:p>
          </table:table-cell>
          <table:table-cell table:formula="of:=[.B485]-[.B$2]" office:value-type="float" office:value="48.2617332935333" calcext:value-type="float">
            <text:p>48.2617332935</text:p>
          </table:table-cell>
          <table:table-cell table:formula="of:=[.D485]/([.E485]-[.E484])" office:value-type="float" office:value="627185.644859813" calcext:value-type="float">
            <text:p>627185.644859813</text:p>
          </table:table-cell>
          <table:table-cell table:formula="of:=[.E485]-[.E484]" office:value-type="float" office:value="0.00137758255004883" calcext:value-type="float">
            <text:p>0.001377582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032604.94663" calcext:value-type="float">
            <text:p>1456032604.94663</text:p>
          </table:table-cell>
          <table:table-cell office:value-type="float" office:value="1456032604.94871" calcext:value-type="float">
            <text:p>1456032604.94871</text:p>
          </table:table-cell>
          <table:table-cell office:value-type="float" office:value="848" calcext:value-type="float">
            <text:p>848</text:p>
          </table:table-cell>
          <table:table-cell table:formula="of:=[.B486]-[.B$2]" office:value-type="float" office:value="48.4332509040833" calcext:value-type="float">
            <text:p>48.4332509041</text:p>
          </table:table-cell>
          <table:table-cell table:formula="of:=[.D486]/([.E486]-[.E485])" office:value-type="float" office:value="4944.09872712842" calcext:value-type="float">
            <text:p>4944.0987271284</text:p>
          </table:table-cell>
          <table:table-cell table:formula="of:=[.E486]-[.E485]" office:value-type="float" office:value="0.171517610549927" calcext:value-type="float">
            <text:p>0.171517610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032604.94786" calcext:value-type="float">
            <text:p>1456032604.94786</text:p>
          </table:table-cell>
          <table:table-cell office:value-type="float" office:value="1456032604.94883" calcext:value-type="float">
            <text:p>1456032604.94883</text:p>
          </table:table-cell>
          <table:table-cell office:value-type="float" office:value="832" calcext:value-type="float">
            <text:p>832</text:p>
          </table:table-cell>
          <table:table-cell table:formula="of:=[.B487]-[.B$2]" office:value-type="float" office:value="48.4344866275787" calcext:value-type="float">
            <text:p>48.4344866276</text:p>
          </table:table-cell>
          <table:table-cell table:formula="of:=[.D487]/([.E487]-[.E486])" office:value-type="float" office:value="673289.779664287" calcext:value-type="float">
            <text:p>673289.779664287</text:p>
          </table:table-cell>
          <table:table-cell table:formula="of:=[.E487]-[.E486]" office:value-type="float" office:value="0.0012357234954834" calcext:value-type="float">
            <text:p>0.001235723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032605.11846" calcext:value-type="float">
            <text:p>1456032605.11846</text:p>
          </table:table-cell>
          <table:table-cell office:value-type="float" office:value="1456032605.11946" calcext:value-type="float">
            <text:p>1456032605.11946</text:p>
          </table:table-cell>
          <table:table-cell office:value-type="float" office:value="816" calcext:value-type="float">
            <text:p>816</text:p>
          </table:table-cell>
          <table:table-cell table:formula="of:=[.B488]-[.B$2]" office:value-type="float" office:value="48.6050894260407" calcext:value-type="float">
            <text:p>48.605089426</text:p>
          </table:table-cell>
          <table:table-cell table:formula="of:=[.D488]/([.E488]-[.E487])" office:value-type="float" office:value="4783.03994633574" calcext:value-type="float">
            <text:p>4783.0399463357</text:p>
          </table:table-cell>
          <table:table-cell table:formula="of:=[.E488]-[.E487]" office:value-type="float" office:value="0.170602798461914" calcext:value-type="float">
            <text:p>0.170602798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032605.29035" calcext:value-type="float">
            <text:p>1456032605.29035</text:p>
          </table:table-cell>
          <table:table-cell office:value-type="float" office:value="1456032605.29227" calcext:value-type="float">
            <text:p>1456032605.29227</text:p>
          </table:table-cell>
          <table:table-cell office:value-type="float" office:value="800" calcext:value-type="float">
            <text:p>800</text:p>
          </table:table-cell>
          <table:table-cell table:formula="of:=[.B489]-[.B$2]" office:value-type="float" office:value="48.7769780158997" calcext:value-type="float">
            <text:p>48.7769780159</text:p>
          </table:table-cell>
          <table:table-cell table:formula="of:=[.D489]/([.E489]-[.E488])" office:value-type="float" office:value="4654.1774567829" calcext:value-type="float">
            <text:p>4654.1774567829</text:p>
          </table:table-cell>
          <table:table-cell table:formula="of:=[.E489]-[.E488]" office:value-type="float" office:value="0.171888589859009" calcext:value-type="float">
            <text:p>0.171888589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032605.2915" calcext:value-type="float">
            <text:p>1456032605.2915</text:p>
          </table:table-cell>
          <table:table-cell office:value-type="float" office:value="1456032605.29238" calcext:value-type="float">
            <text:p>1456032605.29238</text:p>
          </table:table-cell>
          <table:table-cell office:value-type="float" office:value="784" calcext:value-type="float">
            <text:p>784</text:p>
          </table:table-cell>
          <table:table-cell table:formula="of:=[.B490]-[.B$2]" office:value-type="float" office:value="48.7781276702881" calcext:value-type="float">
            <text:p>48.7781276703</text:p>
          </table:table-cell>
          <table:table-cell table:formula="of:=[.D490]/([.E490]-[.E489])" office:value-type="float" office:value="681944.076316881" calcext:value-type="float">
            <text:p>681944.076316881</text:p>
          </table:table-cell>
          <table:table-cell table:formula="of:=[.E490]-[.E489]" office:value-type="float" office:value="0.00114965438842773" calcext:value-type="float">
            <text:p>0.001149654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032605.46275" calcext:value-type="float">
            <text:p>1456032605.46275</text:p>
          </table:table-cell>
          <table:table-cell office:value-type="float" office:value="1456032605.46468" calcext:value-type="float">
            <text:p>1456032605.46468</text:p>
          </table:table-cell>
          <table:table-cell office:value-type="float" office:value="768" calcext:value-type="float">
            <text:p>768</text:p>
          </table:table-cell>
          <table:table-cell table:formula="of:=[.B491]-[.B$2]" office:value-type="float" office:value="48.9493753910065" calcext:value-type="float">
            <text:p>48.949375391</text:p>
          </table:table-cell>
          <table:table-cell table:formula="of:=[.D491]/([.E491]-[.E490])" office:value-type="float" office:value="4484.7312231558" calcext:value-type="float">
            <text:p>4484.7312231558</text:p>
          </table:table-cell>
          <table:table-cell table:formula="of:=[.E491]-[.E490]" office:value-type="float" office:value="0.171247720718384" calcext:value-type="float">
            <text:p>0.171247720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032605.46391" calcext:value-type="float">
            <text:p>1456032605.46391</text:p>
          </table:table-cell>
          <table:table-cell office:value-type="float" office:value="1456032605.46479" calcext:value-type="float">
            <text:p>1456032605.46479</text:p>
          </table:table-cell>
          <table:table-cell office:value-type="float" office:value="760" calcext:value-type="float">
            <text:p>760</text:p>
          </table:table-cell>
          <table:table-cell table:formula="of:=[.B492]-[.B$2]" office:value-type="float" office:value="48.9505333900452" calcext:value-type="float">
            <text:p>48.95053339</text:p>
          </table:table-cell>
          <table:table-cell table:formula="of:=[.D492]/([.E492]-[.E491])" office:value-type="float" office:value="656304.517191682" calcext:value-type="float">
            <text:p>656304.517191682</text:p>
          </table:table-cell>
          <table:table-cell table:formula="of:=[.E492]-[.E491]" office:value-type="float" office:value="0.00115799903869629" calcext:value-type="float">
            <text:p>0.00115799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032605.63435" calcext:value-type="float">
            <text:p>1456032605.63435</text:p>
          </table:table-cell>
          <table:table-cell office:value-type="float" office:value="1456032605.63537" calcext:value-type="float">
            <text:p>1456032605.63537</text:p>
          </table:table-cell>
          <table:table-cell office:value-type="float" office:value="744" calcext:value-type="float">
            <text:p>744</text:p>
          </table:table-cell>
          <table:table-cell table:formula="of:=[.B493]-[.B$2]" office:value-type="float" office:value="49.1209766864777" calcext:value-type="float">
            <text:p>49.1209766865</text:p>
          </table:table-cell>
          <table:table-cell table:formula="of:=[.D493]/([.E493]-[.E492])" office:value-type="float" office:value="4365.08807076883" calcext:value-type="float">
            <text:p>4365.0880707688</text:p>
          </table:table-cell>
          <table:table-cell table:formula="of:=[.E493]-[.E492]" office:value-type="float" office:value="0.170443296432495" calcext:value-type="float">
            <text:p>0.170443296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032605.80647" calcext:value-type="float">
            <text:p>1456032605.80647</text:p>
          </table:table-cell>
          <table:table-cell office:value-type="float" office:value="1456032605.8085" calcext:value-type="float">
            <text:p>1456032605.8085</text:p>
          </table:table-cell>
          <table:table-cell office:value-type="float" office:value="728" calcext:value-type="float">
            <text:p>728</text:p>
          </table:table-cell>
          <table:table-cell table:formula="of:=[.B494]-[.B$2]" office:value-type="float" office:value="49.2930932044983" calcext:value-type="float">
            <text:p>49.2930932045</text:p>
          </table:table-cell>
          <table:table-cell table:formula="of:=[.D494]/([.E494]-[.E493])" office:value-type="float" office:value="4229.69281723874" calcext:value-type="float">
            <text:p>4229.6928172387</text:p>
          </table:table-cell>
          <table:table-cell table:formula="of:=[.E494]-[.E493]" office:value-type="float" office:value="0.17211651802063" calcext:value-type="float">
            <text:p>0.1721165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032605.80762" calcext:value-type="float">
            <text:p>1456032605.80762</text:p>
          </table:table-cell>
          <table:table-cell office:value-type="float" office:value="1456032605.80862" calcext:value-type="float">
            <text:p>1456032605.80862</text:p>
          </table:table-cell>
          <table:table-cell office:value-type="float" office:value="720" calcext:value-type="float">
            <text:p>720</text:p>
          </table:table-cell>
          <table:table-cell table:formula="of:=[.B495]-[.B$2]" office:value-type="float" office:value="49.2942492961884" calcext:value-type="float">
            <text:p>49.2942492962</text:p>
          </table:table-cell>
          <table:table-cell table:formula="of:=[.D495]/([.E495]-[.E494])" office:value-type="float" office:value="622787.972777892" calcext:value-type="float">
            <text:p>622787.972777892</text:p>
          </table:table-cell>
          <table:table-cell table:formula="of:=[.E495]-[.E494]" office:value-type="float" office:value="0.00115609169006348" calcext:value-type="float">
            <text:p>0.00115609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23:33:37.673333489</dc:date>
    <meta:editing-duration>PT2M10S</meta:editing-duration>
    <meta:editing-cycles>1</meta:editing-cycles>
    <meta:document-statistic meta:table-count="1" meta:cell-count="3461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706cm" svg:height="20.507cm" xlink:href=".." xlink:type="simple" chart:class="chart:scatter" chart:style-name="ch1">
        <chart:legend chart:legend-position="end" svg:x="26.469cm" svg:y="9.954cm" style:legend-expansion="high" chart:style-name="ch2"/>
        <chart:plot-area chart:style-name="ch3" table:cell-range-address="'receiver.sub.sub.network'.E2:'receiver.sub.sub.network'.F495" svg:x="0.574cm" svg:y="0.41cm" svg:width="25.321cm" svg:height="19.687cm">
          <chartooo:coordinate-region svg:x="1.751cm" svg:y="0.609cm" svg:width="23.957cm" svg:height="18.8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ceiver.sub.sub.network'.F2:'receiver.sub.sub.network'.F495" chart:class="chart:scatter">
            <chart:domain table:cell-range-address="'receiver.sub.sub.network'.E2:'receiver.sub.sub.network'.E495"/>
            <chart:data-point chart:repeated="4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ceiver.sub.sub.network'.E2:'receiver.sub.sub.network'.E495</svg:desc>
                </draw:g>
              </table:table-cell>
              <table:table-cell office:value-type="float" office:value="0">
                <text:p>0</text:p>
                <draw:g>
                  <svg:desc>'receiver.sub.sub.network'.F2:'receiver.sub.sub.network'.F4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9867753982544">
                <text:p>0.169867753982544</text:p>
              </table:table-cell>
              <table:table-cell office:value-type="float" office:value="6452.07800953575">
                <text:p>6452.07800953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0792102813721">
                <text:p>0.170792102813721</text:p>
              </table:table-cell>
              <table:table-cell office:value-type="float" office:value="1194354.29868455">
                <text:p>1194354.29868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737581253052">
                <text:p>0.340737581253052</text:p>
              </table:table-cell>
              <table:table-cell office:value-type="float" office:value="6543.27499743969">
                <text:p>6543.27499743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1728448867798">
                <text:p>0.341728448867798</text:p>
              </table:table-cell>
              <table:table-cell office:value-type="float" office:value="1130322.54090472">
                <text:p>1130322.54090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1589527130127">
                <text:p>0.511589527130127</text:p>
              </table:table-cell>
              <table:table-cell office:value-type="float" office:value="6593.62351550778">
                <text:p>6593.62351550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120250701904">
                <text:p>0.683120250701904</text:p>
              </table:table-cell>
              <table:table-cell office:value-type="float" office:value="6576.08139528419">
                <text:p>6576.08139528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4309959411621">
                <text:p>0.684309959411621</text:p>
              </table:table-cell>
              <table:table-cell office:value-type="float" office:value="948131.24488978">
                <text:p>948131.24488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3890657424927">
                <text:p>0.853890657424927</text:p>
              </table:table-cell>
              <table:table-cell office:value-type="float" office:value="6651.70041882653">
                <text:p>6651.7004188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5019092559814">
                <text:p>0.855019092559814</text:p>
              </table:table-cell>
              <table:table-cell office:value-type="float" office:value="999614.390872597">
                <text:p>999614.390872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677369117737">
                <text:p>1.02677369117737</text:p>
              </table:table-cell>
              <table:table-cell office:value-type="float" office:value="6567.50974401401">
                <text:p>6567.50974401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795648574829">
                <text:p>1.02795648574829</text:p>
              </table:table-cell>
              <table:table-cell office:value-type="float" office:value="953673.636766781">
                <text:p>953673.636766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9668340682983">
                <text:p>1.19668340682983</text:p>
              </table:table-cell>
              <table:table-cell office:value-type="float" office:value="6685.35876059077">
                <text:p>6685.35876059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6809968948364">
                <text:p>1.36809968948364</text:p>
              </table:table-cell>
              <table:table-cell office:value-type="float" office:value="6533.80170576879">
                <text:p>6533.801705768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6922478675842">
                <text:p>1.36922478675842</text:p>
              </table:table-cell>
              <table:table-cell office:value-type="float" office:value="995469.480822208">
                <text:p>995469.480822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4148554801941">
                <text:p>1.54148554801941</text:p>
              </table:table-cell>
              <table:table-cell office:value-type="float" office:value="6455.32965174377">
                <text:p>6455.32965174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4300117492676">
                <text:p>1.54300117492676</text:p>
              </table:table-cell>
              <table:table-cell office:value-type="float" office:value="728411.454459651">
                <text:p>728411.454459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1170997619629">
                <text:p>1.71170997619629</text:p>
              </table:table-cell>
              <table:table-cell office:value-type="float" office:value="6496.40085017863">
                <text:p>6496.40085017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8322305679321">
                <text:p>1.88322305679321</text:p>
              </table:table-cell>
              <table:table-cell office:value-type="float" office:value="6343.53949106033">
                <text:p>6343.539491060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8436532020569">
                <text:p>1.88436532020569</text:p>
              </table:table-cell>
              <table:table-cell office:value-type="float" office:value="938487.557503653">
                <text:p>938487.557503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5415439605713">
                <text:p>2.05415439605713</text:p>
              </table:table-cell>
              <table:table-cell office:value-type="float" office:value="6266.59868819219">
                <text:p>6266.59868819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5537843704224">
                <text:p>2.05537843704224</text:p>
              </table:table-cell>
              <table:table-cell office:value-type="float" office:value="862716.210362291">
                <text:p>862716.210362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2653436660767">
                <text:p>2.22653436660767</text:p>
              </table:table-cell>
              <table:table-cell office:value-type="float" office:value="6076.33052877918">
                <text:p>6076.330528779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2768568992615">
                <text:p>2.22768568992615</text:p>
              </table:table-cell>
              <table:table-cell office:value-type="float" office:value="889411.326568648">
                <text:p>889411.326568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9675378799438">
                <text:p>2.39675378799438</text:p>
              </table:table-cell>
              <table:table-cell office:value-type="float" office:value="5962.09463238395">
                <text:p>5962.09463238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6836795806885">
                <text:p>2.56836795806885</text:p>
              </table:table-cell>
              <table:table-cell office:value-type="float" office:value="5827.02465400207">
                <text:p>5827.02465400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6952118873596">
                <text:p>2.56952118873596</text:p>
              </table:table-cell>
              <table:table-cell office:value-type="float" office:value="853255.14492454">
                <text:p>853255.14492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4130463600159">
                <text:p>2.74130463600159</text:p>
              </table:table-cell>
              <table:table-cell office:value-type="float" office:value="5635.00159886303">
                <text:p>5635.00159886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264430999756">
                <text:p>2.74264430999756</text:p>
              </table:table-cell>
              <table:table-cell office:value-type="float" office:value="710620.645666489">
                <text:p>710620.645666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160917282104">
                <text:p>2.91160917282104</text:p>
              </table:table-cell>
              <table:table-cell office:value-type="float" office:value="5539.61329213055">
                <text:p>5539.61329213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829918384552">
                <text:p>3.0829918384552</text:p>
              </table:table-cell>
              <table:table-cell office:value-type="float" office:value="5368.10415800098">
                <text:p>5368.10415800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8420372009277">
                <text:p>3.08420372009277</text:p>
              </table:table-cell>
              <table:table-cell office:value-type="float" office:value="745947.43576628">
                <text:p>745947.435766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5381374359131">
                <text:p>3.25381374359131</text:p>
              </table:table-cell>
              <table:table-cell office:value-type="float" office:value="5188.37260822383">
                <text:p>5188.372608223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5504350662231">
                <text:p>3.25504350662231</text:p>
              </table:table-cell>
              <table:table-cell office:value-type="float" office:value="702574.380767739">
                <text:p>702574.3807677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2622232437134">
                <text:p>3.42622232437134</text:p>
              </table:table-cell>
              <table:table-cell office:value-type="float" office:value="4953.88396269513">
                <text:p>4953.883962695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2738485336304">
                <text:p>3.42738485336304</text:p>
              </table:table-cell>
              <table:table-cell office:value-type="float" office:value="715681.076292043">
                <text:p>715681.076292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962610244751">
                <text:p>3.5962610244751</text:p>
              </table:table-cell>
              <table:table-cell office:value-type="float" office:value="4831.94280535014">
                <text:p>4831.94280535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6773118972778">
                <text:p>3.76773118972778</text:p>
              </table:table-cell>
              <table:table-cell office:value-type="float" office:value="4665.53466500185">
                <text:p>4665.53466500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6896905899048">
                <text:p>3.76896905899048</text:p>
              </table:table-cell>
              <table:table-cell office:value-type="float" office:value="633346.366718028">
                <text:p>633346.3667180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4111061096191">
                <text:p>3.94111061096191</text:p>
              </table:table-cell>
              <table:table-cell office:value-type="float" office:value="4461.44461464736">
                <text:p>4461.44461464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4275140762329">
                <text:p>3.94275140762329</text:p>
              </table:table-cell>
              <table:table-cell office:value-type="float" office:value="463189.630921244">
                <text:p>463189.630921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1148500442505">
                <text:p>4.11148500442505</text:p>
              </table:table-cell>
              <table:table-cell office:value-type="float" office:value="4409.31749279376">
                <text:p>4409.317492793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8306865692139">
                <text:p>4.28306865692139</text:p>
              </table:table-cell>
              <table:table-cell office:value-type="float" office:value="4242.82843620862">
                <text:p>4242.828436208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8437232971191">
                <text:p>4.28437232971191</text:p>
              </table:table-cell>
              <table:table-cell office:value-type="float" office:value="552285.822970007">
                <text:p>552285.822970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5388317108154">
                <text:p>4.45388317108154</text:p>
              </table:table-cell>
              <table:table-cell office:value-type="float" office:value="4153.12669273397">
                <text:p>4153.126692733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5501303672791">
                <text:p>4.45501303672791</text:p>
              </table:table-cell>
              <table:table-cell office:value-type="float" office:value="616002.444397552">
                <text:p>616002.444397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2567925453186">
                <text:p>4.62567925453186</text:p>
              </table:table-cell>
              <table:table-cell office:value-type="float" office:value="4031.26060243691">
                <text:p>4031.260602436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2688279151917">
                <text:p>4.62688279151917</text:p>
              </table:table-cell>
              <table:table-cell office:value-type="float" office:value="565001.331220285">
                <text:p>565001.331220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9586529731751">
                <text:p>4.79586529731751</text:p>
              </table:table-cell>
              <table:table-cell office:value-type="float" office:value="3976.74301742188">
                <text:p>3976.74301742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6736860275269">
                <text:p>4.96736860275269</text:p>
              </table:table-cell>
              <table:table-cell office:value-type="float" office:value="3871.64549578292">
                <text:p>3871.64549578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6852850914001">
                <text:p>4.96852850914001</text:p>
              </table:table-cell>
              <table:table-cell office:value-type="float" office:value="572459.990955807">
                <text:p>572459.9909558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4048838615418">
                <text:p>5.14048838615418</text:p>
              </table:table-cell>
              <table:table-cell office:value-type="float" office:value="3814.8433889958">
                <text:p>3814.84338899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14171934127808">
                <text:p>5.14171934127808</text:p>
              </table:table-cell>
              <table:table-cell office:value-type="float" office:value="532919.508812706">
                <text:p>532919.5088127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1076049804688">
                <text:p>5.31076049804688</text:p>
              </table:table-cell>
              <table:table-cell office:value-type="float" office:value="3880.71173044104">
                <text:p>3880.711730441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8199152946472">
                <text:p>5.48199152946472</text:p>
              </table:table-cell>
              <table:table-cell office:value-type="float" office:value="3831.08128572324">
                <text:p>3831.081285723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834156036377">
                <text:p>5.4834156036377</text:p>
              </table:table-cell>
              <table:table-cell office:value-type="float" office:value="460650.163067135">
                <text:p>460650.1630671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5356254577637">
                <text:p>5.65356254577637</text:p>
              </table:table-cell>
              <table:table-cell office:value-type="float" office:value="3855.49097594332">
                <text:p>3855.490975943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5470600128174">
                <text:p>5.65470600128174</text:p>
              </table:table-cell>
              <table:table-cell office:value-type="float" office:value="573699.62969141">
                <text:p>573699.62969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2594561576843">
                <text:p>5.82594561576843</text:p>
              </table:table-cell>
              <table:table-cell office:value-type="float" office:value="3877.60742156771">
                <text:p>3877.607421567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2710266113281">
                <text:p>5.82710266113281</text:p>
              </table:table-cell>
              <table:table-cell office:value-type="float" office:value="573875.511230167">
                <text:p>573875.511230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9625468254089">
                <text:p>5.99625468254089</text:p>
              </table:table-cell>
              <table:table-cell office:value-type="float" office:value="3972.7577264879">
                <text:p>3972.7577264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6740918159485">
                <text:p>6.16740918159485</text:p>
              </table:table-cell>
              <table:table-cell office:value-type="float" office:value="3973.01855200216">
                <text:p>3973.018552002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6854238510132">
                <text:p>6.16854238510132</text:p>
              </table:table-cell>
              <table:table-cell office:value-type="float" office:value="607128.371975594">
                <text:p>607128.3719755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4104418754578">
                <text:p>6.34104418754578</text:p>
              </table:table-cell>
              <table:table-cell office:value-type="float" office:value="4034.74044988079">
                <text:p>4034.740449880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4219074249268">
                <text:p>6.34219074249268</text:p>
              </table:table-cell>
              <table:table-cell office:value-type="float" office:value="620990.735703889">
                <text:p>620990.7357038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113263130188">
                <text:p>6.5113263130188</text:p>
              </table:table-cell>
              <table:table-cell office:value-type="float" office:value="4256.94014428973">
                <text:p>4256.940144289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8293356895447">
                <text:p>6.68293356895447</text:p>
              </table:table-cell>
              <table:table-cell office:value-type="float" office:value="4242.24486331107">
                <text:p>4242.24486331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8410754203796">
                <text:p>6.68410754203796</text:p>
              </table:table-cell>
              <table:table-cell office:value-type="float" office:value="633745.364744111">
                <text:p>633745.364744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535304069519">
                <text:p>6.8535304069519</text:p>
              </table:table-cell>
              <table:table-cell office:value-type="float" office:value="4485.81719112144">
                <text:p>4485.81719112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5482954978943">
                <text:p>6.85482954978943</text:p>
              </table:table-cell>
              <table:table-cell office:value-type="float" office:value="597316.921269958">
                <text:p>597316.921269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263683795929">
                <text:p>7.0263683795929</text:p>
              </table:table-cell>
              <table:table-cell office:value-type="float" office:value="4570.39377555644">
                <text:p>4570.39377555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2751898765564">
                <text:p>7.02751898765564</text:p>
              </table:table-cell>
              <table:table-cell office:value-type="float" office:value="695284.542063821">
                <text:p>695284.5420638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670629501343">
                <text:p>7.19670629501343</text:p>
              </table:table-cell>
              <table:table-cell office:value-type="float" office:value="4823.05684004042">
                <text:p>4823.056840040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6848640441895">
                <text:p>7.36848640441895</text:p>
              </table:table-cell>
              <table:table-cell office:value-type="float" office:value="4843.40126967736">
                <text:p>4843.401269677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6961770057678">
                <text:p>7.36961770057678</text:p>
              </table:table-cell>
              <table:table-cell office:value-type="float" office:value="749582.674815595">
                <text:p>749582.674815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4072713851929">
                <text:p>7.54072713851929</text:p>
              </table:table-cell>
              <table:table-cell office:value-type="float" office:value="5049.40002368727">
                <text:p>5049.400023687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4186463356018">
                <text:p>7.54186463356018</text:p>
              </table:table-cell>
              <table:table-cell office:value-type="float" office:value="773629.746384406">
                <text:p>773629.7463844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1093153953552">
                <text:p>7.71093153953552</text:p>
              </table:table-cell>
              <table:table-cell office:value-type="float" office:value="5346.99558606607">
                <text:p>5346.995586066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8309097290039">
                <text:p>7.88309097290039</text:p>
              </table:table-cell>
              <table:table-cell office:value-type="float" office:value="5343.88375948117">
                <text:p>5343.883759481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8423156738281">
                <text:p>7.88423156738281</text:p>
              </table:table-cell>
              <table:table-cell office:value-type="float" office:value="820624.695652174">
                <text:p>820624.6956521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5400562286377">
                <text:p>8.05400562286377</text:p>
              </table:table-cell>
              <table:table-cell office:value-type="float" office:value="5607.45278366036">
                <text:p>5607.452783660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5515289306641">
                <text:p>8.05515289306641</text:p>
              </table:table-cell>
              <table:table-cell office:value-type="float" office:value="843741.951787199">
                <text:p>843741.9517871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2648549079895">
                <text:p>8.22648549079895</text:p>
              </table:table-cell>
              <table:table-cell office:value-type="float" office:value="5743.21531934079">
                <text:p>5743.215319340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2762250900269">
                <text:p>8.22762250900269</text:p>
              </table:table-cell>
              <table:table-cell office:value-type="float" office:value="879493.394841686">
                <text:p>879493.3948416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661240577698">
                <text:p>8.39661240577698</text:p>
              </table:table-cell>
              <table:table-cell office:value-type="float" office:value="6012.19374290169">
                <text:p>6012.19374290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6795716285706">
                <text:p>8.56795716285706</text:p>
              </table:table-cell>
              <table:table-cell office:value-type="float" office:value="5976.2552263063">
                <text:p>5976.25522630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6909418106079">
                <text:p>8.56909418106079</text:p>
              </table:table-cell>
              <table:table-cell office:value-type="float" office:value="914673.130635353">
                <text:p>914673.130635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4099373817444">
                <text:p>8.74099373817444</text:p>
              </table:table-cell>
              <table:table-cell office:value-type="float" office:value="6143.12228449693">
                <text:p>6143.122284496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4221658706665">
                <text:p>8.74221658706665</text:p>
              </table:table-cell>
              <table:table-cell office:value-type="float" office:value="870099.328524079">
                <text:p>870099.3285240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1133546829224">
                <text:p>8.91133546829224</text:p>
              </table:table-cell>
              <table:table-cell office:value-type="float" office:value="6386.04035323176">
                <text:p>6386.04035323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82683801651">
                <text:p>9.082683801651</text:p>
              </table:table-cell>
              <table:table-cell office:value-type="float" office:value="6349.63864937031">
                <text:p>6349.63864937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8385396003723">
                <text:p>9.08385396003723</text:p>
              </table:table-cell>
              <table:table-cell office:value-type="float" office:value="936625.343113284">
                <text:p>936625.343113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5353145599365">
                <text:p>9.25353145599365</text:p>
              </table:table-cell>
              <table:table-cell office:value-type="float" office:value="6506.46094095793">
                <text:p>6506.460940957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5466513633728">
                <text:p>9.25466513633728</text:p>
              </table:table-cell>
              <table:table-cell office:value-type="float" office:value="980876.140483701">
                <text:p>980876.140483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2575597763062">
                <text:p>9.42575597763062</text:p>
              </table:table-cell>
              <table:table-cell office:value-type="float" office:value="6546.23001169164">
                <text:p>6546.23001169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2691469192505">
                <text:p>9.42691469192505</text:p>
              </table:table-cell>
              <table:table-cell office:value-type="float" office:value="966588.576131687">
                <text:p>966588.576131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585070610046">
                <text:p>9.59585070610046</text:p>
              </table:table-cell>
              <table:table-cell office:value-type="float" office:value="6677.08425290974">
                <text:p>6677.084252909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6720976829529">
                <text:p>9.76720976829529</text:p>
              </table:table-cell>
              <table:table-cell office:value-type="float" office:value="6582.66907832127">
                <text:p>6582.66907832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6841711997986">
                <text:p>9.76841711997986</text:p>
              </table:table-cell>
              <table:table-cell office:value-type="float" office:value="934276.246445498">
                <text:p>934276.2464454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4123864173889">
                <text:p>9.94123864173889</text:p>
              </table:table-cell>
              <table:table-cell office:value-type="float" office:value="6526.96486247113">
                <text:p>6526.964862471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4257593154907">
                <text:p>9.94257593154907</text:p>
              </table:table-cell>
              <table:table-cell office:value-type="float" office:value="843497.042610091">
                <text:p>843497.0426100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114020347595">
                <text:p>10.1114020347595</text:p>
              </table:table-cell>
              <table:table-cell office:value-type="float" office:value="6681.43123930248">
                <text:p>6681.43123930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831137180328">
                <text:p>10.2831137180328</text:p>
              </table:table-cell>
              <table:table-cell office:value-type="float" office:value="6569.15114042968">
                <text:p>6569.151140429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842695713043">
                <text:p>10.2842695713043</text:p>
              </table:table-cell>
              <table:table-cell office:value-type="float" office:value="968981.122112211">
                <text:p>968981.1221122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538669586182">
                <text:p>10.4538669586182</text:p>
              </table:table-cell>
              <table:table-cell office:value-type="float" office:value="6603.87531753317">
                <text:p>6603.875317533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4550068378449">
                <text:p>10.4550068378449</text:p>
              </table:table-cell>
              <table:table-cell office:value-type="float" office:value="975541.946873039">
                <text:p>975541.9468730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261010169983">
                <text:p>10.6261010169983</text:p>
              </table:table-cell>
              <table:table-cell office:value-type="float" office:value="6452.58655474129">
                <text:p>6452.586554741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6272435188293">
                <text:p>10.6272435188293</text:p>
              </table:table-cell>
              <table:table-cell office:value-type="float" office:value="959298.243739566">
                <text:p>959298.2437395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7963645458221">
                <text:p>10.7963645458221</text:p>
              </table:table-cell>
              <table:table-cell office:value-type="float" office:value="6433.2627311111">
                <text:p>6433.2627311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676694869995">
                <text:p>10.9676694869995</text:p>
              </table:table-cell>
              <table:table-cell office:value-type="float" office:value="6257.84634484102">
                <text:p>6257.84634484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9688246250153">
                <text:p>10.9688246250153</text:p>
              </table:table-cell>
              <table:table-cell office:value-type="float" office:value="921102.054901961">
                <text:p>921102.0549019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404190063477">
                <text:p>11.1404190063477</text:p>
              </table:table-cell>
              <table:table-cell office:value-type="float" office:value="6154.04765470969">
                <text:p>6154.047654709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14155626297">
                <text:p>11.14155626297</text:p>
              </table:table-cell>
              <table:table-cell office:value-type="float" office:value="914481.375262054">
                <text:p>914481.3752620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108234405518">
                <text:p>11.3108234405518</text:p>
              </table:table-cell>
              <table:table-cell office:value-type="float" office:value="6049.60757678623">
                <text:p>6049.607576786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821212291718">
                <text:p>11.4821212291718</text:p>
              </table:table-cell>
              <table:table-cell office:value-type="float" office:value="5884.48927520095">
                <text:p>5884.489275200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834673404694">
                <text:p>11.4834673404694</text:p>
              </table:table-cell>
              <table:table-cell office:value-type="float" office:value="742880.62345023">
                <text:p>742880.623450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529383659363">
                <text:p>11.6529383659363</text:p>
              </table:table-cell>
              <table:table-cell office:value-type="float" office:value="5806.30227078008">
                <text:p>5806.302270780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654070854187">
                <text:p>11.654070854187</text:p>
              </table:table-cell>
              <table:table-cell office:value-type="float" office:value="854755.004631579">
                <text:p>854755.0046315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268184661865">
                <text:p>11.8268184661865</text:p>
              </table:table-cell>
              <table:table-cell office:value-type="float" office:value="5510.9300150713">
                <text:p>5510.93001507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8279628753662">
                <text:p>11.8279628753662</text:p>
              </table:table-cell>
              <table:table-cell office:value-type="float" office:value="817889.28">
                <text:p>817889.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9968323707581">
                <text:p>11.9968323707581</text:p>
              </table:table-cell>
              <table:table-cell office:value-type="float" office:value="5447.99401375143">
                <text:p>5447.994013751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686511039734">
                <text:p>12.1686511039734</text:p>
              </table:table-cell>
              <table:table-cell office:value-type="float" office:value="5261.35877667694">
                <text:p>5261.358776676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1699664592743">
                <text:p>12.1699664592743</text:p>
              </table:table-cell>
              <table:table-cell office:value-type="float" office:value="669020.757658148">
                <text:p>669020.7576581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401682376862">
                <text:p>12.3401682376862</text:p>
              </table:table-cell>
              <table:table-cell office:value-type="float" office:value="5076.32768624331">
                <text:p>5076.327686243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3414297103882">
                <text:p>12.3414297103882</text:p>
              </table:table-cell>
              <table:table-cell office:value-type="float" office:value="672230.162918163">
                <text:p>672230.1629181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10543346405">
                <text:p>12.510543346405</text:p>
              </table:table-cell>
              <table:table-cell office:value-type="float" office:value="4919.76885836174">
                <text:p>4919.76885836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828377246857">
                <text:p>12.6828377246857</text:p>
              </table:table-cell>
              <table:table-cell office:value-type="float" office:value="4736.08023745771">
                <text:p>4736.080237457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839928627014">
                <text:p>12.6839928627014</text:p>
              </table:table-cell>
              <table:table-cell office:value-type="float" office:value="692557.936016512">
                <text:p>692557.9360165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532762527466">
                <text:p>12.8532762527466</text:p>
              </table:table-cell>
              <table:table-cell office:value-type="float" office:value="4631.28721483439">
                <text:p>4631.287214834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8544228076935">
                <text:p>12.8544228076935</text:p>
              </table:table-cell>
              <table:table-cell office:value-type="float" office:value="669832.703680599">
                <text:p>669832.7036805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0254137516022">
                <text:p>13.0254137516022</text:p>
              </table:table-cell>
              <table:table-cell office:value-type="float" office:value="4444.67983290295">
                <text:p>4444.679832902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0268685817719">
                <text:p>13.0268685817719</text:p>
              </table:table-cell>
              <table:table-cell office:value-type="float" office:value="511399.897738446">
                <text:p>511399.8977384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1958179473877">
                <text:p>13.1958179473877</text:p>
              </table:table-cell>
              <table:table-cell office:value-type="float" office:value="4308.98332968778">
                <text:p>4308.98332968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67625951767">
                <text:p>13.367625951767</text:p>
              </table:table-cell>
              <table:table-cell office:value-type="float" office:value="4190.72442288878">
                <text:p>4190.724422888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3687801361084">
                <text:p>13.3687801361084</text:p>
              </table:table-cell>
              <table:table-cell office:value-type="float" office:value="609954.558149143">
                <text:p>609954.558149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408885478973">
                <text:p>13.5408885478973</text:p>
              </table:table-cell>
              <table:table-cell office:value-type="float" office:value="4043.96271376623">
                <text:p>4043.962713766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5420291423798">
                <text:p>13.5420291423798</text:p>
              </table:table-cell>
              <table:table-cell office:value-type="float" office:value="603194.220735786">
                <text:p>603194.2207357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110431194305">
                <text:p>13.7110431194305</text:p>
              </table:table-cell>
              <table:table-cell office:value-type="float" office:value="4023.3358913014">
                <text:p>4023.33589130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830387592316">
                <text:p>13.8830387592316</text:p>
              </table:table-cell>
              <table:table-cell office:value-type="float" office:value="3907.07578853399">
                <text:p>3907.075788533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8842017650604">
                <text:p>13.8842017650604</text:p>
              </table:table-cell>
              <table:table-cell office:value-type="float" office:value="570934.369823698">
                <text:p>570934.3698236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0538210868835">
                <text:p>14.0538210868835</text:p>
              </table:table-cell>
              <table:table-cell office:value-type="float" office:value="3914.64836000478">
                <text:p>3914.648360004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0550873279572">
                <text:p>14.0550873279572</text:p>
              </table:table-cell>
              <table:table-cell office:value-type="float" office:value="518068.805121446">
                <text:p>518068.8051214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255611419678">
                <text:p>14.2255611419678</text:p>
              </table:table-cell>
              <table:table-cell office:value-type="float" office:value="3848.09833584842">
                <text:p>3848.098335848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2267160415649">
                <text:p>14.2267160415649</text:p>
              </table:table-cell>
              <table:table-cell office:value-type="float" office:value="568014.744838976">
                <text:p>568014.7448389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3959224224091">
                <text:p>14.3959224224091</text:p>
              </table:table-cell>
              <table:table-cell office:value-type="float" office:value="3876.92235202613">
                <text:p>3876.922352026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676476955414">
                <text:p>14.5676476955414</text:p>
              </table:table-cell>
              <table:table-cell office:value-type="float" office:value="3820.05506839121">
                <text:p>3820.05506839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5688672065735">
                <text:p>14.5688672065735</text:p>
              </table:table-cell>
              <table:table-cell office:value-type="float" office:value="537920.513000978">
                <text:p>537920.5130009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409255504608">
                <text:p>14.7409255504608</text:p>
              </table:table-cell>
              <table:table-cell office:value-type="float" office:value="3812.66020106282">
                <text:p>3812.660201062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7420818805695">
                <text:p>14.7420818805695</text:p>
              </table:table-cell>
              <table:table-cell office:value-type="float" office:value="574230.485773196">
                <text:p>574230.485773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112963676453">
                <text:p>14.9112963676453</text:p>
              </table:table-cell>
              <table:table-cell office:value-type="float" office:value="3924.01390374181">
                <text:p>3924.01390374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831737518311">
                <text:p>15.0831737518311</text:p>
              </table:table-cell>
              <table:table-cell office:value-type="float" office:value="3909.76394703332">
                <text:p>3909.763947033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0843212604523">
                <text:p>15.0843212604523</text:p>
              </table:table-cell>
              <table:table-cell office:value-type="float" office:value="592588.14045294">
                <text:p>592588.140452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539417743683">
                <text:p>15.2539417743683</text:p>
              </table:table-cell>
              <table:table-cell office:value-type="float" office:value="4056.11316765996">
                <text:p>4056.113167659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55077123642">
                <text:p>15.255077123642</text:p>
              </table:table-cell>
              <table:table-cell office:value-type="float" office:value="613027.212095758">
                <text:p>613027.2120957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256558418274">
                <text:p>15.4256558418274</text:p>
              </table:table-cell>
              <table:table-cell office:value-type="float" office:value="4174.02597213817">
                <text:p>4174.025972138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4268720149994">
                <text:p>15.4268720149994</text:p>
              </table:table-cell>
              <table:table-cell office:value-type="float" office:value="592020.952754362">
                <text:p>592020.9527543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5959069728851">
                <text:p>15.5959069728851</text:p>
              </table:table-cell>
              <table:table-cell office:value-type="float" office:value="4306.80143980682">
                <text:p>4306.801439806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678759098053">
                <text:p>15.7678759098053</text:p>
              </table:table-cell>
              <table:table-cell office:value-type="float" office:value="4326.36273343593">
                <text:p>4326.362733435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7691297531128">
                <text:p>15.7691297531128</text:p>
              </table:table-cell>
              <table:table-cell office:value-type="float" office:value="606136.345312797">
                <text:p>606136.3453127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410316944122">
                <text:p>15.9410316944122</text:p>
              </table:table-cell>
              <table:table-cell office:value-type="float" office:value="4514.20149263047">
                <text:p>4514.20149263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9421880245209">
                <text:p>15.9421880245209</text:p>
              </table:table-cell>
              <table:table-cell office:value-type="float" office:value="678007.079587629">
                <text:p>678007.0795876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113340854645">
                <text:p>16.1113340854645</text:p>
              </table:table-cell>
              <table:table-cell office:value-type="float" office:value="4729.64014377335">
                <text:p>4729.640143773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832837104797">
                <text:p>16.2832837104797</text:p>
              </table:table-cell>
              <table:table-cell office:value-type="float" office:value="4745.57592043361">
                <text:p>4745.575920433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2844245433807">
                <text:p>16.2844245433807</text:p>
              </table:table-cell>
              <table:table-cell office:value-type="float" office:value="729291.729989551">
                <text:p>729291.7299895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54293012619">
                <text:p>16.454293012619</text:p>
              </table:table-cell>
              <table:table-cell office:value-type="float" office:value="4992.09773186616">
                <text:p>4992.09773186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4554417133331">
                <text:p>16.4554417133331</text:p>
              </table:table-cell>
              <table:table-cell office:value-type="float" office:value="752154.141967621">
                <text:p>752154.1419676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259560585022">
                <text:p>16.6259560585022</text:p>
              </table:table-cell>
              <table:table-cell office:value-type="float" office:value="5160.8561093641">
                <text:p>5160.85610936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6271448135376">
                <text:p>16.6271448135376</text:p>
              </table:table-cell>
              <table:table-cell office:value-type="float" office:value="760459.449659045">
                <text:p>760459.4496590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7959792613983">
                <text:p>16.7959792613983</text:p>
              </table:table-cell>
              <table:table-cell office:value-type="float" office:value="5449.12493663003">
                <text:p>5449.124936630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678995609283">
                <text:p>16.9678995609283</text:p>
              </table:table-cell>
              <table:table-cell office:value-type="float" office:value="5444.38325525665">
                <text:p>5444.383255256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9690632820129">
                <text:p>16.9690632820129</text:p>
              </table:table-cell>
              <table:table-cell office:value-type="float" office:value="818065.439049375">
                <text:p>818065.4390493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406314373016">
                <text:p>17.1406314373016</text:p>
              </table:table-cell>
              <table:table-cell office:value-type="float" office:value="5642.07267001941">
                <text:p>5642.072670019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141773223877">
                <text:p>17.141773223877</text:p>
              </table:table-cell>
              <table:table-cell office:value-type="float" office:value="861807.295051159">
                <text:p>861807.2950511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104219436646">
                <text:p>17.3104219436646</text:p>
              </table:table-cell>
              <table:table-cell office:value-type="float" office:value="5929.48467832686">
                <text:p>5929.484678326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824500083923">
                <text:p>17.4824500083923</text:p>
              </table:table-cell>
              <table:table-cell office:value-type="float" office:value="5906.01307762031">
                <text:p>5906.013077620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4838864803314">
                <text:p>17.4838864803314</text:p>
              </table:table-cell>
              <table:table-cell office:value-type="float" office:value="712857.642489627">
                <text:p>712857.6424896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531267166138">
                <text:p>17.6531267166138</text:p>
              </table:table-cell>
              <table:table-cell office:value-type="float" office:value="6145.11077770499">
                <text:p>6145.110777704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6542708873749">
                <text:p>17.6542708873749</text:p>
              </table:table-cell>
              <table:table-cell office:value-type="float" office:value="922939.158991457">
                <text:p>922939.1589914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256986141205">
                <text:p>17.8256986141205</text:p>
              </table:table-cell>
              <table:table-cell office:value-type="float" office:value="6206.69724903341">
                <text:p>6206.697249033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8268575668335">
                <text:p>17.8268575668335</text:p>
              </table:table-cell>
              <table:table-cell office:value-type="float" office:value="924973.027772063">
                <text:p>924973.027772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9959154129028">
                <text:p>17.9959154129028</text:p>
              </table:table-cell>
              <table:table-cell office:value-type="float" office:value="6435.66699385119">
                <text:p>6435.66699385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673061847687">
                <text:p>18.1673061847687</text:p>
              </table:table-cell>
              <table:table-cell office:value-type="float" office:value="6394.7433579323">
                <text:p>6394.74335793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1684412956238">
                <text:p>18.1684412956238</text:p>
              </table:table-cell>
              <table:table-cell office:value-type="float" office:value="972592.231884058">
                <text:p>972592.2318840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409361839294">
                <text:p>18.3409361839294</text:p>
              </table:table-cell>
              <table:table-cell office:value-type="float" office:value="6446.5678428077">
                <text:p>6446.56784280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3421182632446">
                <text:p>18.3421182632446</text:p>
              </table:table-cell>
              <table:table-cell office:value-type="float" office:value="947482.95280355">
                <text:p>947482.952803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112047195435">
                <text:p>18.5112047195435</text:p>
              </table:table-cell>
              <table:table-cell office:value-type="float" office:value="6623.83034404963">
                <text:p>6623.83034404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8243932724">
                <text:p>18.68243932724</text:p>
              </table:table-cell>
              <table:table-cell office:value-type="float" office:value="6587.45340777767">
                <text:p>6587.453407777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6836361885071">
                <text:p>18.6836361885071</text:p>
              </table:table-cell>
              <table:table-cell office:value-type="float" office:value="942465.121912351">
                <text:p>942465.1219123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534154891968">
                <text:p>18.8534154891968</text:p>
              </table:table-cell>
              <table:table-cell office:value-type="float" office:value="6643.9194614285">
                <text:p>6643.91946142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8545470237732">
                <text:p>18.8545470237732</text:p>
              </table:table-cell>
              <table:table-cell office:value-type="float" office:value="996876.298356511">
                <text:p>996876.2983565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0262937545776">
                <text:p>19.0262937545776</text:p>
              </table:table-cell>
              <table:table-cell office:value-type="float" office:value="6567.81060528237">
                <text:p>6567.810605282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0274403095245">
                <text:p>19.0274403095245</text:p>
              </table:table-cell>
              <table:table-cell office:value-type="float" office:value="983816.78353088">
                <text:p>983816.783530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1962153911591">
                <text:p>19.1962153911591</text:p>
              </table:table-cell>
              <table:table-cell office:value-type="float" office:value="6683.45107035799">
                <text:p>6683.451070357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678996562958">
                <text:p>19.3678996562958</text:p>
              </table:table-cell>
              <table:table-cell office:value-type="float" office:value="6523.60307514554">
                <text:p>6523.603075145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3690440654755">
                <text:p>19.3690440654755</text:p>
              </table:table-cell>
              <table:table-cell office:value-type="float" office:value="978670.933333333">
                <text:p>978670.93333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411560535431">
                <text:p>19.5411560535431</text:p>
              </table:table-cell>
              <table:table-cell office:value-type="float" office:value="6460.90962334982">
                <text:p>6460.909623349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5425491333008">
                <text:p>19.5425491333008</text:p>
              </table:table-cell>
              <table:table-cell office:value-type="float" office:value="792488.72428547">
                <text:p>792488.724285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112476825714">
                <text:p>19.7112476825714</text:p>
              </table:table-cell>
              <table:table-cell office:value-type="float" office:value="6496.79564370037">
                <text:p>6496.795643700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82670879364">
                <text:p>19.882670879364</text:p>
              </table:table-cell>
              <table:table-cell office:value-type="float" office:value="6346.86565387253">
                <text:p>6346.865653872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8839082717896">
                <text:p>19.8839082717896</text:p>
              </table:table-cell>
              <table:table-cell office:value-type="float" office:value="866337.936030829">
                <text:p>866337.9360308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534632205963">
                <text:p>20.0534632205963</text:p>
              </table:table-cell>
              <table:table-cell office:value-type="float" office:value="6275.2518135735">
                <text:p>6275.25181357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0547358989716">
                <text:p>20.0547358989716</text:p>
              </table:table-cell>
              <table:table-cell office:value-type="float" office:value="829746.164106407">
                <text:p>829746.164106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26500749588">
                <text:p>20.226500749588</text:p>
              </table:table-cell>
              <table:table-cell office:value-type="float" office:value="6054.78941860046">
                <text:p>6054.789418600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2277641296387">
                <text:p>20.2277641296387</text:p>
              </table:table-cell>
              <table:table-cell office:value-type="float" office:value="810524.117003208">
                <text:p>810524.1170032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3967642784119">
                <text:p>20.3967642784119</text:p>
              </table:table-cell>
              <table:table-cell office:value-type="float" office:value="5964.49179079">
                <text:p>5964.491790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680122375488">
                <text:p>20.5680122375488</text:p>
              </table:table-cell>
              <table:table-cell office:value-type="float" office:value="5839.48565016303">
                <text:p>5839.48565016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5691509246826">
                <text:p>20.5691509246826</text:p>
              </table:table-cell>
              <table:table-cell office:value-type="float" office:value="864153.085427136">
                <text:p>864153.0854271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405467033386">
                <text:p>20.7405467033386</text:p>
              </table:table-cell>
              <table:table-cell office:value-type="float" office:value="5647.74703082269">
                <text:p>5647.747030822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7416834831238">
                <text:p>20.7416834831238</text:p>
              </table:table-cell>
              <table:table-cell office:value-type="float" office:value="837453.315436242">
                <text:p>837453.3154362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108121395111">
                <text:p>20.9108121395111</text:p>
              </table:table-cell>
              <table:table-cell office:value-type="float" office:value="5534.24842361678">
                <text:p>5534.248423616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829474925995">
                <text:p>21.0829474925995</text:p>
              </table:table-cell>
              <table:table-cell office:value-type="float" office:value="5344.6313235123">
                <text:p>5344.63132351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0841495990753">
                <text:p>21.0841495990753</text:p>
              </table:table-cell>
              <table:table-cell office:value-type="float" office:value="752013.251884173">
                <text:p>752013.2518841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536308765411">
                <text:p>21.2536308765411</text:p>
              </table:table-cell>
              <table:table-cell office:value-type="float" office:value="5192.31394262692">
                <text:p>5192.313942626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2547740936279">
                <text:p>21.2547740936279</text:p>
              </table:table-cell>
              <table:table-cell office:value-type="float" office:value="755761.972054223">
                <text:p>755761.9720542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264135360718">
                <text:p>21.4264135360718</text:p>
              </table:table-cell>
              <table:table-cell office:value-type="float" office:value="4940.58934197147">
                <text:p>4940.589341971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4275541305542">
                <text:p>21.4275541305542</text:p>
              </table:table-cell>
              <table:table-cell office:value-type="float" office:value="729444.173913043">
                <text:p>729444.1739130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5966510772705">
                <text:p>21.5966510772705</text:p>
              </table:table-cell>
              <table:table-cell office:value-type="float" office:value="4825.63414565368">
                <text:p>4825.634145653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684304714203">
                <text:p>21.7684304714203</text:p>
              </table:table-cell>
              <table:table-cell office:value-type="float" office:value="4657.13599677999">
                <text:p>4657.135996779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7695803642273">
                <text:p>21.7695803642273</text:p>
              </table:table-cell>
              <table:table-cell office:value-type="float" office:value="681802.682148041">
                <text:p>681802.6821480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406459331512">
                <text:p>21.9406459331512</text:p>
              </table:table-cell>
              <table:table-cell office:value-type="float" office:value="4489.50659580962">
                <text:p>4489.506595809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9418215751648">
                <text:p>21.9418215751648</text:p>
              </table:table-cell>
              <table:table-cell office:value-type="float" office:value="646455.291016021">
                <text:p>646455.291016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105794906616">
                <text:p>22.1105794906616</text:p>
              </table:table-cell>
              <table:table-cell office:value-type="float" office:value="4408.68209239046">
                <text:p>4408.682092390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82511472702">
                <text:p>22.282511472702</text:p>
              </table:table-cell>
              <table:table-cell office:value-type="float" office:value="4234.23258058477">
                <text:p>4234.232580584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2837138175964">
                <text:p>22.2837138175964</text:p>
              </table:table-cell>
              <table:table-cell office:value-type="float" office:value="598829.839381321">
                <text:p>598829.8393813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533774852753">
                <text:p>22.4533774852753</text:p>
              </table:table-cell>
              <table:table-cell office:value-type="float" office:value="4149.3857207699">
                <text:p>4149.38572076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4545202255249">
                <text:p>22.4545202255249</text:p>
              </table:table-cell>
              <table:table-cell office:value-type="float" office:value="609062.295848112">
                <text:p>609062.2958481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263444423676">
                <text:p>22.6263444423676</text:p>
              </table:table-cell>
              <table:table-cell office:value-type="float" office:value="4004.09216257356">
                <text:p>4004.092162573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6276762485504">
                <text:p>22.6276762485504</text:p>
              </table:table-cell>
              <table:table-cell office:value-type="float" office:value="510584.804869316">
                <text:p>510584.8048693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7963840961456">
                <text:p>22.7963840961456</text:p>
              </table:table-cell>
              <table:table-cell office:value-type="float" office:value="3983.21719812553">
                <text:p>3983.217198125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68195438385">
                <text:p>22.968195438385</text:p>
              </table:table-cell>
              <table:table-cell office:value-type="float" office:value="3864.70410710643">
                <text:p>3864.704107106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9693489074707">
                <text:p>22.9693489074707</text:p>
              </table:table-cell>
              <table:table-cell office:value-type="float" office:value="575654.78627532">
                <text:p>575654.786275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408658027649">
                <text:p>23.1408658027649</text:p>
              </table:table-cell>
              <table:table-cell office:value-type="float" office:value="3824.69609699275">
                <text:p>3824.696096992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1420073509216">
                <text:p>23.1420073509216</text:p>
              </table:table-cell>
              <table:table-cell office:value-type="float" office:value="574658.192147034">
                <text:p>574658.1921470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110256195068">
                <text:p>23.3110256195068</text:p>
              </table:table-cell>
              <table:table-cell office:value-type="float" office:value="3881.23725021653">
                <text:p>3881.237250216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832272529602">
                <text:p>23.4832272529602</text:p>
              </table:table-cell>
              <table:table-cell office:value-type="float" office:value="3809.4876735164">
                <text:p>3809.48767351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4843595027924">
                <text:p>23.4843595027924</text:p>
              </table:table-cell>
              <table:table-cell office:value-type="float" office:value="579377.431880396">
                <text:p>579377.4318803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542916297913">
                <text:p>23.6542916297913</text:p>
              </table:table-cell>
              <table:table-cell office:value-type="float" office:value="3860.36479143371">
                <text:p>3860.364791433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554625034332">
                <text:p>23.6554625034332</text:p>
              </table:table-cell>
              <table:table-cell office:value-type="float" office:value="560265.409081654">
                <text:p>560265.4090816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255805969238">
                <text:p>23.8255805969238</text:p>
              </table:table-cell>
              <table:table-cell office:value-type="float" office:value="3903.17094657946">
                <text:p>3903.170946579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267228603363">
                <text:p>23.8267228603363</text:p>
              </table:table-cell>
              <table:table-cell office:value-type="float" office:value="581301.994573158">
                <text:p>581301.9945731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9958784580231">
                <text:p>23.9958784580231</text:p>
              </table:table-cell>
              <table:table-cell office:value-type="float" office:value="3972.67373465447">
                <text:p>3972.673734654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677412986755">
                <text:p>24.1677412986755</text:p>
              </table:table-cell>
              <table:table-cell office:value-type="float" office:value="3956.6435502778">
                <text:p>3956.64355027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1688802242279">
                <text:p>24.1688802242279</text:p>
              </table:table-cell>
              <table:table-cell office:value-type="float" office:value="604078.114297676">
                <text:p>604078.1142976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40845823288">
                <text:p>24.340845823288</text:p>
              </table:table-cell>
              <table:table-cell office:value-type="float" office:value="4047.32111424753">
                <text:p>4047.321114247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3420729637146">
                <text:p>24.3420729637146</text:p>
              </table:table-cell>
              <table:table-cell office:value-type="float" office:value="580210.69516223">
                <text:p>580210.695162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109560489655">
                <text:p>24.5109560489655</text:p>
              </table:table-cell>
              <table:table-cell office:value-type="float" office:value="4263.30439742104">
                <text:p>4263.304397421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828725337982">
                <text:p>24.6828725337982</text:p>
              </table:table-cell>
              <table:table-cell office:value-type="float" office:value="4234.61427045918">
                <text:p>4234.614270459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6840960979462">
                <text:p>24.6840960979462</text:p>
              </table:table-cell>
              <table:table-cell office:value-type="float" office:value="608059.660171473">
                <text:p>608059.6601714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537437915802">
                <text:p>24.8537437915802</text:p>
              </table:table-cell>
              <table:table-cell office:value-type="float" office:value="4479.8722795459">
                <text:p>4479.87227954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8550481796265">
                <text:p>24.8550481796265</text:p>
              </table:table-cell>
              <table:table-cell office:value-type="float" office:value="594914.988850302">
                <text:p>594914.9888503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0262587070465">
                <text:p>25.0262587070465</text:p>
              </table:table-cell>
              <table:table-cell office:value-type="float" office:value="4579.15767104994">
                <text:p>4579.157671049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0274152755737">
                <text:p>25.0274152755737</text:p>
              </table:table-cell>
              <table:table-cell office:value-type="float" office:value="691701.339929911">
                <text:p>691701.3399299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1964604854584">
                <text:p>25.1964604854584</text:p>
              </table:table-cell>
              <table:table-cell office:value-type="float" office:value="4827.11104654689">
                <text:p>4827.111046546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682537078857">
                <text:p>25.3682537078857</text:p>
              </table:table-cell>
              <table:table-cell office:value-type="float" office:value="4843.0315715846">
                <text:p>4843.03157158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3695385456085">
                <text:p>25.3695385456085</text:p>
              </table:table-cell>
              <table:table-cell office:value-type="float" office:value="660005.528298386">
                <text:p>660005.5282983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405347347259">
                <text:p>25.5405347347259</text:p>
              </table:table-cell>
              <table:table-cell office:value-type="float" office:value="5052.74418371188">
                <text:p>5052.744183711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5418970584869">
                <text:p>25.5418970584869</text:p>
              </table:table-cell>
              <table:table-cell office:value-type="float" office:value="645955.113755688">
                <text:p>645955.1137556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10750579834">
                <text:p>25.710750579834</text:p>
              </table:table-cell>
              <table:table-cell office:value-type="float" office:value="5353.75272477737">
                <text:p>5353.752724777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828353881836">
                <text:p>25.8828353881836</text:p>
              </table:table-cell>
              <table:table-cell office:value-type="float" office:value="5346.20114827869">
                <text:p>5346.201148278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8840184211731">
                <text:p>25.8840184211731</text:p>
              </table:table-cell>
              <table:table-cell office:value-type="float" office:value="791186.727932285">
                <text:p>791186.7279322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0535876750946">
                <text:p>26.0535876750946</text:p>
              </table:table-cell>
              <table:table-cell office:value-type="float" office:value="5614.22532672502">
                <text:p>5614.225326725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054726600647">
                <text:p>26.054726600647</text:p>
              </table:table-cell>
              <table:table-cell office:value-type="float" office:value="849923.858488591">
                <text:p>849923.8584885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262058258057">
                <text:p>26.2262058258057</text:p>
              </table:table-cell>
              <table:table-cell office:value-type="float" office:value="5738.30444527248">
                <text:p>5738.304445272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2275233268738">
                <text:p>26.2275233268738</text:p>
              </table:table-cell>
              <table:table-cell office:value-type="float" office:value="759012.667390518">
                <text:p>759012.6673905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3963704109192">
                <text:p>26.3963704109192</text:p>
              </table:table-cell>
              <table:table-cell office:value-type="float" office:value="6017.27892278409">
                <text:p>6017.278922784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677814483643">
                <text:p>26.5677814483643</text:p>
              </table:table-cell>
              <table:table-cell office:value-type="float" office:value="5973.94435774393">
                <text:p>5973.944357743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5690567493439">
                <text:p>26.5690567493439</text:p>
              </table:table-cell>
              <table:table-cell office:value-type="float" office:value="815493.767059263">
                <text:p>815493.7670592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404274940491">
                <text:p>26.7404274940491</text:p>
              </table:table-cell>
              <table:table-cell office:value-type="float" office:value="6162.07860808786">
                <text:p>6162.078608087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741646528244">
                <text:p>26.741646528244</text:p>
              </table:table-cell>
              <table:table-cell office:value-type="float" office:value="872822.11148054">
                <text:p>872822.111480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107866287231">
                <text:p>26.9107866287231</text:p>
              </table:table-cell>
              <table:table-cell office:value-type="float" office:value="6337.94113260739">
                <text:p>6337.941132607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0828065872192">
                <text:p>27.0828065872192</text:p>
              </table:table-cell>
              <table:table-cell office:value-type="float" office:value="6324.84747416508">
                <text:p>6324.847474165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0839745998383">
                <text:p>27.0839745998383</text:p>
              </table:table-cell>
              <table:table-cell office:value-type="float" office:value="938346.026536028">
                <text:p>938346.0265360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550320625305">
                <text:p>27.2550320625305</text:p>
              </table:table-cell>
              <table:table-cell office:value-type="float" office:value="6453.97156384893">
                <text:p>6453.971563848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2562747001648">
                <text:p>27.2562747001648</text:p>
              </table:table-cell>
              <table:table-cell office:value-type="float" office:value="894870.692248657">
                <text:p>894870.6922486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273619651794">
                <text:p>27.4273619651794</text:p>
              </table:table-cell>
              <table:table-cell office:value-type="float" office:value="6546.36684912875">
                <text:p>6546.366849128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428525686264">
                <text:p>27.428525686264</text:p>
              </table:table-cell>
              <table:table-cell office:value-type="float" office:value="962429.928293382">
                <text:p>962429.9282933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5989847183228">
                <text:p>27.5989847183228</text:p>
              </table:table-cell>
              <table:table-cell office:value-type="float" office:value="6617.42582001435">
                <text:p>6617.425820014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710247039795">
                <text:p>27.7710247039795</text:p>
              </table:table-cell>
              <table:table-cell office:value-type="float" office:value="6556.61528739392">
                <text:p>6556.615287393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7721679210663">
                <text:p>27.7721679210663</text:p>
              </table:table-cell>
              <table:table-cell office:value-type="float" office:value="986689.241293014">
                <text:p>986689.2412930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435739517212">
                <text:p>27.9435739517212</text:p>
              </table:table-cell>
              <table:table-cell office:value-type="float" office:value="6580.86530380608">
                <text:p>6580.865303806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9447507858276">
                <text:p>27.9447507858276</text:p>
              </table:table-cell>
              <table:table-cell office:value-type="float" office:value="958503.831442464">
                <text:p>958503.8314424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152732372284">
                <text:p>28.1152732372284</text:p>
              </table:table-cell>
              <table:table-cell office:value-type="float" office:value="6614.96472009429">
                <text:p>6614.964720094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871291637421">
                <text:p>28.2871291637421</text:p>
              </table:table-cell>
              <table:table-cell office:value-type="float" office:value="6563.63747752547">
                <text:p>6563.637477525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2882807254791">
                <text:p>28.2882807254791</text:p>
              </table:table-cell>
              <table:table-cell office:value-type="float" office:value="972592.231884058">
                <text:p>972592.2318840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592506885529">
                <text:p>28.4592506885529</text:p>
              </table:table-cell>
              <table:table-cell office:value-type="float" office:value="6550.85829033608">
                <text:p>6550.858290336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460394859314">
                <text:p>28.460394859314</text:p>
              </table:table-cell>
              <table:table-cell office:value-type="float" office:value="971882.902271307">
                <text:p>971882.9022713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317393779755">
                <text:p>28.6317393779755</text:p>
              </table:table-cell>
              <table:table-cell office:value-type="float" office:value="6443.15913122973">
                <text:p>6443.159131229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633481502533">
                <text:p>28.633481502533</text:p>
              </table:table-cell>
              <table:table-cell office:value-type="float" office:value="629116.899411523">
                <text:p>629116.8994115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033933639526">
                <text:p>28.8033933639526</text:p>
              </table:table-cell>
              <table:table-cell office:value-type="float" office:value="6403.31987955019">
                <text:p>6403.319879550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754798412323">
                <text:p>28.9754798412323</text:p>
              </table:table-cell>
              <table:table-cell office:value-type="float" office:value="6229.42614054363">
                <text:p>6229.426140543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9766561985016">
                <text:p>28.9766561985016</text:p>
              </table:table-cell>
              <table:table-cell office:value-type="float" office:value="904487.121199838">
                <text:p>904487.1211998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47500038147">
                <text:p>29.147500038147</text:p>
              </table:table-cell>
              <table:table-cell office:value-type="float" office:value="6181.08327576751">
                <text:p>6181.083275767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1486504077911">
                <text:p>29.1486504077911</text:p>
              </table:table-cell>
              <table:table-cell office:value-type="float" office:value="904057.235233161">
                <text:p>904057.2352331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192479610443">
                <text:p>29.3192479610443</text:p>
              </table:table-cell>
              <table:table-cell office:value-type="float" office:value="6002.43075280418">
                <text:p>6002.430752804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911494255066">
                <text:p>29.4911494255066</text:p>
              </table:table-cell>
              <table:table-cell office:value-type="float" office:value="5863.82439005447">
                <text:p>5863.824390054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4925241470337">
                <text:p>29.4925241470337</text:p>
              </table:table-cell>
              <table:table-cell office:value-type="float" office:value="727420.048560527">
                <text:p>727420.0485605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635296344757">
                <text:p>29.6635296344757</text:p>
              </table:table-cell>
              <table:table-cell office:value-type="float" office:value="5754.20131084184">
                <text:p>5754.201310841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6646707057953">
                <text:p>29.6646707057953</text:p>
              </table:table-cell>
              <table:table-cell office:value-type="float" office:value="848325.58963644">
                <text:p>848325.589636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359072208405">
                <text:p>29.8359072208405</text:p>
              </table:table-cell>
              <table:table-cell office:value-type="float" office:value="5559.56187118674">
                <text:p>5559.561871186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8370501995087">
                <text:p>29.8370501995087</text:p>
              </table:table-cell>
              <table:table-cell office:value-type="float" office:value="818912.921151439">
                <text:p>818912.9211514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007616519928">
                <text:p>30.007616519928</text:p>
              </table:table-cell>
              <table:table-cell office:value-type="float" office:value="5393.79637045766">
                <text:p>5393.796370457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793594360352">
                <text:p>30.1793594360352</text:p>
              </table:table-cell>
              <table:table-cell office:value-type="float" office:value="5263.68144020479">
                <text:p>5263.681440204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1804955005646">
                <text:p>30.1804955005646</text:p>
              </table:table-cell>
              <table:table-cell office:value-type="float" office:value="774603.886673662">
                <text:p>774603.8866736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518280982971">
                <text:p>30.3518280982971</text:p>
              </table:table-cell>
              <table:table-cell office:value-type="float" office:value="5042.82320722606">
                <text:p>5042.823207226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3531613349915">
                <text:p>30.3531613349915</text:p>
              </table:table-cell>
              <table:table-cell office:value-type="float" office:value="636046.100143061">
                <text:p>636046.1001430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257623195648">
                <text:p>30.5257623195648</text:p>
              </table:table-cell>
              <table:table-cell office:value-type="float" office:value="4820.36647737868">
                <text:p>4820.366477378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5269434452057">
                <text:p>30.5269434452057</text:p>
              </table:table-cell>
              <table:table-cell office:value-type="float" office:value="690866.383528462">
                <text:p>690866.3835284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6975173950195">
                <text:p>30.6975173950195</text:p>
              </table:table-cell>
              <table:table-cell office:value-type="float" office:value="4690.04792861446">
                <text:p>4690.047928614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694672584534">
                <text:p>30.8694672584534</text:p>
              </table:table-cell>
              <table:table-cell office:value-type="float" office:value="4559.46858196642">
                <text:p>4559.468581966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870682477951">
                <text:p>30.870682477951</text:p>
              </table:table-cell>
              <table:table-cell office:value-type="float" office:value="631984.593290171">
                <text:p>631984.5932901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0415067672729">
                <text:p>31.0415067672729</text:p>
              </table:table-cell>
              <table:table-cell office:value-type="float" office:value="4449.01602118107">
                <text:p>4449.016021181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0429384708405">
                <text:p>31.0429384708405</text:p>
              </table:table-cell>
              <table:table-cell office:value-type="float" office:value="519660.645462115">
                <text:p>519660.6454621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135698795319">
                <text:p>31.2135698795319</text:p>
              </table:table-cell>
              <table:table-cell office:value-type="float" office:value="4266.50641627543">
                <text:p>4266.506416275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853633403778">
                <text:p>31.3853633403778</text:p>
              </table:table-cell>
              <table:table-cell office:value-type="float" office:value="4191.07919739534">
                <text:p>4191.079197395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386513710022">
                <text:p>31.386513710022</text:p>
              </table:table-cell>
              <table:table-cell office:value-type="float" office:value="611977.205388601">
                <text:p>611977.2053886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576350688934">
                <text:p>31.5576350688934</text:p>
              </table:table-cell>
              <table:table-cell office:value-type="float" office:value="4067.28887960041">
                <text:p>4067.288879600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5589406490326">
                <text:p>31.5589406490326</text:p>
              </table:table-cell>
              <table:table-cell office:value-type="float" office:value="526968.800584368">
                <text:p>526968.8005843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298197746277">
                <text:p>31.7298197746277</text:p>
              </table:table-cell>
              <table:table-cell office:value-type="float" office:value="3979.42111203973">
                <text:p>3979.421112039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7309656143188">
                <text:p>31.7309656143188</text:p>
              </table:table-cell>
              <table:table-cell office:value-type="float" office:value="586469.473158552">
                <text:p>586469.4731585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017736911774">
                <text:p>31.9017736911774</text:p>
              </table:table-cell>
              <table:table-cell office:value-type="float" office:value="3887.40399290361">
                <text:p>3887.403992903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0738408565521">
                <text:p>32.0738408565521</text:p>
              </table:table-cell>
              <table:table-cell office:value-type="float" office:value="3858.95820712704">
                <text:p>3858.958207127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0750012397766">
                <text:p>32.0750012397766</text:p>
              </table:table-cell>
              <table:table-cell office:value-type="float" office:value="565330.475446887">
                <text:p>565330.4754468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462437152863">
                <text:p>32.2462437152863</text:p>
              </table:table-cell>
              <table:table-cell office:value-type="float" office:value="3830.82525551937">
                <text:p>3830.825255519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2473845481873">
                <text:p>32.2473845481873</text:p>
              </table:table-cell>
              <table:table-cell office:value-type="float" office:value="575018.479414838">
                <text:p>575018.4794148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180645942688">
                <text:p>32.4180645942688</text:p>
              </table:table-cell>
              <table:table-cell office:value-type="float" office:value="3843.44869280498">
                <text:p>3843.448692804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89968919754">
                <text:p>32.589968919754</text:p>
              </table:table-cell>
              <table:table-cell office:value-type="float" office:value="3816.0761699761">
                <text:p>3816.07616997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5911128520966">
                <text:p>32.5911128520966</text:p>
              </table:table-cell>
              <table:table-cell office:value-type="float" office:value="573460.48853689">
                <text:p>573460.488536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621731758118">
                <text:p>32.7621731758118</text:p>
              </table:table-cell>
              <table:table-cell office:value-type="float" office:value="3834.90446967786">
                <text:p>3834.904469677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763543844223">
                <text:p>32.763543844223</text:p>
              </table:table-cell>
              <table:table-cell office:value-type="float" office:value="484435.18107497">
                <text:p>484435.181074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346795082092">
                <text:p>32.9346795082092</text:p>
              </table:table-cell>
              <table:table-cell office:value-type="float" office:value="3879.96274145125">
                <text:p>3879.962741451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935845375061">
                <text:p>32.935845375061</text:p>
              </table:table-cell>
              <table:table-cell office:value-type="float" office:value="576395.150920246">
                <text:p>576395.1509202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063792705536">
                <text:p>33.1063792705536</text:p>
              </table:table-cell>
              <table:table-cell office:value-type="float" office:value="3987.47708211293">
                <text:p>3987.477082112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783703804016">
                <text:p>33.2783703804016</text:p>
              </table:table-cell>
              <table:table-cell office:value-type="float" office:value="4000.20675840712">
                <text:p>4000.206758407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2795248031616">
                <text:p>33.2795248031616</text:p>
              </table:table-cell>
              <table:table-cell office:value-type="float" office:value="602898.716232962">
                <text:p>602898.7162329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505617618561">
                <text:p>33.4505617618561</text:p>
              </table:table-cell>
              <table:table-cell office:value-type="float" office:value="4162.84296350196">
                <text:p>4162.842963501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4517304897308">
                <text:p>33.4517304897308</text:p>
              </table:table-cell>
              <table:table-cell office:value-type="float" office:value="616054.443084455">
                <text:p>616054.4430844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221256256103">
                <text:p>33.6221256256103</text:p>
              </table:table-cell>
              <table:table-cell office:value-type="float" office:value="4272.42242709766">
                <text:p>4272.422427097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940759658813">
                <text:p>33.7940759658813</text:p>
              </table:table-cell>
              <table:table-cell office:value-type="float" office:value="4326.83063509759">
                <text:p>4326.830635097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7952039241791">
                <text:p>33.7952039241791</text:p>
              </table:table-cell>
              <table:table-cell office:value-type="float" office:value="673783.775100402">
                <text:p>673783.7751004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662148952484">
                <text:p>33.9662148952484</text:p>
              </table:table-cell>
              <table:table-cell office:value-type="float" office:value="4537.72056346825">
                <text:p>4537.720563468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9673893451691">
                <text:p>33.9673893451691</text:p>
              </table:table-cell>
              <table:table-cell office:value-type="float" office:value="667546.556232237">
                <text:p>667546.5562322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409113407135">
                <text:p>34.1409113407135</text:p>
              </table:table-cell>
              <table:table-cell office:value-type="float" office:value="4610.36652725184">
                <text:p>4610.366527251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1421935558319">
                <text:p>34.1421935558319</text:p>
              </table:table-cell>
              <table:table-cell office:value-type="float" office:value="636398.673112681">
                <text:p>636398.6731126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128335475922">
                <text:p>34.3128335475922</text:p>
              </table:table-cell>
              <table:table-cell office:value-type="float" office:value="4875.76207322458">
                <text:p>4875.762073224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849169254303">
                <text:p>34.4849169254303</text:p>
              </table:table-cell>
              <table:table-cell office:value-type="float" office:value="4927.8437618632">
                <text:p>4927.84376186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486065864563">
                <text:p>34.486065864563</text:p>
              </table:table-cell>
              <table:table-cell office:value-type="float" office:value="751998.061008508">
                <text:p>751998.0610085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571650505066">
                <text:p>34.6571650505066</text:p>
              </table:table-cell>
              <table:table-cell office:value-type="float" office:value="5143.21558660168">
                <text:p>5143.215586601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6583201885223">
                <text:p>34.6583201885223</text:p>
              </table:table-cell>
              <table:table-cell office:value-type="float" office:value="782590.467698658">
                <text:p>782590.4676986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294615745544">
                <text:p>34.8294615745544</text:p>
              </table:table-cell>
              <table:table-cell office:value-type="float" office:value="5375.67225164004">
                <text:p>5375.672251640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8305993080139">
                <text:p>34.8305993080139</text:p>
              </table:table-cell>
              <table:table-cell office:value-type="float" office:value="822688.295054484">
                <text:p>822688.2950544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0012588500977">
                <text:p>35.0012588500977</text:p>
              </table:table-cell>
              <table:table-cell office:value-type="float" office:value="5578.35787191358">
                <text:p>5578.357871913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732614040375">
                <text:p>35.1732614040375</text:p>
              </table:table-cell>
              <table:table-cell office:value-type="float" office:value="5627.8234120796">
                <text:p>5627.82341207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1744017601013">
                <text:p>35.1744017601013</text:p>
              </table:table-cell>
              <table:table-cell office:value-type="float" office:value="862888.383023207">
                <text:p>862888.3830232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45673084259">
                <text:p>35.345673084259</text:p>
              </table:table-cell>
              <table:table-cell office:value-type="float" office:value="5838.68902116476">
                <text:p>5838.689021164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3468055725098">
                <text:p>35.3468055725098</text:p>
              </table:table-cell>
              <table:table-cell office:value-type="float" office:value="897139.55031579">
                <text:p>897139.550315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175485610962">
                <text:p>35.5175485610962</text:p>
              </table:table-cell>
              <table:table-cell office:value-type="float" office:value="5997.31800689243">
                <text:p>5997.318006892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892852783203">
                <text:p>35.6892852783203</text:p>
              </table:table-cell>
              <table:table-cell office:value-type="float" office:value="6055.78129598676">
                <text:p>6055.781295986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6904327869415">
                <text:p>35.6904327869415</text:p>
              </table:table-cell>
              <table:table-cell office:value-type="float" office:value="920254.523997507">
                <text:p>920254.5239975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616089820862">
                <text:p>35.8616089820862</text:p>
              </table:table-cell>
              <table:table-cell office:value-type="float" office:value="6215.81756213743">
                <text:p>6215.817562137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8629312515259">
                <text:p>35.8629312515259</text:p>
              </table:table-cell>
              <table:table-cell office:value-type="float" office:value="816777.554994591">
                <text:p>816777.5549945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0345733165741">
                <text:p>36.0345733165741</text:p>
              </table:table-cell>
              <table:table-cell office:value-type="float" office:value="6338.77248968287">
                <text:p>6338.772489682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035843372345">
                <text:p>36.035843372345</text:p>
              </table:table-cell>
              <table:table-cell office:value-type="float" office:value="862954.230148301">
                <text:p>862954.2301483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060644626617">
                <text:p>36.2060644626617</text:p>
              </table:table-cell>
              <table:table-cell office:value-type="float" office:value="6485.682813719">
                <text:p>6485.6828137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779194355011">
                <text:p>36.3779194355011</text:p>
              </table:table-cell>
              <table:table-cell office:value-type="float" office:value="6470.57214363801">
                <text:p>6470.572143638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3790581226349">
                <text:p>36.3790581226349</text:p>
              </table:table-cell>
              <table:table-cell office:value-type="float" office:value="983588.877721943">
                <text:p>983588.8777219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501263141632">
                <text:p>36.5501263141632</text:p>
              </table:table-cell>
              <table:table-cell office:value-type="float" office:value="6547.09674542029">
                <text:p>6547.096745420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5512647628784">
                <text:p>36.5512647628784</text:p>
              </table:table-cell>
              <table:table-cell office:value-type="float" office:value="990821.971099476">
                <text:p>990821.9710994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217435836792">
                <text:p>36.7217435836792</text:p>
              </table:table-cell>
              <table:table-cell office:value-type="float" office:value="6616.65768628328">
                <text:p>6616.657686283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939318656921">
                <text:p>36.8939318656921</text:p>
              </table:table-cell>
              <table:table-cell office:value-type="float" office:value="6550.96843300425">
                <text:p>6550.968433004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8953282833099">
                <text:p>36.8953282833099</text:p>
              </table:table-cell>
              <table:table-cell office:value-type="float" office:value="807781.272323715">
                <text:p>807781.2723237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0659427642822">
                <text:p>37.0659427642822</text:p>
              </table:table-cell>
              <table:table-cell office:value-type="float" office:value="6611.39660345244">
                <text:p>6611.396603452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067095041275">
                <text:p>37.067095041275</text:p>
              </table:table-cell>
              <table:table-cell office:value-type="float" office:value="978931.287399131">
                <text:p>978931.2873991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409150600433">
                <text:p>37.2409150600433</text:p>
              </table:table-cell>
              <table:table-cell office:value-type="float" office:value="6489.47116674485">
                <text:p>6489.471166744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2421545982361">
                <text:p>37.2421545982361</text:p>
              </table:table-cell>
              <table:table-cell office:value-type="float" office:value="903562.315829967">
                <text:p>903562.3158299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131395816803">
                <text:p>37.4131395816803</text:p>
              </table:table-cell>
              <table:table-cell office:value-type="float" office:value="6550.28282273346">
                <text:p>6550.282822733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848140716553">
                <text:p>37.5848140716553</text:p>
              </table:table-cell>
              <table:table-cell office:value-type="float" office:value="6477.37471165397">
                <text:p>6477.374711653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5859568119049">
                <text:p>37.5859568119049</text:p>
              </table:table-cell>
              <table:table-cell office:value-type="float" office:value="966098.814103902">
                <text:p>966098.8141039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572989463806">
                <text:p>37.7572989463806</text:p>
              </table:table-cell>
              <table:table-cell office:value-type="float" office:value="6396.55857768823">
                <text:p>6396.558577688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7584869861603">
                <text:p>37.7584869861603</text:p>
              </table:table-cell>
              <table:table-cell office:value-type="float" office:value="915794.2508529">
                <text:p>915794.25085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295198917389">
                <text:p>37.9295198917389</text:p>
              </table:table-cell>
              <table:table-cell office:value-type="float" office:value="6267.79973346864">
                <text:p>6267.799733468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.9306967258453">
                <text:p>37.9306967258453</text:p>
              </table:table-cell>
              <table:table-cell office:value-type="float" office:value="904120.635332253">
                <text:p>904120.6353322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014769077301">
                <text:p>38.1014769077301</text:p>
              </table:table-cell>
              <table:table-cell office:value-type="float" office:value="6183.38725457348">
                <text:p>6183.387254573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733504772186">
                <text:p>38.2733504772186</text:p>
              </table:table-cell>
              <table:table-cell office:value-type="float" office:value="6050.9594528985">
                <text:p>6050.95945289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2745108604431">
                <text:p>38.2745108604431</text:p>
              </table:table-cell>
              <table:table-cell office:value-type="float" office:value="882467.083624409">
                <text:p>882467.0836244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457767009735">
                <text:p>38.4457767009735</text:p>
              </table:table-cell>
              <table:table-cell office:value-type="float" office:value="5885.58697331769">
                <text:p>5885.586973317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4470255374908">
                <text:p>38.4470255374908</text:p>
              </table:table-cell>
              <table:table-cell office:value-type="float" office:value="800745.32264223">
                <text:p>800745.322642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176433563232">
                <text:p>38.6176433563232</text:p>
              </table:table-cell>
              <table:table-cell office:value-type="float" office:value="5767.27569684038">
                <text:p>5767.275696840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894458770752">
                <text:p>38.7894458770752</text:p>
              </table:table-cell>
              <table:table-cell office:value-type="float" office:value="5634.37600195395">
                <text:p>5634.376001953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7905941009521">
                <text:p>38.7905941009521</text:p>
              </table:table-cell>
              <table:table-cell office:value-type="float" office:value="829106.604651163">
                <text:p>829106.6046511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618330001831">
                <text:p>38.9618330001831</text:p>
              </table:table-cell>
              <table:table-cell office:value-type="float" office:value="5466.04775085349">
                <text:p>5466.047750853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.9632134437561">
                <text:p>38.9632134437561</text:p>
              </table:table-cell>
              <table:table-cell office:value-type="float" office:value="666452.449050086">
                <text:p>666452.4490500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342241764069">
                <text:p>39.1342241764069</text:p>
              </table:table-cell>
              <table:table-cell office:value-type="float" office:value="5286.21792321173">
                <text:p>5286.217923211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1353633403778">
                <text:p>39.1353633403778</text:p>
              </table:table-cell>
              <table:table-cell office:value-type="float" office:value="772496.341565509">
                <text:p>772496.3415655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059315681457">
                <text:p>39.3059315681457</text:p>
              </table:table-cell>
              <table:table-cell office:value-type="float" office:value="5065.42168671331">
                <text:p>5065.421686713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778192043304">
                <text:p>39.4778192043304</text:p>
              </table:table-cell>
              <table:table-cell office:value-type="float" office:value="4933.45547604616">
                <text:p>4933.455476046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4790997505188">
                <text:p>39.4790997505188</text:p>
              </table:table-cell>
              <table:table-cell office:value-type="float" office:value="649722.757028486">
                <text:p>649722.7570284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503229141235">
                <text:p>39.6503229141235</text:p>
              </table:table-cell>
              <table:table-cell office:value-type="float" office:value="4765.71033276615">
                <text:p>4765.710332766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6514675617218">
                <text:p>39.6514675617218</text:p>
              </table:table-cell>
              <table:table-cell office:value-type="float" office:value="698905.061445532">
                <text:p>698905.0614455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223485946655">
                <text:p>39.8223485946655</text:p>
              </table:table-cell>
              <table:table-cell office:value-type="float" office:value="4587.9872475852">
                <text:p>4587.98724758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944036006927">
                <text:p>39.9944036006927</text:p>
              </table:table-cell>
              <table:table-cell office:value-type="float" office:value="4463.6887803107">
                <text:p>4463.6887803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.9955589771271">
                <text:p>39.9955589771271</text:p>
              </table:table-cell>
              <table:table-cell office:value-type="float" office:value="657794.271564177">
                <text:p>657794.2715641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666285991669">
                <text:p>40.1666285991669</text:p>
              </table:table-cell>
              <table:table-cell office:value-type="float" office:value="4349.10646980285">
                <text:p>4349.106469802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1677768230438">
                <text:p>40.1677768230438</text:p>
              </table:table-cell>
              <table:table-cell office:value-type="float" office:value="634022.697674419">
                <text:p>634022.6976744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411982059479">
                <text:p>40.3411982059479</text:p>
              </table:table-cell>
              <table:table-cell office:value-type="float" office:value="4151.73716149149">
                <text:p>4151.737161491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342679977417">
                <text:p>40.342679977417</text:p>
              </table:table-cell>
              <table:table-cell office:value-type="float" office:value="475107.001769912">
                <text:p>475107.0017699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130927562714">
                <text:p>40.5130927562714</text:p>
              </table:table-cell>
              <table:table-cell office:value-type="float" office:value="4084.20075465574">
                <text:p>4084.200754655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848497390747">
                <text:p>40.6848497390747</text:p>
              </table:table-cell>
              <table:table-cell office:value-type="float" office:value="4005.65955905114">
                <text:p>4005.659559051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6859951019287">
                <text:p>40.6859951019287</text:p>
              </table:table-cell>
              <table:table-cell office:value-type="float" office:value="593698.318068276">
                <text:p>593698.3180682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570966720581">
                <text:p>40.8570966720581</text:p>
              </table:table-cell>
              <table:table-cell office:value-type="float" office:value="3927.49172022094">
                <text:p>3927.491720220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8582553863525">
                <text:p>40.8582553863525</text:p>
              </table:table-cell>
              <table:table-cell office:value-type="float" office:value="573048.941563786">
                <text:p>573048.9415637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029581785202">
                <text:p>41.029581785202</text:p>
              </table:table-cell>
              <table:table-cell office:value-type="float" office:value="3875.64324271669">
                <text:p>3875.643242716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0308260917664">
                <text:p>41.0308260917664</text:p>
              </table:table-cell>
              <table:table-cell office:value-type="float" office:value="527201.269208661">
                <text:p>527201.2692086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013711929321">
                <text:p>41.2013711929321</text:p>
              </table:table-cell>
              <table:table-cell office:value-type="float" office:value="3846.48984647388">
                <text:p>3846.489846473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734250068665">
                <text:p>41.3734250068665</text:p>
              </table:table-cell>
              <table:table-cell office:value-type="float" office:value="3812.76058344396">
                <text:p>3812.760583443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3746492862701">
                <text:p>41.3746492862701</text:p>
              </table:table-cell>
              <table:table-cell office:value-type="float" office:value="535825.39902629">
                <text:p>535825.399026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457489490509">
                <text:p>41.5457489490509</text:p>
              </table:table-cell>
              <table:table-cell office:value-type="float" office:value="3834.02275222812">
                <text:p>3834.022752228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5468654632568">
                <text:p>41.5468654632568</text:p>
              </table:table-cell>
              <table:table-cell office:value-type="float" office:value="587542.904975443">
                <text:p>587542.9049754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17315196991">
                <text:p>41.717315196991</text:p>
              </table:table-cell>
              <table:table-cell office:value-type="float" office:value="3848.64197572309">
                <text:p>3848.641975723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890597820282">
                <text:p>41.8890597820282</text:p>
              </table:table-cell>
              <table:table-cell office:value-type="float" office:value="3866.20631943683">
                <text:p>3866.206319436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890209197998">
                <text:p>41.890209197998</text:p>
              </table:table-cell>
              <table:table-cell office:value-type="float" office:value="577684.682845883">
                <text:p>577684.6828458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0608146190643">
                <text:p>42.0608146190643</text:p>
              </table:table-cell>
              <table:table-cell office:value-type="float" office:value="3938.91352220814">
                <text:p>3938.913522208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0617530345917">
                <text:p>42.0617530345917</text:p>
              </table:table-cell>
              <table:table-cell office:value-type="float" office:value="724625.691056911">
                <text:p>724625.6910569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330520153046">
                <text:p>42.2330520153046</text:p>
              </table:table-cell>
              <table:table-cell office:value-type="float" office:value="4016.36949114798">
                <text:p>4016.369491147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2340044975281">
                <text:p>42.2340044975281</text:p>
              </table:table-cell>
              <table:table-cell office:value-type="float" office:value="730722.298873592">
                <text:p>730722.2988735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047405719757">
                <text:p>42.4047405719757</text:p>
              </table:table-cell>
              <table:table-cell office:value-type="float" office:value="4170.17904566141">
                <text:p>4170.179045661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767161846161">
                <text:p>42.5767161846161</text:p>
              </table:table-cell>
              <table:table-cell office:value-type="float" office:value="4186.64012266435">
                <text:p>4186.640122664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577734708786">
                <text:p>42.577734708786</text:p>
              </table:table-cell>
              <table:table-cell office:value-type="float" office:value="714759.670411985">
                <text:p>714759.6704119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489557266235">
                <text:p>42.7489557266235</text:p>
              </table:table-cell>
              <table:table-cell office:value-type="float" office:value="4345.26093464763">
                <text:p>4345.260934647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7500953674316">
                <text:p>42.7500953674316</text:p>
              </table:table-cell>
              <table:table-cell office:value-type="float" office:value="666876.786610879">
                <text:p>666876.7866108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211132526398">
                <text:p>42.9211132526398</text:p>
              </table:table-cell>
              <table:table-cell office:value-type="float" office:value="4537.5371064588">
                <text:p>4537.53710645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0927019119263">
                <text:p>43.0927019119263</text:p>
              </table:table-cell>
              <table:table-cell office:value-type="float" office:value="4569.06652957155">
                <text:p>4569.066529571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0936760902405">
                <text:p>43.0936760902405</text:p>
              </table:table-cell>
              <table:table-cell office:value-type="float" office:value="821204.894762604">
                <text:p>821204.8947626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650175094605">
                <text:p>43.2650175094605</text:p>
              </table:table-cell>
              <table:table-cell office:value-type="float" office:value="4762.42115721247">
                <text:p>4762.421157212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2661559581757">
                <text:p>43.2661559581757</text:p>
              </table:table-cell>
              <table:table-cell office:value-type="float" office:value="730819.042513089">
                <text:p>730819.0425130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404668807983">
                <text:p>43.4404668807983</text:p>
              </table:table-cell>
              <table:table-cell office:value-type="float" office:value="4864.87012541153">
                <text:p>4864.870125411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4416165351868">
                <text:p>43.4416165351868</text:p>
              </table:table-cell>
              <table:table-cell office:value-type="float" office:value="751530.206553297">
                <text:p>751530.2065532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127412319183">
                <text:p>43.6127412319183</text:p>
              </table:table-cell>
              <table:table-cell office:value-type="float" office:value="5142.44885050345">
                <text:p>5142.448850503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842891216278">
                <text:p>43.7842891216278</text:p>
              </table:table-cell>
              <table:table-cell office:value-type="float" office:value="5269.66552331819">
                <text:p>5269.665523318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7854416370392">
                <text:p>43.7854416370392</text:p>
              </table:table-cell>
              <table:table-cell office:value-type="float" office:value="798253.967728589">
                <text:p>798253.9677285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567539691925">
                <text:p>43.9567539691925</text:p>
              </table:table-cell>
              <table:table-cell office:value-type="float" office:value="5463.70473295701">
                <text:p>5463.704732957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.9579141139984">
                <text:p>43.9579141139984</text:p>
              </table:table-cell>
              <table:table-cell office:value-type="float" office:value="820587.219071106">
                <text:p>820587.2190711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28865480423">
                <text:p>44.128865480423</text:p>
              </table:table-cell>
              <table:table-cell office:value-type="float" office:value="5662.42914722282">
                <text:p>5662.429147222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1300022602081">
                <text:p>44.1300022602081</text:p>
              </table:table-cell>
              <table:table-cell office:value-type="float" office:value="865603.00671141">
                <text:p>865603.006711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00523519516">
                <text:p>44.300523519516</text:p>
              </table:table-cell>
              <table:table-cell office:value-type="float" office:value="5864.37142241946">
                <text:p>5864.371422419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724769592285">
                <text:p>44.4724769592285</text:p>
              </table:table-cell>
              <table:table-cell office:value-type="float" office:value="5908.57619189573">
                <text:p>5908.576191895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4736893177033">
                <text:p>44.4736893177033</text:p>
              </table:table-cell>
              <table:table-cell office:value-type="float" office:value="844634.669813176">
                <text:p>844634.6698131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450073719025">
                <text:p>44.6450073719025</text:p>
              </table:table-cell>
              <table:table-cell office:value-type="float" office:value="6070.58027165442">
                <text:p>6070.580271654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6463935375214">
                <text:p>44.6463935375214</text:p>
              </table:table-cell>
              <table:table-cell office:value-type="float" office:value="761813.729618163">
                <text:p>761813.7296181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171017169952">
                <text:p>44.8171017169952</text:p>
              </table:table-cell>
              <table:table-cell office:value-type="float" office:value="6232.85892497507">
                <text:p>6232.858924975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885492324829">
                <text:p>44.9885492324829</text:p>
              </table:table-cell>
              <table:table-cell office:value-type="float" office:value="6299.30388275393">
                <text:p>6299.303882753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.9897186756134">
                <text:p>44.9897186756134</text:p>
              </table:table-cell>
              <table:table-cell office:value-type="float" office:value="930357.339857289">
                <text:p>930357.3398572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608324050903">
                <text:p>45.1608324050903</text:p>
              </table:table-cell>
              <table:table-cell office:value-type="float" office:value="6405.09679352044">
                <text:p>6405.096793520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1619882583618">
                <text:p>45.1619882583618</text:p>
              </table:table-cell>
              <table:table-cell office:value-type="float" office:value="955138.534653465">
                <text:p>955138.5346534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334519863129">
                <text:p>45.3334519863129</text:p>
              </table:table-cell>
              <table:table-cell office:value-type="float" office:value="6485.33665567716">
                <text:p>6485.336655677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3345994949341">
                <text:p>45.3345994949341</text:p>
              </table:table-cell>
              <table:table-cell office:value-type="float" office:value="976027.525451901">
                <text:p>976027.5254519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053064823151">
                <text:p>45.5053064823151</text:p>
              </table:table-cell>
              <table:table-cell office:value-type="float" office:value="6560.94994811431">
                <text:p>6560.949948114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771414279938">
                <text:p>45.6771414279938</text:p>
              </table:table-cell>
              <table:table-cell office:value-type="float" office:value="6564.43888956722">
                <text:p>6564.438889567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6784508228302">
                <text:p>45.6784508228302</text:p>
              </table:table-cell>
              <table:table-cell office:value-type="float" office:value="861466.662782229">
                <text:p>861466.6627822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49288225174">
                <text:p>45.849288225174</text:p>
              </table:table-cell>
              <table:table-cell office:value-type="float" office:value="6602.76956055734">
                <text:p>6602.769560557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8504340648651">
                <text:p>45.8504340648651</text:p>
              </table:table-cell>
              <table:table-cell office:value-type="float" office:value="984430.901373283">
                <text:p>984430.9013732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0214791297913">
                <text:p>46.0214791297913</text:p>
              </table:table-cell>
              <table:table-cell office:value-type="float" office:value="6594.75326275587">
                <text:p>6594.753262755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931626796722">
                <text:p>46.1931626796722</text:p>
              </table:table-cell>
              <table:table-cell office:value-type="float" office:value="6570.22761226675">
                <text:p>6570.227612266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1943082809448">
                <text:p>46.1943082809448</text:p>
              </table:table-cell>
              <table:table-cell office:value-type="float" office:value="984635.77773153">
                <text:p>984635.777731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654770851135">
                <text:p>46.3654770851135</text:p>
              </table:table-cell>
              <table:table-cell office:value-type="float" office:value="6543.24837659172">
                <text:p>6543.248376591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3666360378265">
                <text:p>46.3666360378265</text:p>
              </table:table-cell>
              <table:table-cell office:value-type="float" office:value="966389.730508126">
                <text:p>966389.7305081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403003692627">
                <text:p>46.5403003692627</text:p>
              </table:table-cell>
              <table:table-cell office:value-type="float" office:value="6403.15711812587">
                <text:p>6403.157118125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541473865509">
                <text:p>46.541473865509</text:p>
              </table:table-cell>
              <table:table-cell office:value-type="float" office:value="940778.46728972">
                <text:p>940778.467289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118327617645">
                <text:p>46.7118327617645</text:p>
              </table:table-cell>
              <table:table-cell office:value-type="float" office:value="6433.47676047566">
                <text:p>6433.476760475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838937282562">
                <text:p>46.8838937282562</text:p>
              </table:table-cell>
              <table:table-cell office:value-type="float" office:value="6323.34004733426">
                <text:p>6323.340047334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8850345611572">
                <text:p>46.8850345611572</text:p>
              </table:table-cell>
              <table:table-cell office:value-type="float" office:value="939664.344409613">
                <text:p>939664.3444096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0562002658844">
                <text:p>47.0562002658844</text:p>
              </table:table-cell>
              <table:table-cell office:value-type="float" office:value="6216.1985176642">
                <text:p>6216.19851766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05748462677">
                <text:p>47.05748462677</text:p>
              </table:table-cell>
              <table:table-cell office:value-type="float" office:value="822198.816409876">
                <text:p>822198.8164098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286360263824">
                <text:p>47.2286360263824</text:p>
              </table:table-cell>
              <table:table-cell office:value-type="float" office:value="6076.49135417581">
                <text:p>6076.491354175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2297706604004">
                <text:p>47.2297706604004</text:p>
              </table:table-cell>
              <table:table-cell office:value-type="float" office:value="902493.653288506">
                <text:p>902493.6532885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00808095932">
                <text:p>47.400808095932</text:p>
              </table:table-cell>
              <table:table-cell office:value-type="float" office:value="5893.44664147324">
                <text:p>5893.446641473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721368789673">
                <text:p>47.5721368789673</text:p>
              </table:table-cell>
              <table:table-cell office:value-type="float" office:value="5836.73088831834">
                <text:p>5836.730888318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5732638835907">
                <text:p>47.5732638835907</text:p>
              </table:table-cell>
              <table:table-cell office:value-type="float" office:value="873110.881320076">
                <text:p>873110.8813200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443785667419">
                <text:p>47.7443785667419</text:p>
              </table:table-cell>
              <table:table-cell office:value-type="float" office:value="5657.02476358737">
                <text:p>5657.024763587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745313167572">
                <text:p>47.745313167572</text:p>
              </table:table-cell>
              <table:table-cell office:value-type="float" office:value="1018616.68571429">
                <text:p>1018616.685714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161915779114">
                <text:p>47.9161915779114</text:p>
              </table:table-cell>
              <table:table-cell office:value-type="float" office:value="5477.57904665167">
                <text:p>5477.579046651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0881838798523">
                <text:p>48.0881838798523</text:p>
              </table:table-cell>
              <table:table-cell office:value-type="float" office:value="5349.07661341747">
                <text:p>5349.076613417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0893294811249">
                <text:p>48.0893294811249</text:p>
              </table:table-cell>
              <table:table-cell office:value-type="float" office:value="789105.26867846">
                <text:p>789105.268678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603557109833">
                <text:p>48.2603557109833</text:p>
              </table:table-cell>
              <table:table-cell office:value-type="float" office:value="5145.40957096814">
                <text:p>5145.409570968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2617332935333">
                <text:p>48.2617332935333</text:p>
              </table:table-cell>
              <table:table-cell office:value-type="float" office:value="627185.644859813">
                <text:p>627185.6448598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332509040833">
                <text:p>48.4332509040833</text:p>
              </table:table-cell>
              <table:table-cell office:value-type="float" office:value="4944.09872712842">
                <text:p>4944.098727128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4344866275787">
                <text:p>48.4344866275787</text:p>
              </table:table-cell>
              <table:table-cell office:value-type="float" office:value="673289.779664287">
                <text:p>673289.7796642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050894260407">
                <text:p>48.6050894260407</text:p>
              </table:table-cell>
              <table:table-cell office:value-type="float" office:value="4783.03994633574">
                <text:p>4783.039946335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769780158997">
                <text:p>48.7769780158997</text:p>
              </table:table-cell>
              <table:table-cell office:value-type="float" office:value="4654.1774567829">
                <text:p>4654.17745678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7781276702881">
                <text:p>48.7781276702881</text:p>
              </table:table-cell>
              <table:table-cell office:value-type="float" office:value="681944.076316881">
                <text:p>681944.07631688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493753910065">
                <text:p>48.9493753910065</text:p>
              </table:table-cell>
              <table:table-cell office:value-type="float" office:value="4484.7312231558">
                <text:p>4484.73122315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.9505333900452">
                <text:p>48.9505333900452</text:p>
              </table:table-cell>
              <table:table-cell office:value-type="float" office:value="656304.517191682">
                <text:p>656304.5171916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209766864777">
                <text:p>49.1209766864777</text:p>
              </table:table-cell>
              <table:table-cell office:value-type="float" office:value="4365.08807076883">
                <text:p>4365.0880707688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930932044983">
                <text:p>49.2930932044983</text:p>
              </table:table-cell>
              <table:table-cell office:value-type="float" office:value="4229.69281723874">
                <text:p>4229.69281723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2942492961884">
                <text:p>49.2942492961884</text:p>
              </table:table-cell>
              <table:table-cell office:value-type="float" office:value="622787.972777892">
                <text:p>622787.972777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